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Horizontal_20_Line">
      <style:text-properties style:font-name="Atkinson Hyperlegible Next"/>
    </style:style>
    <style:style style:name="P3" style:family="paragraph" style:parent-style-name="Quotations" style:list-style-name="L12"/>
    <style:style style:name="P4" style:family="paragraph" style:parent-style-name="Quotations" style:list-style-name="L13"/>
    <style:style style:name="P5" style:family="paragraph" style:parent-style-name="Quotations" style:list-style-name="L14"/>
    <style:style style:name="P6" style:family="paragraph" style:parent-style-name="Quotations" style:list-style-name="L15"/>
    <style:style style:name="P7" style:family="paragraph" style:parent-style-name="Quotations" style:list-style-name="L16"/>
    <style:style style:name="P8" style:family="paragraph" style:parent-style-name="Quotations" style:list-style-name="L17"/>
    <style:style style:name="P9" style:family="paragraph" style:parent-style-name="Quotations" style:list-style-name="L18"/>
    <style:style style:name="P10" style:family="paragraph" style:parent-style-name="Quotations" style:list-style-name="L19"/>
    <style:style style:name="P11" style:family="paragraph" style:parent-style-name="Quotations" style:list-style-name="L20"/>
    <style:style style:name="P12" style:family="paragraph" style:parent-style-name="Quotations" style:list-style-name="L21"/>
    <style:style style:name="P13" style:family="paragraph" style:parent-style-name="Quotations" style:list-style-name="L22"/>
    <style:style style:name="P14" style:family="paragraph" style:parent-style-name="Quotations" style:list-style-name="L23"/>
    <style:style style:name="P15" style:family="paragraph" style:parent-style-name="Quotations" style:list-style-name="L24"/>
    <style:style style:name="P16" style:family="paragraph" style:parent-style-name="Quotations" style:list-style-name="L25"/>
    <style:style style:name="P17" style:family="paragraph" style:parent-style-name="Quotations" style:list-style-name="L26"/>
    <style:style style:name="P18" style:family="paragraph" style:parent-style-name="Quotations" style:list-style-name="L27"/>
    <style:style style:name="P19" style:family="paragraph" style:parent-style-name="Quotations" style:list-style-name="L28"/>
    <style:style style:name="P20" style:family="paragraph" style:parent-style-name="Quotations" style:list-style-name="L14">
      <style:paragraph-properties fo:margin-top="0in" fo:margin-bottom="0in"/>
    </style:style>
    <style:style style:name="P21" style:family="paragraph" style:parent-style-name="Quotations" style:list-style-name="L16">
      <style:paragraph-properties fo:margin-top="0in" fo:margin-bottom="0in"/>
    </style:style>
    <style:style style:name="P22" style:family="paragraph" style:parent-style-name="Quotations" style:list-style-name="L18">
      <style:paragraph-properties fo:margin-top="0in" fo:margin-bottom="0in"/>
    </style:style>
    <style:style style:name="P23" style:family="paragraph" style:parent-style-name="Quotations" style:list-style-name="L20">
      <style:paragraph-properties fo:margin-top="0in" fo:margin-bottom="0in"/>
    </style:style>
    <style:style style:name="P24" style:family="paragraph" style:parent-style-name="Quotations" style:list-style-name="L21">
      <style:paragraph-properties fo:margin-top="0in" fo:margin-bottom="0in"/>
    </style:style>
    <style:style style:name="P25" style:family="paragraph" style:parent-style-name="Quotations" style:list-style-name="L23">
      <style:paragraph-properties fo:margin-top="0in" fo:margin-bottom="0in"/>
    </style:style>
    <style:style style:name="P26" style:family="paragraph" style:parent-style-name="Quotations" style:list-style-name="L25">
      <style:paragraph-properties fo:margin-top="0in" fo:margin-bottom="0in"/>
    </style:style>
    <style:style style:name="P27" style:family="paragraph" style:parent-style-name="Quotations" style:list-style-name="L27">
      <style:paragraph-properties fo:margin-top="0in" fo:margin-bottom="0in"/>
    </style:style>
    <style:style style:name="P28" style:family="paragraph" style:parent-style-name="Quotations" style:list-style-name="L28">
      <style:paragraph-properties fo:margin-top="0in" fo:margin-bottom="0in"/>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text-properties style:font-name="Atkinson Hyperlegible Next"/>
    </style:style>
    <style:style style:name="P88" style:family="paragraph" style:parent-style-name="Text_20_body">
      <style:paragraph-properties fo:margin-top="0in" fo:margin-bottom="0in"/>
    </style:style>
    <style:style style:name="P89" style:family="paragraph" style:parent-style-name="Text_20_body" style:list-style-name="L1">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3">
      <style:paragraph-properties fo:margin-top="0in" fo:margin-bottom="0in"/>
    </style:style>
    <style:style style:name="P92" style:family="paragraph" style:parent-style-name="Text_20_body" style:list-style-name="L4">
      <style:paragraph-properties fo:margin-top="0in" fo:margin-bottom="0in"/>
    </style:style>
    <style:style style:name="P93" style:family="paragraph" style:parent-style-name="Text_20_body" style:list-style-name="L5">
      <style:paragraph-properties fo:margin-top="0in" fo:margin-bottom="0in"/>
    </style:style>
    <style:style style:name="P94" style:family="paragraph" style:parent-style-name="Text_20_body" style:list-style-name="L6">
      <style:paragraph-properties fo:margin-top="0in" fo:margin-bottom="0in"/>
    </style:style>
    <style:style style:name="P95" style:family="paragraph" style:parent-style-name="Text_20_body" style:list-style-name="L7">
      <style:paragraph-properties fo:margin-top="0in" fo:margin-bottom="0in"/>
    </style:style>
    <style:style style:name="P96" style:family="paragraph" style:parent-style-name="Text_20_body" style:list-style-name="L8">
      <style:paragraph-properties fo:margin-top="0in" fo:margin-bottom="0in"/>
    </style:style>
    <style:style style:name="P97" style:family="paragraph" style:parent-style-name="Text_20_body" style:list-style-name="L9">
      <style:paragraph-properties fo:margin-top="0in" fo:margin-bottom="0in"/>
    </style:style>
    <style:style style:name="P98" style:family="paragraph" style:parent-style-name="Text_20_body" style:list-style-name="L10">
      <style:paragraph-properties fo:margin-top="0in" fo:margin-bottom="0in"/>
    </style:style>
    <style:style style:name="P99" style:family="paragraph" style:parent-style-name="Text_20_body" style:list-style-name="L11">
      <style:paragraph-properties fo:margin-top="0in" fo:margin-bottom="0in"/>
    </style:style>
    <style:style style:name="P100" style:family="paragraph" style:parent-style-name="Text_20_body" style:list-style-name="L29">
      <style:paragraph-properties fo:margin-top="0in" fo:margin-bottom="0in"/>
    </style:style>
    <style:style style:name="P101" style:family="paragraph" style:parent-style-name="Text_20_body" style:list-style-name="L30">
      <style:paragraph-properties fo:margin-top="0in" fo:margin-bottom="0in"/>
    </style:style>
    <style:style style:name="P102" style:family="paragraph" style:parent-style-name="Text_20_body" style:list-style-name="L34">
      <style:paragraph-properties fo:margin-top="0in" fo:margin-bottom="0in"/>
    </style:style>
    <style:style style:name="P103" style:family="paragraph" style:parent-style-name="Text_20_body" style:list-style-name="L35">
      <style:paragraph-properties fo:margin-top="0in" fo:margin-bottom="0in"/>
    </style:style>
    <style:style style:name="P104" style:family="paragraph" style:parent-style-name="Text_20_body" style:list-style-name="L36">
      <style:paragraph-properties fo:margin-top="0in" fo:margin-bottom="0in"/>
    </style:style>
    <style:style style:name="P105" style:family="paragraph" style:parent-style-name="Text_20_body" style:list-style-name="L37">
      <style:paragraph-properties fo:margin-top="0in" fo:margin-bottom="0in"/>
    </style:style>
    <style:style style:name="P106" style:family="paragraph" style:parent-style-name="Text_20_body" style:list-style-name="L40">
      <style:paragraph-properties fo:margin-top="0in" fo:margin-bottom="0in"/>
    </style:style>
    <style:style style:name="P107" style:family="paragraph" style:parent-style-name="Text_20_body" style:list-style-name="L41">
      <style:paragraph-properties fo:margin-top="0in" fo:margin-bottom="0in"/>
    </style:style>
    <style:style style:name="P108" style:family="paragraph" style:parent-style-name="Text_20_body" style:list-style-name="L42">
      <style:paragraph-properties fo:margin-top="0in" fo:margin-bottom="0in"/>
    </style:style>
    <style:style style:name="P109" style:family="paragraph" style:parent-style-name="Text_20_body" style:list-style-name="L43">
      <style:paragraph-properties fo:margin-top="0in" fo:margin-bottom="0in"/>
    </style:style>
    <style:style style:name="P110" style:family="paragraph" style:parent-style-name="Text_20_body" style:list-style-name="L44">
      <style:paragraph-properties fo:margin-top="0in" fo:margin-bottom="0in"/>
    </style:style>
    <style:style style:name="P111" style:family="paragraph" style:parent-style-name="Text_20_body" style:list-style-name="L45">
      <style:paragraph-properties fo:margin-top="0in" fo:margin-bottom="0in"/>
    </style:style>
    <style:style style:name="P112" style:family="paragraph" style:parent-style-name="Text_20_body" style:list-style-name="L47">
      <style:paragraph-properties fo:margin-top="0in" fo:margin-bottom="0in"/>
    </style:style>
    <style:style style:name="P113" style:family="paragraph" style:parent-style-name="Text_20_body" style:list-style-name="L48">
      <style:paragraph-properties fo:margin-top="0in" fo:margin-bottom="0in"/>
    </style:style>
    <style:style style:name="P114" style:family="paragraph" style:parent-style-name="Text_20_body" style:list-style-name="L49">
      <style:paragraph-properties fo:margin-top="0in" fo:margin-bottom="0in"/>
    </style:style>
    <style:style style:name="P115" style:family="paragraph" style:parent-style-name="Text_20_body" style:list-style-name="L50">
      <style:paragraph-properties fo:margin-top="0in" fo:margin-bottom="0in"/>
    </style:style>
    <style:style style:name="P116" style:family="paragraph" style:parent-style-name="Text_20_body" style:list-style-name="L51">
      <style:paragraph-properties fo:margin-top="0in" fo:margin-bottom="0in"/>
    </style:style>
    <style:style style:name="P117" style:family="paragraph" style:parent-style-name="Text_20_body" style:list-style-name="L52">
      <style:paragraph-properties fo:margin-top="0in" fo:margin-bottom="0in"/>
    </style:style>
    <style:style style:name="P118" style:family="paragraph" style:parent-style-name="Text_20_body" style:list-style-name="L53">
      <style:paragraph-properties fo:margin-top="0in" fo:margin-bottom="0in"/>
    </style:style>
    <style:style style:name="P119" style:family="paragraph" style:parent-style-name="Text_20_body" style:list-style-name="L54">
      <style:paragraph-properties fo:margin-top="0in" fo:margin-bottom="0in"/>
    </style:style>
    <style:style style:name="P120" style:family="paragraph" style:parent-style-name="Text_20_body" style:list-style-name="L55">
      <style:paragraph-properties fo:margin-top="0in" fo:margin-bottom="0in"/>
    </style:style>
    <style:style style:name="P121" style:family="paragraph" style:parent-style-name="Text_20_body" style:list-style-name="L56">
      <style:paragraph-properties fo:margin-top="0in" fo:margin-bottom="0in"/>
    </style:style>
    <style:style style:name="P122" style:family="paragraph" style:parent-style-name="Text_20_body" style:list-style-name="L57">
      <style:paragraph-properties fo:margin-top="0in" fo:margin-bottom="0in"/>
    </style:style>
    <style:style style:name="P123" style:family="paragraph" style:parent-style-name="Text_20_body" style:list-style-name="L58">
      <style:paragraph-properties fo:margin-top="0in" fo:margin-bottom="0in"/>
    </style:style>
    <style:style style:name="P124" style:family="paragraph" style:parent-style-name="Text_20_body">
      <style:paragraph-properties fo:margin-top="0in" fo:margin-bottom="0in"/>
      <style:text-properties style:font-name="Atkinson Hyperlegible Next"/>
    </style:style>
    <style:style style:name="P125" style:family="paragraph" style:parent-style-name="Text_20_body">
      <style:paragraph-properties style:writing-mode="lr-tb"/>
    </style:style>
    <style:style style:name="P126" style:family="paragraph" style:parent-style-name="Text_20_body">
      <style:paragraph-properties style:writing-mode="lr-tb"/>
      <style:text-properties style:font-name="Atkinson Hyperlegible Next"/>
    </style:style>
    <style:style style:name="T1" style:family="text">
      <style:text-properties style:font-name="Atkinson Hyperlegible Next"/>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mini Advanced </text:p>
      <text:p text:style-name="Standard">2.5 Pro (experimental)</text:p>
      <text:p text:style-name="P1">Percakapan baru</text:p>
      <text:h text:style-name="Heading_20_1" text:outline-level="1">Terbaru </text:h>
      <text:section text:style-name="Sect1" text:name="conversations-list-0">
        <text:p text:style-name="P88">[+] FUTRE - Mencetak Organ Tubuh: Harapan Baru Medis </text:p>
        <text:p text:style-name="P88">#[@] FUTRE - Robot Cerdas: Teman atau Ancaman? </text:p>
        <text:p text:style-name="P88">#[@] FUTRE - Manusia Abadi: Mungkinkah Kita Hidup Selamanya? </text:p>
        <text:p text:style-name="P88">#[@] FUTRE - Liburan ke Luar Angkasa: Kapan Giliran Kita? </text:p>
        <text:p text:style-name="P88">#[@] FUTRE - Energi Tak Terbatas: Solusi Krisis Energi </text:p>
        <text:p text:style-name="P88">Lebih sedikit</text:p>
        <text:p text:style-name="P88">#[@] FUTRE - Pikiran ke Pikiran: Komunikasi Telepati </text:p>
        <text:p text:style-name="P88">#[@] FUTRE - Realitas Virtual: Dunia Baru di Ujung Jari </text:p>
      </text:section>
      <text:h text:style-name="Heading_20_1" text:outline-level="1">Gem</text:h>
      <text:p text:style-name="P88">Pencari ide</text:p>
      <text:p text:style-name="P88">Konsultan karier</text:p>
      <text:p text:style-name="P88">Partner coding</text:p>
      <text:p text:style-name="P88">Lainnya</text:p>
      <text:p text:style-name="P88">Pengelola Gem</text:p>
      <text:p text:style-name="P88">Bantuan</text:p>
      <text:p text:style-name="P88">Aktivitas</text:p>
      <text:p text:style-name="P88">Setelan</text:p>
      <text:p text:style-name="Text_20_body">Kota Medan, Sumatera Utara, Indonesia <text:line-break/>Dari alamat IP Anda • Perbarui lokasi</text:p>
      <text:h text:style-name="Heading_20_1" text:outline-level="1">Percakapan dengan Gemini</text:h>
      <text:section text:style-name="Sect1" text:name="chat-history">
        <text:p text:style-name="Text_20_body"/>
        <text:section text:style-name="Sect1" text:name="744a49633d6fd859">
          <text:p text:style-name="Text_20_body"/>
          <text:section text:style-name="Sect1" text:name="user-query-content-0">
            <text:p text:style-name="P125">Gemini Anda Telah dilatih sehingga menjadi ahli dalam menyusun buku [non-fiksi] untuk tema-tema [Sains Futuristik] . </text:p>
            <text:p text:style-name="P125">Gemini yang Kreatif, Saya Sedang menyusun Buku : </text:p>
            <text:p text:style-name="P125">Judul : 'Mengendalikan Cuaca: Mitos atau Kenyataan?. </text:p>
            <text:p text:style-name="P125">Deskripsi:'Buku ini membahas upaya-upaya manusia untuk memodifikasi cuaca, seperti membuat hujan buatan atau mengurangi intensitas badai. Bagaimana cara kerjanya? Apakah teknologi ini efektif dan aman? Apa saja risiko dan manfaatnya? Bagaimana etika dan hukum mengatur modifikasi cuaca?' . </text:p>
            <text:p text:style-name="P125"><text:soft-page-break/>Topik Utama : Modifikasi cuaca, geoinformatika, perubahan iklim. </text:p>
            <text:p text:style-name="P125">Target Pembaca : Remaja ( Usia 13 sampai 22 Tahun ).  </text:p>
            <text:p text:style-name="P125">Tugas Anda adalah : </text:p>
            <text:p text:style-name="P125">1. Menyusun Outline/Kerangka/Daftar Isi buku ini yang terdiri atas Bab dan Subbab yang dikembangkan dari Deskripsi buku yang sedang saya susun. </text:p>
            <text:p text:style-name="P125">2. Memberi Saran Gaya Bahasa Penulisan Yang Sesuai dengan Target Pembaca. </text:p>
            <text:p text:style-name="P125">3. Memberikan Tips Tambahan yang memperkaya isi dan bobot buku ini . </text:p>
          </text:section>
          <text:p text:style-name="P88">Tampilkan alur berpikir</text:p>
          <text:section text:style-name="Sect2" text:name="model-response-message-contentr_744a49633d6fd859">
            <text:p text:style-name="Text_20_body">Tentu, saya akan bantu menyusun kerangka buku, saran gaya bahasa, dan tips tambahan untuk buku Anda, "Mengendalikan Cuaca: Mitos atau Kenyataan?". Ini adalah topik yang sangat menarik untuk remaja!</text:p>
            <text:p text:style-name="Text_20_body"><text:span text:style-name="Strong_20_Emphasis">1. Outline/Kerangka/Daftar Isi Buku</text:span></text:p>
            <text:p text:style-name="Text_20_body">Berikut adalah draf kerangka buku yang dikembangkan dari deskripsi Anda, dirancang agar menarik bagi remaja:</text:p>
            <text:p text:style-name="Text_20_body"><text:span text:style-name="Strong_20_Emphasis">Judul Buku:</text:span> Mengendalikan Cuaca: Mitos atau Kenyataan?</text:p>
            <text:p text:style-name="Text_20_body"><text:span text:style-name="Strong_20_Emphasis">Kata Pengantar:</text:span></text:p>
            <text:list xml:id="list4303781599159242147" text:style-name="L1">
              <text:list-item>
                <text:p text:style-name="P89">Mengapa Cuaca Begitu Penting (dan Kadang Menyebalkan)? </text:p>
              </text:list-item>
              <text:list-item>
                <text:p text:style-name="P89">Pernahkah Kamu Berharap Bisa Mengatur Hujan atau Menghentikan Badai? </text:p>
              </text:list-item>
              <text:list-item>
                <text:p text:style-name="P29">Sekilas Tentang Apa yang Akan Kita Jelajahi di Buku Ini </text:p>
              </text:list-item>
            </text:list>
            <text:p text:style-name="Text_20_body"><text:span text:style-name="Strong_20_Emphasis">Bab 1: Mimpi Mengendalikan Langit</text:span></text:p>
            <text:list xml:id="list8740102927315586538" text:style-name="L2">
              <text:list-item>
                <text:p text:style-name="P90">Subbab 1.1: Dari Tarian Hujan Kuno hingga Roket Perak Iodida: Sejarah Singkat Upaya Manusia Mempengaruhi Cuaca </text:p>
              </text:list-item>
              <text:list-item>
                <text:p text:style-name="P90">Subbab 1.2: Apa Sih Sebenarnya Modifikasi Cuaca Itu? (Definisi Sederhana) </text:p>
              </text:list-item>
              <text:list-item>
                <text:p text:style-name="P30">Subbab 1.3: Mitos Populer vs. Fakta Ilmiah Awal tentang Pengendalian Cuaca </text:p>
              </text:list-item>
            </text:list>
            <text:p text:style-name="Text_20_body"><text:span text:style-name="Strong_20_Emphasis">Bab 2: Sains di Balik Awan: Bagaimana Cara Kerjanya?</text:span></text:p>
            <text:list xml:id="list8003278443833943287" text:style-name="L3">
              <text:list-item>
                <text:p text:style-name="P91">Subbab 2.1: Dasar-dasar Pembentukan Awan dan Hujan (Penjelasan Mudah) </text:p>
              </text:list-item>
              <text:list-item>
                <text:p text:style-name="P91">Subbab 2.2: Membuat Hujan Buatan (Cloud Seeding): Menyemai Awan Itu Seperti Apa? </text:p>
                <text:list>
                  <text:list-item>
                    <text:p text:style-name="P91">Teknik Penyemaian dari Darat dan Udara </text:p>
                  </text:list-item>
                  <text:list-item>
                    <text:p text:style-name="P91">Bahan Kimia yang Digunakan (Apakah Aman?) </text:p>
                  </text:list-item>
                </text:list>
              </text:list-item>
              <text:list-item>
                <text:p text:style-name="P91">Subbab 2.3: Menjinakkan Badai: Bisakah Kita Melemahkan Angin Topan atau Badai Petir? </text:p>
                <text:list>
                  <text:list-item>
                    <text:p text:style-name="P91">Teori dan Eksperimen Pengurangan Intensitas Badai </text:p>
                  </text:list-item>
                </text:list>
              </text:list-item>
              <text:list-item>
                <text:p text:style-name="P31"><text:soft-page-break/>Subbab 2.4: Menghalau Kabut dan Hujan Es: Teknologi Lain dalam Modifikasi Cuaca Skala Kecil </text:p>
              </text:list-item>
            </text:list>
            <text:p text:style-name="Text_20_body"><text:span text:style-name="Strong_20_Emphasis">Bab 3: Benarkah Berhasil? Menilai Efektivitas Teknologi</text:span></text:p>
            <text:list xml:id="list467039262020534206" text:style-name="L4">
              <text:list-item>
                <text:p text:style-name="P92">Subbab 3.1: Mengukur Keberhasilan: Tantangan Membuktikan Hujan Buatan Benar-benar Bekerja </text:p>
              </text:list-item>
              <text:list-item>
                <text:p text:style-name="P92">Subbab 3.2: Studi Kasus: Proyek Modifikasi Cuaca di Berbagai Negara (Contoh Keberhasilan dan Kegagalan) </text:p>
                <text:list>
                  <text:list-item>
                    <text:p text:style-name="P92">Contoh 1: Olimpiade Beijing (Menjamin Langit Cerah?) </text:p>
                  </text:list-item>
                  <text:list-item>
                    <text:p text:style-name="P92">Contoh 2: Proyek Hujan Buatan di Indonesia atau negara lain yang relevan </text:p>
                  </text:list-item>
                  <text:list-item>
                    <text:p text:style-name="P92">Contoh 3: Upaya Mengurangi Kerusakan Akibat Hujan Es </text:p>
                  </text:list-item>
                </text:list>
              </text:list-item>
              <text:list-item>
                <text:p text:style-name="P32">Subbab 3.3: Debat Para Ilmuwan: Seberapa Yakin Kita Teknologi Ini Efektif? </text:p>
              </text:list-item>
            </text:list>
            <text:p text:style-name="Text_20_body"><text:span text:style-name="Strong_20_Emphasis">Bab 4: Pedang Bermata Dua: Risiko dan Manfaat</text:span></text:p>
            <text:list xml:id="list2585168368225409131" text:style-name="L5">
              <text:list-item>
                <text:p text:style-name="P93">Subbab 4.1: Manfaat yang Diharapkan: </text:p>
                <text:list>
                  <text:list-item>
                    <text:p text:style-name="P93">Mengatasi Kekeringan dan Krisis Air </text:p>
                  </text:list-item>
                  <text:list-item>
                    <text:p text:style-name="P93">Meningkatkan Hasil Pertanian </text:p>
                  </text:list-item>
                  <text:list-item>
                    <text:p text:style-name="P93">Mengurangi Bencana Alam (Banjir, Badai, Hujan Es) </text:p>
                  </text:list-item>
                  <text:list-item>
                    <text:p text:style-name="P93">Potensi Lainnya (Pariwisata, Acara Khusus) </text:p>
                  </text:list-item>
                </text:list>
              </text:list-item>
              <text:list-item>
                <text:p text:style-name="P93">Subbab 4.2: Risiko dan Kekhawatiran: </text:p>
                <text:list>
                  <text:list-item>
                    <text:p text:style-name="P93">Dampak Lingkungan: Apa Efek Bahan Kimia ke Ekosistem? </text:p>
                  </text:list-item>
                  <text:list-item>
                    <text:p text:style-name="P93">Perubahan Pola Cuaca yang Tidak Diinginkan (Memindahkan Masalah ke Tempat Lain?) </text:p>
                  </text:list-item>
                  <text:list-item>
                    <text:p text:style-name="P93">Masalah Kesehatan (Apakah Ada?) </text:p>
                  </text:list-item>
                  <text:list-item>
                    <text:p text:style-name="P33">Biaya yang Mahal: Siapa yang Membayar? </text:p>
                  </text:list-item>
                </text:list>
              </text:list-item>
            </text:list>
            <text:p text:style-name="Text_20_body"><text:span text:style-name="Strong_20_Emphasis">Bab 5: Bermain Tuhan? Etika dan Aturan Main</text:span></text:p>
            <text:list xml:id="list5985271878964217077" text:style-name="L6">
              <text:list-item>
                <text:p text:style-name="P94">Subbab 5.1: Siapa yang Berhak Mengubah Cuaca? Pertanyaan Etis Mendasar </text:p>
              </text:list-item>
              <text:list-item>
                <text:p text:style-name="P94">Subbab 5.2: Keadilan Iklim: Apakah Modifikasi Cuaca Menguntungkan Semua Orang? </text:p>
              </text:list-item>
              <text:list-item>
                <text:p text:style-name="P94">Subbab 5.3: Aturan Hukum: Adakah Hukum Nasional atau Internasional yang Mengatur? </text:p>
                <text:list>
                  <text:list-item>
                    <text:p text:style-name="P94">Tantangan Membuat Peraturan Lintas Batas Negara </text:p>
                  </text:list-item>
                </text:list>
              </text:list-item>
              <text:list-item>
                <text:p text:style-name="P34">Subbab 5.4: Transparansi dan Partisipasi Publik: Perlukah Masyarakat Dilibatkan? </text:p>
              </text:list-item>
            </text:list>
            <text:p text:style-name="Text_20_body"><text:span text:style-name="Strong_20_Emphasis">Bab 6: Modifikasi Cuaca dan Krisis Iklim Global</text:span></text:p>
            <text:list xml:id="list6658125975380096845" text:style-name="L7">
              <text:list-item>
                <text:p text:style-name="P95">Subbab 6.1: Apakah Modifikasi Cuaca Solusi untuk Perubahan Iklim? </text:p>
              </text:list-item>
              <text:list-item>
                <text:p text:style-name="P95">Subbab 6.2: Mengenal Geoengineering: Ide Lebih Ekstrem untuk Mendinginkan Bumi (Contoh: Manajemen Radiasi Matahari) </text:p>
              </text:list-item>
              <text:list-item>
                <text:p text:style-name="P95"><text:soft-page-break/>Subbab 6.3: Perbedaan Antara Modifikasi Cuaca Skala Lokal dan Geoengineering Skala Global </text:p>
              </text:list-item>
              <text:list-item>
                <text:p text:style-name="P35">Subbab 6.4: Kontroversi Geoengineering: Harapan atau Ancaman Baru? </text:p>
              </text:list-item>
            </text:list>
            <text:p text:style-name="Text_20_body"><text:span text:style-name="Strong_20_Emphasis">Bab 7: Masa Depan Pengendalian Cuaca: Kembali ke Pertanyaan Awal</text:span></text:p>
            <text:list xml:id="list5212336739336657976" text:style-name="L8">
              <text:list-item>
                <text:p text:style-name="P96">Subbab 7.1: Teknologi Terbaru dan Riset yang Sedang Berjalan </text:p>
              </text:list-item>
              <text:list-item>
                <text:p text:style-name="P96">Subbab 7.2: Prediksi Para Ahli: Akan Seperti Apa Modifikasi Cuaca di Masa Depan? </text:p>
              </text:list-item>
              <text:list-item>
                <text:p text:style-name="P96">Subbab 7.3: Jadi, Mitos atau Kenyataan? Merangkum Temuan Kita </text:p>
              </text:list-item>
              <text:list-item>
                <text:p text:style-name="P36">Subbab 7.4: Apa yang Bisa Kamu Lakukan? Menjadi Generasi yang Kritis dan Peduli </text:p>
              </text:list-item>
            </text:list>
            <text:p text:style-name="Text_20_body"><text:span text:style-name="Strong_20_Emphasis">Penutup:</text:span></text:p>
            <text:list xml:id="list1526696476803269355" text:style-name="L9">
              <text:list-item>
                <text:p text:style-name="P97">Ringkasan Pesan Utama Buku </text:p>
              </text:list-item>
              <text:list-item>
                <text:p text:style-name="P37">Ajakan untuk Terus Belajar dan Bertanya </text:p>
              </text:list-item>
            </text:list>
            <text:p text:style-name="Text_20_body"><text:span text:style-name="Strong_20_Emphasis">Glosarium:</text:span> Daftar Istilah Penting (Cloud Seeding, Geoengineering, Perak Iodida, dll.) dengan Penjelasan Sederhana <text:span text:style-name="Strong_20_Emphasis">Daftar Pustaka/Sumber Bacaan Lanjutan:</text:span> Rekomendasi Buku, Artikel, atau Website untuk yang Ingin Tahu Lebih Banyak</text:p>
            <text:p text:style-name="Text_20_body"><text:span text:style-name="Strong_20_Emphasis">2. Saran Gaya Bahasa Penulisan untuk Target Pembaca (Remaja 13-22 Tahun)</text:span></text:p>
            <text:list xml:id="list780815477518766521" text:style-name="L10">
              <text:list-item>
                <text:p text:style-name="P98"><text:span text:style-name="Strong_20_Emphasis">Bahasa Santai tapi Informatif:</text:span> Gunakan bahasa Indonesia yang komunikatif, tidak terlalu kaku seperti buku teks, tapi tetap akurat. Hindari jargon ilmiah yang rumit tanpa penjelasan. Jika harus menggunakan istilah teknis, langsung berikan definisi atau analogi sederhana. </text:p>
              </text:list-item>
              <text:list-item>
                <text:p text:style-name="P98"><text:span text:style-name="Strong_20_Emphasis">Gunakan Pertanyaan Retoris:</text:span> Libatkan pembaca dengan mengajukan pertanyaan yang memancing rasa ingin tahu di awal bab atau subbab (seperti contoh di outline). </text:p>
              </text:list-item>
              <text:list-item>
                <text:p text:style-name="P98"><text:span text:style-name="Strong_20_Emphasis">Storytelling/Cerita:</text:span> Awali bab atau jelaskan konsep dengan cerita pendek, contoh nyata, atau skenario hipotetis yang relevan dengan kehidupan remaja (misalnya, "Bayangkan jika acara pensi sekolahmu terancam batal karena badai..."). </text:p>
              </text:list-item>
              <text:list-item>
                <text:p text:style-name="P98"><text:span text:style-name="Strong_20_Emphasis">Analogi dan Metafora:</text:span> Bantu pembaca memahami konsep sulit dengan perumpamaan yang mereka kenal. Contoh: "Menyemai awan itu sedikit mirip seperti menambahkan ragi ke adonan roti, memicu proses agar sesuatu terjadi." </text:p>
              </text:list-item>
              <text:list-item>
                <text:p text:style-name="P98"><text:span text:style-name="Strong_20_Emphasis">Visual yang Menarik:</text:span> Sangat penting! Gunakan banyak gambar, ilustrasi, diagram alir sederhana, infografis berwarna, dan mungkin foto-foto relevan (awan, pesawat penyemai, dampak kekeringan/badai). Visual memecah teks dan membantu pemahaman. </text:p>
              </text:list-item>
              <text:list-item>
                <text:p text:style-name="P98"><text:span text:style-name="Strong_20_Emphasis">"Fakta Menarik" atau "Tahukah Kamu?":</text:span> Sisipkan boks-boks kecil berisi fakta unik, data mengejutkan, atau kutipan menarik terkait topik yang dibahas. </text:p>
              </text:list-item>
              <text:list-item>
                <text:p text:style-name="P98"><text:soft-page-break/><text:span text:style-name="Strong_20_Emphasis">Nada Seimbang:</text:span> Sajikan pro dan kontra secara adil. Akui bahwa banyak hal dalam modifikasi cuaca masih diperdebatkan atau belum pasti. Dorong pembaca untuk berpikir kritis, bukan hanya menerima satu sisi cerita. </text:p>
              </text:list-item>
              <text:list-item>
                <text:p text:style-name="P98"><text:span text:style-name="Strong_20_Emphasis">Relatable:</text:span> Hubungkan topik dengan isu-isu yang mungkin dekat dengan mereka: lingkungan, perubahan iklim, teknologi masa depan, keadilan sosial. </text:p>
              </text:list-item>
              <text:list-item>
                <text:p text:style-name="P38"><text:span text:style-name="Strong_20_Emphasis">Paragraf Pendek dan Subjudul Jelas:</text:span> Buat tata letak yang nyaman dibaca, jangan sampai terlihat seperti dinding teks yang membosankan. </text:p>
              </text:list-item>
            </text:list>
            <text:p text:style-name="Text_20_body"><text:span text:style-name="Strong_20_Emphasis">3. Tips Tambahan untuk Memperkaya Isi dan Bobot Buku</text:span></text:p>
            <text:list xml:id="list4203548729734604601" text:style-name="L11">
              <text:list-item>
                <text:p text:style-name="P99"><text:span text:style-name="Strong_20_Emphasis">Wawancara Singkat atau Kutipan Ahli:</text:span> Jika memungkinkan, masukkan kutipan dari ahli meteorologi, ilmuwan iklim, ahli etika, atau praktisi modifikasi cuaca (bisa dari sumber terpercaya atau wawancara langsung jika memungkinkan). Ini menambah kredibilitas. </text:p>
              </text:list-item>
              <text:list-item>
                <text:p text:style-name="P99"><text:span text:style-name="Strong_20_Emphasis">Studi Kasus Lebih Mendalam:</text:span> Pilih satu atau dua studi kasus (misalnya, proyek hujan buatan jangka panjang di suatu daerah atau kontroversi spesifik) dan bahas lebih detail tentang proses, hasil, dan dampaknya. </text:p>
              </text:list-item>
              <text:list-item>
                <text:p text:style-name="P99"><text:span text:style-name="Strong_20_Emphasis">Bagian "Mitos vs. Fakta":</text:span> Dedikasikan bagian khusus atau boks di setiap bab untuk meluruskan miskonsepsi umum tentang modifikasi cuaca. Ini sesuai dengan judul buku Anda. </text:p>
              </text:list-item>
              <text:list-item>
                <text:p text:style-name="P99"><text:span text:style-name="Strong_20_Emphasis">Elemen Interaktif (Jika Memungkinkan):</text:span> </text:p>
                <text:list>
                  <text:list-item>
                    <text:p text:style-name="P99"><text:span text:style-name="Strong_20_Emphasis">Thought Experiments:</text:span> Ajukan skenario "Bagaimana jika..." terkait etika atau konsekuensi modifikasi cuaca dan minta pembaca memikirkannya. </text:p>
                  </text:list-item>
                  <text:list-item>
                    <text:p text:style-name="P99"><text:span text:style-name="Strong_20_Emphasis">Kuis Singkat:</text:span> Di akhir bab, berikan beberapa pertanyaan pilihan ganda atau benar/salah untuk menguji pemahaman. </text:p>
                  </text:list-item>
                  <text:list-item>
                    <text:p text:style-name="P99"><text:span text:style-name="Emphasis">(Opsional/Digital)</text:span>: Jika ada versi digital atau pendamping online, bisa ditambahkan tautan ke video penjelasan, simulasi sederhana, atau artikel berita terbaru. </text:p>
                  </text:list-item>
                </text:list>
              </text:list-item>
              <text:list-item>
                <text:p text:style-name="P99"><text:span text:style-name="Strong_20_Emphasis">Hubungan dengan Fiksi Ilmiah:</text:span> Singgung bagaimana ide mengendalikan cuaca sering muncul di film atau buku fiksi ilmiah, lalu bandingkan dengan kenyataan ilmiahnya. Ini bisa menarik minat remaja. </text:p>
              </text:list-item>
              <text:list-item>
                <text:p text:style-name="P99"><text:span text:style-name="Strong_20_Emphasis">Glosarium Visual:</text:span> Buat glosarium tidak hanya teks, tapi juga dengan gambar atau ikon sederhana untuk setiap istilah. </text:p>
              </text:list-item>
              <text:list-item>
                <text:p text:style-name="P39"><text:span text:style-name="Strong_20_Emphasis">Koneksi Karir:</text:span> Singgung sedikit tentang bidang studi atau karir yang terkait dengan topik ini (Meteorologi, Klimatologi, Teknik Lingkungan, Hukum Lingkungan, Etika Sains &amp; Teknologi) untuk memberikan inspirasi. </text:p>
              </text:list-item>
            </text:list>
            <text:p text:style-name="Text_20_body">Semoga kerangka dan saran ini membantu Anda dalam menyusun buku "Mengendalikan Cuaca: Mitos atau Kenyataan?" yang menarik dan informatif bagi pembaca remaja! Selamat menulis!</text:p>
          </text:section>
          <text:section text:style-name="Sect1" text:name="feedback-form-0">
            <text:p text:style-name="P88"/>
          </text:section>
        </text:section>
        <text:section text:style-name="Sect1" text:name="b7d6dde85636a487">
          <text:p text:style-name="Text_20_body"/>
          <text:section text:style-name="Sect1" text:name="user-query-content-1">
            <text:p text:style-name="P125"><text:soft-page-break/>Pada Pendahuluan/Kata Pengantar , Tambahkan prompt pada subbab untuk mendapatkan isinya </text:p>
          </text:section>
          <text:p text:style-name="P88">Tampilkan alur berpikir</text:p>
          <text:section text:style-name="Sect2" text:name="model-response-message-contentr_b7d6dde85636a487">
            <text:p text:style-name="Text_20_body">Tentu, mari kita tambahkan <text:span text:style-name="Emphasis">prompt</text:span> spesifik untuk setiap subbab di bagian Pendahuluan/Kata Pengantar. Prompt ini bisa Anda gunakan sebagai panduan saat menulis atau bahkan untuk diinput ke AI generatif teks jika Anda menggunakannya sebagai alat bantu.</text:p>
            <text:p text:style-name="Text_20_body"><text:span text:style-name="Strong_20_Emphasis">Bagian: Pendahuluan/Kata Pengantar</text:span></text:p>
            <text:list xml:id="list5385582462550469082" text:style-name="L12">
              <text:list-item>
                <text:p text:style-name="P40"><text:span text:style-name="Strong_20_Emphasis">Subbab: Mengapa Cuaca Begitu Penting (dan Kadang Menyebalkan)?</text:span></text:p>
                <text:list>
                  <text:list-item>
                    <text:p text:style-name="P40"><text:span text:style-name="Strong_20_Emphasis">Prompt untuk Menghasilkan Isi:</text:span> </text:p>
                    <text:p text:style-name="P3">"Tulis sebuah paragraf pembuka yang menarik untuk remaja (usia 13-22) tentang pentingnya cuaca. Mulailah dengan contoh sehari-hari yang sangat relevan bagi mereka: bagaimana cuaca menentukan pakaian yang dipakai hari ini, apakah rencana main futsal atau nongkrong jadi atau batal, bahkan bagaimana mood bisa berubah saat hujan seharian atau cerah banget. Singgung juga dampak cuaca yang lebih besar, seperti petani yang butuh hujan atau bencana banjir/kekeringan yang mungkin pernah mereka lihat di berita. Gunakan gaya bahasa santai dan akui kalau cuaca itu kadang bisa bikin senang, tapi sering juga bikin kesal. Tujuannya adalah membangun kesadaran betapa cuaca sangat mempengaruhi hidup kita semua."</text:p>
                  </text:list-item>
                </text:list>
              </text:list-item>
              <text:list-item>
                <text:p text:style-name="P40"><text:span text:style-name="Strong_20_Emphasis">Subbab: Pernahkah Kamu Berharap Bisa Mengatur Hujan atau Menghentikan Badai?</text:span></text:p>
                <text:list>
                  <text:list-item>
                    <text:p text:style-name="P40"><text:span text:style-name="Strong_20_Emphasis">Prompt untuk Menghasilkan Isi:</text:span> </text:p>
                    <text:p text:style-name="P3">"Lanjutkan dari paragraf sebelumnya. Ajak pembaca remaja berimajinasi. Tanyakan langsung: Pernah nggak sih kamu lagi sebel banget sama cuaca – misalnya pas lagi ada acara outdoor tiba-tiba hujan badai, atau pas lagi kekeringan panjang berharap banget hujan turun – terus kamu mikir, 'Andai aja aku bisa atur cuaca!'? Berikan contoh-contoh keinginan spesifik seperti 'stop hujan!', 'bikin hujan dong!', atau 'jangan ada badai!'. Hubungkan fantasi atau harapan ini dengan inti buku: bahwa ternyata manusia <text:span text:style-name="Emphasis">benar-benar</text:span> mencoba melakukan hal itu. Buat mereka bertanya-tanya, 'Emang bisa, ya?'."</text:p>
                  </text:list-item>
                </text:list>
              </text:list-item>
              <text:list-item>
                <text:p text:style-name="P40"><text:span text:style-name="Strong_20_Emphasis">Subbab: Sekilas Tentang Apa yang Akan Kita Jelajahi di Buku Ini</text:span></text:p>
                <text:list>
                  <text:list-item>
                    <text:p text:style-name="P40"><text:soft-page-break/><text:span text:style-name="Strong_20_Emphasis">Prompt untuk Menghasilkan Isi:</text:span> </text:p>
                    <text:p text:style-name="P3">"Tulis paragraf penutup untuk pendahuluan yang memberikan gambaran singkat isi buku kepada pembaca remaja. Jelaskan bahwa buku ini akan mengajak mereka 'mengintip' bagaimana para ilmuwan dan insinyur berusaha 'mengendalikan' cuaca, mulai dari teknologi membuat hujan buatan sampai usaha (masih teori atau eksperimen) untuk mengurangi kekuatan badai. Sebutkan bahwa kita akan mencari tahu bareng-bareng: Gimana sih cara kerjanya? Beneran efektif nggak? Aman atau malah bahaya? Apa untung ruginya? Terus, boleh nggak sih kita 'main-main' sama cuaca kayak gitu (etika &amp; aturannya)? Janjikan sebuah petualangan seru untuk membedah mana mitos dan mana kenyataan di balik upaya mengendalikan cuaca, dan ajak mereka untuk mulai membaca bab selanjutnya."</text:p>
                  </text:list-item>
                </text:list>
              </text:list-item>
            </text:list>
            <text:p text:style-name="Text_20_body">Dengan menggunakan prompt ini, Anda dapat mulai mengisi bagian Pendahuluan/Kata Pengantar dengan gaya dan konten yang sesuai target pembaca remaja Anda.</text:p>
          </text:section>
          <text:section text:style-name="Sect1" text:name="feedback-form-1">
            <text:p text:style-name="P88"/>
          </text:section>
        </text:section>
        <text:section text:style-name="Sect1" text:name="a23d5b0e12d423d0">
          <text:p text:style-name="Text_20_body"/>
          <text:section text:style-name="Sect1" text:name="user-query-content-2">
            <text:p text:style-name="P125">Pada Bab 1 Tambahkan prompt pada tiap bab untuk mendapatkan pengantar , pada tiap subbab/sub-subab untuk mendapatkan isi dengan pembahasan mendalam </text:p>
          </text:section>
          <text:p text:style-name="P88">Tampilkan alur berpikir</text:p>
          <text:section text:style-name="Sect2" text:name="model-response-message-contentr_a23d5b0e12d423d0">
            <text:p text:style-name="Text_20_body">Baik, mari kita buat prompt untuk pengantar Bab 1 dan pembahasan mendalam untuk setiap subbabnya, dengan fokus pada target pembaca remaja dan kedalaman yang sesuai.</text:p>
            <text:p text:style-name="Horizontal_20_Line"/>
            <text:p text:style-name="Text_20_body"><text:span text:style-name="Strong_20_Emphasis">Bab 1: Mimpi Mengendalikan Langit</text:span></text:p>
            <text:list xml:id="list8045887286518794801" text:style-name="L13">
              <text:list-item>
                <text:p text:style-name="P41"><text:span text:style-name="Strong_20_Emphasis">Prompt untuk Pengantar Bab 1:</text:span> </text:p>
                <text:p text:style-name="P4">"Tulis sebuah paragraf pengantar yang memikat untuk Bab 1 buku modifikasi cuaca (target remaja 13-22 tahun), yang berjudul 'Mimpi Mengendalikan Langit'. Awali dengan mengingatkan kembali betapa seringnya kita (manusia) berharap bisa mengatur cuaca, seperti yang dibahas di Pendahuluan. Tekankan bahwa keinginan ini bukanlah hal baru, melainkan sebuah mimpi yang sudah berusia ribuan tahun, muncul dalam berbagai cerita dan ritual di seluruh dunia. Sampaikan bahwa bab ini akan menjadi mesin waktu kita, <text:soft-page-break/>membawa pembaca menelusuri jejak panjang mimpi tersebut – mulai dari tarian pemanggil hujan di zaman kuno hingga percikan pertama ide-ide ilmiah untuk 'mengutak-atik' langit. Janjikan bahwa di bab ini, kita akan melihat bagaimana fantasi mulai bertemu sains, mendefinisikan apa sih sebenarnya 'modifikasi cuaca' itu, dan mulai membongkar beberapa mitos awal yang menyelimutinya. Buat mereka merasa akan memulai sebuah penelusuran sejarah yang penuh rasa ingin tahu."</text:p>
              </text:list-item>
            </text:list>
            <text:p text:style-name="Horizontal_20_Line"/>
            <text:p text:style-name="Text_20_body"><text:span text:style-name="Strong_20_Emphasis">Subbab dalam Bab 1:</text:span></text:p>
            <text:list xml:id="list7246526387111516363" text:style-name="L14">
              <text:list-item>
                <text:p text:style-name="P42"><text:span text:style-name="Strong_20_Emphasis">Subbab 1.1: Dari Tarian Hujan Kuno hingga Roket Perak Iodida: Sejarah Singkat Upaya Manusia Mempengaruhi Cuaca</text:span></text:p>
                <text:list>
                  <text:list-item>
                    <text:p text:style-name="P42"><text:span text:style-name="Strong_20_Emphasis">Prompt untuk Pembahasan Mendalam:</text:span> </text:p>
                    <text:p text:style-name="P5">"Tulis pembahasan mendalam (sekitar 3-5 paragraf) untuk Subbab 1.1, yang mengulas sejarah upaya manusia mempengaruhi cuaca, untuk pembaca remaja. Mulailah dengan gaya bercerita: gambarkan bagaimana masyarakat zaman dulu, yang hidupnya sangat bergantung pada alam (misalnya petani atau pemburu), melakukan berbagai ritual dan upacara (sebutkan 1-2 contoh spesifik seperti tarian hujan suku asli Amerika atau ritual agraria di Asia/Afrika, jelaskan tujuannya secara singkat tanpa menghakimi). Lanjutkan dengan transisi ke era yang lebih dekat, mungkin abad 18-19, ceritakan tentang sosok-sosok 'pembuat hujan' (rainmakers) yang mulai menggunakan metode pseudo-ilmiah atau bahkan klaim bombastis (contoh: Charles Hatfield di San Diego, atau penggunaan meriam untuk 'memecah' awan). Kemudian, fokus pada titik balik penting di pertengahan abad ke-20: jelaskan secara sederhana penemuan ilmiah kunci oleh Vincent Schaefer (dengan es kering) dan Bernard Vonnegut (dengan perak iodida) yang menunjukkan kemungkinan <text:span text:style-name="Emphasis">menyemai</text:span> awan dingin untuk memicu presipitasi. Ceritakan sedikit konteks penemuan ini (misalnya riset di laboratorium General Electric). Singgung juga bagaimana Perang Dingin dan kebutuhan lain (pertanian, suplai air) mendorong minat dan pendanaan awal untuk riset modifikasi cuaca. Gunakan bahasa yang naratif dan informatif, bukan sekadar daftar tanggal."</text:p>
                  </text:list-item>
                </text:list>
              </text:list-item>
              <text:list-item>
                <text:p text:style-name="P42"><text:soft-page-break/><text:span text:style-name="Strong_20_Emphasis">Subbab 1.2: Apa Sih Sebenarnya Modifikasi Cuaca Itu? (Definisi Sederhana)</text:span></text:p>
                <text:list>
                  <text:list-item>
                    <text:p text:style-name="P42"><text:span text:style-name="Strong_20_Emphasis">Prompt untuk Pembahasan Mendalam:</text:span> </text:p>
                    <text:p text:style-name="P5">"Tulis pembahasan mendalam (sekitar 2-4 paragraf) untuk Subbab 1.2, yang mendefinisikan 'modifikasi cuaca' dengan bahasa yang sangat jelas untuk remaja. Mulai dengan memberikan definisi inti yang lugas: 'Modifikasi cuaca adalah tindakan <text:span text:style-name="Emphasis">sengaja</text:span> yang dilakukan manusia untuk mengubah proses atmosfer dengan tujuan tertentu, biasanya dalam skala lokal atau regional dan dalam jangka waktu pendek.' Kemudian, bedah definisi ini:</text:p>
                    <text:list>
                      <text:list-item>
                        <text:p text:style-name="P20">Jelaskan apa maksud 'tindakan sengaja' (berbeda dari perubahan iklim akibat polusi yang tidak disengaja). </text:p>
                      </text:list-item>
                      <text:list-item>
                        <text:p text:style-name="P20">Jelaskan 'mengubah proses atmosfer' (artinya mencoba mempengaruhi cara kerja awan, hujan, kabut, petir, dll). </text:p>
                      </text:list-item>
                      <text:list-item>
                        <text:p text:style-name="P20">Berikan contoh-contoh <text:span text:style-name="Emphasis">konkret</text:span> yang termasuk modifikasi cuaca: menyemai awan (cloud seeding) untuk menambah hujan/salju, menghilangkan kabut (fog dispersal) di bandara, menekan pertumbuhan batu es (hail suppression). </text:p>
                      </text:list-item>
                      <text:list-item>
                        <text:p text:style-name="P20">Tegaskan juga apa yang <text:span text:style-name="Emphasis">bukan</text:span> modifikasi cuaca: membuat ramalan cuaca, membangun rumah tahan badai (ini adaptasi), irigasi sawah (ini manajemen air di darat), atau menghentikan perubahan iklim global secara keseluruhan (ini lebih ke geoengineering, yang akan dibahas nanti). </text:p>
                      </text:list-item>
                      <text:list-item>
                        <text:p text:style-name="P5">Gunakan analogi sederhana jika perlu (misal: 'Kalau ramalan cuaca itu seperti membaca resep, modifikasi cuaca itu seperti mencoba <text:span text:style-name="Emphasis">mengubah</text:span> sedikit resepnya saat sedang memasak')." </text:p>
                      </text:list-item>
                    </text:list>
                  </text:list-item>
                </text:list>
              </text:list-item>
              <text:list-item>
                <text:p text:style-name="P42"><text:span text:style-name="Strong_20_Emphasis">Subbab 1.3: Mitos Populer vs. Fakta Ilmiah Awal tentang Pengendalian Cuaca</text:span></text:p>
                <text:list>
                  <text:list-item>
                    <text:p text:style-name="P42"><text:span text:style-name="Strong_20_Emphasis">Prompt untuk Pembahasan Mendalam:</text:span> </text:p>
                    <text:p text:style-name="P5">"Tulis pembahasan mendalam (sekitar 3-5 paragraf) untuk Subbab 1.3, yang membahas mitos vs. fakta awal seputar modifikasi cuaca, untuk pembaca remaja. <text:soft-page-break/>Identifikasi 2-3 mitos atau kesalahpahaman umum yang sering muncul (misalnya: 'Pawang hujan itu pasti pakai teknologi canggih/sihir dan bisa 100% mengendalikan hujan', 'Jejak putih pesawat (contrails) itu adalah bahan kimia rahasia ('chemtrails') untuk mengendalikan cuaca/pikiran', 'Pemerintah sudah punya teknologi rahasia untuk membuat atau menghentikan badai besar sesuka hati'). Untuk setiap mitos, jelaskan mengapa itu tidak sesuai dengan pemahaman ilmiah (terutama yang berkembang di awal-awal studi modifikasi cuaca):</text:p>
                    <text:list>
                      <text:list-item>
                        <text:p text:style-name="P20">Untuk pawang hujan: Jelaskan bahwa klaim tradisional sulit dibuktikan secara ilmiah, dan teknologi modifikasi cuaca modern pun punya keterbatasan (butuh awan yang tepat, hasilnya tidak selalu pasti). </text:p>
                      </text:list-item>
                      <text:list-item>
                        <text:p text:style-name="P20">Untuk 'chemtrails': Jelaskan secara sederhana apa itu contrails (kondensasi uap air dari mesin pesawat di ketinggian tertentu) dan bedanya dengan <text:span text:style-name="Emphasis">cloud seeding</text:span> yang memang melepaskan bahan tapi tujuannya spesifik dan biasanya diumumkan. </text:p>
                      </text:list-item>
                      <text:list-item>
                        <text:p text:style-name="P5">Untuk kontrol badai/cuaca total: Tegaskan bahwa energi dalam sistem cuaca (apalagi badai besar) itu luar biasa besar, dan teknologi manusia saat ini (terutama di masa lalu) masih sangat jauh dari mampu mengendalikannya sepenuhnya secara presisi atau sesuai keinginan. Tekankan bahwa sains itu terus berkembang, tapi penting untuk membedakan klaim fantastis dari apa yang <text:span text:style-name="Emphasis">benar-benar</text:span> bisa dilakukan berdasarkan bukti awal. Akhiri dengan menyatakan bahwa bab-bab berikutnya akan menggali lebih dalam lagi sains dan bukti di balik teknologi ini." </text:p>
                      </text:list-item>
                    </text:list>
                  </text:list-item>
                </text:list>
              </text:list-item>
            </text:list>
            <text:p text:style-name="Horizontal_20_Line"/>
            <text:p text:style-name="Text_20_body">Gunakan prompt ini sebagai panduan untuk mengembangkan konten Bab 1 Anda agar informatif, menarik, dan sesuai dengan target pembaca. Selamat melanjutkan penulisan!</text:p>
          </text:section>
          <text:section text:style-name="Sect1" text:name="feedback-form-2">
            <text:p text:style-name="P88"/>
          </text:section>
        </text:section>
        <text:section text:style-name="Sect1" text:name="a0c538cb0ad8ba45">
          <text:p text:style-name="Text_20_body"/>
          <text:section text:style-name="Sect1" text:name="user-query-content-3">
            <text:p text:style-name="P125">Pada Bab 2 Tambahkan prompt pada tiap bab untuk mendapatkan pengantar , pada <text:soft-page-break/>tiap subbab/sub-subab untuk mendapatkan isi dengan pembahasan mendalam </text:p>
          </text:section>
          <text:p text:style-name="P88">Tampilkan alur berpikir</text:p>
          <text:section text:style-name="Sect2" text:name="model-response-message-contentr_a0c538cb0ad8ba45">
            <text:p text:style-name="Text_20_body">Oke, mari kita siapkan prompt untuk pengantar Bab 2 dan pembahasan mendalam untuk setiap subbabnya, fokus pada penjelasan sains dan teknologi di balik modifikasi cuaca untuk remaja.</text:p>
            <text:p text:style-name="Horizontal_20_Line"/>
            <text:p text:style-name="Text_20_body"><text:span text:style-name="Strong_20_Emphasis">Bab 2: Sains di Balik Awan: Bagaimana Cara Kerjanya?</text:span></text:p>
            <text:list xml:id="list8312193721482956235" text:style-name="L15">
              <text:list-item>
                <text:p text:style-name="P43"><text:span text:style-name="Strong_20_Emphasis">Prompt untuk Pengantar Bab 2:</text:span> </text:p>
                <text:p text:style-name="P6">"Tulis sebuah paragraf pengantar yang membangkitkan rasa ingin tahu untuk Bab 2 buku modifikasi cuaca (target remaja 13-22 tahun), yang berjudul 'Sains di Balik Awan: Bagaimana Cara Kerjanya?'. Kaitkan dengan Bab 1: 'Kita sudah lihat sejarah panjang mimpi manusia mengendalikan langit. Nah, sekarang saatnya kita bongkar 'dapur'-nya! Bagaimana sih ilmuwan mencoba mewujudkan mimpi itu? Bab ini akan jadi tur kita ke dalam dunia sains dan teknologi modifikasi cuaca.' Sampaikan bahwa langkah pertama adalah memahami 'mesin' cuaca alami itu sendiri – bagaimana awan dan hujan bisa ada. Setelah itu, kita akan menyelami 'resep' paling terkenal: hujan buatan alias <text:span text:style-name="Emphasis">cloud seeding</text:span>. Kita juga akan lihat ide-ide ambisius (dan sulit!) untuk 'menenangkan' badai, serta cara-cara mengatasi masalah cuaca lain seperti kabut tebal atau hujan es yang merusak. Janjikan penjelasan yang logis dan mudah dicerna, mengungkap sains keren di balik upaya 'mengutak-atik' atmosfer kita. Ajak pembaca bersiap untuk memahami 'bagaimana ini semua (seharusnya) bekerja'."</text:p>
              </text:list-item>
            </text:list>
            <text:p text:style-name="Horizontal_20_Line"/>
            <text:p text:style-name="Text_20_body"><text:span text:style-name="Strong_20_Emphasis">Subbab dalam Bab 2:</text:span></text:p>
            <text:list xml:id="list8644067683533331470" text:style-name="L16">
              <text:list-item>
                <text:p text:style-name="P44"><text:span text:style-name="Strong_20_Emphasis">Subbab 2.1: Dasar-dasar Pembentukan Awan dan Hujan (Penjelasan Mudah)</text:span></text:p>
                <text:list>
                  <text:list-item>
                    <text:p text:style-name="P44"><text:span text:style-name="Strong_20_Emphasis">Prompt untuk Pembahasan Mendalam:</text:span> </text:p>
                    <text:p text:style-name="P7">"Tulis pembahasan mendalam (sekitar 3-5 paragraf) untuk Subbab 2.1, menjelaskan proses dasar terbentuknya awan dan hujan dengan bahasa super mudah untuk remaja. Gunakan analogi! Mulai dari siklus air sederhana: matahari memanaskan air di bumi (laut, danau) jadi uap air (seperti air mendidih tapi tak terlihat). Udara hangat membawa uap air ini naik tinggi. Jelaskan bahwa semakin tinggi, udara semakin dingin <text:soft-page-break/>(seperti naik gunung). Di udara dingin, uap air 'kedinginan' dan butuh 'pegangan' untuk berubah jadi titik air cair atau kristal es super mungil – 'pegangan' ini adalah partikel debu/garam/asap super kecil di udara (sebut sebagai 'inti kondensasi' atau 'bibit awan'). Kumpulan triliunan titik air/kristal es inilah yang kita lihat sebagai awan. Tekankan bahwa titik air/kristal es di awan itu SANGAT KECIL dan ringan. Agar bisa jatuh jadi hujan/salju, mereka harus bergabung dan tumbuh jadi JAUH LEBIH BESAR dan berat (mungkin pakai analogi 'dari butiran debu jadi kelereng'). Jelaskan secara singkat bahwa proses pertumbuhan ini bisa lewat tabrakan antar tetesan (di awan 'hangat') atau lewat pembentukan kristal es yang lalu mencair (di awan 'dingin'). Pemahaman dasar ini penting untuk mengerti <text:span text:style-name="Emphasis">cloud seeding</text:span>."</text:p>
                  </text:list-item>
                </text:list>
              </text:list-item>
              <text:list-item>
                <text:p text:style-name="P44"><text:span text:style-name="Strong_20_Emphasis">Subbab 2.2: Membuat Hujan Buatan (Cloud Seeding): Menyemai Awan Itu Seperti Apa?</text:span></text:p>
                <text:list>
                  <text:list-item>
                    <text:p text:style-name="P44"><text:span text:style-name="Strong_20_Emphasis">Prompt untuk Pembahasan Mendalam (Bagian Utama - Konsep):</text:span> </text:p>
                    <text:p text:style-name="P7">"Tulis pembahasan mendalam (sekitar 3-4 paragraf) untuk bagian utama Subbab 2.2, menjelaskan konsep <text:span text:style-name="Emphasis">cloud seeding</text:span> untuk remaja. Langsung kaitkan ke Subbab 2.1: 'Ingat kan, awan butuh 'bibit' (inti kondensasi/pembekuan) dan proses pertumbuhan tetesan/kristal agar jadi hujan?' Jelaskan bahwa <text:span text:style-name="Emphasis">cloud seeding</text:span> itu seperti 'petani langit' yang mencoba 'membantu' proses alami ini dengan cara menambahkan 'bibit' buatan ke dalam awan yang <text:span text:style-name="Emphasis">sudah ada</text:span> dan punya potensi hujan (tekankan: tidak bisa membuat awan dari langit cerah!). Jelaskan dua 'resep' utama berdasarkan suhu awan:</text:p>
                    <text:list>
                      <text:list-item>
                        <text:p text:style-name="P21"><text:span text:style-name="Emphasis">Glaciogenic Seeding</text:span> (untuk awan dingin &lt; 0°C): Terangkan penggunaan bahan seperti perak iodida (AgI) atau es kering. Jelaskan <text:span text:style-name="Emphasis">mengapa</text:span> AgI bekerja (struktur kristalnya mirip es, bisa 'menipu' uap air super dingin untuk membeku di atasnya) dan bagaimana es kering bekerja (mendinginkan sekitar secara drastis, memicu pembekuan). Tujuannya: mempercepat pembentukan kristal es, yang lalu tumbuh dan <text:soft-page-break/>jatuh sebagai salju (atau hujan jika mencair di bawah). </text:p>
                      </text:list-item>
                      <text:list-item>
                        <text:p text:style-name="P7"><text:span text:style-name="Emphasis">Hygroscopic Seeding</text:span> (untuk awan hangat &gt; 0°C): Terangkan penggunaan bahan penyerap air seperti garam halus (NaCl, CaCl2). Jelaskan bahwa partikel garam ini 'rakus' menyerap uap air, membentuk tetesan yang lebih besar dari tetesan awan alami di sekitarnya, sehingga lebih cepat tumbuh lewat tabrakan dan jatuh sebagai hujan. Fokus pada logika 'bagaimana cara kerjanya'." </text:p>
                      </text:list-item>
                    </text:list>
                  </text:list-item>
                  <text:list-item>
                    <text:p text:style-name="P44"><text:span text:style-name="Strong_20_Emphasis">Prompt untuk Pembahasan Mendalam (Sub-bagian Teknik Penyemaian):</text:span> </text:p>
                    <text:p text:style-name="P7">"Tulis pembahasan mendalam (sekitar 2-3 paragraf) tentang <text:span text:style-name="Emphasis">bagaimana cara</text:span> memasukkan bahan <text:span text:style-name="Emphasis">seeding</text:span> ke awan (Teknik Penyemaian) untuk remaja. Jelaskan dua metode utama:</text:p>
                    <text:list>
                      <text:list-item>
                        <text:p text:style-name="P21"><text:span text:style-name="Emphasis">Dari Darat:</text:span> Gambarkan penggunaan generator (seperti tungku khusus) di permukaan tanah, biasanya di lereng gunung. Generator ini membakar larutan AgI atau menyemprotkan partikel garam, lalu asap/partikelnya diharapkan terbawa angin naik ke awan target. Sebut plus minusnya: lebih murah, bisa operasi terus-menerus, tapi kurang presisi dan sangat tergantung arah angin. </text:p>
                      </text:list-item>
                      <text:list-item>
                        <text:p text:style-name="P7"><text:span text:style-name="Emphasis">Dari Udara:</text:span> Gambarkan penggunaan pesawat yang terbang mendekati atau masuk ke awan. Jelaskan bagaimana pesawat melepaskan bahan <text:span text:style-name="Emphasis">seeding</text:span>: bisa dengan membakar <text:span text:style-name="Emphasis">flare</text:span> khusus yang mengandung AgI di sayap, menyemprotkan tetesan/partikel halus, atau menjatuhkan es kering dari atas awan. Sebut plus minusnya: bisa sangat presisi menarget awan/bagian awan tertentu, tapi lebih mahal, butuh pesawat &amp; pilot khusus, dan waktu operasinya terbatas. Mungkin bisa singgung roket yang digunakan di beberapa negara untuk membawa bahan <text:span text:style-name="Emphasis">seeding</text:span> naik." </text:p>
                      </text:list-item>
                    </text:list>
                  </text:list-item>
                  <text:list-item>
                    <text:p text:style-name="P44"><text:span text:style-name="Strong_20_Emphasis">Prompt untuk Pembahasan Mendalam (Sub-bagian Bahan Kimia &amp; Keamanan):</text:span> </text:p>
                    <text:p text:style-name="P7"><text:soft-page-break/>"Tulis pembahasan mendalam (sekitar 2-4 paragraf) tentang bahan kimia yang dipakai di <text:span text:style-name="Emphasis">cloud seeding</text:span> dan isu keamanannya, untuk remaja. Sebutkan lagi bahan utamanya (Perak Iodida/AgI, garam seperti NaCl/CaCl2, es kering/CO2 padat, kadang Potassium Iodide/KI atau propan cair). Jawab pertanyaan 'Apakah ini berbahaya?'. Tekankan bahwa jumlah yang digunakan relatif kecil dan tersebar luas. Bahas satu per satu:</text:p>
                    <text:list>
                      <text:list-item>
                        <text:p text:style-name="P21">AgI: Jelaskan bahwa perak dalam dosis besar memang toksik, tapi studi umumnya menunjukkan konsentrasi Ag dari <text:span text:style-name="Emphasis">seeding</text:span> yang sampai ke tanah/air itu SANGAT RENDAH, jauh di bawah batas aman. Namun, sebutkan juga adanya perhatian/riset tentang potensi penumpukan jangka panjang di lingkungan dan dampaknya pada organisme tertentu (ikan, mikroba tanah). </text:p>
                      </text:list-item>
                      <text:list-item>
                        <text:p text:style-name="P21">Garam: Jelaskan ini mirip garam dapur atau garam jalan, umumnya dianggap aman dalam konsentrasi rendah, tapi dalam jumlah sangat masif bisa berdampak pada tanah/air lokal. </text:p>
                      </text:list-item>
                      <text:list-item>
                        <text:p text:style-name="P7">Es Kering/Propan: Jelaskan ini cepat menguap dan tidak meninggalkan residu kimia berbahaya (CO2 kembali ke atmosfer, propan terurai). Sajikan kesimpulan berimbang: risiko kesehatan langsung umumnya dianggap minimal, tapi dampak lingkungan jangka panjang masih jadi area penelitian dan perlu dipantau. Hindari panik, fokus pada data ilmiah." </text:p>
                      </text:list-item>
                    </text:list>
                  </text:list-item>
                </text:list>
              </text:list-item>
              <text:list-item>
                <text:p text:style-name="P44"><text:span text:style-name="Strong_20_Emphasis">Subbab 2.3: Menjinakkan Badai: Bisakah Kita Melemahkan Angin Topan atau Badai Petir?</text:span></text:p>
                <text:list>
                  <text:list-item>
                    <text:p text:style-name="P44"><text:span text:style-name="Strong_20_Emphasis">Prompt untuk Pembahasan Mendalam (Termasuk Teori &amp; Eksperimen):</text:span> </text:p>
                    <text:p text:style-name="P7">"Tulis pembahasan mendalam (sekitar 3-5 paragraf) untuk Subbab 2.3 tentang upaya (yang sangat sulit) menjinakkan badai, untuk remaja. Mulai dengan WOW factor: jelaskan betapa luar biasanya energi dalam badai besar (angin topan/hurikan, badai petir hebat) – setara banyak bom atom! Ini membuat ide mengendalikannya sangat menantang. Jelaskan <text:span text:style-name="Emphasis">konsep</text:span> utama yang pernah dicoba untuk angin topan (proyek <text:span text:style-name="Emphasis">Stormfury</text:span>): idenya <text:soft-page-break/>adalah menyemai (dengan AgI) bagian tertentu awan di <text:span text:style-name="Emphasis">luar</text:span> dinding mata badai. Harapannya, ini memicu pelepasan panas laten, membuat dinding mata melebar. Dinding mata yang lebih lebar secara teori punya angin maksimum yang lebih lemah (walaupun area angin kencangnya meluas). Tekankan bahwa hasil eksperimen <text:span text:style-name="Emphasis">Stormfury</text:span> dulu dianggap menjanjikan, tapi kemudian diragukan karena ternyata badai alami bisa berubah seperti itu tanpa <text:span text:style-name="Emphasis">seeding</text:span>, dan pemahaman tentang dinamika badai belum cukup. Singgung sedikit ide lain yang lebih spekulatif (misal, mengubah listrik statis di badai petir). Akhiri dengan kesimpulan penting: sampai saat ini (2025), BELUM ADA cara yang terbukti efektif dan aman untuk melemahkan badai besar secara signifikan. Tantangannya RAKSASA (energi, kompleksitas, risiko salah langkah)."</text:p>
                  </text:list-item>
                </text:list>
              </text:list-item>
              <text:list-item>
                <text:p text:style-name="P44"><text:span text:style-name="Strong_20_Emphasis">Subbab 2.4: Menghalau Kabut dan Hujan Es: Teknologi Lain dalam Modifikasi Cuaca Skala Kecil</text:span></text:p>
                <text:list>
                  <text:list-item>
                    <text:p text:style-name="P44"><text:span text:style-name="Strong_20_Emphasis">Prompt untuk Pembahasan Mendalam:</text:span> </text:p>
                    <text:p text:style-name="P7">"Tulis pembahasan mendalam (sekitar 3-4 paragraf) untuk Subbab 2.4 tentang teknologi modifikasi cuaca skala kecil lainnya (kabut &amp; hujan es), untuk remaja.</text:p>
                    <text:list>
                      <text:list-item>
                        <text:p text:style-name="P21"><text:span text:style-name="Emphasis">Fog Dispersal (Menghalau Kabut):</text:span> Jelaskan masalah kabut (ganggu penerbangan di bandara, bahaya di jalan). Bedakan penanganan kabut 'hangat' (&gt;0°C) dan 'dingin' (&lt;0°C). Untuk kabut dingin (paling umum diatasi): jelaskan metode <text:span text:style-name="Emphasis">seeding</text:span> dengan es kering atau propan cair (dari darat/udara) yang mengubah tetesan air super dingin jadi kristal es kecil, lalu jatuh dan 'membersihkan' udara. Untuk kabut hangat: sebutkan metode yang kurang umum/efektif seperti <text:span text:style-name="Emphasis">seeding</text:span> higroskopis atau penggunaan helikopter untuk mencampur udara. Tekankan bahwa penghilangan kabut dingin ini adalah salah satu aplikasi modifikasi cuaca yang paling berhasil dan operasional. </text:p>
                      </text:list-item>
                      <text:list-item>
                        <text:p text:style-name="P7"><text:span text:style-name="Emphasis">Hail Suppression (Menekan Hujan Es):</text:span> Jelaskan tujuan utamanya: melindungi tanaman dan properti dari kerusakan akibat batu es besar. Jelaskan konsep 'kompetisi menguntungkan': <text:soft-page-break/>dengan menyemai awan badai potensial (biasanya bagian <text:span text:style-name="Emphasis">updraft</text:span>-nya) dengan banyak sekali bibit es buatan (AgI, sering pakai roket atau generator), harapannya air di awan akan terbagi ke banyak bibit ini. Hasilnya bukan menghilangkan es, tapi mengubahnya jadi <text:span text:style-name="Emphasis">banyak batu es kecil</text:span> atau <text:span text:style-name="Emphasis">butiran es lunak (graupel)</text:span> yang tidak terlalu merusak saat jatuh, dibandingkan sedikit tapi batu es raksasa. Sebutkan bahwa ini banyak dipraktikkan di wilayah pertanian, tapi tingkat keberhasilan pastinya masih menjadi subjek perdebatan ilmiah." </text:p>
                      </text:list-item>
                    </text:list>
                  </text:list-item>
                </text:list>
              </text:list-item>
            </text:list>
            <text:p text:style-name="Horizontal_20_Line"/>
            <text:p text:style-name="Text_20_body">Dengan prompt ini, Bab 2 Anda akan membahas sains dan teknologi di balik modifikasi cuaca secara mendalam namun tetap dapat diakses oleh pembaca remaja.</text:p>
          </text:section>
          <text:section text:style-name="Sect1" text:name="feedback-form-3">
            <text:p text:style-name="P88"/>
          </text:section>
        </text:section>
        <text:section text:style-name="Sect1" text:name="18a11bbcaa224c3f">
          <text:p text:style-name="Text_20_body"/>
          <text:section text:style-name="Sect1" text:name="user-query-content-4">
            <text:p text:style-name="P125">Pada Bab 3 Tambahkan prompt pada awal bab untuk mendapatkan pengantar , pada tiap subbab/sub-subab untuk mendapatkan isi dengan pembahasan mendalam </text:p>
          </text:section>
          <text:p text:style-name="P88">Tampilkan alur berpikir</text:p>
          <text:section text:style-name="Sect2" text:name="model-response-message-contentr_18a11bbcaa224c3f">
            <text:p text:style-name="P88"/>
          </text:section>
          <text:section text:style-name="Sect1" text:name="feedback-form-4">
            <text:p text:style-name="P88"/>
          </text:section>
        </text:section>
        <text:section text:style-name="Sect1" text:name="53cd890e1e2e4536">
          <text:p text:style-name="Text_20_body"/>
          <text:section text:style-name="Sect1" text:name="user-query-content-5">
            <text:p text:style-name="P125">present it </text:p>
          </text:section>
          <text:p text:style-name="P88">Tampilkan alur berpikir</text:p>
          <text:section text:style-name="Sect2" text:name="model-response-message-contentr_53cd890e1e2e4536">
            <text:p text:style-name="Text_20_body">Tentu, ini adalah draf prompt untuk pengantar Bab 3 dan pembahasan mendalam untuk setiap subbabnya, yang fokus pada evaluasi efektivitas teknologi modifikasi cuaca:</text:p>
            <text:p text:style-name="Horizontal_20_Line"/>
            <text:p text:style-name="Text_20_body"><text:span text:style-name="Strong_20_Emphasis">Bab 3: Benarkah Berhasil? Menilai Efektivitas Teknologi</text:span></text:p>
            <text:list xml:id="list8075662394223241839" text:style-name="L17">
              <text:list-item>
                <text:p text:style-name="P45"><text:span text:style-name="Strong_20_Emphasis">Prompt untuk Pengantar Bab 3:</text:span> </text:p>
                <text:p text:style-name="P8">"Tulis paragraf pengantar untuk Bab 3 buku modifikasi cuaca (target remaja 13-22 tahun), yang berjudul 'Benarkah Berhasil? Menilai Efektivitas Teknologi'. Mulailah dengan mengacu pada Bab 2: 'Kita sudah tahu sains dan teori di balik hujan buatan, penjinakan badai, atau penghalauan kabut. Kedengarannya <text:soft-page-break/>keren, kan? Tapi pertanyaan besarnya sekarang: Apakah semua itu <text:span text:style-name="Emphasis">benar-benar berhasil</text:span> di dunia nyata?' Tekankan bahwa menjawab pertanyaan ini ternyata SANGAT SULIT. Mengapa? Karena cuaca itu sifatnya sangat berubah-ubah secara alami – bagaimana kita bisa yakin kalau hujan turun karena <text:span text:style-name="Emphasis">disemai</text:span>, bukan karena memang sudah mau hujan? Jelaskan bahwa bab ini akan menjadi detektif ilmiah kita. Kita akan selidiki tantangan dalam mengukur keberhasilan modifikasi cuaca, melihat contoh-contoh proyek nyata di berbagai tempat – ada yang diklaim sukses, ada juga yang gagal atau hasilnya meragukan. Terakhir, kita akan dengarkan 'perdebatan' di antara para ilmuwan sendiri tentang seberapa efektif teknologi ini sebenarnya. Siap untuk mencari bukti?"</text:p>
              </text:list-item>
            </text:list>
            <text:p text:style-name="Horizontal_20_Line"/>
            <text:p text:style-name="Text_20_body"><text:span text:style-name="Strong_20_Emphasis">Subbab dalam Bab 3:</text:span></text:p>
            <text:list xml:id="list3046950880466915179" text:style-name="L18">
              <text:list-item>
                <text:p text:style-name="P46"><text:span text:style-name="Strong_20_Emphasis">Subbab 3.1: Mengukur Keberhasilan: Tantangan Membuktikan Hujan Buatan Benar-benar Bekerja</text:span></text:p>
                <text:list>
                  <text:list-item>
                    <text:p text:style-name="P46"><text:span text:style-name="Strong_20_Emphasis">Prompt untuk Pembahasan Mendalam:</text:span> </text:p>
                    <text:p text:style-name="P9">"Tulis pembahasan mendalam (sekitar 3-5 paragraf) untuk Subbab 3.1: 'Mengukur Keberhasilan: Tantangan Membuktikan Hujan Buatan Benar-benar Bekerja', untuk pembaca remaja. Jelaskan mengapa sangat sulit untuk bilang 'Ya, cloud seeding ini 100% berhasil menambah hujan sekian persen'. Masalah utamanya adalah: <text:span text:style-name="Emphasis">cuaca itu sangat bervariasi secara alami</text:span>. Bagaimana cara membedakan hujan yang turun karena hasil <text:span text:style-name="Emphasis">seeding</text:span> dengan hujan yang memang akan turun secara alami? Ini seperti mencoba tahu apakah pupuk benar-benar bikin tanaman tumbuh lebih tinggi kalau kita tidak punya tanaman pembanding yang tidak diberi pupuk. Jelaskan beberapa tantangan utama:</text:p>
                    <text:list>
                      <text:list-item>
                        <text:p text:style-name="P22"><text:span text:style-name="Emphasis">Tidak Ada 'Kembaran' Bumi:</text:span> Kita tidak bisa punya dua awan atau dua daerah yang identik persis, lalu yang satu di-<text:span text:style-name="Emphasis">seed</text:span> dan yang satu tidak, untuk dibandingkan langsung. </text:p>
                      </text:list-item>
                      <text:list-item>
                        <text:p text:style-name="P22"><text:span text:style-name="Emphasis">Butuh Data Jangka Panjang:</text:span> Untuk melihat efek kecil (misalnya kenaikan hujan 10-15%), butuh data pengamatan bertahun-tahun agar polanya terlihat jelas di tengah 'noise' variabilitas alami. </text:p>
                      </text:list-item>
                      <text:list-item>
                        <text:p text:style-name="P22"><text:span text:style-name="Emphasis">Eksperimen Acak (Randomized Experiments):</text:span> <text:soft-page-break/>Jelaskan ini sebagai cara terbaik: secara acak memutuskan apakah akan menyemai awan/hari tertentu atau tidak, lalu bandingkan hasilnya secara statistik. Tapi ini mahal, butuh waktu lama, dan kadang sulit dilakukan secara operasional. </text:p>
                      </text:list-item>
                      <text:list-item>
                        <text:p text:style-name="P22"><text:span text:style-name="Emphasis">Metode Lain (Target/Control):</text:span> Jelaskan metode membandingkan area target (yang disemai) dengan area kontrol di dekatnya (yang tidak disemai). Sebutkan kelemahannya: kedua area mungkin tidak benar-benar sama kondisi cuacanya. </text:p>
                      </text:list-item>
                      <text:list-item>
                        <text:p text:style-name="P9"><text:span text:style-name="Emphasis">Alat Ukur (Radar, Rain Gauge):</text:span> Sebutkan bahwa alat seperti radar cuaca dan penakar hujan di darat membantu mengukur hujan, tapi tetap saja sulit memastikan berapa banyak <text:span text:style-name="Emphasis">tambahan</text:span> hujan yang disebabkan oleh <text:span text:style-name="Emphasis">seeding</text:span>. Tekankan bahwa membuktikan <text:span text:style-name="Emphasis">ada efek fisika</text:span> (misal, AgI membuat kristal es) itu lebih mudah daripada membuktikan <text:span text:style-name="Emphasis">peningkatan hujan bersih yang signifikan dan bisa diandalkan</text:span> di suatu wilayah." </text:p>
                      </text:list-item>
                    </text:list>
                  </text:list-item>
                </text:list>
              </text:list-item>
              <text:list-item>
                <text:p text:style-name="P46"><text:span text:style-name="Strong_20_Emphasis">Subbab 3.2: Studi Kasus: Proyek Modifikasi Cuaca di Berbagai Negara (Contoh Keberhasilan dan Kegagalan)</text:span></text:p>
                <text:list>
                  <text:list-item>
                    <text:p text:style-name="P46"><text:span text:style-name="Strong_20_Emphasis">Prompt untuk Pengantar Studi Kasus (sebelum contoh spesifik):</text:span> </text:p>
                    <text:p text:style-name="P9">"Tulis paragraf pengantar singkat (1-2 paragraf) untuk Subbab 3.2, sebelum masuk ke contoh-contoh spesifik. Jelaskan bahwa 'Meskipun sulit dibuktikan secara absolut, cara lain untuk belajar tentang efektivitas modifikasi cuaca adalah dengan melihat proyek-proyek nyata yang sudah dilakukan di berbagai belahan dunia. Studi kasus ini memang tidak bisa memberi jawaban pasti 'berhasil' atau 'gagal' untuk semua situasi, tapi bisa memberi gambaran bagaimana teknologi ini diterapkan, apa saja klaim hasilnya, dan tantangan apa yang dihadapi di lapangan. Di subbab ini, kita akan melihat beberapa contoh menarik dengan tujuan berbeda: mulai dari upaya menjamin cuaca cerah untuk acara besar, proyek hujan buatan untuk mengatasi kekeringan, hingga usaha melindungi panen dari hujan es.'"</text:p>
                  </text:list-item>
                  <text:list-item>
                    <text:p text:style-name="P46"><text:span text:style-name="Strong_20_Emphasis">Prompt untuk Pembahasan Mendalam (Contoh 1: Olimpiade Beijing):</text:span> </text:p>
                    <text:p text:style-name="P9"><text:soft-page-break/>"Tulis pembahasan mendalam (sekitar 2-3 paragraf) untuk Contoh 1 dalam Subbab 3.2: 'Olimpiade Beijing (Menjamin Langit Cerah?)', untuk pembaca remaja. Ceritakan tentang persiapan Olimpiade Beijing 2008. Jelaskan bahwa pemerintah Tiongkok sangat ingin memastikan cuaca cerah, terutama saat upacara pembukaan dan penutupan. Deskripsikan upaya modifikasi cuaca besar-besaran yang mereka lakukan: mereka menggunakan pesawat dan roket untuk menyemai awan-awan yang mendekat ke Beijing <text:span text:style-name="Emphasis">sebelum</text:span> mencapai kota, dengan harapan awan tersebut akan melepaskan hujannya lebih awal di tempat lain. Mereka juga mungkin melakukan operasi penekanan hujan es. Sebutkan hasil yang dilaporkan: upacara berlangsung dalam cuaca kering. Tapi, langsung hadirkan sisi kritisnya: Banyak ilmuwan internasional (dan bahkan beberapa di Tiongkok) yang skeptis. Sangat sulit atau bahkan tidak mungkin untuk membuktikan bahwa cuaca baik itu <text:span text:style-name="Emphasis">disebabkan</text:span> oleh <text:span text:style-name="Emphasis">cloud seeding</text:span>. Bisa jadi karena keberuntungan, ramalan cuaca yang akurat memungkinkan mereka melakukan <text:span text:style-name="Emphasis">seeding</text:span> pencegahan pada waktu yang tepat, atau kombinasi faktor lain. Tekankan bahwa meskipun sering disebut sebagai 'contoh sukses', bukti ilmiah yang kuat dan terpublikasi (peer-reviewed) masih kurang. Ini contoh bagus tentang klaim vs. pembuktian ilmiah."</text:p>
                  </text:list-item>
                  <text:list-item>
                    <text:p text:style-name="P46"><text:span text:style-name="Strong_20_Emphasis">Prompt untuk Pembahasan Mendalam (Contoh 2: Proyek Hujan Buatan di Indonesia):</text:span> </text:p>
                    <text:p text:style-name="P9">"Tulis pembahasan mendalam (sekitar 2-4 paragraf) untuk Contoh 2 dalam Subbab 3.2: 'Proyek Hujan Buatan di Indonesia', untuk pembaca remaja. Fokus pada contoh nyata yang relevan dengan Indonesia, mengingat waktu saat ini (April 2025). Jelaskan bagaimana teknologi modifikasi cuaca (TMC) sering digunakan di Indonesia oleh lembaga seperti BMKG atau BRIN. Sebutkan tujuan utamanya: seringkali untuk mengisi waduk PLTA saat musim kemarau (contoh: Waduk Jatiluhur di Jawa Barat), membasahi lahan gambut untuk mencegah kebakaran hutan dan lahan (karhutla) terutama di Sumatera (seperti Riau, Jambi, Sumsel) dan Kalimantan, atau kadang untuk mengurangi polusi udara di kota besar seperti Jakarta. Deskripsikan secara singkat metodenya (misalnya, pesawat Cassa terbang menyemai <text:soft-page-break/>garam (NaCl) ke dasar awan Cumulus potensial). Bahas hasil yang <text:span text:style-name="Emphasis">biasanya dilaporkan</text:span> oleh pihak pelaksana – seringkali ada klaim peningkatan curah hujan atau keberhasilan membasahi area target/mengurangi polusi. Namun, kaitkan kembali ke Subbab 3.1: ingatkan pembaca bahwa membuktikan <text:span text:style-name="Emphasis">angka pasti</text:span> peningkatan hujan atau pengurangan polusi akibat TMC itu sulit secara ilmiah dan seringkali hasilnya masih berupa estimasi atau belum dipublikasikan dalam jurnal ilmiah internasional yang ter-review ketat. Jika ada data spesifik tentang operasi TMC baru-baru ini (misal untuk karhutla atau polusi udara 2024/2025), sebutkan secara faktual. Tujuannya adalah memberi contoh lokal yang nyata dan sering diberitakan."</text:p>
                  </text:list-item>
                  <text:list-item>
                    <text:p text:style-name="P46"><text:span text:style-name="Strong_20_Emphasis">Prompt untuk Pembahasan Mendalam (Contoh 3: Upaya Mengurangi Kerusakan Akibat Hujan Es):</text:span> </text:p>
                    <text:p text:style-name="P9">"Tulis pembahasan mendalam (sekitar 2-3 paragraf) untuk Contoh 3 dalam Subbab 3.2: 'Upaya Mengurangi Kerusakan Akibat Hujan Es', untuk pembaca remaja. Jelaskan bahwa di banyak daerah pertanian di dunia (sebutkan contoh benua/negara seperti Eropa, Amerika Utara/Selatan) yang sering dilanda hujan es merusak, ada program <text:span text:style-name="Emphasis">hail suppression</text:span> (penekanan hujan es). Ingatkan kembali tujuannya dari Bab 2: bukan menghilangkan es, tapi 'memperbanyak' bibit es di awan badai (biasanya dengan menyemai perak iodida memakai roket atau generator darat) agar hasil akhirnya adalah banyak batu es kecil atau lunak, bukan sedikit tapi besar dan merusak. Ceritakan tentang 'dua sisi koin': Di satu sisi, banyak petani atau perusahaan yang menjalankan program ini <text:span text:style-name="Emphasis">merasa yakin</text:span> teknologinya berhasil mengurangi kerusakan pada panen (anggur, buah-buahan) atau properti mereka, dan mereka terus melakukannya bertahun-tahun. Di sisi lain, banyak studi ilmiah independen yang mencoba mengevaluasi program ini secara statistik seringkali menemukan hasil yang <text:span text:style-name="Emphasis">tidak meyakinkan</text:span> atau efeknya jauh lebih kecil dari yang diklaim. Jelaskan mengapa ini sulit dibuktikan: hujan es itu sifatnya sangat lokal dan sporadis (tidak merata), jadi membandingkan kerusakan di area yang 'dilindungi' dan yang tidak itu rumit. Ini adalah contoh klasik di mana pengalaman praktis di lapangan dan pembuktian ilmiah yang ketat masih sering berbeda pendapat."</text:p>
                  </text:list-item>
                </text:list>
              </text:list-item>
              <text:list-item>
                <text:p text:style-name="P46"><text:soft-page-break/><text:span text:style-name="Strong_20_Emphasis">Subbab 3.3: Debat Para Ilmuwan: Seberapa Yakin Kita Teknologi Ini Efektif?</text:span></text:p>
                <text:list>
                  <text:list-item>
                    <text:p text:style-name="P46"><text:span text:style-name="Strong_20_Emphasis">Prompt untuk Pembahasan Mendalam:</text:span> </text:p>
                    <text:p text:style-name="P9">"Tulis pembahasan mendalam (sekitar 3-4 paragraf) untuk Subbab 3.3: 'Debat Para Ilmuwan: Seberapa Yakin Kita Teknologi Ini Efektif?', untuk pembaca remaja. Rangkum 'kesimpulan sementara' dari dunia sains mengenai keampuhan berbagai jenis modifikasi cuaca, berdasarkan bukti-bukti yang ada hingga kini (April 2025). Jelaskan bahwa tingkat keyakinan ilmuwan itu BERBEDA-BEDA tergantung jenis teknologinya:</text:p>
                    <text:list>
                      <text:list-item>
                        <text:p text:style-name="P22"><text:span text:style-name="Emphasis">Menghalau Kabut Dingin:</text:span> Ini yang paling 'disepakati'. Ada bukti kuat bahwa menyemai kabut super dingin dengan es kering/propan itu efektif dan banyak digunakan secara operasional di bandara. </text:p>
                      </text:list-item>
                      <text:list-item>
                        <text:p text:style-name="P22"><text:span text:style-name="Emphasis">Cloud Seeding (Hujan/Salju):</text:span> Ini lebih rumit. Bukti paling kuat ada untuk <text:span text:style-name="Emphasis">seeding</text:span> awan di atas pegunungan (<text:span text:style-name="Emphasis">orographic seeding</text:span>) pada musim dingin, beberapa studi menunjukkan kemungkinan peningkatan salju sekitar 5-15% dalam kondisi ideal. Tapi, untuk hujan dari awan musim panas (<text:span text:style-name="Emphasis">convective clouds</text:span>) atau <text:span text:style-name="Emphasis">seeding</text:span> higroskopis, buktinya jauh lebih lemah, bervariasi, dan sulit dibuktikan. Kesimpulan umumnya: Mungkin ada efek dalam kondisi tertentu, tapi seberapa besar dan seberapa sering berhasilnya masih jadi perdebatan hangat. </text:p>
                      </text:list-item>
                      <text:list-item>
                        <text:p text:style-name="P22"><text:span text:style-name="Emphasis">Menekan Hujan Es:</text:span> Seperti dibahas di studi kasus, ini sangat kontroversial. Meskipun banyak dipakai, bukti ilmiah statistik yang kuat dan diterima luas masih kurang. </text:p>
                      </text:list-item>
                      <text:list-item>
                        <text:p text:style-name="P9"><text:span text:style-name="Emphasis">Mengurangi Intensitas Badai:</text:span> Mayoritas ilmuwan setuju bahwa ini belum terbukti berhasil dan teknologinya belum matang. Sebutkan bahwa organisasi internasional seperti <text:span text:style-name="Emphasis">World Meteorological Organization (WMO)</text:span> secara berkala meninjau bukti-bukti ini dan umumnya menekankan ketidakpastian yang masih ada. Simpulkan bahwa klaim 'manusia bisa seenaknya mengontrol cuaca' itu jelas berlebihan. Beberapa teknik mungkin berguna dalam situasi spesifik, <text:soft-page-break/>tapi masih banyak pertanyaan yang belum terjawab dan dibutuhkan lebih banyak riset berkualitas tinggi (terutama eksperimen acak) untuk benar-benar yakin." </text:p>
                      </text:list-item>
                    </text:list>
                  </text:list-item>
                </text:list>
              </text:list-item>
            </text:list>
            <text:p text:style-name="Horizontal_20_Line"/>
            <text:p text:style-name="Text_20_body">Semoga prompt ini membantu Anda mengisi Bab 3 dengan pembahasan yang kritis dan informatif mengenai efektivitas modifikasi cuaca.</text:p>
          </text:section>
          <text:section text:style-name="Sect1" text:name="feedback-form-5">
            <text:p text:style-name="P88"/>
          </text:section>
        </text:section>
        <text:section text:style-name="Sect1" text:name="b333a2750dfdc430">
          <text:p text:style-name="Text_20_body"/>
          <text:section text:style-name="Sect1" text:name="user-query-content-6">
            <text:p text:style-name="P125">Pada Bab 4 Tambahkan prompt pada awal bab untuk mendapatkan pengantar , pada tiap subbab/sub-subab untuk mendapatkan isi dengan pembahasan mendalam </text:p>
          </text:section>
          <text:p text:style-name="P88">Tampilkan alur berpikir</text:p>
          <text:section text:style-name="Sect2" text:name="model-response-message-contentr_b333a2750dfdc430">
            <text:p text:style-name="P88"/>
          </text:section>
          <text:section text:style-name="Sect1" text:name="feedback-form-6">
            <text:p text:style-name="P88"/>
          </text:section>
        </text:section>
        <text:section text:style-name="Sect1" text:name="4e5f1ca3bef976f9">
          <text:p text:style-name="Text_20_body"/>
          <text:section text:style-name="Sect1" text:name="user-query-content-7">
            <text:p text:style-name="P125">present it </text:p>
          </text:section>
          <text:p text:style-name="P88">Tampilkan alur berpikir</text:p>
          <text:section text:style-name="Sect2" text:name="model-response-message-contentr_4e5f1ca3bef976f9">
            <text:p text:style-name="Text_20_body">Tentu, ini adalah draf prompt untuk pengantar Bab 4 dan pembahasan mendalam untuk setiap subbabnya, yang fokus pada penimbangan risiko dan manfaat modifikasi cuaca:</text:p>
            <text:p text:style-name="Horizontal_20_Line"/>
            <text:p text:style-name="Text_20_body"><text:span text:style-name="Strong_20_Emphasis">Bab 4: Pedang Bermata Dua: Risiko dan Manfaat</text:span></text:p>
            <text:list xml:id="list6919741103136754551" text:style-name="L19">
              <text:list-item>
                <text:p text:style-name="P47"><text:span text:style-name="Strong_20_Emphasis">Prompt untuk Pengantar Bab 4:</text:span> </text:p>
                <text:p text:style-name="P10">"Tulis paragraf pengantar untuk Bab 4 buku modifikasi cuaca (target remaja 13-22 tahun), yang berjudul 'Pedang Bermata Dua: Risiko dan Manfaat'. Mulailah dengan merujuk pada Bab 3: 'Oke, kita sudah lihat betapa sulitnya membuktikan teknologi modifikasi cuaca itu benar-benar efektif. Tapi, anggaplah sejenak teknologi ini <text:span text:style-name="Emphasis">bisa</text:span> bekerja, setidaknya dalam beberapa kasus. Pertanyaan selanjutnya adalah: Apa dampaknya? Seperti banyak teknologi hebat lainnya, modifikasi cuaca ini ibarat pedang bermata dua.' Jelaskan metafora ini: di satu sisi, ada harapan besar akan manfaatnya, alasan mengapa orang ingin sekali bisa mengendalikan cuaca. Di sisi lain, ada juga risiko dan kekhawatiran yang tidak bisa diabaikan. Sampaikan bahwa bab ini akan menimbang kedua sisi tersebut secara adil. Kita akan jelajahi apa saja sih 'janji manis' atau manfaat yang diharapkan dari teknologi ini? Lalu, apa saja 'efek samping' atau <text:soft-page-break/>risiko yang perlu kita waspadai? Siap untuk melihat kedua sisi mata pedang ini?"</text:p>
              </text:list-item>
            </text:list>
            <text:p text:style-name="Horizontal_20_Line"/>
            <text:p text:style-name="Text_20_body"><text:span text:style-name="Strong_20_Emphasis">Subbab 4.1: Manfaat yang Diharapkan</text:span></text:p>
            <text:list xml:id="list5599509780857353955" text:style-name="L20">
              <text:list-item>
                <text:p text:style-name="P48"><text:span text:style-name="Strong_20_Emphasis">Prompt untuk Pengantar Subbab 4.1 (sebelum manfaat spesifik):</text:span> </text:p>
                <text:p text:style-name="P11">"Tulis paragraf pengantar singkat (1 paragraf) untuk Subbab 4.1, sebelum membahas manfaat spesifik. Jelaskan bahwa 'Di bagian ini, kita akan fokus pada sisi positif dari 'pedang bermata dua' tadi. Mengapa sih manusia terus mencoba mengembangkan dan menggunakan teknologi modifikasi cuaca, meskipun sulit dan penuh ketidakpastian? Jawabannya terletak pada harapan besar untuk menyelesaikan beberapa masalah paling mendesak yang dihadapi manusia, mulai dari kekurangan air hingga bencana alam. Mari kita lihat apa saja manfaat utama yang diharapkan.'"</text:p>
              </text:list-item>
              <text:list-item>
                <text:p text:style-name="P48"><text:span text:style-name="Strong_20_Emphasis">Prompt untuk Pembahasan Mendalam (Mengatasi Kekeringan dan Krisis Air):</text:span> </text:p>
                <text:p text:style-name="P11">"Tulis pembahasan mendalam (sekitar 2-3 paragraf) tentang manfaat modifikasi cuaca untuk 'Mengatasi Kekeringan dan Krisis Air', untuk pembaca remaja. Gambarkan dulu masalahnya: betapa parahnya dampak kekeringan bagi kehidupan manusia (susah air minum, gagal panen, waduk kering seperti yang kadang terjadi di beberapa daerah di Indonesia saat El Nino) dan lingkungan. Jelaskan bagaimana <text:span text:style-name="Emphasis">cloud seeding</text:span> dilihat sebagai salah satu solusi potensial. Terangkan idenya: dengan menyemai awan yang tepat di atas daerah tangkapan air (catchment area) atau waduk, diharapkan curah hujan atau tumpukan salju (yang nanti mencair jadi air) bisa bertambah. Sebutkan manfaat langsungnya: pasokan air minum bisa terjaga, petani bisa mengairi sawah/ladang, dan pembangkit listrik tenaga air (PLTA) bisa terus beroperasi. Namun, berikan sedikit catatan realistis: <text:span text:style-name="Emphasis">cloud seeding</text:span> butuh awan yang cocok (tidak bisa 'menciptakan' hujan dari langit biru) dan mungkin hanya memberikan tambahan air yang relatif kecil, jadi ini bukan solusi ajaib untuk semua masalah kekeringan, tapi bisa dianggap sebagai salah satu alat bantu."</text:p>
              </text:list-item>
              <text:list-item>
                <text:p text:style-name="P48"><text:span text:style-name="Strong_20_Emphasis">Prompt untuk Pembahasan Mendalam (Meningkatkan Hasil Pertanian):</text:span> </text:p>
                <text:p text:style-name="P11">"Tulis pembahasan mendalam (sekitar 2 paragraf) tentang <text:soft-page-break/>manfaat modifikasi cuaca untuk 'Meningkatkan Hasil Pertanian', untuk pembaca remaja. Jelaskan betapa pentingnya air yang cukup dan tepat waktu bagi pertumbuhan tanaman pangan (padi, jagung, sayuran, buah-buahan). Terangkan bagaimana <text:span text:style-name="Emphasis">cloud seeding</text:span> diharapkan bisa membantu petani dengan cara: 1) Menambah curah hujan di musim tanam, terutama jika terjadi periode kering singkat yang bisa merusak tanaman. 2) (Singgung kembali dari Bab 2/3) Mengurangi kerusakan akibat hujan es melalui <text:span text:style-name="Emphasis">hail suppression</text:span>, yang bisa menyelamatkan panen bernilai tinggi seperti anggur atau apel (meskipun hujan es jarang jadi masalah utama di sebagian besar Indonesia). Sebutkan manfaat akhirnya: hasil panen bisa lebih banyak dan stabil, yang penting untuk ketahanan pangan dan ekonomi petani serta negara."</text:p>
              </text:list-item>
              <text:list-item>
                <text:p text:style-name="P48"><text:span text:style-name="Strong_20_Emphasis">Prompt untuk Pembahasan Mendalam (Mengurangi Bencana Alam):</text:span> </text:p>
                <text:p text:style-name="P11">"Tulis pembahasan mendalam (sekitar 2-3 paragraf) tentang <text:span text:style-name="Emphasis">harapan</text:span> menggunakan modifikasi cuaca untuk 'Mengurangi Bencana Alam', untuk pembaca remaja. Tekankan bahwa untuk beberapa kasus ini, efektivitasnya masih sangat dipertanyakan (seperti dibahas di Bab 3), tapi ini adalah <text:span text:style-name="Emphasis">tujuan</text:span> atau <text:span text:style-name="Emphasis">manfaat yang dicita-citakan</text:span>. Jelaskan beberapa idenya:</text:p>
                <text:list>
                  <text:list-item>
                    <text:p text:style-name="P23"><text:span text:style-name="Emphasis">Banjir:</text:span> Ada ide (masih sangat teoritis) untuk mencoba 'mengurangi' intensitas hujan lebat di daerah rawan banjir dengan cara menyemai awan lebih awal di tempat lain. </text:p>
                  </text:list-item>
                  <text:list-item>
                    <text:p text:style-name="P23"><text:span text:style-name="Emphasis">Badai Tropis (Angin Topan/Siklon):</text:span> Ingatkan kembali <text:span text:style-name="Emphasis">tujuan</text:span> dari upaya pelemahan badai (meskipun belum berhasil): yaitu mengurangi kecepatan angin maksimum untuk memperkecil kerusakan bangunan dan korban jiwa. </text:p>
                  </text:list-item>
                  <text:list-item>
                    <text:p text:style-name="P23"><text:span text:style-name="Emphasis">Hujan Es:</text:span> Ulangi lagi manfaat mengurangi ukuran batu es untuk melindungi properti (rumah, mobil) selain tanaman. </text:p>
                  </text:list-item>
                  <text:list-item>
                    <text:p text:style-name="P11"><text:span text:style-name="Emphasis">Kekeringan &amp; Kebakaran Hutan:</text:span> Ini aplikasi yang lebih sering dicoba di Indonesia. Jelaskan bagaimana hujan buatan (TMC) diharapkan bisa membantu memadamkan kebakaran hutan dan lahan (karhutla) yang luas atau setidaknya membasahi area gambut agar tidak mudah terbakar, serta mengurangi dampak kekeringan secara umum. Fokus pada 'mengapa orang ingin ini berhasil' yaitu untuk mengurangi kerugian dan penderitaan akibat <text:soft-page-break/>bencana." </text:p>
                  </text:list-item>
                </text:list>
              </text:list-item>
              <text:list-item>
                <text:p text:style-name="P48"><text:span text:style-name="Strong_20_Emphasis">Prompt untuk Pembahasan Mendalam (Potensi Lainnya):</text:span> </text:p>
                <text:p text:style-name="P11">"Tulis pembahasan singkat (1-2 paragraf) tentang 'Potensi Lainnya' dari modifikasi cuaca, untuk pembaca remaja. Sebutkan bahwa selain manfaat 'serius' tadi, ada juga harapan penggunaan teknologi ini untuk tujuan lain:</text:p>
                <text:list>
                  <text:list-item>
                    <text:p text:style-name="P23"><text:span text:style-name="Emphasis">Pariwisata:</text:span> Contohnya, menambah tumpukan salju di resort ski (di negara empat musim) atau menghilangkan kabut di tempat wisata pegunungan. </text:p>
                  </text:list-item>
                  <text:list-item>
                    <text:p text:style-name="P23"><text:span text:style-name="Emphasis">Acara Khusus:</text:span> Seperti kasus Olimpiade Beijing, ada keinginan untuk 'menjamin' cuaca baik saat acara besar seperti konser outdoor, festival, perayaan hari kemerdekaan, atau KTT internasional. </text:p>
                  </text:list-item>
                  <text:list-item>
                    <text:p text:style-name="P11"><text:span text:style-name="Emphasis">Kualitas Udara:</text:span> Ada klaim atau harapan bahwa hujan buatan bisa membantu 'membersihkan' polusi udara di kota besar seperti Jakarta saat kualitas udara sangat buruk, meskipun bukti ilmiahnya masih terbatas. Jelaskan bahwa manfaat ini mungkin terlihat kurang vital dibanding mengatasi krisis air, tapi tetap bisa punya nilai ekonomi atau sosial." </text:p>
                  </text:list-item>
                </text:list>
              </text:list-item>
            </text:list>
            <text:p text:style-name="Horizontal_20_Line"/>
            <text:p text:style-name="Text_20_body"><text:span text:style-name="Strong_20_Emphasis">Subbab 4.2: Risiko dan Kekhawatiran</text:span></text:p>
            <text:list xml:id="list2261148146695834035" text:style-name="L21">
              <text:list-item>
                <text:p text:style-name="P49"><text:span text:style-name="Strong_20_Emphasis">Prompt untuk Pengantar Subbab 4.2 (sebelum risiko spesifik):</text:span> </text:p>
                <text:p text:style-name="P12">"Tulis paragraf pengantar singkat (1 paragraf) untuk Subbab 4.2, sebelum membahas risiko spesifik. Jelaskan bahwa 'Sekarang, saatnya kita membalik pedang dan melihat sisi tajam lainnya. Secanggih apa pun teknologinya, modifikasi cuaca bukanlah tanpa risiko atau masalah. Bermain-main dengan sistem sekompleks atmosfer bisa menimbulkan konsekuensi yang tidak terduga atau tidak diinginkan. Di bagian ini, kita akan mengupas tuntas apa saja kekhawatiran dan potensi bahaya yang perlu kita pertimbangkan baik-baik sebelum memutuskan untuk 'mengendalikan' cuaca.'"</text:p>
              </text:list-item>
              <text:list-item>
                <text:p text:style-name="P49"><text:span text:style-name="Strong_20_Emphasis">Prompt untuk Pembahasan Mendalam (Dampak Lingkungan):</text:span> </text:p>
                <text:p text:style-name="P12">"Tulis pembahasan mendalam (sekitar 2-4 paragraf) tentang 'Dampak Lingkungan' dari modifikasi cuaca, untuk pembaca remaja. Fokus pada dua hal utama: bahan kimia yang digunakan <text:soft-page-break/>dan perubahan cuaca itu sendiri.</text:p>
                <text:list>
                  <text:list-item>
                    <text:p text:style-name="P24"><text:span text:style-name="Emphasis">Bahan Kimia:</text:span> Kembali bahas Perak Iodida (AgI). Meskipun konsentrasinya rendah per operasi, apa dampak <text:span text:style-name="Emphasis">akumulasi</text:span> (penumpukan) perak di tanah dan ekosistem air (sungai, danau) jika <text:span text:style-name="Emphasis">cloud seeding</text:span> dilakukan terus-menerus selama bertahun-tahun? Sebutkan bahwa beberapa penelitian menunjukkan organisme air (seperti ikan kecil atau plankton) dan mikroba tanah bisa sensitif terhadap peningkatan kadar perak. Untuk bahan lain seperti garam (NaCl), jelaskan potensi masalah jika digunakan dalam jumlah besar di satu area: bisa meningkatkan kadar garam di tanah atau air, yang mungkin tidak baik untuk tanaman asli atau organisme air tawar. </text:p>
                  </text:list-item>
                  <text:list-item>
                    <text:p text:style-name="P12"><text:span text:style-name="Emphasis">Perubahan Pola Cuaca:</text:span> Jelaskan bahwa mengubah hujan di satu tempat bisa saja berdampak pada pola cuaca di tempat lain (akan dibahas lebih lanjut di subbab berikutnya). Selain itu, bagaimana ekosistem lokal (tumbuhan dan hewan) yang sudah beradaptasi dengan pola hujan/salju tertentu akan bereaksi jika polanya diubah? Apakah ada spesies yang akan dirugikan? Tekankan bahwa ini adalah area yang kompleks dan masih butuh banyak penelitian." </text:p>
                  </text:list-item>
                </text:list>
              </text:list-item>
              <text:list-item>
                <text:p text:style-name="P49"><text:span text:style-name="Strong_20_Emphasis">Prompt untuk Pembahasan Mendalam (Perubahan Pola Cuaca yang Tidak Diinginkan):</text:span> </text:p>
                <text:p text:style-name="P12">"Tulis pembahasan mendalam (sekitar 2-3 paragraf) tentang risiko 'Perubahan Pola Cuaca yang Tidak Diinginkan', untuk pembaca remaja. Ini salah satu kekhawatiran terbesar! Jelaskan konsep 'efek downwind' atau 'mencuri hujan': Jika kita 'memaksa' awan menurunkan hujannya di tempat kita (Area A), apakah itu berarti uap air di awan itu habis sehingga tempat lain yang seharusnya dapat hujan dari awan yang sama (Area B, di arah angin) jadi tidak kebagian? Ini isu yang sangat pelik dan jadi sumber perdebatan sengit antar ilmuwan dan bahkan antar negara/wilayah. Sulit sekali membuktikannya, tapi potensinya ada. Jelaskan juga risiko lain: Bagaimana jika upaya menambah hujan malah kebablasan dan menyebabkan banjir lokal? Atau sebaliknya, upaya mengurangi badai malah secara tidak sengaja mengubah jalurnya ke arah pemukiman lain? Tekankan betapa rumitnya sistem atmosfer kita – seperti jaringan raksasa yang saling terhubung. Mengubah satu bagian bisa menimbulkan <text:soft-page-break/>'efek domino' yang tidak terduga di bagian lain."</text:p>
              </text:list-item>
              <text:list-item>
                <text:p text:style-name="P49"><text:span text:style-name="Strong_20_Emphasis">Prompt untuk Pembahasan Mendalam (Masalah Kesehatan):</text:span> </text:p>
                <text:p text:style-name="P12">"Tulis pembahasan mendalam (sekitar 1-2 paragraf) tentang 'Masalah Kesehatan' terkait modifikasi cuaca, untuk pembaca remaja. Kaitkan kembali ke pembahasan keamanan bahan kimia (AgI, garam). Tegaskan bahwa berdasarkan penelitian saat ini, risiko <text:span text:style-name="Emphasis">langsung</text:span> bagi kesehatan manusia dari bahan kimia <text:span text:style-name="Emphasis">cloud seeding</text:span> dalam konsentrasi yang biasa ditemukan di lingkungan setelah operasi umumnya dianggap SANGAT RENDAH. Jelaskan bahwa banyak klaim atau ketakutan yang beredar (misalnya menghubungkan <text:span text:style-name="Emphasis">cloud seeding</text:span> dengan penyakit aneh atau keracunan massal) seringkali tidak didukung oleh bukti ilmiah yang kuat (bedakan dengan teori konspirasi 'chemtrails' yang juga tidak berdasar). Fokus pada apa yang <text:span text:style-name="Emphasis">mungkin</text:span> jadi perhatian (meskipun kecil): misalnya, apakah ada risiko iritasi pernapasan bagi orang yang berada sangat dekat dengan titik pelepasan bahan higroskopis dalam konsentrasi tinggi? (Perlu cek fakta spesifik). Simpulkan bahwa meskipun risiko kesehatan langsung yang besar belum terbukti, penting untuk terus memantau dan meneliti, tapi tidak perlu panik berlebihan berdasarkan informasi yang tidak akurat."</text:p>
              </text:list-item>
              <text:list-item>
                <text:p text:style-name="P49"><text:span text:style-name="Strong_20_Emphasis">Prompt untuk Pembahasan Mendalam (Biaya yang Mahal):</text:span> </text:p>
                <text:p text:style-name="P12">"Tulis pembahasan mendalam (sekitar 2-3 paragraf) tentang 'Biaya yang Mahal' sebagai salah satu risiko/kendala modifikasi cuaca, untuk pembaca remaja. Jelaskan bahwa menjalankan program modifikasi cuaca itu TIDAK MURAH. Rincikan biaya-biaya yang terlibat: butuh pesawat khusus (jika pakai metode udara), pilot terlatih, radar cuaca canggih untuk memantau awan, bahan kimia penyemai (perak iodida itu relatif mahal, garam lebih murah tapi butuh jumlah banyak), mungkin juga generator di darat, tim ahli meteorologi, serta biaya riset dan evaluasi. Timbulkan pertanyaan tentang <text:span text:style-name="Emphasis">efektivitas biaya (cost-effectiveness)</text:span>: Apakah manfaat ekonomi yang didapat (misalnya tambahan hasil panen atau tambahan suplai air) benar-benar LEBIH BESAR daripada semua biaya yang dikeluarkan? Mengingat hasil modifikasi cuaca seringkali tidak pasti (seperti dibahas di Bab 3), ini jadi pertanyaan penting. Singgung juga siapa yang menanggung biaya ini: biasanya pemerintah (artinya pajak kita semua, seperti operasi TMC oleh BMKG/BRIN di Indonesia), atau kadang kelompok swasta seperti asosiasi petani atau pengelola resort ski. Terakhir, sentuh <text:soft-page-break/>konsep 'biaya peluang' (<text:span text:style-name="Emphasis">opportunity cost</text:span>): Apakah uang yang sama bisa memberikan hasil lebih baik jika diinvestasikan untuk solusi lain, misalnya membangun sistem irigasi yang lebih efisien, mengembangkan tanaman tahan kekeringan, memperbaiki infrastruktur pengelolaan air, atau meningkatkan sistem peringatan dini bencana?"</text:p>
              </text:list-item>
            </text:list>
            <text:p text:style-name="Horizontal_20_Line"/>
            <text:p text:style-name="Text_20_body">Semoga prompt ini membantu Anda mengisi Bab 4 dengan pembahasan yang seimbang mengenai risiko dan manfaat dari teknologi modifikasi cuaca.</text:p>
          </text:section>
          <text:section text:style-name="Sect1" text:name="feedback-form-7">
            <text:p text:style-name="P88"/>
          </text:section>
        </text:section>
        <text:section text:style-name="Sect1" text:name="bd966f9b8d85daae">
          <text:p text:style-name="Text_20_body"/>
          <text:section text:style-name="Sect1" text:name="user-query-content-8">
            <text:p text:style-name="P125">Pada Bab 5 Tambahkan prompt pada awal bab untuk mendapatkan pengantar , pada tiap subbab/sub-subab untuk mendapatkan isi dengan pembahasan mendalam </text:p>
          </text:section>
          <text:p text:style-name="P88">Tampilkan alur berpikir</text:p>
          <text:section text:style-name="Sect2" text:name="model-response-message-contentr_bd966f9b8d85daae">
            <text:p text:style-name="Text_20_body">Tentu, mari kita siapkan prompt untuk pengantar Bab 5 dan pembahasan mendalam untuk setiap subbabnya, yang akan menyelami aspek etika, hukum, dan tata kelola modifikasi cuaca.</text:p>
            <text:p text:style-name="Horizontal_20_Line"/>
            <text:p text:style-name="Text_20_body"><text:span text:style-name="Strong_20_Emphasis">Bab 5: Bermain Tuhan? Etika dan Aturan Main</text:span></text:p>
            <text:list xml:id="list5211983982104585804" text:style-name="L22">
              <text:list-item>
                <text:p text:style-name="P50"><text:span text:style-name="Strong_20_Emphasis">Prompt untuk Pengantar Bab 5:</text:span> </text:p>
                <text:p text:style-name="P13">"Tulis paragraf pengantar untuk Bab 5 buku modifikasi cuaca (target remaja 13-22 tahun), yang berjudul 'Bermain Tuhan? Etika dan Aturan Main'. Mulailah dengan mengacu pada Bab 4: 'Kita sudah lihat potensi manfaat besar tapi juga risiko mengerikan dari teknologi modifikasi cuaca. Kemampuan (atau bahkan keinginan) untuk mengubah hujan, salju, atau kabut ini memunculkan pertanyaan yang lebih dalam, yang sering diringkas dalam ungkapan 'Apakah kita sedang bermain Tuhan?'' Jelaskan bahwa ungkapan ini mewakili kegelisahan etis: apakah manusia punya hak untuk ikut campur dalam sistem alam yang begitu besar dan kompleks seperti cuaca? Sampaikan bahwa bab ini tidak akan langsung menjawab 'ya' atau 'tidak', tapi akan mengajak pembaca menjelajahi labirin pertanyaan <text:span text:style-name="Emphasis">etis</text:span> (tentang benar dan salah) serta kebutuhan akan <text:span text:style-name="Emphasis">aturan main</text:span> (hukum dan tata kelola) seputar teknologi ini. Kita akan membahas: Siapa sih yang punya wewenang memutuskan kapan dan di mana cuaca boleh diubah? Apakah teknologi ini adil untuk semua orang? Adakah hukum yang mengaturnya? Dan perlukah suara masyarakat didengarkan? Bersiaplah untuk <text:soft-page-break/>memikirkan pertanyaan-pertanyaan besar!"</text:p>
              </text:list-item>
            </text:list>
            <text:p text:style-name="Horizontal_20_Line"/>
            <text:p text:style-name="Text_20_body"><text:span text:style-name="Strong_20_Emphasis">Subbab dalam Bab 5:</text:span></text:p>
            <text:list xml:id="list2143010910189902181" text:style-name="L23">
              <text:list-item>
                <text:p text:style-name="P51"><text:span text:style-name="Strong_20_Emphasis">Subbab 5.1: Siapa yang Berhak Mengubah Cuaca? Pertanyaan Etis Mendasar</text:span></text:p>
                <text:list>
                  <text:list-item>
                    <text:p text:style-name="P51"><text:span text:style-name="Strong_20_Emphasis">Prompt untuk Pembahasan Mendalam:</text:span> </text:p>
                    <text:p text:style-name="P14">"Tulis pembahasan mendalam (sekitar 3-4 paragraf) untuk Subbab 5.1: 'Siapa yang Berhak Mengubah Cuaca? Pertanyaan Etis Mendasar', untuk pembaca remaja. Gali pertanyaan inti: Atas dasar apa sebuah negara, perusahaan, atau kelompok berani mengambil keputusan untuk mengubah cuaca, yang dampaknya bisa dirasakan oleh banyak orang atau bahkan ekosistem lain? Perkenalkan dua sudut pandang etis yang berbeda:</text:p>
                    <text:list>
                      <text:list-item>
                        <text:p text:style-name="P25"><text:span text:style-name="Emphasis">Antroposentrisme (Berpusat pada Manusia):</text:span> Pandangan bahwa alam ada untuk dimanfaatkan manusia. Dari sudut pandang ini, modifikasi cuaca bisa dibenarkan jika manfaatnya bagi manusia (misal, mengatasi kekeringan) lebih besar dari risikonya, dan risikonya bisa dikelola. </text:p>
                      </text:list-item>
                      <text:list-item>
                        <text:p text:style-name="P14"><text:span text:style-name="Emphasis">Ekosentrisme (Berpusat pada Ekosistem):</text:span> Pandangan bahwa alam punya nilai intrinsik (nilai pada dirinya sendiri), terlepas dari kegunaannya bagi manusia. Dari sini, muncul pertanyaan apakah kita <text:span text:style-name="Emphasis">berhak</text:span> mengintervensi sistem alam sekompleks cuaca, bahkan jika tujuannya baik? Apakah kita terlalu sombong (<text:span text:style-name="Emphasis">hubris</text:span>) berpikir bisa mengendalikannya tanpa masalah? Sebutkan juga Prinsip Kehati-hatian (<text:span text:style-name="Emphasis">Precautionary Principle</text:span>): ide bahwa jika suatu tindakan punya potensi bahaya besar (meskipun belum pasti), sebaiknya kita sangat berhati-hati atau tidak melakukannya sama sekali sampai ada bukti lebih kuat bahwa itu aman. Singgung potensi konflik yang bisa muncul jika modifikasi cuaca oleh satu pihak (misalnya, suatu provinsi atau negara) dianggap merugikan pihak lain." </text:p>
                      </text:list-item>
                    </text:list>
                  </text:list-item>
                </text:list>
              </text:list-item>
              <text:list-item>
                <text:p text:style-name="P51"><text:span text:style-name="Strong_20_Emphasis">Subbab 5.2: Keadilan Iklim: Apakah Modifikasi Cuaca Menguntungkan Semua Orang?</text:span></text:p>
                <text:list>
                  <text:list-item>
                    <text:p text:style-name="P51"><text:soft-page-break/><text:span text:style-name="Strong_20_Emphasis">Prompt untuk Pembahasan Mendalam:</text:span> </text:p>
                    <text:p text:style-name="P14">"Tulis pembahasan mendalam (sekitar 3-4 paragraf) untuk Subbab 5.2: 'Keadilan Iklim: Apakah Modifikasi Cuaca Menguntungkan Semua Orang?', untuk pembaca remaja. Jelaskan secara sederhana apa itu 'keadilan iklim': intinya adalah soal <text:span text:style-name="Emphasis">fairness</text:span> atau keadilan terkait siapa yang paling terdampak perubahan iklim dan siapa yang paling diuntungkan/dirugikan oleh solusi yang ditawarkan. Lalu, terapkan konsep ini pada modifikasi cuaca:</text:p>
                    <text:list>
                      <text:list-item>
                        <text:p text:style-name="P25"><text:span text:style-name="Emphasis">Siapa yang Untung?</text:span> Apakah teknologi ini (karena biayanya mahal) cenderung lebih menguntungkan negara kaya, daerah perkotaan, atau perusahaan pertanian besar? Bagaimana nasib petani kecil, masyarakat adat, atau daerah terpencil? </text:p>
                      </text:list-item>
                      <text:list-item>
                        <text:p text:style-name="P25"><text:span text:style-name="Emphasis">Siapa yang Menanggung Risiko?</text:span> Jika ada dampak negatif (misalnya, perubahan pola hujan di tempat lain, polusi lingkungan jangka panjang akibat bahan kimia), siapa yang paling mungkin merasakannya? Apakah masyarakat miskin atau kelompok rentan lainnya yang tinggal 'di arah angin' (<text:span text:style-name="Emphasis">downwind</text:span>)? Bagaimana dengan ekosistem atau bahkan generasi mendatang yang mewarisi akibatnya? </text:p>
                      </text:list-item>
                      <text:list-item>
                        <text:p text:style-name="P14"><text:span text:style-name="Emphasis">Memperburuk Kesenjangan?</text:span> Apakah ada bahaya bahwa modifikasi cuaca justru bisa memperparah ketidakadilan yang sudah ada? Berikan contoh hipotetis: Bayangkan negara A melakukan <text:span text:style-name="Emphasis">cloud seeding</text:span> besar-besaran untuk pertaniannya, tapi ini (mungkin) menyebabkan kekeringan di negara B yang lebih miskin di sebelahnya. Adilkah ini? Angkat pertanyaan tentang etika memaksakan risiko (sekecil apa pun) pada orang atau ekosistem yang tidak ikut setuju atau tidak mendapat manfaat langsung. Tekankan bahwa pertanyaan 'adil atau tidak' ini sangat penting dalam diskusi modifikasi cuaca." </text:p>
                      </text:list-item>
                    </text:list>
                  </text:list-item>
                </text:list>
              </text:list-item>
              <text:list-item>
                <text:p text:style-name="P51"><text:span text:style-name="Strong_20_Emphasis">Subbab 5.3: Aturan Hukum: Adakah Hukum Nasional atau Internasional yang Mengatur?</text:span></text:p>
                <text:list>
                  <text:list-item>
                    <text:p text:style-name="P51"><text:span text:style-name="Strong_20_Emphasis">Prompt untuk Pembahasan Mendalam (Bagian Utama - </text:span><text:soft-page-break/><text:span text:style-name="Strong_20_Emphasis">Hukum):</text:span> </text:p>
                    <text:p text:style-name="P14">"Tulis pembahasan mendalam (sekitar 3-4 paragraf) untuk bagian utama Subbab 5.3: 'Aturan Hukum: Adakah Hukum Nasional atau Internasional yang Mengatur?', untuk pembaca remaja. Jelaskan mengapa aturan hukum itu penting: untuk memberikan kepastian, mengatur siapa boleh melakukan apa, menetapkan standar keamanan, dan menyediakan cara penyelesaian jika terjadi sengketa atau kerugian. Bahas di dua level:</text:p>
                    <text:list>
                      <text:list-item>
                        <text:p text:style-name="P25"><text:span text:style-name="Emphasis">Level Nasional (Contoh Indonesia, per April 2025):</text:span> Apakah ada undang-undang (UU) khusus di Indonesia yang secara eksplisit mengatur Teknologi Modifikasi Cuaca (TMC)? Jelaskan bahwa meskipun belum ada UU khusus TMC, pelaksanaannya biasanya dilakukan oleh lembaga pemerintah (seperti BMKG, BRIN, BNPB) berdasarkan UU terkait lainnya (misalnya UU No. 31/2009 tentang Meteorologi, Klimatologi, dan Geofisika; UU No. 32/2009 tentang Perlindungan dan Pengelolaan Lingkungan Hidup; UU No. 24/2007 tentang Penanggulangan Bencana) dan peraturan pelaksanaannya (Peraturan Pemerintah, Peraturan Presiden, atau Keputusan Kepala Lembaga). Singgung apa saja yang mungkin diatur dalam kerangka hukum ini (misalnya prosedur operasi standar, izin, mungkin kajian dampak lingkungan sederhana). Tanyakan: Apakah aturan ini sudah cukup jelas dan komprehensif? </text:p>
                      </text:list-item>
                      <text:list-item>
                        <text:p text:style-name="P14"><text:span text:style-name="Emphasis">Level Internasional:</text:span> Apakah ada perjanjian (treaty) internasional khusus untuk mengatur modifikasi cuaca? Jawabannya: Secara umum <text:span text:style-name="Emphasis">belum ada</text:span> perjanjian yang mengatur modifikasi cuaca untuk tujuan damai secara menyeluruh. Sebutkan Konvensi ENMOD (1977), tapi jelaskan bahwa ini ruang lingkupnya sangat terbatas: HANYA melarang penggunaan modifikasi lingkungan (termasuk cuaca) sebagai <text:span text:style-name="Emphasis">senjata perang</text:span> atau cara permusuhan lainnya. Untuk penggunaan damai seperti hujan buatan, tidak ada aturan global yang mengikat secara spesifik. Singgung prinsip-prinsip hukum <text:soft-page-break/>lingkungan internasional yang relevan, seperti 'kewajiban untuk tidak menyebabkan kerusakan lintas batas' (<text:span text:style-name="Emphasis">no-harm rule</text:span>), tapi jelaskan bahwa pembuktian pelanggarannya dalam kasus modifikasi cuaca sangatlah sulit. Simpulkan bahwa di level nasional mungkin ada pengaturan parsial, tapi di level internasional masih terdapat kekosongan hukum yang signifikan untuk mengatur aktivitas modifikasi cuaca damai yang berpotensi lintas batas." </text:p>
                      </text:list-item>
                    </text:list>
                  </text:list-item>
                  <text:list-item>
                    <text:p text:style-name="P51"><text:span text:style-name="Strong_20_Emphasis">Prompt untuk Pembahasan Mendalam (Tantangan Peraturan Lintas Batas):</text:span> </text:p>
                    <text:p text:style-name="P14">"Tulis pembahasan mendalam (sekitar 2-3 paragraf) tentang 'Tantangan Membuat Peraturan Lintas Batas Negara' untuk modifikasi cuaca, untuk pembaca remaja. Jelaskan mengapa membuat aturan internasional itu super sulit untuk urusan cuaca:</text:p>
                    <text:list>
                      <text:list-item>
                        <text:p text:style-name="P25"><text:span text:style-name="Emphasis">Awan Tak Punya Paspor:</text:span> Cuaca dan atmosfer itu bergerak bebas melintasi batas negara. Apa yang dilakukan di satu negara bisa dengan mudah berdampak ke negara tetangga (positif atau negatif). </text:p>
                      </text:list-item>
                      <text:list-item>
                        <text:p text:style-name="P25"><text:span text:style-name="Emphasis">Sulitnya Membuktikan Sebab-Akibat:</text:span> Seperti dibahas di Bab 3, membuktikan secara ilmiah bahwa <text:span text:style-name="Emphasis">cloud seeding</text:span> di negara A menyebabkan kekeringan atau banjir di negara B itu sangat sulit. Tanpa bukti kuat, sulit menegakkan hukum. </text:p>
                      </text:list-item>
                      <text:list-item>
                        <text:p text:style-name="P25"><text:span text:style-name="Emphasis">Beda Kepentingan &amp; Prioritas:</text:span> Negara-negara punya kebutuhan dan pandangan berbeda. Negara yang sering kekeringan mungkin sangat mendukung hujan buatan, sementara negara tetangganya khawatir 'hujannya dicuri'. Sulit mencari titik temu. </text:p>
                      </text:list-item>
                      <text:list-item>
                        <text:p text:style-name="P25"><text:span text:style-name="Emphasis">Kedaulatan Negara:</text:span> Prinsip dasar hubungan internasional adalah kedaulatan – negara punya hak mengatur urusan dalam negerinya. Banyak negara enggan aktivitas di wilayahnya diatur oleh hukum internasional yang ketat. </text:p>
                      </text:list-item>
                      <text:list-item>
                        <text:p text:style-name="P14"><text:span text:style-name="Emphasis">Pengawasan &amp; Penegakan:</text:span> Bagaimana cara memantau semua aktivitas modifikasi cuaca di seluruh dunia secara efektif? Siapa badan <text:soft-page-break/>internasional yang punya wewenang untuk mengawasi dan memberikan sanksi jika ada pelanggaran? Tekankan bahwa tantangan-tantangan ini membuat pembentukan aturan main global yang jelas dan efektif menjadi proses yang sangat lambat dan rumit, padahal potensi dampaknya bisa melintasi batas negara." </text:p>
                      </text:list-item>
                    </text:list>
                  </text:list-item>
                </text:list>
              </text:list-item>
              <text:list-item>
                <text:p text:style-name="P51"><text:span text:style-name="Strong_20_Emphasis">Subbab 5.4: Transparansi dan Partisipasi Publik: Perlukah Masyarakat Dilibatkan?</text:span></text:p>
                <text:list>
                  <text:list-item>
                    <text:p text:style-name="P51"><text:span text:style-name="Strong_20_Emphasis">Prompt untuk Pembahasan Mendalam:</text:span> </text:p>
                    <text:p text:style-name="P14">"Tulis pembahasan mendalam (sekitar 3-4 paragraf) untuk Subbab 5.4: 'Transparansi dan Partisipasi Publik: Perlukah Masyarakat Dilibatkan?', untuk pembaca remaja. Jelaskan apa arti kedua konsep ini dalam konteks modifikasi cuaca:</text:p>
                    <text:list>
                      <text:list-item>
                        <text:p text:style-name="P25"><text:span text:style-name="Emphasis">Transparansi:</text:span> Artinya keterbukaan informasi dari pihak yang melakukan modifikasi cuaca (pemerintah atau swasta). Mereka harus memberitahu publik secara jelas: Apa tujuan proyeknya? Kapan, di mana, dan bagaimana akan dilakukan? Bahan apa yang digunakan? Bagaimana dampaknya dipantau? Apa saja potensi risikonya? Apa hasil evaluasinya? </text:p>
                      </text:list-item>
                      <text:list-item>
                        <text:p text:style-name="P25"><text:span text:style-name="Emphasis">Partisipasi Publik:</text:span> Artinya memberi kesempatan kepada masyarakat, terutama yang mungkin terdampak langsung, untuk ikut serta dalam proses pengambilan keputusan. Bukan sekadar sosialisasi satu arah, tapi dialog dua arah: mendengarkan masukan, kekhawatiran, harapan, dan bahkan kritik dari publik sebelum, selama, dan sesudah proyek dijalankan. Jelaskan mengapa transparansi dan partisipasi publik ini SANGAT PENTING untuk modifikasi cuaca: </text:p>
                      </text:list-item>
                      <text:list-item>
                        <text:p text:style-name="P25"><text:span text:style-name="Emphasis">Membangun Kepercayaan:</text:span> Menghindari kecurigaan, rumor, dan teori konspirasi yang sering muncul jika proyek dilakukan diam-diam. </text:p>
                      </text:list-item>
                      <text:list-item>
                        <text:p text:style-name="P25"><text:span text:style-name="Emphasis">Memasukkan Pengetahuan &amp; Nilai Lokal:</text:span> Masyarakat lokal mungkin punya pemahaman unik tentang lingkungan mereka atau nilai-nilai budaya yang perlu dihargai. </text:p>
                      </text:list-item>
                      <text:list-item>
                        <text:p text:style-name="P25"><text:span text:style-name="Emphasis">Meningkatkan Akuntabilitas:</text:span> Jika publik tahu apa <text:soft-page-break/>yang terjadi, mereka bisa ikut mengawasi dan menuntut pertanggungjawaban jika ada masalah. </text:p>
                      </text:list-item>
                      <text:list-item>
                        <text:p text:style-name="P14"><text:span text:style-name="Emphasis">Prinsip Demokrasi:</text:span> Keputusan tentang sesuatu yang mempengaruhi ruang hidup bersama (seperti atmosfer) sebaiknya tidak diambil segelintir pihak saja. Bandingkan dengan pendekatan yang tertutup, yang bisa menimbulkan konflik sosial atau penolakan. Sebutkan contoh cara partisipasi: konsultasi publik, forum diskusi, penyediaan informasi yang mudah diakses, pembentukan komite pemantau bersama. Tegaskan bahwa karena modifikasi cuaca menyangkut hajat hidup orang banyak dan lingkungan, prosesnya harus terbuka dan melibatkan suara publik." </text:p>
                      </text:list-item>
                    </text:list>
                  </text:list-item>
                </text:list>
              </text:list-item>
            </text:list>
            <text:p text:style-name="Horizontal_20_Line"/>
            <text:p text:style-name="Text_20_body">Semoga prompt ini efektif membantu Anda mengembangkan Bab 5, yang membahas dimensi etika, hukum, dan sosial yang krusial dari modifikasi cuaca.</text:p>
          </text:section>
          <text:section text:style-name="Sect1" text:name="feedback-form-8">
            <text:p text:style-name="P88"/>
          </text:section>
        </text:section>
        <text:section text:style-name="Sect1" text:name="5daff4785cd9c05a">
          <text:p text:style-name="Text_20_body"/>
          <text:section text:style-name="Sect1" text:name="user-query-content-9">
            <text:p text:style-name="P125">Pada Bab 6 Tambahkan prompt pada awal bab untuk mendapatkan pengantar , pada tiap subbab/sub-subab untuk mendapatkan isi dengan pembahasan mendalam </text:p>
          </text:section>
          <text:p text:style-name="P88">Tampilkan alur berpikir</text:p>
          <text:section text:style-name="Sect2" text:name="model-response-message-contentr_5daff4785cd9c05a">
            <text:p text:style-name="P88"/>
          </text:section>
          <text:section text:style-name="Sect1" text:name="feedback-form-9">
            <text:p text:style-name="P88"/>
          </text:section>
        </text:section>
        <text:section text:style-name="Sect1" text:name="427c75cbdf2e19f0">
          <text:p text:style-name="Text_20_body"/>
          <text:section text:style-name="Sect1" text:name="user-query-content-10">
            <text:p text:style-name="P125">present it </text:p>
          </text:section>
          <text:p text:style-name="P88">Tampilkan alur berpikir</text:p>
          <text:section text:style-name="Sect2" text:name="model-response-message-contentr_427c75cbdf2e19f0">
            <text:p text:style-name="Text_20_body">Tentu, ini adalah draf prompt untuk pengantar Bab 6 dan pembahasan mendalam untuk setiap subbabnya, yang menghubungkan modifikasi cuaca dengan krisis iklim global dan memperkenalkan konsep geoengineering:</text:p>
            <text:p text:style-name="Horizontal_20_Line"/>
            <text:p text:style-name="Text_20_body"><text:span text:style-name="Strong_20_Emphasis">Bab 6: Modifikasi Cuaca dan Krisis Iklim Global</text:span></text:p>
            <text:list xml:id="list2146849648118274052" text:style-name="L24">
              <text:list-item>
                <text:p text:style-name="P52"><text:span text:style-name="Strong_20_Emphasis">Prompt untuk Pengantar Bab 6:</text:span> </text:p>
                <text:p text:style-name="P15">"Tulis paragraf pengantar untuk Bab 6 buku modifikasi cuaca (target remaja 13-22 tahun), yang berjudul 'Modifikasi Cuaca dan Krisis Iklim Global'. Mulailah dengan menghubungkan semua pembahasan sebelumnya (Bab 1-5) tentang upaya <text:soft-page-break/>manusia 'mengutak-atik' cuaca (hujan buatan, dll) dengan isu terbesar yang kita hadapi saat ini (April 2025): krisis perubahan iklim global. Sebutkan bahwa kita semua merasakan dampaknya, mungkin dari cuaca yang makin ekstrem di sekitar kita (seperti banjir atau kekeringan) hingga berita tentang naiknya permukaan laut. Lalu, ajukan pertanyaan kunci: Mungkinkah teknologi modifikasi cuaca yang sudah kita bahas ini punya peran dalam mengatasi pemanasan global? Apakah 'mengendalikan' cuaca lokal bisa membantu 'menyembuhkan' iklim planet? Jelaskan bahwa bab ini akan menyelidiki hubungan tersebut. Kita akan lihat apakah hujan buatan bisa jadi solusi iklim (spoiler: kemungkinannya kecil!). Tapi, kita juga akan berkenalan dengan 'kakak'-nya modifikasi cuaca yang jauh lebih ekstrem dan kontroversial, yaitu <text:span text:style-name="Emphasis">geoengineering</text:span> – ide-ide radikal untuk sengaja memanipulasi iklim bumi dalam skala besar. Kita akan bedah apa bedanya, contoh-contohnya, dan mengapa geoengineering ini jadi perdebatan super panas di seluruh dunia. Siap melihat gambaran yang lebih besar?"</text:p>
              </text:list-item>
            </text:list>
            <text:p text:style-name="Horizontal_20_Line"/>
            <text:p text:style-name="Text_20_body"><text:span text:style-name="Strong_20_Emphasis">Subbab dalam Bab 6:</text:span></text:p>
            <text:list xml:id="list2613333185122090765" text:style-name="L25">
              <text:list-item>
                <text:p text:style-name="P53"><text:span text:style-name="Strong_20_Emphasis">Subbab 6.1: Apakah Modifikasi Cuaca Solusi untuk Perubahan Iklim?</text:span></text:p>
                <text:list>
                  <text:list-item>
                    <text:p text:style-name="P53"><text:span text:style-name="Strong_20_Emphasis">Prompt untuk Pembahasan Mendalam:</text:span> </text:p>
                    <text:p text:style-name="P16">"Tulis pembahasan mendalam (sekitar 2-3 paragraf) untuk Subbab 6.1: 'Apakah Modifikasi Cuaca Solusi untuk Perubahan Iklim?', untuk pembaca remaja. Ingatkan dulu apa itu perubahan iklim secara sederhana: pergeseran jangka panjang pola iklim global, terutama karena menumpuknya gas rumah kaca (seperti CO2 dari pembakaran bahan bakar fosil) yang memerangkap panas di atmosfer bumi. Lalu, jawab pertanyaan di judul secara lugas: Apakah modifikasi cuaca 'biasa' (seperti hujan buatan/TMC yang kita bahas di bab-bab awal) bisa jadi solusi untuk krisis iklim? Jawabannya adalah: <text:span text:style-name="Emphasis">Tidak bisa</text:span>. Jelaskan alasannya dengan jelas:</text:p>
                    <text:list>
                      <text:list-item>
                        <text:p text:style-name="P26"><text:span text:style-name="Emphasis">Beda Skala:</text:span> Modifikasi cuaca itu operasinya lokal (misalnya satu provinsi atau daerah aliran sungai) atau regional, dan efeknya sementara (hitungan jam atau hari). Perubahan iklim itu masalah <text:span text:style-name="Emphasis">global</text:span> yang berlangsung puluhan hingga ratusan tahun dan menyangkut seluruh sistem <text:soft-page-break/>energi bumi. Mengubah hujan di satu tempat tidak akan menghentikan pemanasan planet secara keseluruhan. </text:p>
                      </text:list-item>
                      <text:list-item>
                        <text:p text:style-name="P26"><text:span text:style-name="Emphasis">Tidak Menyentuh Akar Masalah:</text:span> Modifikasi cuaca sama sekali tidak mengurangi jumlah gas rumah kaca di atmosfer, yang merupakan penyebab utama pemanasan global. Ini seperti memberi obat batuk tapi tidak mengobati infeksi TBC penyebabnya. </text:p>
                      </text:list-item>
                      <text:list-item>
                        <text:p text:style-name="P16"><text:span text:style-name="Emphasis">Efek Terbatas:</text:span> Hujan buatan hanya mempengaruhi curah hujan (presipitasi), tidak mengatasi masalah inti perubahan iklim seperti kenaikan suhu global, pencairan es di kutub, kenaikan muka air laut, atau pengasaman lautan (<text:span text:style-name="Emphasis">ocean acidification</text:span>). Singgung juga kekhawatiran bahwa terlalu fokus pada modifikasi cuaca bisa jadi 'distraksi' yang mengalihkan perhatian dan sumber daya dari solusi iklim yang sebenarnya dan paling mendesak: yaitu mengurangi emisi gas rumah kaca secara drastis (mitigasi) dan membantu masyarakat beradaptasi terhadap dampak iklim yang sudah tidak terhindarkan." </text:p>
                      </text:list-item>
                    </text:list>
                  </text:list-item>
                </text:list>
              </text:list-item>
              <text:list-item>
                <text:p text:style-name="P53"><text:span text:style-name="Strong_20_Emphasis">Subbab 6.2: Mengenal Geoengineering: Ide Lebih Ekstrem untuk Mendinginkan Bumi (Contoh: Manajemen Radiasi Matahari)</text:span></text:p>
                <text:list>
                  <text:list-item>
                    <text:p text:style-name="P53"><text:span text:style-name="Strong_20_Emphasis">Prompt untuk Pembahasan Mendalam:</text:span> </text:p>
                    <text:p text:style-name="P16">"Tulis pembahasan mendalam (sekitar 3-4 paragraf) untuk Subbab 6.2: 'Mengenal Geoengineering: Ide Lebih Ekstrem untuk Mendinginkan Bumi', untuk pembaca remaja. Perkenalkan istilah baru yang 'lebih besar' dan lebih ambisius dari modifikasi cuaca: <text:span text:style-name="Emphasis">Geoengineering</text:span> atau rekayasa iklim. Definisikan secara sederhana: Geoengineering adalah ide untuk melakukan intervensi <text:span text:style-name="Emphasis">sengaja</text:span> dalam skala <text:span text:style-name="Emphasis">sangat besar</text:span> (skala planet) pada sistem iklim bumi dengan tujuan utama melawan atau mengurangi dampak perubahan iklim. Tekankan bedanya dengan modifikasi cuaca biasa (skala global vs. lokal, tujuan mengubah iklim global vs. cuaca lokal). Jelaskan ada dua 'keluarga besar' ide geoengineering:</text:p>
                    <text:list>
                      <text:list-item>
                        <text:p text:style-name="P26"><text:span text:style-name="Emphasis">Pengurangan Karbon Dioksida (Carbon Dioxide Removal / CDR):</text:span> Berbagai teknik untuk <text:soft-page-break/>'menyedot' CO2 yang sudah terlanjur ada di atmosfer (contoh: menanam hutan secara masif, teknologi mesin penyedot CO2 langsung dari udara / <text:span text:style-name="Emphasis">direct air capture</text:span>). (Sebutkan kategori ini secara singkat saja agar pembaca tahu, karena fokus utama di sini adalah SRM). </text:p>
                      </text:list-item>
                      <text:list-item>
                        <text:p text:style-name="P16"><text:span text:style-name="Emphasis">Manajemen Radiasi Matahari (Solar Radiation Management / SRM):</text:span> Berbagai teknik untuk mengurangi jumlah energi/panas matahari yang diserap oleh bumi, jadi seperti 'memasang tirai' atau 'memakai kacamata hitam raksasa' untuk planet agar lebih sejuk. Ini yang akan kita dalami. Fokus pada SRM: Jelaskan ide dasarnya adalah mendinginkan bumi dengan cara memantulkan sebagian sinar matahari kembali ke angkasa <text:span text:style-name="Emphasis">sebelum</text:span> sempat memanaskan permukaan. Deskripsikan metode SRM yang paling banyak diteliti dan dibicarakan: <text:span text:style-name="Emphasis">Injeksi Aerosol Stratosfer (Stratospheric Aerosol Injection / SAI)</text:span>. Jelaskan konsepnya: menyemprotkan partikel-partikel aerosol yang sangat kecil dan mampu memantulkan cahaya (misalnya, senyawa belerang/sulfat) ke lapisan <text:span text:style-name="Emphasis">stratosfer</text:span> (lapisan atmosfer yang sangat tinggi, sekitar 15-50 km di atas permukaan bumi) menggunakan armada pesawat terbang khusus, balon ketinggian tinggi, atau bahkan artileri. Partikel ini akan menyebar dan bertahan lama di stratosfer, memantulkan sebagian kecil sinar matahari dan meniru efek pendinginan global sementara yang terjadi setelah letusan gunung berapi besar (seperti Gunung Pinatubo di Filipina tahun 1991). Bisa juga singgung sekilas ide SRM lain seperti 'mencerahkan awan laut' (<text:span text:style-name="Emphasis">marine cloud brightening</text:span>) atau 'menipiskan awan sirus' (<text:span text:style-name="Emphasis">cirrus cloud thinning</text:span>). Sangat penting untuk ditekankan: Sebagian besar ide geoengineering ini (terutama SRM) masih berada pada tahap <text:span text:style-name="Emphasis">proposal, pemodelan komputer, atau riset laboratorium/skala sangat kecil di lapangan</text:span>, BUKAN teknologi yang siap pakai atau sudah diterapkan secara luas." </text:p>
                      </text:list-item>
                    </text:list>
                  </text:list-item>
                </text:list>
              </text:list-item>
              <text:list-item>
                <text:p text:style-name="P53"><text:span text:style-name="Strong_20_Emphasis">Subbab 6.3: Perbedaan Antara Modifikasi Cuaca Skala Lokal dan </text:span><text:soft-page-break/><text:span text:style-name="Strong_20_Emphasis">Geoengineering Skala Global</text:span></text:p>
                <text:list>
                  <text:list-item>
                    <text:p text:style-name="P53"><text:span text:style-name="Strong_20_Emphasis">Prompt untuk Pembahasan Mendalam:</text:span> </text:p>
                    <text:p text:style-name="P16">"Tulis pembahasan mendalam (sekitar 3-4 paragraf) untuk Subbab 6.3: 'Perbedaan Antara Modifikasi Cuaca Skala Lokal dan Geoengineering Skala Global', untuk pembaca remaja. Agar tidak salah kaprah, mari kita perjelas lagi perbedaan KUNCI antara modifikasi cuaca 'biasa' (seperti TMC hujan buatan) dengan geoengineering (terutama SRM). Gunakan poin-poin perbandingan yang kontras:</text:p>
                    <text:list>
                      <text:list-item>
                        <text:p text:style-name="P26"><text:span text:style-name="Emphasis">Tujuan Utama:</text:span> Modifikasi Cuaca (MC) -&gt; Mengubah fenomena <text:span text:style-name="Emphasis">cuaca</text:span> (hujan, kabut, es) di area <text:span text:style-name="Emphasis">lokal/regional</text:span> untuk tujuan spesifik jangka <text:span text:style-name="Emphasis">pendek</text:span> (isi waduk, basahi lahan gambut, amankan acara). Geoengineering (Geo) -&gt; Mengubah sistem <text:span text:style-name="Emphasis">iklim</text:span> <text:span text:style-name="Emphasis">global</text:span> untuk melawan pemanasan global jangka <text:span text:style-name="Emphasis">panjang</text:span>. </text:p>
                      </text:list-item>
                      <text:list-item>
                        <text:p text:style-name="P26"><text:span text:style-name="Emphasis">Skala Ruang:</text:span> MC -&gt; Lokal/Regional (puluhan hingga ratusan kilometer). Geo -&gt; Global/Planet atau setidaknya satu belahan bumi (ribuan hingga puluhan ribu kilometer). </text:p>
                      </text:list-item>
                      <text:list-item>
                        <text:p text:style-name="P26"><text:span text:style-name="Emphasis">Skala Waktu Efek:</text:span> MC -&gt; Sementara (hitungan jam hingga beberapa hari). Geo (SRM) -&gt; Dirancang untuk efek jangka panjang (tahunan hingga dekade) dan mungkin perlu dilakukan <text:span text:style-name="Emphasis">terus-menerus</text:span> untuk mempertahankan efek pendinginannya. </text:p>
                      </text:list-item>
                      <text:list-item>
                        <text:p text:style-name="P26"><text:span text:style-name="Emphasis">Metode Umum:</text:span> MC -&gt; <text:span text:style-name="Emphasis">Cloud seeding</text:span> di troposfer (lapisan bawah atmosfer). Geo (SRM/SAI) -&gt; Injeksi aerosol ke <text:span text:style-name="Emphasis">stratosfer</text:span> (lapisan atas atmosfer). </text:p>
                      </text:list-item>
                      <text:list-item>
                        <text:p text:style-name="P26"><text:span text:style-name="Emphasis">Hubungan dengan Emisi GRK:</text:span> MC -&gt; Tidak mengatasi akar masalah emisi GRK. Geo (SRM) -&gt; Juga tidak mengatasi akar masalah emisi GRK, hanya 'menutupi' gejala pemanasannya. Geo (CDR) -&gt; Bertujuan mengatasi akar masalah dengan mengurangi GRK. </text:p>
                      </text:list-item>
                      <text:list-item>
                        <text:p text:style-name="P16"><text:span text:style-name="Emphasis">Kompleksitas Tata Kelola:</text:span> MC -&gt; Tantangan hukum/etika/sosialnya bersifat lokal atau lintas batas regional/negara. Geo -&gt; Tantangan hukum/etika/sosialnya bersifat <text:span text:style-name="Emphasis">global</text:span> dan jauh lebih rumit karena menyangkut nasib seluruh <text:soft-page-break/>planet dan potensi konflik antar negara. Simpulkan bahwa meskipun keduanya sama-sama bentuk intervensi manusia pada atmosfer, mereka berbeda drastis dalam hal niat, skala ruang dan waktu, teknologi, serta implikasinya." </text:p>
                      </text:list-item>
                    </text:list>
                  </text:list-item>
                </text:list>
              </text:list-item>
              <text:list-item>
                <text:p text:style-name="P53"><text:span text:style-name="Strong_20_Emphasis">Subbab 6.4: Kontroversi Geoengineering: Harapan atau Ancaman Baru?</text:span></text:p>
                <text:list>
                  <text:list-item>
                    <text:p text:style-name="P53"><text:span text:style-name="Strong_20_Emphasis">Prompt untuk Pembahasan Mendalam:</text:span> </text:p>
                    <text:p text:style-name="P16">"Tulis pembahasan mendalam (sekitar 4-5 paragraf) untuk Subbab 6.4: 'Kontroversi Geoengineering: Harapan atau Ancaman Baru?', untuk pembaca remaja. Jelaskan mengapa ide geoengineering, khususnya SRM (Manajemen Radiasi Matahari), menjadi topik yang SANGAT KONTROVERSIAL dan memicu perdebatan sengit di kalangan ilmuwan, pembuat kebijakan, aktivis lingkungan, dan masyarakat umum di seluruh dunia. Rinci beberapa alasan utama kekhawatiran besar tersebut:</text:p>
                    <text:list>
                      <text:list-item>
                        <text:p text:style-name="P26"><text:span text:style-name="Emphasis">Risiko Efek Samping Tak Diketahui:</text:span> Memanipulasi sistem iklim global itu ibarat melakukan operasi besar pada pasien tanpa memahami sepenuhnya semua organ dan fungsinya. Apa saja efek sampingnya? Bisakah SRM mengubah pola sirkulasi atmosfer dan lautan secara drastis, menyebabkan kekeringan parah di satu wilayah (misalnya mengganggu musim hujan/monsun di Asia atau Afrika) dan banjir dahsyat di wilayah lain? Bagaimana dampaknya pada lapisan ozon yang melindungi kita dari radiasi UV berbahaya? Bagaimana ekosistem darat dan laut akan bereaksi? Model komputer memberikan beberapa petunjuk, tapi ketidakpastiannya masih sangat besar. </text:p>
                      </text:list-item>
                      <text:list-item>
                        <text:p text:style-name="P26"><text:span text:style-name="Emphasis">Bahaya 'Syok Penghentian' ('Termination Shock'):</text:span> Jika SRM berhasil diimplementasikan selama puluhan tahun dan berhasil menahan kenaikan suhu global, apa yang terjadi jika sistem ini tiba-tiba berhenti berfungsi (misalnya karena perang, bencana alam, krisis ekonomi, atau keputusan politik)? Pemanasan global yang selama ini 'tersembunyi' bisa muncul kembali <text:soft-page-break/>dengan sangat cepat, mungkin dalam beberapa tahun saja, menyebabkan perubahan iklim yang jauh lebih cepat dan dahsyat dari yang kita alami sekarang. </text:p>
                      </text:list-item>
                      <text:list-item>
                        <text:p text:style-name="P26"><text:span text:style-name="Emphasis">Risiko 'Moral Hazard' (Godaan untuk Tidak Serius):</text:span> Ada ketakutan besar bahwa hanya dengan adanya <text:span text:style-name="Emphasis">kemungkinan</text:span> solusi teknologi 'mudah' seperti SRM, kemauan politik global untuk melakukan tugas berat mengurangi emisi gas rumah kaca secara radikal akan melemah. SRM bisa disalahgunakan sebagai 'dalih' untuk terus menunda aksi iklim yang sesungguhnya. </text:p>
                      </text:list-item>
                      <text:list-item>
                        <text:p text:style-name="P26"><text:span text:style-name="Emphasis">Mimpi Buruk Tata Kelola ('Governance Nightmare'):</text:span> Siapa yang punya hak untuk memutuskan apakah akan menerapkan teknologi yang mempengaruhi seluruh planet ini? Satu negara kuat? Koalisi beberapa negara? PBB? Bagaimana jika satu negara atau bahkan miliarder nekat melakukannya sendiri (<text:span text:style-name="Emphasis">unilateral deployment</text:span>) tanpa persetujuan global? Siapa yang akan mengontrol 'termostat' global? Bagaimana mekanisme kompensasi jika ada negara yang dirugikan? Potensi konflik internasional sangat tinggi, dan belum ada sistem hukum atau institusi global yang siap menangani ini. </text:p>
                      </text:list-item>
                      <text:list-item>
                        <text:p text:style-name="P16"><text:span text:style-name="Emphasis">Masalah Etika dan Keadilan yang Rumit:</text:span> Pertanyaan 'bermain Tuhan' menjadi relevan dalam skala planet. Apakah adil bagi generasi sekarang untuk mengambil risiko sebesar ini dan mewariskan planet yang 'terkelola' secara artifisial kepada generasi mendatang? Siapa yang paling diuntungkan dan siapa yang paling dirugikan oleh skenario iklim yang direkayasa? Apakah ini solusi yang adil bagi negara-negara berkembang yang secara historis paling sedikit berkontribusi pada emisi tapi paling rentan terhadap dampaknya? Sebutkan secara singkat argumen dari pihak yang (dengan sangat hati-hati) mendukung <text:span text:style-name="Emphasis">riset</text:span> (bukan penerapan) SRM lebih lanjut: mereka berpendapat bahwa kita perlu memahami opsi ini lebih baik, kalau-kalau suatu saat dampak perubahan iklim menjadi begitu katastrofik sehingga SRM terpaksa <text:soft-page-break/>dianggap sebagai pilihan 'darurat terakhir' atau 'lebih baik daripada tidak sama sekali'. Simpulkan bahwa perdebatan geoengineering ini sangat polarisasi. Banyak pihak menyerukan <text:span text:style-name="Emphasis">moratorium</text:span> (penghentian sementara) untuk eksperimen SRM di luar ruangan, sementara pihak lain merasa riset terbatas di bawah pengawasan ketat tetap diperlukan. Ini adalah salah satu dilema teknologi, etika, dan politik paling kompleks yang dihadapi umat manusia saat ini." </text:p>
                      </text:list-item>
                    </text:list>
                  </text:list-item>
                </text:list>
              </text:list-item>
            </text:list>
            <text:p text:style-name="Horizontal_20_Line"/>
            <text:p text:style-name="Text_20_body">Semoga rangkaian prompt ini membantu Anda menyusun Bab 6 yang informatif dan memprovokasi pemikiran tentang hubungan antara modifikasi cuaca, krisis iklim, dan geoengineering.</text:p>
          </text:section>
          <text:section text:style-name="Sect1" text:name="feedback-form-10">
            <text:p text:style-name="P88"/>
          </text:section>
        </text:section>
        <text:section text:style-name="Sect1" text:name="c42e23278d9e3667">
          <text:p text:style-name="Text_20_body"/>
          <text:section text:style-name="Sect1" text:name="user-query-content-11">
            <text:p text:style-name="P125">YAX </text:p>
          </text:section>
          <text:p text:style-name="P88">Tampilkan alur berpikir</text:p>
          <text:section text:style-name="Sect2" text:name="model-response-message-contentr_c42e23278d9e3667">
            <text:p text:style-name="Text_20_body">Baik. Prompt untuk Bab 6 sudah disajikan.</text:p>
            <text:p text:style-name="Text_20_body">Apakah Anda ingin melanjutkan ke prompt untuk Bab 7 ("Masa Depan Pengendalian Cuaca: Kembali ke Pertanyaan Awal") atau ada bagian lain dari kerangka buku atau tips yang ingin Anda diskusikan lebih lanjut?</text:p>
          </text:section>
          <text:section text:style-name="Sect1" text:name="feedback-form-11">
            <text:p text:style-name="P88"/>
          </text:section>
        </text:section>
        <text:section text:style-name="Sect1" text:name="31dc18b0cdbecfbc">
          <text:p text:style-name="Text_20_body"/>
          <text:section text:style-name="Sect1" text:name="user-query-content-12">
            <text:p text:style-name="P125">Pada Bab 7 Tambahkan prompt pada awal bab untuk mendapatkan pengantar , pada tiap subbab/sub-subab untuk mendapatkan isi dengan pembahasan mendalam </text:p>
          </text:section>
          <text:p text:style-name="P88">Tampilkan alur berpikir</text:p>
          <text:section text:style-name="Sect2" text:name="model-response-message-contentr_31dc18b0cdbecfbc">
            <text:p text:style-name="P88"/>
          </text:section>
          <text:section text:style-name="Sect1" text:name="feedback-form-12">
            <text:p text:style-name="P88"/>
          </text:section>
        </text:section>
        <text:section text:style-name="Sect1" text:name="d2a926041bc1b27e">
          <text:p text:style-name="Text_20_body"/>
          <text:section text:style-name="Sect1" text:name="user-query-content-13">
            <text:p text:style-name="P125">PRESENT IT </text:p>
          </text:section>
          <text:p text:style-name="P88">Tampilkan alur berpikir</text:p>
          <text:section text:style-name="Sect2" text:name="model-response-message-contentr_d2a926041bc1b27e">
            <text:p text:style-name="Text_20_body">Oke, ini adalah draf prompt untuk pengantar Bab 7 dan pembahasan mendalam untuk setiap subbabnya, yang berfungsi sebagai bab penutup buku Anda:</text:p>
            <text:p text:style-name="Horizontal_20_Line"/>
            <text:p text:style-name="Text_20_body"><text:span text:style-name="Strong_20_Emphasis">Bab 7: Masa Depan Pengendalian Cuaca: Kembali ke Pertanyaan Awal</text:span></text:p>
            <text:list xml:id="list5660365022266058262" text:style-name="L26">
              <text:list-item>
                <text:p text:style-name="P54"><text:soft-page-break/><text:span text:style-name="Strong_20_Emphasis">Prompt untuk Pengantar Bab 7:</text:span> </text:p>
                <text:p text:style-name="P17">"Tulis paragraf pengantar untuk Bab 7, bab terakhir buku modifikasi cuaca (target remaja 13-22 tahun), yang berjudul 'Masa Depan Pengendalian Cuaca: Kembali ke Pertanyaan Awal'. Mulailah dengan menandai akhir perjalanan membaca: 'Kita sudah melakukan perjalanan panjang, menjelajahi mimpi kuno mengendalikan langit (Bab 1), menyelami sains di balik awan (Bab 2), menimbang bukti keberhasilan (Bab 3), mempertimbangkan risiko dan manfaat (Bab 4), bergulat dengan pertanyaan etika dan aturan main (Bab 5), bahkan menyentuh isu besar perubahan iklim dan geoengineering (Bab 6).' Sampaikan bahwa di bab penutup ini, kita akan mencoba mengintip ke <text:span text:style-name="Emphasis">masa depan</text:span>: Apa saja teknologi terbaru yang sedang dikembangkan? Apa kata para ahli tentang arah modifikasi cuaca? Dan yang terpenting, setelah semua pembahasan ini, kita akan kembali ke pertanyaan awal di judul buku: Sejauh mana pengendalian cuaca itu mitos, dan sejauh mana itu kenyataan? Akhirnya, kita juga akan memikirkan peran apa yang bisa kita, sebagai generasi muda, mainkan dalam menghadapi isu kompleks ini. Mari kita simpulkan petualangan kita!"</text:p>
              </text:list-item>
            </text:list>
            <text:p text:style-name="Horizontal_20_Line"/>
            <text:p text:style-name="Text_20_body"><text:span text:style-name="Strong_20_Emphasis">Subbab dalam Bab 7:</text:span></text:p>
            <text:list xml:id="list3292414910749415270" text:style-name="L27">
              <text:list-item>
                <text:p text:style-name="P55"><text:span text:style-name="Strong_20_Emphasis">Subbab 7.1: Teknologi Terbaru dan Riset yang Sedang Berjalan</text:span></text:p>
                <text:list>
                  <text:list-item>
                    <text:p text:style-name="P55"><text:span text:style-name="Strong_20_Emphasis">Prompt untuk Pembahasan Mendalam:</text:span> </text:p>
                    <text:p text:style-name="P18">"Tulis pembahasan mendalam (sekitar 2-4 paragraf) untuk Subbab 7.1: 'Teknologi Terbaru dan Riset yang Sedang Berjalan', untuk pembaca remaja (dengan info terkini per April 2025). Jelaskan bahwa meskipun dasar <text:span text:style-name="Emphasis">cloud seeding</text:span> sudah ditemukan puluhan tahun lalu, ilmuwan dan insinyur terus berusaha membuatnya lebih efektif, efisien, dan bisa diandalkan. Soroti beberapa area perkembangan atau riset terkini:</text:p>
                    <text:list>
                      <text:list-item>
                        <text:p text:style-name="P27"><text:span text:style-name="Emphasis">Pemodelan &amp; Prediksi Lebih Baik:</text:span> Bagaimana penggunaan superkomputer, model atmosfer resolusi tinggi, dan mungkin kecerdasan buatan (AI) membantu ilmuwan lebih akurat dalam memprediksi kapan dan di mana kondisi awan paling ideal untuk disemai agar peluang berhasil <text:soft-page-break/>lebih besar? </text:p>
                      </text:list-item>
                      <text:list-item>
                        <text:p text:style-name="P27"><text:span text:style-name="Emphasis">Metode Penyemaian &amp; Material Baru:</text:span> Adakah perkembangan dalam metode penyampaian bahan semai (misalnya, penggunaan drone yang lebih presisi atau murah)? Adakah riset aktif untuk menemukan bahan semai alternatif yang sama efektifnya tapi lebih ramah lingkungan dibanding perak iodida? </text:p>
                      </text:list-item>
                      <text:list-item>
                        <text:p text:style-name="P27"><text:span text:style-name="Emphasis">Observasi &amp; Evaluasi Lebih Canggih:</text:span> Bagaimana kemajuan teknologi radar cuaca (misalnya radar dual-polarisasi), data satelit yang makin detail, dan metode analisis statistik yang lebih kuat membantu ilmuwan mengevaluasi dampak <text:span text:style-name="Emphasis">cloud seeding</text:span> secara lebih objektif dan memisahkannya dari variabilitas cuaca alami? </text:p>
                      </text:list-item>
                      <text:list-item>
                        <text:p text:style-name="P27"><text:span text:style-name="Emphasis">Riset Arah Lain:</text:span> Singgung sedikit jika ada riset (meskipun mungkin masih sangat awal) pada pendekatan modifikasi cuaca yang berbeda, seperti menggunakan muatan listrik atau metode lain untuk mempengaruhi proses di dalam awan. </text:p>
                      </text:list-item>
                      <text:list-item>
                        <text:p text:style-name="P18"><text:span text:style-name="Emphasis">Kabar Terbaru Geoengineering:</text:span> Sebutkan secara singkat bahwa riset <text:span text:style-name="Emphasis">geoengineering</text:span> (terutama pemodelan SRM dan pengembangan CDR) juga terus berjalan di beberapa institusi global, meskipun kontroversi dan tantangan tata kelola membuat implementasi skala besar masih sangat jauh (atau bahkan tidak diinginkan oleh banyak pihak). Tekankan bahwa kemajuan dalam modifikasi cuaca konvensional cenderung bersifat evolusioner (bertahap) daripada revolusioner (mendadak berubah total)." </text:p>
                      </text:list-item>
                    </text:list>
                  </text:list-item>
                </text:list>
              </text:list-item>
              <text:list-item>
                <text:p text:style-name="P55"><text:span text:style-name="Strong_20_Emphasis">Subbab 7.2: Prediksi Para Ahli: Akan Seperti Apa Modifikasi Cuaca di Masa Depan?</text:span></text:p>
                <text:list>
                  <text:list-item>
                    <text:p text:style-name="P55"><text:span text:style-name="Strong_20_Emphasis">Prompt untuk Pembahasan Mendalam:</text:span> </text:p>
                    <text:p text:style-name="P18">"Tulis pembahasan mendalam (sekitar 3-4 paragraf) untuk Subbab 7.2: 'Prediksi Para Ahli: Akan Seperti Apa Modifikasi Cuaca di Masa Depan?', untuk pembaca remaja. Sajikan beberapa skenario atau pandangan dari para ahli (meteorolog, ilmuwan iklim, pakar kebijakan, ahli etika) tentang tren modifikasi cuaca dalam beberapa dekade mendatang (dari perspektif 2025):</text:p>
                    <text:list>
                      <text:list-item>
                        <text:p text:style-name="P27"><text:soft-page-break/><text:span text:style-name="Emphasis">Meningkatnya Permintaan?</text:span> Mengingat dampak perubahan iklim seperti kekeringan dan krisis air yang makin terasa di banyak wilayah (termasuk mungkin beberapa daerah di Indonesia), akankah permintaan terhadap teknologi hujan buatan (TMC) justru meningkat sebagai salah satu strategi adaptasi? </text:p>
                      </text:list-item>
                      <text:list-item>
                        <text:p text:style-name="P27"><text:span text:style-name="Emphasis">Operasi Lebih Terukur &amp; Bertarget?</text:span> Akankah kemajuan sains dan teknologi memungkinkan operasi modifikasi cuaca yang lebih presisi, dengan target yang jelas (misalnya hanya untuk mengisi waduk tertentu atau membasahi area spesifik) dan evaluasi hasil yang lebih kuantitatif? </text:p>
                      </text:list-item>
                      <text:list-item>
                        <text:p text:style-name="P27"><text:span text:style-name="Emphasis">Tata Kelola &amp; Regulasi:</text:span> Akankah ada upaya lebih serius di tingkat nasional maupun internasional untuk membuat aturan main yang lebih jelas mengenai modifikasi cuaca, terutama untuk mengatasi potensi konflik lintas batas (misalnya antar provinsi atau antar negara di Asia Tenggara)? Akankah tuntutan transparansi dan partisipasi publik semakin kuat? </text:p>
                      </text:list-item>
                      <text:list-item>
                        <text:p text:style-name="P27"><text:span text:style-name="Emphasis">Peran Sektor Swasta:</text:span> Akankah peran perusahaan swasta dalam menyediakan layanan modifikasi cuaca (misalnya untuk agribisnis atau industri lain) akan berkembang? Bagaimana pengawasannya? </text:p>
                      </text:list-item>
                      <text:list-item>
                        <text:p text:style-name="P18"><text:span text:style-name="Emphasis">Nasib Geoengineering:</text:span> Bagaimana pandangan para ahli mengenai kemungkinan implementasi SRM di masa depan? Apakah ini akan tetap menjadi 'tabu' karena risikonya, ataukah kondisi iklim yang memburuk akan memaksa dunia untuk mempertimbangkannya lebih serius sebagai 'pilihan terakhir'? (Gambarkan spektrum pandangan yang ada). Tekankan bahwa masa depan tidak bisa diramal pasti dan akan dibentuk oleh interaksi kompleks antara perkembangan teknologi, tekanan lingkungan (terutama perubahan iklim), keputusan politik, dinamika ekonomi, dan nilai-nilai sosial." </text:p>
                      </text:list-item>
                    </text:list>
                  </text:list-item>
                </text:list>
              </text:list-item>
              <text:list-item>
                <text:p text:style-name="P55"><text:span text:style-name="Strong_20_Emphasis">Subbab 7.3: Jadi, Mitos atau Kenyataan? Merangkum Temuan Kita</text:span></text:p>
                <text:list>
                  <text:list-item>
                    <text:p text:style-name="P55"><text:span text:style-name="Strong_20_Emphasis">Prompt untuk Pembahasan Mendalam:</text:span> </text:p>
                    <text:p text:style-name="P18"><text:soft-page-break/>"Tulis pembahasan mendalam (sekitar 2-3 paragraf) untuk Subbab 7.3: 'Jadi, Mitos atau Kenyataan? Merangkum Temuan Kita', untuk pembaca remaja. Ajak pembaca kembali ke pertanyaan sentral buku ini. Berikan kesimpulan yang merangkum apa yang telah dipelajari, dengan nuansa:</text:p>
                    <text:list>
                      <text:list-item>
                        <text:p text:style-name="P27"><text:span text:style-name="Emphasis">Bagian Kenyataannya:</text:span> Tegaskan bahwa modifikasi cuaca <text:span text:style-name="Emphasis">bukanlah fiksi ilmiah murni</text:span>. Ada dasar ilmiahnya dalam fisika atmosfer. Upaya manusia <text:span text:style-name="Emphasis">memang bisa</text:span> mempengaruhi proses di dalam awan pada skala tertentu (misalnya, <text:span text:style-name="Emphasis">cloud seeding</text:span> bisa memicu pembentukan kristal es). Beberapa aplikasi spesifik (seperti penghalauan kabut dingin) punya tingkat keberhasilan yang terbukti dan sudah operasional. Jadi, dalam batas tertentu, ini adalah 'kenyataan'. </text:p>
                      </text:list-item>
                      <text:list-item>
                        <text:p text:style-name="P18"><text:span text:style-name="Emphasis">Bagian Mitosnya (atau Klaim Berlebihannya):</text:span> Jelaskan bahwa ide bahwa manusia bisa <text:span text:style-name="Emphasis">mengendalikan</text:span> cuaca sepenuhnya, seperti dewa atau tokoh di film, adalah <text:span text:style-name="Emphasis">mitos</text:span> atau setidaknya <text:span text:style-name="Emphasis">jauh dari kenyataan saat ini</text:span>. Kita tidak bisa 'memesan' cuaca cerah atau hujan kapan saja di mana saja. Kemampuan untuk menghentikan badai besar secara pasti belum terbukti. Efektivitas untuk menambah curah hujan secara signifikan seringkali masih <text:span text:style-name="Emphasis">tidak pasti</text:span>, hasilnya mungkin tidak sebesar yang diharapkan, dan sulit dibedakan dari apa yang akan terjadi secara alami. Klaim-klaim tentang teknologi rahasia pengendali cuaca global biasanya tidak berdasar. Simpulkan bahwa kebenaran tentang modifikasi cuaca berada <text:span text:style-name="Emphasis">di tengah-tengah</text:span>. Ini adalah bidang sains dan teknologi yang nyata, namun kemampuannya terbatas, hasilnya kompleks dan bergantung pada banyak faktor, serta masih diselimuti banyak ketidakpastian. Jauh dari konsep 'pengendalian' total yang sering digambarkan." </text:p>
                      </text:list-item>
                    </text:list>
                  </text:list-item>
                </text:list>
              </text:list-item>
              <text:list-item>
                <text:p text:style-name="P55"><text:span text:style-name="Strong_20_Emphasis">Subbab 7.4: Apa yang Bisa Kamu Lakukan? Menjadi Generasi yang Kritis dan Peduli</text:span></text:p>
                <text:list>
                  <text:list-item>
                    <text:p text:style-name="P55"><text:soft-page-break/><text:span text:style-name="Strong_20_Emphasis">Prompt untuk Pembahasan Mendalam:</text:span> </text:p>
                    <text:p text:style-name="P18">"Tulis pembahasan mendalam (sekitar 3-4 paragraf) untuk Subbab 7.4: 'Apa yang Bisa Kamu Lakukan? Menjadi Generasi yang Kritis dan Peduli', sebagai penutup buku yang memberdayakan pembaca remaja. Fokus pada tindakan dan sikap yang bisa mereka ambil:</text:p>
                    <text:list>
                      <text:list-item>
                        <text:p text:style-name="P27"><text:span text:style-name="Emphasis">Jadi Pembaca &amp; Penonton yang Kritis:</text:span> Ingatkan mereka untuk tidak langsung menelan mentah-mentah semua informasi tentang modifikasi cuaca, 'chemtrails', atau klaim pengendalian cuaca. Ajarkan untuk selalu bertanya: 'Apa buktinya?', 'Siapa sumbernya?', 'Apakah ada kepentingan tersembunyi?'. Bandingkan informasi dari berbagai sumber, utamakan sumber ilmiah yang kredibel (misalnya publikasi dari WMO, BMKG, lembaga riset terkemuka, jurnal ilmiah). </text:p>
                      </text:list-item>
                      <text:list-item>
                        <text:p text:style-name="P27"><text:span text:style-name="Emphasis">Tetap Penasaran &amp; Belajar:</text:span> Dunia sains dan teknologi terus berubah. Dorong mereka untuk tetap mengikuti perkembangan isu iklim, modifikasi cuaca, dan geoengineering melalui berita sains yang terpercaya atau diskusi di sekolah. </text:p>
                      </text:list-item>
                      <text:list-item>
                        <text:p text:style-name="P27"><text:span text:style-name="Emphasis">Ikut Berdiskusi &amp; Bersuara:</text:span> Ajak mereka untuk tidak takut membicarakan topik ini dengan teman, keluarga, atau guru. Sampaikan pendapat yang didasari pengetahuan. Partisipasi dalam diskusi publik atau kegiatan terkait lingkungan di sekolah atau komunitas. </text:p>
                      </text:list-item>
                      <text:list-item>
                        <text:p text:style-name="P27"><text:span text:style-name="Emphasis">Ingat Akar Masalahnya:</text:span> Tegaskan kembali bahwa solusi utama untuk masalah cuaca ekstrem akibat perubahan iklim adalah mengatasi <text:span text:style-name="Emphasis">akar penyebabnya</text:span>: emisi gas rumah kaca. Ajak mereka untuk fokus pada <text:span text:style-name="Emphasis">aksi iklim nyata</text:span> dalam kehidupan sehari-hari (hemat energi, kurangi sampah plastik, pilih transportasi ramah lingkungan, dukung kebijakan pro-lingkungan) dan mendorong aksi kolektif yang lebih besar. Modifikasi cuaca paling banter hanya alat bantu terbatas. </text:p>
                      </text:list-item>
                      <text:list-item>
                        <text:p text:style-name="P27"><text:span text:style-name="Emphasis">Inspirasi Masa Depan:</text:span> Singgung lagi bahwa jika mereka sangat tertarik, ada banyak jalur karir di <text:soft-page-break/>masa depan yang berhubungan dengan pemahaman dan pengelolaan atmosfer serta iklim kita (ilmuwan, insinyur, pembuat kebijakan, komunikator, ahli hukum lingkungan, dll). </text:p>
                      </text:list-item>
                      <text:list-item>
                        <text:p text:style-name="P18"><text:span text:style-name="Emphasis">Pesan Penutup:</text:span> Tutup dengan ajakan untuk menjadi bagian dari generasi yang tidak hanya cerdas dan kritis, tapi juga peduli terhadap masa depan bumi dan berani bertindak untuk menjaganya. Tekankan bahwa atmosfer adalah sumber daya bersama yang rapuh dan perlu dikelola dengan bijaksana." </text:p>
                      </text:list-item>
                    </text:list>
                  </text:list-item>
                </text:list>
              </text:list-item>
            </text:list>
            <text:p text:style-name="Horizontal_20_Line"/>
            <text:p text:style-name="Text_20_body">Semoga prompt ini membantu Anda menyusun Bab 7 yang merangkum, melihat ke depan, dan memberikan pesan penutup yang kuat untuk buku Anda.</text:p>
          </text:section>
          <text:section text:style-name="Sect1" text:name="feedback-form-13">
            <text:p text:style-name="P88"/>
          </text:section>
        </text:section>
        <text:section text:style-name="Sect1" text:name="bbff4e64c94b8ec1">
          <text:p text:style-name="Text_20_body"/>
          <text:section text:style-name="Sect1" text:name="user-query-content-14">
            <text:p text:style-name="P125">Pada Penutup , Tambahkan prompt pada subbab mendapatkan isinya </text:p>
          </text:section>
          <text:p text:style-name="P88">Tampilkan alur berpikir</text:p>
          <text:section text:style-name="Sect2" text:name="model-response-message-contentr_bbff4e64c94b8ec1">
            <text:p text:style-name="Text_20_body">Oke, mari kita buatkan prompt untuk bagian Penutup buku Anda:</text:p>
            <text:p text:style-name="Horizontal_20_Line"/>
            <text:p text:style-name="Text_20_body"><text:span text:style-name="Strong_20_Emphasis">Bagian: Penutup</text:span></text:p>
            <text:list xml:id="list731118150126924129" text:style-name="L28">
              <text:list-item>
                <text:p text:style-name="P56"><text:span text:style-name="Strong_20_Emphasis">Subbab: Ringkasan Pesan Utama Buku</text:span></text:p>
                <text:list>
                  <text:list-item>
                    <text:p text:style-name="P56"><text:span text:style-name="Strong_20_Emphasis">Prompt untuk Menghasilkan Isi:</text:span> </text:p>
                    <text:p text:style-name="P19">"Tulis sebuah ringkasan singkat namun padat (sekitar 1-2 paragraf pendek) yang merangkum intisari atau pesan-pesan kunci dari keseluruhan buku 'Mengendalikan Cuaca: Mitos atau Kenyataan?' untuk pembaca remaja. Tekankan poin-poin utama seperti:</text:p>
                    <text:list>
                      <text:list-item>
                        <text:p text:style-name="P28">Pengendalian cuaca bukanlah fiksi ilmiah murni, ada dasar sainsnya, tapi kemampuannya <text:span text:style-name="Strong_20_Emphasis">terbatas</text:span> dan hasilnya <text:span text:style-name="Strong_20_Emphasis">tidak pasti</text:span>. Jauh dari konsep 'mengontrol total'. </text:p>
                      </text:list-item>
                      <text:list-item>
                        <text:p text:style-name="P28">Setiap upaya modifikasi cuaca membawa <text:span text:style-name="Strong_20_Emphasis">manfaat potensial</text:span> sekaligus <text:span text:style-name="Strong_20_Emphasis">risiko</text:span> (lingkungan, sosial, ekonomi) yang harus dipertimbangkan secara matang. </text:p>
                      </text:list-item>
                      <text:list-item>
                        <text:p text:style-name="P28">Isu <text:span text:style-name="Strong_20_Emphasis">etika</text:span> (apakah kita berhak?), <text:span text:style-name="Strong_20_Emphasis">keadilan</text:span> (siapa <text:soft-page-break/>untung, siapa rugi?), dan <text:span text:style-name="Strong_20_Emphasis">hukum/aturan main</text:span> sangat krusial dan kompleks dalam teknologi ini. </text:p>
                      </text:list-item>
                      <text:list-item>
                        <text:p text:style-name="P28">Penting untuk membedakan antara <text:span text:style-name="Strong_20_Emphasis">modifikasi cuaca skala lokal</text:span> dengan <text:span text:style-name="Strong_20_Emphasis">geoengineering skala global</text:span> yang jauh lebih ambisius dan berisiko. </text:p>
                      </text:list-item>
                      <text:list-item>
                        <text:p text:style-name="P19">Modifikasi cuaca <text:span text:style-name="Strong_20_Emphasis">bukanlah solusi ajaib</text:span> untuk krisis <text:span text:style-name="Strong_20_Emphasis">perubahan iklim</text:span>; solusi utamanya tetap pada pengurangan emisi dan adaptasi. Gunakan kalimat yang jelas dan mudah diingat, menguatkan pemahaman inti yang ingin disampaikan buku ini." </text:p>
                      </text:list-item>
                    </text:list>
                  </text:list-item>
                </text:list>
              </text:list-item>
              <text:list-item>
                <text:p text:style-name="P56"><text:span text:style-name="Strong_20_Emphasis">Subbab: Ajakan untuk Terus Belajar dan Bertanya</text:span></text:p>
                <text:list>
                  <text:list-item>
                    <text:p text:style-name="P56"><text:span text:style-name="Strong_20_Emphasis">Prompt untuk Menghasilkan Isi:</text:span> </text:p>
                    <text:p text:style-name="P19">"Tulis sebuah paragraf penutup yang inspiratif (sekitar 1-2 paragraf pendek) sebagai 'Ajakan untuk Terus Belajar dan Bertanya' kepada pembaca remaja. Sampaikan pesan bahwa buku ini hanyalah awal dari pemahaman mereka tentang topik yang kompleks ini. Ajak mereka untuk:</text:p>
                    <text:list>
                      <text:list-item>
                        <text:p text:style-name="P28"><text:span text:style-name="Strong_20_Emphasis">Mempertahankan rasa ingin tahu:</text:span> Teruslah bertanya tentang sains di balik fenomena alam, termasuk cuaca dan iklim. </text:p>
                      </text:list-item>
                      <text:list-item>
                        <text:p text:style-name="P28"><text:span text:style-name="Strong_20_Emphasis">Menjadi pencari informasi yang aktif:</text:span> Jangan berhenti belajar. Ikuti perkembangan ilmu pengetahuan, teknologi, dan isu lingkungan dari sumber-sumber terpercaya. </text:p>
                      </text:list-item>
                      <text:list-item>
                        <text:p text:style-name="P28"><text:span text:style-name="Strong_20_Emphasis">Berpikir kritis:</text:span> Selalu analisis informasi yang diterima, jangan mudah percaya pada klaim tanpa bukti. </text:p>
                      </text:list-item>
                      <text:list-item>
                        <text:p text:style-name="P19"><text:span text:style-name="Strong_20_Emphasis">Menyadari peran mereka:</text:span> Sampaikan harapan bahwa sebagai generasi penerus, pemahaman dan kepedulian mereka sangat penting untuk ikut membentuk masa depan pengelolaan planet bumi yang lebih bijaksana dan berkelanjutan. Akhiri buku dengan nada positif, mendorong mereka untuk terus menjelajahi dunia dengan pikiran terbuka dan kritis." </text:p>
                      </text:list-item>
                    </text:list>
                  </text:list-item>
                </text:list>
              </text:list-item>
            </text:list>
            <text:p text:style-name="Horizontal_20_Line"/>
            <text:p text:style-name="Text_20_body">Dengan kedua bagian ini, Penutup buku Anda akan merangkum pesan utama secara efektif dan memberikan dorongan positif kepada pembaca remaja untuk terus <text:soft-page-break/>belajar dan terlibat.</text:p>
          </text:section>
          <text:section text:style-name="Sect1" text:name="feedback-form-14">
            <text:p text:style-name="P88"/>
          </text:section>
        </text:section>
        <text:section text:style-name="Sect1" text:name="429ecb6c58fec55f">
          <text:p text:style-name="Text_20_body"/>
          <text:section text:style-name="Sect1" text:name="user-query-content-15">
            <text:p text:style-name="P125">Jawablah setiap prompt yang telah anda buat secara bertahap satu persatu dan jangan pindah prompt sebelum saya memerintahkan “YAX” dengan ketentuan sebagai berikut : </text:p>
            <text:p text:style-name="P125">Gaya Bahasa : Sesuai yang telah Anda sarankan sebelumnya </text:p>
            <text:p text:style-name="P125">Catatan :  </text:p>
            <text:p text:style-name="P125">- Gunakan tips sesuai yang telah anda sarankan untuk menambah bobot jawaban </text:p>
            <text:p text:style-name="P125">- Tambahkan prompt pembuatan gambar ilustrasi yang relevan dengan jawaban ( opsional ) </text:p>
          </text:section>
          <text:p text:style-name="P88">Tampilkan alur berpikir</text:p>
          <text:section text:style-name="Sect2" text:name="model-response-message-contentr_429ecb6c58fec55f">
            <text:p text:style-name="Text_20_body">Oke, saya siap! Mari kita mulai menyusun isi buku ini tahap demi tahap, prompt demi prompt. Saya akan mulai dengan prompt pertama untuk bagian <text:span text:style-name="Strong_20_Emphasis">Pendahuluan/Kata Pengantar</text:span>.</text:p>
            <text:p text:style-name="Horizontal_20_Line"/>
            <text:p text:style-name="Text_20_body"><text:span text:style-name="Strong_20_Emphasis">(Menjawab Prompt 1: Pendahuluan - Mengapa Cuaca Begitu Penting (dan Kadang Menyebalkan)?)</text:span></text:p>
            <text:p text:style-name="Text_20_body">Pernah nggak sih kamu bangun pagi, lihat keluar jendela, terus langsung mikir, "Wah, pakai jaket nggak ya hari ini?" atau "Yah, mendung, padahal udah janjian mau main bola sore ini!"? Kayaknya hampir semua orang pernah begitu, kan? Cuaca itu emang kayak teman sekaligus musuh bebuyutan kita sehari-hari. Dia yang nentuin kita bakal kepanasan pakai baju apa, atau bakal kedinginan kalau salah kostum. Dia juga yang kadang bikin rencana nongkrong atau jalan-jalan jadi batal total gara-gara hujan deras tiba-tiba. Mood kita aja bisa kebawa cuaca, lho! Hari cerah bikin semangat, eh pas hujan seharian bawaannya jadi mager alias males gerak.</text:p>
            <text:p text:style-name="Text_20_body">Tapi, pengaruh cuaca nggak cuma sebatas urusan baju atau batalnya janji main. Coba deh pikirin yang lebih besar. Para petani di desa butuh banget hujan yang pas biar padi atau tanaman lainnya bisa tumbuh subur. Nelayan di pantai, seperti di sekitar Banda Aceh ini, harus perhatiin banget kondisi angin dan gelombang sebelum melaut. Bahkan, kadang cuaca bisa jadi 'ngamuk' dan menyebabkan bencana kayak banjir bandang pas hujan super lebat, atau sebaliknya, kekeringan panjang yang bikin semua orang susah air. Jadi, suka atau nggak suka, cuaca itu punya peran super penting dan pengaruhnya gede banget dalam hidup kita semua. Nggak heran kan kalau dari dulu manusia udah penasaran banget sama 'rahasia' di balik langit?</text:p>
            <text:p text:style-name="Horizontal_20_Line"/>
            <text:p text:style-name="Text_20_body"><text:soft-page-break/><text:span text:style-name="Strong_20_Emphasis">(Prompt Saran Ilustrasi)</text:span></text:p>
            <text:p text:style-name="Quotations"><text:span text:style-name="Emphasis">Prompt Ilustrasi:</text:span> Buat gambar kartun/komik strip singkat yang menunjukkan seorang remaja laki-laki melihat keluar jendela di pagi hari dengan ekspresi bingung memilih antara kaos oblong (matahari cerah di luar) dan jaket tebal (awan hujan gelap mengintai). Di panel berikutnya, remaja perempuan cemberut melihat hujan deras di luar jendela, sementara notifikasi chat di ponselnya menunjukkan pesan "Maaf, mainnya cancel ya, hujan badai!". Gaya gambar ceria dan relatable untuk remaja.</text:p>
            <text:p text:style-name="Horizontal_20_Line"/>
            <text:p text:style-name="Text_20_body">Saya akan berhenti di sini dan menunggu perintah "YAX" dari Anda untuk melanjutkan ke prompt berikutnya.</text:p>
          </text:section>
          <text:section text:style-name="Sect1" text:name="feedback-form-15">
            <text:p text:style-name="P88"/>
          </text:section>
        </text:section>
        <text:section text:style-name="Sect1" text:name="fd46bab5000bebbc">
          <text:p text:style-name="Text_20_body"/>
          <text:section text:style-name="Sect1" text:name="user-query-content-16">
            <text:p text:style-name="P125">YAX </text:p>
          </text:section>
          <text:p text:style-name="P88">Tampilkan alur berpikir</text:p>
          <text:section text:style-name="Sect2" text:name="model-response-message-contentr_fd46bab5000bebbc">
            <text:p text:style-name="Text_20_body">Oke, siap! Saya lanjutkan ke prompt kedua untuk <text:span text:style-name="Strong_20_Emphasis">Pendahuluan/Kata Pengantar</text:span>.</text:p>
            <text:p text:style-name="Horizontal_20_Line"/>
            <text:p text:style-name="Text_20_body"><text:span text:style-name="Strong_20_Emphasis">(Menjawab Prompt 2: Pendahuluan - Pernahkah Kamu Berharap Bisa Mengatur Hujan atau Menghentikan Badai?)</text:span></text:p>
            <text:p text:style-name="Text_20_body">Nah, karena cuaca itu kadang suka bikin kesel, jujur aja deh, pernah nggak sih kamu berharap punya 'remote kontrol' buat ngatur langit? Misalnya pas lagi asyik-asyiknya liburan di pantai, eh tiba-tiba hujan deras datang nggak diundang. Atau pas lagi semangat banget mau tanding futsal antar kelas, mataharinya malah lagi terik-teriknya sampai bikin lemes duluan. Belum lagi kalau ada acara penting, kayak pentas seni sekolah atau festival tahunan yang udah ditunggu-tunggu, terus terancam batal gara-gara badai atau angin kencang. Pasti dalam hati suka nyeletuk, "Aduh, andai aja hujannya bisa distop sebentar!" atau "Ya Ampun, panas banget, coba bisa panggil awan adem gitu!" atau bahkan, "Bisa nggak sih ini badainya dibikin minggir dulu?!"</text:p>
            <text:p text:style-name="Text_20_body">Kedengarannya memang kayak khayalan di film-film superhero ya? Tapi, percaya nggak percaya, keinginan buat 'mengendalikan' cuaca ini ternyata nggak cuma ada di angan-angan kita aja, lho. Sejak lama, manusia udah penasaran dan bahkan <text:span text:style-name="Emphasis">mencoba</text:span> berbagai cara untuk mempengaruhi cuaca sesuai keinginan mereka. Mulai dari ritual-ritual kuno sampai teknologi yang kelihatannya canggih. Nah, buku inilah yang akan mengajak kamu menyelami dunia 'modifikasi cuaca' ini. Emang beneran bisa, ya? Atau cuma mitos belaka? Yuk, kita cari tahu bareng-bareng!</text:p>
            <text:p text:style-name="Horizontal_20_Line"/>
            <text:p text:style-name="Text_20_body"><text:soft-page-break/><text:span text:style-name="Strong_20_Emphasis">(Prompt Saran Ilustrasi)</text:span></text:p>
            <text:p text:style-name="Quotations"><text:span text:style-name="Emphasis">Prompt Ilustrasi:</text:span> Gambarkan adegan terpisah dalam satu panel: Seorang remaja memakai jas hujan terlihat kecewa karena konser musik outdoor kehujanan; remaja lain kepanasan saat bermain basket di bawah matahari terik sambil berharap ada awan; di tengah, ada gambar 'tombol' besar imajiner dengan ikon awan, matahari, dan petir, seolah-olah tombol pengatur cuaca. Tambahkan balon pikiran dari para remaja seperti "?!" atau "Andai bisa...".</text:p>
            <text:p text:style-name="Horizontal_20_Line"/>
            <text:p text:style-name="Text_20_body">Saya berhenti di sini. Silakan berikan perintah "YAX" jika Anda ingin saya melanjutkan ke prompt berikutnya.</text:p>
          </text:section>
          <text:section text:style-name="Sect1" text:name="feedback-form-16">
            <text:p text:style-name="P88"/>
          </text:section>
        </text:section>
        <text:section text:style-name="Sect1" text:name="4f83713430fcbf94">
          <text:p text:style-name="Text_20_body"/>
          <text:section text:style-name="Sect1" text:name="user-query-content-17">
            <text:p text:style-name="P125">YAX </text:p>
          </text:section>
          <text:p text:style-name="P88">Tampilkan alur berpikir</text:p>
          <text:section text:style-name="Sect2" text:name="model-response-message-contentr_4f83713430fcbf94">
            <text:p text:style-name="Text_20_body">Baik, mari kita lanjutkan ke prompt ketiga, yang merupakan bagian penutup dari <text:span text:style-name="Strong_20_Emphasis">Pendahuluan/Kata Pengantar</text:span>.</text:p>
            <text:p text:style-name="Horizontal_20_Line"/>
            <text:p text:style-name="Text_20_body"><text:span text:style-name="Strong_20_Emphasis">(Menjawab Prompt 3: Pendahuluan - Sekilas Tentang Apa yang Akan Kita Jelajahi di Buku Ini)</text:span></text:p>
            <text:p text:style-name="Text_20_body">Jadi, siap untuk memulai petualangan mengungkap misteri di balik upaya manusia 'mengatur' langit? Di dalam buku ini, kita nggak akan cuma berandai-andai. Kita bakal jadi detektif sains yang menyelidiki langsung: Gimana sih cara para ilmuwan mencoba 'mengutak-atik' cuaca? Kita akan bongkar rahasia di balik teknik membuat hujan buatan, yang mungkin pernah kamu dengar kabarnya dilakukan di Indonesia untuk mengisi waduk atau mengatasi kebakaran hutan. Kita juga akan intip ide-ide (yang mungkin masih terdengar gila) untuk mencoba melemahkan kekuatan badai atau angin topan.</text:p>
            <text:p text:style-name="Text_20_body">Sepanjang perjalanan nanti, kita akan cari jawaban bareng-bareng untuk pertanyaan-pertanyaan penting: Bagaimana <text:span text:style-name="Emphasis">sebenarnya</text:span> teknologi ini bekerja? Apakah benar-benar ampuh atau cuma kadang-kadang berhasil? Apa saja sih untung ruginya, bahayanya buat lingkungan atau kesehatan kita? Terus, yang nggak kalah penting, apakah tindakan 'bermain' dengan cuaca ini benar secara etika? Boleh nggak sih kita melakukannya, dan siapa yang berhak memutuskan? Buku ini akan jadi pemandu kamu untuk memisahkan mana yang cuma mitos atau kabar burung, dan mana yang fakta ilmiah berdasarkan bukti-bukti yang ada. Yuk, kita buka halaman berikutnya dan mulai petualangan seru ini!</text:p>
            <text:p text:style-name="Horizontal_20_Line"/>
            <text:p text:style-name="Text_20_body"><text:soft-page-break/><text:span text:style-name="Strong_20_Emphasis">(Prompt Saran Ilustrasi)</text:span></text:p>
            <text:p text:style-name="Quotations"><text:span text:style-name="Emphasis">Prompt Ilustrasi:</text:span> Buat gambar sampul dalam (atau halaman pembuka bab 1) yang menarik. Tampilkan gambar tanda tanya (?) besar di tengah langit dengan latar belakang sebagian cerah dan sebagian lagi awan badai. Di sekitar tanda tanya, ada ikon-ikon kecil yang mewakili isi buku: awan disemai pesawat kecil, grafik statistik naik-turun (efektivitas?), simbol biohazard/daun (risiko/lingkungan?), timbangan (etika/keadilan), dan mungkin siluet orang berpikir. Judul "Mengendalikan Cuaca: Mitos atau Kenyataan?" bisa ditaruh di atas atau bawah gambar.</text:p>
            <text:p text:style-name="Horizontal_20_Line"/>
            <text:p text:style-name="Text_20_body">Pendahuluan/Kata Pengantar selesai. Silakan berikan perintah "YAX" untuk masuk ke Bab 1.</text:p>
          </text:section>
          <text:section text:style-name="Sect1" text:name="feedback-form-17">
            <text:p text:style-name="P88"/>
          </text:section>
        </text:section>
        <text:section text:style-name="Sect1" text:name="4bdc76fd95e27e16">
          <text:p text:style-name="Text_20_body"/>
          <text:section text:style-name="Sect1" text:name="user-query-content-18">
            <text:p text:style-name="P125">YAX </text:p>
          </text:section>
          <text:p text:style-name="P88">Tampilkan alur berpikir</text:p>
          <text:section text:style-name="Sect2" text:name="model-response-message-contentr_4bdc76fd95e27e16">
            <text:p text:style-name="Text_20_body">Oke, kita masuk ke <text:span text:style-name="Strong_20_Emphasis">Bab 1: Mimpi Mengendalikan Langit</text:span>! Saya mulai dengan prompt pengantar untuk bab ini.</text:p>
            <text:p text:style-name="Horizontal_20_Line"/>
            <text:p text:style-name="Text_20_body"><text:span text:style-name="Strong_20_Emphasis">(Menjawab Prompt 4: Pengantar Bab 1)</text:span></text:p>
            <text:p text:style-name="Text_20_body">Kita sudah sepakat kan di Pendahuluan, kalau keinginan buat bisa ‘ngatur’ cuaca itu kayaknya udah jadi impian universal manusia? Nah, ternyata impian ini bukan cuma muncul di zaman modern saat kita kesel karena acara batal gara-gara hujan. Percaya atau nggak, keinginan buat ‘berkomunikasi’ atau bahkan ‘mengendalikan’ langit ini udah ada sejak ribuan tahun lalu! Sejak nenek moyang kita hidup sangat bergantung pada alam, mereka udah mencoba berbagai cara untuk ‘membujuk’ langit agar menurunkan hujan saat dibutuhkan, atau menahan badai saat mengancam.</text:p>
            <text:p text:style-name="Text_20_body">Di bab pertama ini, kita akan jadi semacam penjelajah waktu. Kita akan menelusuri jejak panjang mimpi manusia mengendalikan langit ini. Mulai dari ritual-ritual unik dan tarian-tarian pemanggil hujan yang dilakukan berbagai suku bangsa di dunia zaman dulu, sampai akhirnya muncul ide-ide yang lebih ‘ilmiah’ di era modern. Kita akan lihat bagaimana fantasi perlahan mulai bertemu dengan sains. Kita juga akan cari tahu definisi yang pas untuk ‘modifikasi cuaca’ itu sebenarnya apa sih? Dan, yang nggak kalah seru, kita akan mulai coba memisahkan mana cerita-cerita yang cuma mitos turun-temurun, dan mana fakta-fakta awal yang menjadi dasar perkembangan teknologi ini. Siap memulai perjalanan sejarah yang penuh rasa ingin tahu ini?</text:p>
            <text:p text:style-name="Horizontal_20_Line"><text:soft-page-break/></text:p>
            <text:p text:style-name="Text_20_body"><text:span text:style-name="Strong_20_Emphasis">(Prompt Saran Ilustrasi)</text:span></text:p>
            <text:p text:style-name="Quotations"><text:span text:style-name="Emphasis">Prompt Ilustrasi:</text:span> Buat gambar yang menunjukkan garis waktu (timeline) visual sederhana. Di bagian kiri, ada gambar siluet orang-orang zaman dulu sedang melakukan ritual di bawah awan gelap (misalnya menari atau berdoa). Di bagian tengah, mungkin ada gambar ilmuwan abad 19/20 dengan alat aneh (seperti meriam kecil atau tabung kimia). Di bagian kanan, ada siluet pesawat modern yang terbang menuju awan. Judul "Bab 1: Mimpi Mengendalikan Langit" ada di atas timeline.</text:p>
            <text:p text:style-name="Horizontal_20_Line"/>
            <text:p text:style-name="Text_20_body">Pengantar Bab 1 selesai. Silakan berikan perintah "YAX" untuk melanjutkan ke subbab pertama di Bab 1.</text:p>
          </text:section>
          <text:section text:style-name="Sect1" text:name="feedback-form-18">
            <text:p text:style-name="P88"/>
          </text:section>
        </text:section>
        <text:section text:style-name="Sect1" text:name="5691784c2315ffa0">
          <text:p text:style-name="Text_20_body"/>
          <text:section text:style-name="Sect1" text:name="user-query-content-19">
            <text:p text:style-name="P125">YAX </text:p>
          </text:section>
          <text:p text:style-name="P88">Tampilkan alur berpikir</text:p>
          <text:section text:style-name="Sect2" text:name="model-response-message-contentr_5691784c2315ffa0">
            <text:p text:style-name="Text_20_body">Siap, saya lanjutkan ke <text:span text:style-name="Strong_20_Emphasis">Subbab 1.1</text:span> dari Bab 1.</text:p>
            <text:p text:style-name="Horizontal_20_Line"/>
            <text:p text:style-name="Text_20_body"><text:span text:style-name="Strong_20_Emphasis">(Menjawab Prompt 5: Subbab 1.1 - Dari Tarian Hujan Kuno hingga Roket Perak Iodida: Sejarah Singkat Upaya Manusia Mempengaruhi Cuaca)</text:span></text:p>
            <text:p text:style-name="Text_20_body">Bayangkan ribuan tahun lalu, jauh sebelum ada aplikasi ramalan cuaca di ponsel kita. Kehidupan manusia sangat bergantung pada kemurahan hati langit. Saat kemarau panjang melanda, tanaman layu, sumber air mengering, dan kelaparan mengancam. Di saat seperti itulah, di berbagai penjuru dunia, muncul berbagai ritual dan upacara unik sebagai bentuk harapan dan ikhtiar. Di benua Amerika, suku-suku asli seperti Hopi atau Zuni punya tarian hujan yang rumit dan penuh makna, lengkap dengan kostum dan doa-doa khusus, berharap para dewa mendengar dan menurunkan air kehidupan. Di berbagai wilayah agraris di Asia dan Afrika, upacara serupa juga dilakukan, kadang melibatkan persembahan atau bunyi-bunyian tertentu, semua demi satu tujuan: memanggil hujan atau meredakan badai yang merusak. Ini adalah usaha paling awal manusia untuk 'berkomunikasi' dengan kekuatan alam yang mengendalikan nasib mereka.</text:p>
            <text:p text:style-name="Text_20_body">Bergeser ke era yang sedikit lebih modern, sekitar abad ke-19 dan awal abad ke-20, muncul tokoh-tokoh yang lebih 'berani' dan mengklaim bisa <text:span text:style-name="Emphasis">membuat</text:span> hujan, bukan sekadar memanggilnya. Mereka sering disebut <text:span text:style-name="Emphasis">'rainmakers'</text:span>. Salah satu yang paling terkenal adalah Charles Hatfield di Amerika Serikat, yang dijuluki "The Moisture Accelerator". Ia mengklaim punya ramuan kimia rahasia yang bisa diuapkan ke <text:soft-page-break/>udara untuk menarik hujan. Ia bahkan pernah dikontrak oleh kota San Diego tahun 1916 untuk mengisi waduk mereka yang kekeringan. Anehnya (atau kebetulan?), setelah Hatfield memulai operasinya, hujan super deras turun hingga menyebabkan banjir bandang! Tentu saja, para ilmuwan saat itu sangat skeptis dan menganggapnya hanya kebetulan atau penipuan. Ada juga yang mencoba metode lain, seperti menembakkan meriam ke arah awan, berharap getarannya bisa memicu hujan – ide yang sekarang kita tahu tidak berdasar secara ilmiah.</text:p>
            <text:p text:style-name="Text_20_body">Titik balik sebenarnya baru terjadi di pertengahan abad ke-20, saat sains mulai benar-benar 'ikut campur'. Pada tahun 1946, seorang ilmuwan Amerika bernama Dr. Vincent Schaefer, yang bekerja di laboratorium General Electric, secara tidak sengaja menemukan sesuatu yang luar biasa. Saat bereksperimen dengan 'lemari es' super dingin untuk meniru kondisi awan, ia menjatuhkan sebongkah kecil <text:span text:style-name="Emphasis">dry ice</text:span> (es kering atau CO2 padat) ke dalamnya. Tiba-tiba, jutaan kristal es kecil terbentuk di udara dingin itu! Ia menyadari bahwa es kering bisa mendinginkan udara secara drastis dan memicu pembentukan kristal es dari uap air super dingin. Tak lama kemudian, rekannya, Dr. Bernard Vonnegut (ya, dia kakak dari novelis terkenal Kurt Vonnegut!), menemukan bahwa partikel <text:span text:style-name="Emphasis">perak iodida</text:span> (AgI) punya struktur kristal yang sangat mirip dengan es alami, sehingga bisa 'menipu' uap air super dingin untuk membeku di atasnya pada suhu yang sedikit lebih hangat dibanding es kering. Inilah kelahiran konsep <text:span text:style-name="Emphasis">cloud seeding</text:span> atau penyemaian awan modern!</text:p>
            <text:p text:style-name="Text_20_body">Penemuan ini tentu saja disambut dengan antusiasme besar. Harapan untuk akhirnya bisa 'mengendalikan' hujan demi pertanian atau mengatasi kekeringan tampak di depan mata. Pemerintah dan militer pun ikut tertarik. Kebutuhan untuk menambah pasokan air di daerah kering, meningkatkan hasil panen, atau bahkan untuk tujuan strategis mendorong riset dan eksperimen <text:span text:style-name="Emphasis">cloud seeding</text:span> di berbagai negara. Salah satu contoh penggunaan yang kontroversial adalah selama Perang Vietnam (sekitar akhir 1960-an hingga awal 1970-an), di mana militer AS menjalankan operasi rahasia bernama "Project Popeye". Mereka menyemai awan di atas jalur logistik Ho Chi Minh Trail dengan tujuan memperpanjang musim hujan dan mempersulit pergerakan pasukan musuh. Meskipun efektivitas pastinya masih diperdebatkan, ini menunjukkan bagaimana teknologi modifikasi cuaca sejak awal sudah dilirik untuk berbagai macam tujuan, baik damai maupun tidak. Dari tarian ritual hingga roket perak iodida, perjalanan mimpi manusia mengendalikan langit ternyata panjang dan penuh warna!</text:p>
            <text:p text:style-name="Horizontal_20_Line"/>
            <text:p text:style-name="Text_20_body"><text:span text:style-name="Strong_20_Emphasis">(Prompt Saran Ilustrasi)</text:span></text:p>
            <text:p text:style-name="Quotations"><text:span text:style-name="Emphasis">Prompt Ilustrasi:</text:span> Buat dua gambar bersebelahan. Gambar kiri: Charles Hatfield berdiri di samping menara kayu tempat ia menguapkan 'ramuan kimia'-nya, dengan awan gelap di atas (gaya gambar agak vintage/jadul). Gambar kanan: Foto hitam putih (atau gaya ilustrasi mirip foto lama) dari Dr. Vincent Schaefer di laboratoriumnya, memegang sebongkah es kering di atas 'lemari es' eksperimennya yang <text:soft-page-break/>mengeluarkan kabut dingin. Beri keterangan nama dan tahun (sekitar 1916 untuk Hatfield, 1946 untuk Schaefer).</text:p>
            <text:p text:style-name="Horizontal_20_Line"/>
            <text:p text:style-name="Text_20_body">Subbab 1.1 selesai. Silakan berikan perintah "YAX" untuk melanjutkan ke subbab berikutnya.</text:p>
          </text:section>
          <text:section text:style-name="Sect1" text:name="feedback-form-19">
            <text:p text:style-name="P88"/>
          </text:section>
        </text:section>
        <text:section text:style-name="Sect1" text:name="e2b522cf2566bd3c">
          <text:p text:style-name="Text_20_body"/>
          <text:section text:style-name="Sect1" text:name="user-query-content-20">
            <text:p text:style-name="P125">YAX </text:p>
          </text:section>
          <text:p text:style-name="P88">Tampilkan alur berpikir</text:p>
          <text:section text:style-name="Sect2" text:name="model-response-message-contentr_e2b522cf2566bd3c">
            <text:p text:style-name="P88"/>
          </text:section>
          <text:section text:style-name="Sect1" text:name="feedback-form-20">
            <text:p text:style-name="P88"/>
          </text:section>
        </text:section>
        <text:section text:style-name="Sect1" text:name="1912c242df98516f">
          <text:p text:style-name="Text_20_body"/>
          <text:section text:style-name="Sect1" text:name="user-query-content-21">
            <text:p text:style-name="P125">present it </text:p>
          </text:section>
          <text:p text:style-name="P88">Tampilkan alur berpikir</text:p>
          <text:section text:style-name="Sect2" text:name="model-response-message-contentr_1912c242df98516f">
            <text:p text:style-name="Text_20_body">Oke, saya lanjutkan untuk <text:span text:style-name="Strong_20_Emphasis">Subbab 1.2: Apa Sih Sebenarnya Modifikasi Cuaca Itu?</text:span></text:p>
            <text:p text:style-name="Horizontal_20_Line"/>
            <text:p text:style-name="Text_20_body"><text:span text:style-name="Strong_20_Emphasis">(Menjawab Prompt 6: Subbab 1.2 - Apa Sih Sebenarnya Modifikasi Cuaca Itu? (Definisi Sederhana))</text:span></text:p>
            <text:p text:style-name="Text_20_body">Setelah mendengar cerita sejarah tadi, mungkin kamu jadi bertanya-tanya, jadi apa sih sebenarnya yang dimaksud dengan 'modifikasi cuaca' itu? Gampangnya begini: <text:span text:style-name="Strong_20_Emphasis">Modifikasi cuaca adalah usaha </text:span><text:span text:style-name="Strong_20_Emphasis"><text:span text:style-name="Emphasis">sengaja</text:span></text:span><text:span text:style-name="Strong_20_Emphasis"> yang dilakukan manusia untuk mengubah kondisi atmosfer atau cuaca di suatu tempat dan dalam waktu tertentu.</text:span> Kunci utamanya ada di kata <text:span text:style-name="Strong_20_Emphasis">sengaja</text:span> dan <text:span text:style-name="Strong_20_Emphasis">mengubah</text:span>.</text:p>
            <text:p text:style-name="Text_20_body">Maksudnya 'mengubah cuaca' itu apa? Ya, mencoba mempengaruhi fenomena cuaca secara langsung. Misalnya, berusaha <text:span text:style-name="Emphasis">menambah</text:span> curah hujan di daerah kering, <text:span text:style-name="Emphasis">mengurangi</text:span> intensitas hujan es agar tidak merusak tanaman, atau <text:span text:style-name="Emphasis">menghilangkan</text:span> kabut tebal supaya pesawat bisa mendarat dengan aman. Ada juga sih ide-ide (yang masih jauh lebih sulit dibuktikan) untuk mencoba <text:span text:style-name="Emphasis">mengurangi</text:span> kekuatan badai atau jumlah sambaran petir. Intinya, ada niat aktif untuk 'mengutak-atik' proses alami di atmosfer.</text:p>
            <text:p text:style-name="Text_20_body">Penting banget nih buat bedain modifikasi cuaca dengan hal-hal lain yang mirip tapi beda. Misalnya, beda banget sama <text:span text:style-name="Strong_20_Emphasis">ramalan cuaca</text:span>. Kalau BMKG (Badan Meteorologi, Klimatologi, dan Geofisika) ngeluarin prakiraan cuaca besok bakal hujan di Tapak Tuan, itu namanya memprediksi, bukan mengubah. Beda juga sama <text:span text:style-name="Strong_20_Emphasis">adaptasi cuaca</text:span>. Kalau kita bangun tanggul penahan ombak di pinggir pantai biar rumah nggak kena abrasi, atau pakai payung pas hujan, atau bikin saluran irigasi buat mengalirkan air ke sawah, itu namanya kita menyesuaikan diri atau mengatasi <text:soft-page-break/>dampak cuaca, bukan mengubah cuaca itu sendiri.</text:p>
            <text:p text:style-name="Text_20_body">Jadi, contoh kegiatan yang <text:span text:style-name="Emphasis">termasuk</text:span> modifikasi cuaca itu misalnya: pesawat terbang menyemprotkan garam atau perak iodida ke awan (Teknologi Modifikasi Cuaca/TMC yang kadang dipakai di Indonesia untuk isi waduk atau atasi karhutla), atau petugas bandara menyemai kabut dingin dengan es kering agar kabutnya hilang. Sedangkan kegiatan seperti membangun bendungan, membuat sistem drainase anti banjir, atau bahkan terjadinya <text:span text:style-name="Strong_20_Emphasis">perubahan iklim</text:span> global akibat polusi gas rumah kaca selama puluhan tahun itu <text:span text:style-name="Emphasis">bukan</text:span> termasuk modifikasi cuaca dalam definisi ini. Kenapa? Karena perubahan iklim global itu efek jangka panjang yang <text:span text:style-name="Emphasis">tidak disengaja</text:span> dari aktivitas manusia secara keseluruhan, bukan usaha sengaja untuk mengubah cuaca di satu tempat hari ini atau besok. Jadi, ingat ya, kuncinya di <text:span text:style-name="Strong_20_Emphasis">niat sengaja</text:span> untuk mengubah cuaca dalam skala dan waktu yang relatif terbatas.</text:p>
            <text:p text:style-name="Horizontal_20_Line"/>
            <text:p text:style-name="Text_20_body"><text:span text:style-name="Strong_20_Emphasis">(Prompt Saran Ilustrasi)</text:span></text:p>
            <text:p text:style-name="Quotations"><text:span text:style-name="Emphasis">Prompt Ilustrasi:</text:span> Buat diagram sederhana dengan dua kolom. Kolom kiri berjudul "INI Modifikasi Cuaca" dengan ikon/gambar kecil: pesawat menyemai awan, generator asap di gunung, alat penghalau kabut di bandara. Kolom kanan berjudul "INI BUKAN Modifikasi Cuaca" dengan ikon/gambar kecil: orang nonton ramalan cuaca di TV, orang pakai payung, tanggul banjir/pemecah ombak, sawah dengan sistem irigasi, pabrik mengeluarkan asap (simbol perubahan iklim). Beri garis pemisah yang jelas di tengah.</text:p>
            <text:p text:style-name="Horizontal_20_Line"/>
            <text:p text:style-name="Text_20_body">Subbab 1.2 selesai. Silakan berikan perintah "YAX" untuk melanjutkan ke subbab berikutnya.</text:p>
          </text:section>
          <text:section text:style-name="Sect1" text:name="feedback-form-21">
            <text:p text:style-name="P88"/>
          </text:section>
        </text:section>
        <text:section text:style-name="Sect1" text:name="a7af2da3e0cf258b">
          <text:p text:style-name="Text_20_body"/>
          <text:section text:style-name="Sect1" text:name="user-query-content-22">
            <text:p text:style-name="P125">YAX </text:p>
          </text:section>
          <text:p text:style-name="P88">Tampilkan alur berpikir</text:p>
          <text:section text:style-name="Sect2" text:name="model-response-message-contentr_a7af2da3e0cf258b">
            <text:p text:style-name="Text_20_body">Oke, kita lanjutkan ke <text:span text:style-name="Strong_20_Emphasis">Subbab 1.3</text:span>, bagian terakhir dari Bab 1.</text:p>
            <text:p text:style-name="Horizontal_20_Line"/>
            <text:p text:style-name="Text_20_body"><text:span text:style-name="Strong_20_Emphasis">(Menjawab Prompt 7: Subbab 1.3 - Mitos Populer vs. Fakta Ilmiah Awal tentang Pengendalian Cuaca)</text:span></text:p>
            <text:p text:style-name="Text_20_body">Nah, karena topik 'mengendalikan' cuaca ini kedengarannya keren dan agak misterius, nggak heran kalau banyak banget mitos, gosip, atau bahkan teori konspirasi yang beredar di sekitarnya. Kamu mungkin pernah dengar cerita-cerita ini: Ada yang bilang kalau pawang hujan itu sakti banget, bisa seenaknya 'mindahin' hujan dari satu tempat ke tempat lain cuma dengan ritual khusus. Ada <text:soft-page-break/>juga teori konspirasi yang ramai di internet tentang 'chemtrails', yaitu jejak putih panjang di belakang pesawat yang katanya bukan asap biasa, tapi semprotan bahan kimia rahasia buat ngontrol pikiran kita atau bahkan mengatur cuaca global! Terus, ada juga anggapan kalau teknologi modifikasi cuaca ini sebenarnya udah super canggih, sampai bisa menghentikan badai besar kayak angin topan kapan saja kalau pemerintah mau. Keren sih kalau beneran, tapi... benarkah begitu?</text:p>
            <text:p text:style-name="Text_20_body">Mari kita coba bedah satu per satu, berdasarkan apa yang <text:span text:style-name="Emphasis">sebenarnya</text:span> diketahui oleh sains, terutama pada masa-masa awal penelitian modifikasi cuaca (dan sebagian besar masih berlaku sampai sekarang, April 2025 ini):</text:p>
            <text:list xml:id="list3543431293666864014" text:style-name="L29">
              <text:list-item>
                <text:p text:style-name="P100"><text:span text:style-name="Strong_20_Emphasis">Pawang Hujan dan Ritual:</text:span> Tradisi seperti pawang hujan memang ada di berbagai budaya, termasuk di Indonesia, dan punya makna budaya atau spiritual yang penting bagi masyarakatnya. Mereka mungkin punya pemahaman lokal tentang pola cuaca. Tapi, dari kacamata sains, belum ada bukti ilmiah yang bisa diverifikasi kalau ritual-ritual tersebut bisa secara <text:span text:style-name="Emphasis">fisik</text:span> mengubah kondisi awan atau atmosfer untuk membuat atau menghentikan hujan sesuai keinginan. Sains butuh bukti yang bisa diukur dan diulang, bukan hanya keyakinan atau kebetulan. </text:p>
              </text:list-item>
              <text:list-item>
                <text:p text:style-name="P100"><text:span text:style-name="Strong_20_Emphasis">'Chemtrails' vs. Contrails:</text:span> Jejak putih panjang di belakang pesawat terbang tinggi itu, menurut penjelasan ilmiah yang diterima luas, adalah <text:span text:style-name="Emphasis">contrails</text:span> (kependekan dari <text:span text:style-name="Emphasis">condensation trails</text:span> atau jejak kondensasi). Ini pada dasarnya adalah uap air dari mesin pesawat yang membeku menjadi kristal es di udara yang sangat dingin dan lembap di ketinggian jelajah pesawat. Mirip seperti napas kita yang terlihat 'berasap' di pagi yang dingin. Ini BEDA JAUH dengan teori 'chemtrails' yang mengklaim adanya penyemprotan bahan kimia rahasia. Kalaupun ada pesawat yang menyemprotkan sesuatu untuk modifikasi cuaca (<text:span text:style-name="Emphasis">cloud seeding</text:span>), biasanya itu dilakukan di ketinggian lebih rendah, diumumkan (seringnya), menggunakan bahan spesifik seperti garam atau perak iodida (bukan racun misterius), dan tujuannya jelas (misal, untuk hujan buatan), bukan untuk mengontrol pikiran atau cuaca global. </text:p>
              </text:list-item>
              <text:list-item>
                <text:p text:style-name="P57"><text:span text:style-name="Strong_20_Emphasis">Teknologi Pengendali Cuaca Super Canggih:</text:span> Anggapan bahwa kita sudah bisa mengendalikan cuaca sesuka hati, apalagi menghentikan badai raksasa, itu juga masih jauh dari kenyataan. Sejak awal penemuan <text:span text:style-name="Emphasis">cloud seeding</text:span> pun, para ilmuwan sudah sadar bahwa teknologi ini punya banyak keterbatasan. Pertama, <text:span text:style-name="Emphasis">cloud seeding</text:span> hanya bisa 'bekerja' kalau sudah ada awan yang <text:span text:style-name="Emphasis">tepat</text:span> jenisnya (misalnya, awan Cumulus yang cukup basah atau awan super dingin). Nggak bisa bikin hujan dari langit biru. Kedua, hasilnya sangat <text:span text:style-name="Emphasis">tidak pasti</text:span> dan sulit diukur. Ketiga, skala pengaruhnya masih sangat <text:span text:style-name="Emphasis">terbatas</text:span>, sangat jauh dari kemampuan untuk mengendalikan sistem cuaca raksasa seperti badai tropis yang energinya luar biasa besar. </text:p>
              </text:list-item>
            </text:list>
            <text:p text:style-name="Text_20_body">Jadi, penting banget buat kita untuk bisa membedakan antara klaim-klaim yang bombastis atau cerita-cerita mitos dengan kenyataan ilmiah yang ada. Sains menunjukkan bahwa modifikasi cuaca itu ada dasarnya, tapi kemampuannya sangat <text:soft-page-break/>terbatas, kompleks, dan penuh ketidakpastian. Di bab-bab selanjutnya, kita akan kupas lebih dalam lagi sains di baliknya dan bukti-bukti efektivitasnya. Tapi untuk sekarang, ingatlah: jangan mudah percaya semua 'gosip' tentang cuaca!</text:p>
            <text:p text:style-name="Horizontal_20_Line"/>
            <text:p text:style-name="Text_20_body"><text:span text:style-name="Strong_20_Emphasis">(Prompt Saran Ilustrasi)</text:span></text:p>
            <text:p text:style-name="Quotations"><text:span text:style-name="Emphasis">Prompt Ilustrasi:</text:span> Buat gambar infografis "Mitos vs. Fakta". Di sisi "Mitos", ada gambar kartun pawang hujan dengan tongkat ajaib menggeser awan, gambar pesawat menyemprotkan tanda tanya (?) berwarna aneh ('chemtrails'), dan gambar perisai raksasa menghentikan badai topan. Di sisi "Fakta", ada gambar awan dengan keterangan "Butuh kondisi awan spesifik", gambar grafik yang menunjukkan hasil tidak pasti, dan gambar pesawat terbang tinggi dengan jejak putih biasa (contrails) dan keterangan "Uap air beku". Gunakan ikon silang (X) merah di atas gambar-gambar mitos dan ikon centang (V) hijau di atas gambar-gambar fakta.</text:p>
            <text:p text:style-name="Horizontal_20_Line"/>
            <text:p text:style-name="Text_20_body">Bab 1 selesai. Silakan berikan perintah "YAX" untuk masuk ke Bab 2.</text:p>
          </text:section>
          <text:section text:style-name="Sect1" text:name="feedback-form-22">
            <text:p text:style-name="P88"/>
          </text:section>
        </text:section>
        <text:section text:style-name="Sect1" text:name="871d9c95021975ae">
          <text:p text:style-name="Text_20_body"/>
          <text:section text:style-name="Sect1" text:name="user-query-content-23">
            <text:p text:style-name="P125">YAX </text:p>
          </text:section>
          <text:p text:style-name="P88">Tampilkan alur berpikir</text:p>
          <text:section text:style-name="Sect2" text:name="model-response-message-contentr_871d9c95021975ae">
            <text:p text:style-name="Text_20_body">Baik, sekarang kita masuk ke <text:span text:style-name="Strong_20_Emphasis">Bab 2: Sains di Balik Awan: Bagaimana Cara Kerjanya?</text:span> Saya mulai dengan prompt pengantar untuk bab ini.</text:p>
            <text:p text:style-name="Horizontal_20_Line"/>
            <text:p text:style-name="Text_20_body"><text:span text:style-name="Strong_20_Emphasis">(Menjawab Prompt 8: Pengantar Bab 2)</text:span></text:p>
            <text:p text:style-name="Text_20_body">Di Bab 1 kita sudah menelusuri jejak panjang mimpi manusia untuk bisa ‘berteman’ atau bahkan ‘mengatur’ langit, mulai dari tarian hujan sampai penemuan ilmiah awal. Nah, sekarang saatnya kita masuk lebih dalam dan jadi detektif sains! Kalau memang manusia mencoba ‘mengutak-atik’ cuaca, pertanyaan besarnya adalah: Gimana caranya? Apa sih dasar pemikiran para ilmuwan sehingga mereka <text:span text:style-name="Emphasis">berpikir</text:span> hal itu mungkin dilakukan? Bab 2 ini akan fokus membongkar <text:span text:style-name="Strong_20_Emphasis">sains</text:span> dan <text:span text:style-name="Strong_20_Emphasis">teknologi</text:span> di balik berbagai upaya modifikasi cuaca.</text:p>
            <text:p text:style-name="Text_20_body">Tapi, sebelum kita bisa paham cara ‘mengubah’ sesuatu, kita harus paham dulu dong cara kerja ‘sesuatu’ itu secara alami. Ibarat mau memperbaiki motor, kita harus tahu dulu kan mesinnya bekerja bagaimana? Makanya, langkah pertama kita di bab ini adalah memahami dasar-dasar pembentukan awan dan hujan – proses alami yang luar biasa di atmosfer kita. Setelah paham dasarnya, barulah kita akan menyelami teknik modifikasi cuaca yang paling terkenal dan sering dilakukan, <text:soft-page-break/>yaitu ‘hujan buatan’ alias <text:span text:style-name="Emphasis">cloud seeding</text:span>. Kita juga akan melihat ide-ide (yang lebih sulit dan menantang) untuk mencoba ‘menjinakkan’ badai, serta teknologi lain untuk mengatasi masalah spesifik seperti kabut tebal atau hujan es yang merusak. Tenang saja, meskipun topiknya ilmiah, penjelasannya akan diusahakan sesederhana mungkin biar gampang dipahami. Penasaran kan, apa sih ‘resep rahasia’ (atau setidaknya, percobaan resep) yang dipakai para ‘koki cuaca’ ini? Yuk, kita mulai!</text:p>
            <text:p text:style-name="Horizontal_20_Line"/>
            <text:p text:style-name="Text_20_body"><text:span text:style-name="Strong_20_Emphasis">(Prompt Saran Ilustrasi)</text:span></text:p>
            <text:p text:style-name="Quotations"><text:span text:style-name="Emphasis">Prompt Ilustrasi:</text:span> Buat gambar visualisasi yang menarik untuk pembuka Bab 2. Mungkin gambar awan besar yang sebagian terlihat normal, tapi sebagian lagi seperti 'dibedah' atau 'di-zoom' sehingga terlihat proses fisika di dalamnya (molekul air, kristal es, partikel debu) dengan gaya semi-realistis tapi tetap artistik. Atau, gambar seorang ilmuwan (karakter remaja) dengan kacamata lab sedang mengamati awan di layar komputer canggih dengan grafik dan rumus sederhana di sekitarnya. Judul "Bab 2: Sains di Balik Awan: Bagaimana Cara Kerjanya?" diletakkan dengan jelas.</text:p>
            <text:p text:style-name="Horizontal_20_Line"/>
            <text:p text:style-name="Text_20_body">Pengantar Bab 2 selesai. Silakan berikan perintah "YAX" untuk melanjutkan ke subbab pertama di Bab 2.</text:p>
          </text:section>
          <text:section text:style-name="Sect1" text:name="feedback-form-23">
            <text:p text:style-name="P88"/>
          </text:section>
        </text:section>
        <text:section text:style-name="Sect1" text:name="cab8fcae8e0c438f">
          <text:p text:style-name="Text_20_body"/>
          <text:section text:style-name="Sect1" text:name="user-query-content-24">
            <text:p text:style-name="P125">YAX </text:p>
          </text:section>
          <text:p text:style-name="P88">Tampilkan alur berpikir</text:p>
          <text:section text:style-name="Sect2" text:name="model-response-message-contentr_cab8fcae8e0c438f">
            <text:p text:style-name="Text_20_body">Oke, mari kita mulai membahas sains dasar di <text:span text:style-name="Strong_20_Emphasis">Subbab 2.1</text:span>.</text:p>
            <text:p text:style-name="Horizontal_20_Line"/>
            <text:p text:style-name="Text_20_body"><text:span text:style-name="Strong_20_Emphasis">(Menjawab Prompt 9: Subbab 2.1 - Dasar-dasar Pembentukan Awan dan Hujan (Penjelasan Mudah))</text:span></text:p>
            <text:p text:style-name="Text_20_body">Sebelum kita bicara soal ‘membuat’ hujan, kita harus tahu dulu dong gimana hujan itu bisa muncul secara alami. Semuanya dimulai dari air yang ada di sekitar kita. Coba lihat laut luas di dekat Tapak Tuan ini, atau sungai, danau, bahkan genangan air setelah hujan. Panas matahari membuat air di permukaan itu menguap, berubah jadi gas nggak kasat mata yang namanya uap air. Udara hangat yang mengandung uap air ini biasanya lebih ringan, jadi dia akan naik ke atas, ke lapisan atmosfer yang lebih tinggi.</text:p>
            <text:p text:style-name="Text_20_body">Nah, sama kayak kalau kita naik ke gunung, semakin tinggi kita naik, udaranya jadi semakin dingin, kan? Begitu juga dengan udara hangat penuh uap air tadi. Pas dia <text:soft-page-break/>naik tinggi dan ketemu suhu yang lebih dingin, uap air mulai ‘kedinginan’ dan nggak betah jadi gas lagi. Dia pun berubah kembali jadi titik-titik air cair yang super duper kecil, atau kalau suhunya di bawah nol derajat Celcius, bisa jadi kristal-kristal es mungil. Proses perubahan dari uap air (gas) jadi titik air (cair) atau es (padat) ini namanya <text:span text:style-name="Strong_20_Emphasis">kondensasi</text:span>. Kamu pasti pernah lihat contohnya: kalau kamu taruh es batu di gelas, bagian luar gelasnya jadi basah kan? Itu uap air di udara sekitar yang menempel di gelas dingin dan berubah jadi titik air.</text:p>
            <text:p text:style-name="Text_20_body">Tapi, tunggu dulu! Uap air di atmosfer itu nggak bisa sembarangan berubah jadi titik air atau kristal es. Dia butuh ‘pegangan’ atau ‘tempat nempel’ super kecil. ‘Pegangan’ ini bisa berupa partikel debu halus, serbuk sari bunga, asap dari pembakaran, atau bahkan kristal garam super kecil yang terbawa angin dari laut (nah, ini banyak nih di udara sekitar pantai!). Partikel-partikel super mungil yang jadi ‘tempat nempel’ ini namanya <text:span text:style-name="Strong_20_Emphasis">inti kondensasi</text:span> atau <text:span text:style-name="Emphasis">condensation nuclei</text:span>. Tanpa mereka, uap air susah banget buat berkumpul jadi tetesan. Jadi, awan yang kita lihat di langit itu sebenarnya adalah kumpulan MILYARAN bahkan TRILIUNAN titik-titik air atau kristal es super mungil yang terbentuk di sekitar inti kondensasi ini!</text:p>
            <text:p text:style-name="Text_20_body">Terus, kenapa awan nggak langsung jatuh jadi hujan? Karena titik-titik air atau kristal es di dalam awan itu ukurannya keeeeecil banget dan ringan sekali, jadi mereka bisa tetap melayang terbawa angin. Supaya bisa jatuh sebagai hujan atau salju, mereka harus tumbuh jadi jauh lebih besar dan berat. Ibaratnya, dari seukuran ujung jarum harus tumbuh jadi seukuran kelereng kecil! Gimana caranya? Ada dua cara utama:</text:p>
            <text:list xml:id="list7764878656432495968" text:style-name="L30">
              <text:list-item>
                <text:p text:style-name="P101">Di awan yang suhunya di atas nol (awan 'hangat'), tetesan-tetesan kecil ini saling bertabrakan dan bergabung jadi satu tetesan yang lebih besar (<text:span text:style-name="Emphasis">collision-coalescence</text:span>). Makin besar, makin cepat jatuhnya, makin banyak tabrakannya, sampai akhirnya cukup berat untuk jatuh sebagai hujan. </text:p>
              </text:list-item>
              <text:list-item>
                <text:p text:style-name="P58">Di awan yang suhunya di bawah nol (awan 'dingin'), ada campuran antara titik air super dingin (air cair di bawah 0°C tapi belum beku!) dan kristal es. Kristal es ini cenderung 'menyerap' uap air lebih cepat daripada titik air, jadi dia tumbuh besar dengan cepat. Kristal es yang sudah besar ini lalu jatuh, kadang bertabrakan dengan titik air super dingin yang langsung membeku menempel padanya (jadi makin besar), dan akhirnya jatuh sebagai salju (kalau suhu di bawah awan tetap dingin) atau mencair jadi hujan (kalau suhu di bawah awan lebih hangat). </text:p>
              </text:list-item>
            </text:list>
            <text:p text:style-name="Text_20_body">Nah, memahami proses alami inilah – mulai dari butuh inti kondensasi sampai proses pertumbuhan tetesan/kristal – yang jadi kunci para ilmuwan berpikir: "Jangan-jangan, kita bisa 'membantu' atau 'mempercepat' proses ini?" Itulah dasar dari ide <text:span text:style-name="Emphasis">cloud seeding</text:span> yang akan kita bahas selanjutnya!</text:p>
            <text:p text:style-name="Horizontal_20_Line"/>
            <text:p text:style-name="Text_20_body"><text:span text:style-name="Strong_20_Emphasis">(Prompt Saran Ilustrasi)</text:span></text:p>
            <text:p text:style-name="Quotations"><text:soft-page-break/><text:span text:style-name="Emphasis">Prompt Ilustrasi:</text:span> Buat diagram alir (flowchart) sederhana yang menjelaskan proses pembentukan hujan. Mulai dari ikon matahari -&gt; ikon gelombang laut/danau (evaporasi) -&gt; panah ke atas dengan ikon uap air -&gt; ikon awan terbentuk di ketinggian (dengan zoom kecil menunjukkan uap air menempel di 'inti kondensasi' seperti debu/garam) -&gt; panah di dalam awan menunjukkan proses pertumbuhan tetesan/kristal (tumbukan atau pembentukan es) -&gt; panah ke bawah dari awan dengan ikon tetesan hujan/kepingan salju. Gunakan label sederhana di setiap tahap (Penguapan, Udara Naik &amp; Mendingin, Kondensasi, Pertumbuhan Tetesan, Hujan/Salju).</text:p>
            <text:p text:style-name="Horizontal_20_Line"/>
            <text:p text:style-name="Text_20_body">Subbab 2.1 selesai. Silakan berikan perintah "YAX" untuk melanjutkan ke subbab berikutnya.</text:p>
          </text:section>
          <text:section text:style-name="Sect1" text:name="feedback-form-24">
            <text:p text:style-name="P88"/>
          </text:section>
        </text:section>
        <text:section text:style-name="Sect1" text:name="a97213b52ec3035c">
          <text:p text:style-name="Text_20_body"/>
          <text:section text:style-name="Sect1" text:name="user-query-content-25">
            <text:p text:style-name="P125">YAX </text:p>
          </text:section>
          <text:p text:style-name="P88">Tampilkan alur berpikir</text:p>
          <text:section text:style-name="Sect2" text:name="model-response-message-contentr_a97213b52ec3035c">
            <text:p text:style-name="Text_20_body">Oke, kita masuk ke pembahasan utama tentang <text:span text:style-name="Emphasis">cloud seeding</text:span> di <text:span text:style-name="Strong_20_Emphasis">Subbab 2.2</text:span>.</text:p>
            <text:p text:style-name="Horizontal_20_Line"/>
            <text:p text:style-name="Text_20_body"><text:span text:style-name="Strong_20_Emphasis">(Menjawab Prompt 10: Subbab 2.2 - Membuat Hujan Buatan (Cloud Seeding): Menyemai Awan Itu Seperti Apa? (Konsep Dasar))</text:span></text:p>
            <text:p text:style-name="Text_20_body">Nah, setelah kita tahu kalau awan butuh 'bibit' (inti kondensasi/pembekuan) dan proses pertumbuhan tetesan/kristal biar bisa jadi hujan (seperti di Subbab 2.1), sekarang kita bisa paham ide dasar di balik <text:span text:style-name="Emphasis">cloud seeding</text:span> atau penyemaian awan. Gampangnya, <text:span text:style-name="Emphasis">cloud seeding</text:span> itu ibarat kita jadi 'petani langit' yang mencoba <text:span text:style-name="Strong_20_Emphasis">membantu proses alami pembentukan hujan dengan cara menambahkan partikel 'bibit' buatan</text:span> ke dalam awan. Tujuannya? Ya, untuk memicu atau <text:span text:style-name="Emphasis">meningkatkan</text:span> jumlah hujan atau salju yang turun dari awan tersebut.</text:p>
            <text:p text:style-name="Text_20_body">Tapi, ada satu hal super penting yang harus dicatat: <text:span text:style-name="Emphasis">Cloud seeding</text:span> itu <text:span text:style-name="Strong_20_Emphasis">tidak bisa menciptakan awan dari langit yang biru cerah!</text:span> Teknologi ini hanya bisa bekerja kalau <text:span text:style-name="Strong_20_Emphasis">sudah ada awan yang tepat jenisnya</text:span> di langit – awan yang punya cukup kandungan uap air tapi mungkin 'kurang bibit' atau proses pertumbuhan tetesannya 'lambat'. Jadi, <text:span text:style-name="Emphasis">cloud seeding</text:span> itu sifatnya 'membantu' atau 'memodifikasi' awan yang sudah ada, bukan membuat awan baru.</text:p>
            <text:p text:style-name="Text_20_body">Terus, gimana cara 'membantu' awan ini? Ternyata ada dua strategi utama, tergantung suhu di dalam awan itu sendiri:</text:p>
            <text:list xml:id="list2275847640784752431" text:style-name="L31">
              <text:list-item>
                <text:p text:style-name="P59"><text:span text:style-name="Strong_20_Emphasis">Untuk Awan Dingin (Suhu di bawah 0°C):</text:span> Di awan jenis ini, banyak terdapat titik-titik air super dingin (air cair yang suhunya di bawah nol tapi <text:soft-page-break/>belum beku karena nggak ada 'bibit' es). Nah, strategi <text:span text:style-name="Emphasis">seeding</text:span>-nya adalah memasukkan 'bibit' pembekuan buatan. Bahan yang paling terkenal adalah <text:span text:style-name="Strong_20_Emphasis">Perak Iodida (AgI)</text:span>. Kenapa AgI? Karena struktur kristalnya mirip banget sama kristal es alami! Jadi dia bisa 'menipu' titik air super dingin atau uap air di sekitarnya untuk membeku menempel padanya. Cara lain adalah pakai <text:span text:style-name="Strong_20_Emphasis">Es Kering (CO2 padat)</text:span>. Es kering ini suhunya super dingin (sekitar -78°C!), jadi pas ditebarkan di awan dingin, dia akan mendinginkan area sekitarnya secara drastis, memaksa titik air super dingin untuk langsung membeku jadi kristal es. Tujuannya sama: memperbanyak jumlah kristal es di awan, yang kemudian bisa tumbuh besar dan jatuh sebagai salju atau hujan. Strategi ini disebut <text:span text:style-name="Emphasis">glaciogenic seeding</text:span>.</text:p>
              </text:list-item>
              <text:list-item>
                <text:p text:style-name="P59"><text:span text:style-name="Strong_20_Emphasis">Untuk Awan Hangat (Suhu di atas 0°C):</text:span> Kalau di awan yang lebih hangat ini, proses utamanya kan tabrakan dan penggabungan tetesan air kecil jadi besar. Nah, strategi <text:span text:style-name="Emphasis">seeding</text:span>-nya adalah memasukkan partikel-partikel yang <text:span text:style-name="Strong_20_Emphasis">higroskopis</text:span>, artinya 'rakus' menyerap uap air. Contohnya adalah <text:span text:style-name="Strong_20_Emphasis">garam</text:span> halus, seperti Natrium Klorida (NaCl, garam dapur biasa!) atau Kalsium Klorida (CaCl2). Partikel garam ini akan cepat menyerap uap air di sekitarnya dan membentuk tetesan air yang relatif lebih besar dibanding tetesan alami di awan. Tetesan 'buatan' yang lebih besar ini kemudian lebih gampang bertabrakan dan bergabung dengan tetesan lain, sehingga proses pertumbuhan jadi hujan bisa lebih cepat. Nah, teknik <text:span text:style-name="Emphasis">hygroscopic seeding</text:span> pakai garam inilah yang sering digunakan dalam operasi Teknologi Modifikasi Cuaca (TMC) di Indonesia, misalnya untuk tujuan mengisi waduk atau membasahi lahan gambut.</text:p>
              </text:list-item>
            </text:list>
            <text:p text:style-name="Text_20_body">Jadi, intinya <text:span text:style-name="Emphasis">cloud seeding</text:span> itu mencoba 'mengakali' atau mempercepat proses fisika alami di dalam awan dengan menambahkan 'bibit' yang tepat, sesuai dengan kondisi awan targetnya.</text:p>
            <text:p text:style-name="Horizontal_20_Line"/>
            <text:p text:style-name="Text_20_body"><text:span text:style-name="Strong_20_Emphasis">(Prompt Saran Ilustrasi)</text:span></text:p>
            <text:p text:style-name="Quotations"><text:span text:style-name="Emphasis">Prompt Ilustrasi:</text:span> Buat diagram perbandingan dua jenis cloud seeding. Sebelah kiri, gambar awan dingin (&lt;0°C) dengan ikon kristal es kecil. Panah menunjukkan partikel AgI atau serpihan es kering masuk ke awan, lalu di bagian bawah awan muncul lebih banyak ikon kristal es besar/salju. Beri label "Glaciogenic Seeding (Awan Dingin)". Sebelah kanan, gambar awan hangat (&gt;0°C) dengan ikon tetesan air kecil. Panah menunjukkan partikel garam masuk, lalu di bagian bawah awan muncul lebih banyak ikon tetesan air hujan yang lebih besar. Beri label "Hygroscopic Seeding (Awan Hangat)". Gunakan warna berbeda (misal biru untuk dingin, oranye untuk hangat) agar mudah dibedakan.</text:p>
            <text:p text:style-name="Horizontal_20_Line"/>
            <text:p text:style-name="Text_20_body"><text:soft-page-break/>Konsep dasar <text:span text:style-name="Emphasis">cloud seeding</text:span> selesai. Silakan berikan perintah "YAX" untuk melanjutkan ke subbab tentang teknik penyemaiannya.</text:p>
          </text:section>
          <text:section text:style-name="Sect1" text:name="feedback-form-25">
            <text:p text:style-name="P88"/>
          </text:section>
        </text:section>
        <text:section text:style-name="Sect1" text:name="cb1bda91f19ef323">
          <text:p text:style-name="Text_20_body"/>
          <text:section text:style-name="Sect1" text:name="user-query-content-26">
            <text:p text:style-name="P125">YAX </text:p>
          </text:section>
          <text:p text:style-name="P88">Tampilkan alur berpikir</text:p>
          <text:section text:style-name="Sect2" text:name="model-response-message-contentr_cb1bda91f19ef323">
            <text:p text:style-name="Text_20_body">Oke, mari kita lanjutkan ke <text:span text:style-name="Strong_20_Emphasis">Subbab 2.2</text:span> bagian <text:span text:style-name="Strong_20_Emphasis">Teknik Penyemaian dari Darat dan Udara</text:span>.</text:p>
            <text:p text:style-name="Horizontal_20_Line"/>
            <text:p text:style-name="Text_20_body"><text:span text:style-name="Strong_20_Emphasis">(Menjawab Prompt 11: Subbab 2.2 - Teknik Penyemaian dari Darat dan Udara)</text:span></text:p>
            <text:p text:style-name="Text_20_body">Oke, sekarang kita tahu nih bahan 'bibit' apa saja yang dipakai buat <text:span text:style-name="Emphasis">cloud seeding</text:span>. Pertanyaan berikutnya, gimana cara 'mengantar' bibit-bibit ini ke 'rumah'-nya si awan yang ada tinggi di langit sana? Ternyata ada dua cara utama yang biasa dipakai:</text:p>
            <text:list xml:id="list5513116772721731041" text:style-name="L32">
              <text:list-item>
                <text:p text:style-name="P60"><text:span text:style-name="Strong_20_Emphasis">Penyemaian dari Darat (Ground-based Seeding):</text:span> Cara ini biasanya menggunakan alat yang disebut <text:span text:style-name="Strong_20_Emphasis">generator darat</text:span>. Alat ini seringkali ditaruh di tempat-tempat tinggi seperti puncak bukit atau lereng gunung, karena harapannya asap atau partikel yang dihasilkannya bisa lebih mudah terbawa angin naik ke awan target. Cara kerjanya? Ada generator yang membakar larutan kimia yang mengandung perak iodida (AgI), mirip seperti menyalakan kembang api tapi asapnya mengandung 'bibit' es. Ada juga yang menyemprotkan partikel-partikel halus lainnya. Keuntungan utama metode darat ini adalah biasanya <text:span text:style-name="Strong_20_Emphasis">lebih murah</text:span> biaya operasionalnya dan bisa dinyalakan terus-menerus selama kondisi angin mendukung. Tapi, kekurangannya juga lumayan besar: <text:span text:style-name="Strong_20_Emphasis">kurang presisi</text:span>. Kita nggak bisa memastikan asap 'bibit' ini benar-benar sampai ke awan yang kita inginkan, karena sangat bergantung pada arah dan kekuatan angin serta kondisi atmosfer saat itu. Bisa jadi malah terbawa ke tempat lain atau tidak mencapai ketinggian yang cukup.</text:p>
              </text:list-item>
              <text:list-item>
                <text:p text:style-name="P60"><text:span text:style-name="Strong_20_Emphasis">Penyemaian dari Udara (Aerial Seeding):</text:span> Ini metode yang lebih sering kita dengar atau lihat, terutama dalam operasi TMC di Indonesia. Caranya adalah menggunakan <text:span text:style-name="Strong_20_Emphasis">pesawat terbang</text:span> yang sudah dimodifikasi dan dilengkapi peralatan khusus. Pesawat ini akan terbang mendekati atau bahkan masuk ke dalam awan target untuk 'menanam bibit' secara lebih langsung. Ada beberapa teknik terbangnya: bisa terbang <text:span text:style-name="Strong_20_Emphasis">tepat di bawah dasar awan</text:span> (terutama awan Cumulus yang punya arus udara naik atau <text:span text:style-name="Emphasis">updraft</text:span> kuat) sambil melepaskan bahan higroskopis (seperti garam) agar terbawa naik ke dalam awan; bisa terbang <text:span text:style-name="Strong_20_Emphasis">langsung menembus bagian awan</text:span> yang paling potensial sambil melepaskan bahan; atau bisa juga <text:soft-page-break/>terbang <text:span text:style-name="Strong_20_Emphasis">di atas puncak awan dingin</text:span> dan menjatuhkan bahan seperti es kering atau AgI dari atas. Alat untuk melepaskan 'bibit' ini juga macam-macam, ada yang berupa <text:span text:style-name="Strong_20_Emphasis">flare</text:span> (mirip kembang api batang) yang dipasang di sayap dan dibakar untuk melepaskan AgI, ada juga tabung atau <text:span text:style-name="Emphasis">dispenser</text:span> yang menyemprotkan partikel garam atau cairan. Keuntungan utama metode udara ini jelas <text:span text:style-name="Strong_20_Emphasis">lebih akurat dan presisi</text:span> dalam menarget awan atau bagian awan yang spesifik. Tapi, tentu saja <text:span text:style-name="Strong_20_Emphasis">biayanya jauh lebih mahal</text:span> (butuh pesawat, bahan bakar, pilot khusus, perawatan) dan waktu operasinya lebih terbatas dibanding generator darat. Oh iya, di beberapa negara lain, ada juga yang menggunakan <text:span text:style-name="Strong_20_Emphasis">roket</text:span> untuk menembakkan bahan <text:span text:style-name="Emphasis">seeding</text:span> langsung ke dalam awan badai, terutama untuk tujuan menekan hujan es, meskipun ini mungkin kurang umum dipakai di Indonesia.</text:p>
              </text:list-item>
            </text:list>
            <text:p text:style-name="Horizontal_20_Line"/>
            <text:p text:style-name="Text_20_body"><text:span text:style-name="Strong_20_Emphasis">(Prompt Saran Ilustrasi)</text:span></text:p>
            <text:p text:style-name="Quotations"><text:span text:style-name="Emphasis">Prompt Ilustrasi:</text:span> Buat dua gambar ilustrasi. Gambar 1: Menunjukkan sebuah generator darat di puncak gunung mengeluarkan asap yang tertiup angin ke arah formasi awan di atasnya. Beri label "Penyemaian dari Darat" dan ikon kecil +/- untuk menunjukkan kelebihan (murah) dan kekurangan (kurang presisi). Gambar 2: Menunjukkan sebuah pesawat terbang (seperti Cassa yang biasa dipakai TMC) terbang di dekat/di bawah awan Cumulus, dengan garis-garis atau titik-titik keluar dari sayap/badan pesawat menuju awan. Beri label "Penyemaian dari Udara" dan ikon kecil +/- untuk menunjukkan kelebihan (lebih presisi) dan kekurangan (mahal).</text:p>
            <text:p text:style-name="Horizontal_20_Line"/>
            <text:p text:style-name="Text_20_body">Teknik penyemaian selesai dibahas. Silakan berikan perintah "YAX" untuk melanjutkan ke pembahasan bahan kimia dan keamanannya.</text:p>
          </text:section>
          <text:section text:style-name="Sect1" text:name="feedback-form-26">
            <text:p text:style-name="P88"/>
          </text:section>
        </text:section>
        <text:section text:style-name="Sect1" text:name="7c1310aa76cab36d">
          <text:p text:style-name="Text_20_body"/>
          <text:section text:style-name="Sect1" text:name="user-query-content-27">
            <text:p text:style-name="P125">YAX </text:p>
          </text:section>
          <text:p text:style-name="P88">Tampilkan alur berpikir</text:p>
          <text:section text:style-name="Sect2" text:name="model-response-message-contentr_7c1310aa76cab36d">
            <text:p text:style-name="Text_20_body">Oke, kita lanjutkan ke bagian terakhir dari <text:span text:style-name="Strong_20_Emphasis">Subbab 2.2</text:span>, yaitu tentang <text:span text:style-name="Strong_20_Emphasis">Bahan Kimia yang Digunakan (Apakah Aman?)</text:span>. Ini pertanyaan yang sering banget muncul!</text:p>
            <text:p text:style-name="Horizontal_20_Line"/>
            <text:p text:style-name="Text_20_body"><text:span text:style-name="Strong_20_Emphasis">(Menjawab Prompt 12: Subbab 2.2 - Bahan Kimia yang Digunakan (Apakah Aman?))</text:span></text:p>
            <text:p text:style-name="Text_20_body">Jadi, 'bibit' buatan yang ditebar ke awan itu kan bahan kimia ya, seperti Perak <text:soft-page-break/>Iodida (AgI), garam-garaman kayak Natrium Klorida (NaCl) atau Kalsium Klorida (CaCl2), dan kadang juga Es Kering (CO2 padat) atau Propan cair. Langsung deh muncul pertanyaan di kepala: "Itu bahaya nggak sih? Nanti kalau jatuh ke tanah gimana? Kalau terminum atau kena tanaman gimana?" Wajar banget kalau kita khawatir soal ini.</text:p>
            <text:p text:style-name="Text_20_body">Penting untuk diketahui dulu, jumlah bahan kimia yang digunakan dalam satu kali operasi <text:span text:style-name="Emphasis">cloud seeding</text:span> itu sebenarnya relatif <text:span text:style-name="Strong_20_Emphasis">sangat kecil</text:span> dan disebarkan di area yang sangat luas di atmosfer. Jadi, konsentrasi bahan tersebut saat (mungkin) akhirnya sampai ke permukaan bumi itu biasanya sudah sangat encer. Tapi, mari kita lihat lebih detail per bahan utamanya:</text:p>
            <text:list xml:id="list202765577977950053" text:style-name="L33">
              <text:list-item>
                <text:p text:style-name="P61"><text:span text:style-name="Strong_20_Emphasis">Perak Iodida (AgI):</text:span> Perak (Ag) sendiri memang bisa jadi racun kalau masuk ke tubuh dalam jumlah besar. Tapi, studi-studi ilmiah yang sudah dilakukan selama puluhan tahun umumnya menunjukkan bahwa kadar perak yang berasal dari <text:span text:style-name="Emphasis">cloud seeding</text:span> dan sampai ke tanah atau sumber air itu <text:span text:style-name="Strong_20_Emphasis">jauh di bawah ambang batas aman</text:span> yang ditetapkan untuk air minum atau kesehatan manusia. <text:span text:style-name="Emphasis">Namun</text:span>, bukan berarti tidak ada perdebatan sama sekali. Masih ada pertanyaan dan penelitian yang terus berjalan tentang <text:span text:style-name="Strong_20_Emphasis">efek jangka panjangnya</text:span>, terutama soal kemungkinan <text:span text:style-name="Strong_20_Emphasis">penumpukan (akumulasi)</text:span> perak di tanah atau di dasar danau/sungai setelah <text:span text:style-name="Emphasis">seeding</text:span> dilakukan bertahun-tahun di tempat yang sama. Beberapa penelitian juga menunjukkan kalau organisme air tertentu (misalnya ikan kecil atau mikroorganisme) mungkin lebih sensitif terhadap peningkatan kadar perak di lingkungannya, meskipun dalam level rendah. Jadi, kesimpulannya untuk AgI: risiko langsung ke manusia dianggap sangat rendah, tapi dampak jangka panjang ke lingkungan masih perlu terus dipantau dan diteliti.</text:p>
              </text:list-item>
              <text:list-item>
                <text:p text:style-name="P61"><text:span text:style-name="Strong_20_Emphasis">Garam (NaCl, CaCl2, dll):</text:span> Bahan ini pada dasarnya ya garam, mirip garam dapur (NaCl) atau garam yang kadang dipakai untuk mencairkan salju di jalanan (di negara lain). Dalam jumlah kecil yang biasa dipakai untuk <text:span text:style-name="Emphasis">cloud seeding</text:span> (seperti garam NaCl yang sering dipakai untuk TMC di Indonesia), bahan ini umumnya dianggap <text:span text:style-name="Strong_20_Emphasis">tidak berbahaya</text:span> bagi manusia atau lingkungan secara langsung. Tentu saja, kalau garam dalam jumlah super masif dibuang ke satu tempat, bisa mempengaruhi kadar garam tanah atau air setempat, tapi ini biasanya tidak terjadi dalam operasi <text:span text:style-name="Emphasis">seeding</text:span> yang normal.</text:p>
              </text:list-item>
              <text:list-item>
                <text:p text:style-name="P61"><text:span text:style-name="Strong_20_Emphasis">Es Kering (CO2 padat) / Propan Cair:</text:span> Bahan-bahan ini bekerja dengan cara mendinginkan awan secara cepat. Kelebihannya, mereka <text:span text:style-name="Strong_20_Emphasis">tidak meninggalkan residu kimia</text:span> yang berbahaya. Es kering langsung menyublim (berubah dari padat jadi gas CO2, yang memang sudah banyak di atmosfer). Propan cair juga cepat menguap dan terurai di atmosfer.</text:p>
              </text:list-item>
            </text:list>
            <text:p text:style-name="Text_20_body">Jadi, bagaimana kesimpulan umumnya per April 2025 ini? Sebagian besar ilmuwan setuju bahwa operasi modifikasi cuaca yang dilakukan sesuai prosedur standar memiliki <text:span text:style-name="Strong_20_Emphasis">risiko langsung yang sangat kecil bagi kesehatan manusia</text:span>. Namun, <text:soft-page-break/>pertanyaan mengenai <text:span text:style-name="Strong_20_Emphasis">dampak ekologi jangka panjang</text:span>, terutama dari penggunaan AgI secara terus-menerus, masih menjadi area yang membutuhkan penelitian dan pemantauan lebih lanjut. Jadi, meskipun tidak perlu panik berlebihan, sikap hati-hati dan terus mengkaji dampaknya itu tetap penting.</text:p>
            <text:p text:style-name="Horizontal_20_Line"/>
            <text:p text:style-name="Text_20_body"><text:span text:style-name="Strong_20_Emphasis">(Prompt Saran Ilustrasi)</text:span></text:p>
            <text:p text:style-name="Quotations"><text:span text:style-name="Emphasis">Prompt Ilustrasi:</text:span> Buat gambar infografis sederhana dengan ikon bahan kimia utama (misal: kristal AgI, butiran Garam NaCl, bongkahan Es Kering). Di samping setiap ikon, berikan poin ringkas tentang keamanannya dalam konteks <text:span text:style-name="Emphasis">cloud seeding</text:span>. Untuk AgI, gunakan ikon kaca pembesar di atas gambar tanah/air untuk menunjukkan isu akumulasi/riset jangka panjang. Untuk Garam, mungkin ikon tanaman/ikan dengan tanda centang (menunjukkan risiko rendah pada konsentrasi normal). Untuk Es Kering, ikon awan/udara (menunjukkan langsung jadi gas). Tambahkan teks besar di bawah: "Risiko Langsung Rendah, Dampak Jangka Panjang Perlu Terus Dipantau".</text:p>
            <text:p text:style-name="Horizontal_20_Line"/>
            <text:p text:style-name="Text_20_body">Pembahasan bahan kimia dan keamanannya selesai. Silakan berikan perintah "YAX" untuk melanjutkan ke Subbab 2.3 tentang menjinakkan badai.</text:p>
          </text:section>
          <text:section text:style-name="Sect1" text:name="feedback-form-27">
            <text:p text:style-name="P88"/>
          </text:section>
        </text:section>
        <text:section text:style-name="Sect1" text:name="540f56eba013b190">
          <text:p text:style-name="Text_20_body"/>
          <text:section text:style-name="Sect1" text:name="user-query-content-28">
            <text:p text:style-name="P125">YAX </text:p>
          </text:section>
          <text:p text:style-name="P88">Tampilkan alur berpikir</text:p>
          <text:section text:style-name="Sect2" text:name="model-response-message-contentr_540f56eba013b190">
            <text:p text:style-name="Text_20_body">Oke, sekarang kita beralih ke topik yang lebih 'wah' lagi di <text:span text:style-name="Strong_20_Emphasis">Subbab 2.3</text:span>: Bisakah kita menjinakkan badai?</text:p>
            <text:p text:style-name="Horizontal_20_Line"/>
            <text:p text:style-name="Text_20_body"><text:span text:style-name="Strong_20_Emphasis">(Menjawab Prompt 13: Subbab 2.3 - Menjinakkan Badai: Bisakah Kita Melemahkan Angin Topan atau Badai Petir? (Termasuk Teori &amp; Eksperimen))</text:span></text:p>
            <text:p text:style-name="Text_20_body">Setelah tahu kita bisa (sedikit) 'mempengaruhi' hujan atau kabut, wajar kalau muncul pertanyaan yang lebih ambisius: Gimana dengan badai? Bisakah kita 'menjinakkan' amukan angin topan (yang di Samudra Hindia dekat kita disebut siklon tropis atau badai tropis) yang bisa meratakan rumah? Atau setidaknya mengurangi jumlah sambaran petir dari badai guntur yang kadang bikin kita kaget? Ide ini kedengarannya keren banget, karena badai-badai ini punya energi yang luar biasa dahsyat – energi satu badai tropis besar itu bisa setara dengan ribuan bom atom, lho!</text:p>
            <text:p text:style-name="Text_20_body">Karena potensinya yang begitu merusak, para ilmuwan memang sudah lama <text:soft-page-break/>memikirkan cara untuk mencoba melemahkan badai. Tapi, harus diakui, ini tugas yang JAUH LEBIH SULIT daripada sekadar membuat hujan buatan. Salah satu upaya paling terkenal untuk 'menjinakkan' angin topan adalah <text:span text:style-name="Strong_20_Emphasis">Project Stormfury</text:span>, sebuah eksperimen besar yang dilakukan Amerika Serikat dari tahun 1960-an hingga 1980-an. Idenya begini: mereka mencoba menyemai awan-awan tertentu di <text:span text:style-name="Emphasis">luar</text:span> dinding mata badai (bagian cincin awan tebal yang mengelilingi pusat badai yang tenang) menggunakan perak iodida (AgI) dari pesawat. Teorinya, penyemaian ini akan memicu pelepasan panas laten (energi yang tersimpan saat uap air mengembun/membeku), yang akan mendorong terbentuknya dinding mata baru yang lebih besar dan lebih jauh dari pusat. Kalau dinding mata baru ini terbentuk, energi badai akan tersebar ke area yang lebih luas, sehingga kecepatan angin maksimum di dinding mata yang lama diharapkan akan berkurang. Jadi, badainya mungkin jadi lebih 'lebar', tapi angin puncaknya nggak sekuat sebelumnya.</text:p>
            <text:p text:style-name="Text_20_body">Kedengarannya logis ya? Sayangnya, hasil eksperimen <text:span text:style-name="Emphasis">Project Stormfury</text:span> ini ternyata <text:span text:style-name="Strong_20_Emphasis">tidak meyakinkan</text:span>. Sulit banget untuk membuktikan kalau perubahan kekuatan badai yang mereka amati setelah <text:span text:style-name="Emphasis">seeding</text:span> itu benar-benar disebabkan oleh penyemaian, atau hanya bagian dari perubahan alami badai itu sendiri (karena kekuatan badai tropis memang naik-turun secara alami). Belakangan, pemahaman ilmuwan tentang struktur dan dinamika badai tropis juga berkembang, dan ternyata asumsi-asumsi awal di balik teori <text:span text:style-name="Emphasis">Stormfury</text:span> itu tidak sepenuhnya tepat untuk semua badai. Proyek ini pun akhirnya dihentikan.</text:p>
            <text:p text:style-name="Text_20_body">Bagaimana dengan badai petir? Ada juga ide-ide lain yang lebih bersifat spekulatif, misalnya mencoba mempengaruhi muatan listrik di dalam awan badai menggunakan <text:span text:style-name="Emphasis">chaff</text:span> (serat logam tipis) atau laser dengan harapan bisa mengurangi jumlah atau intensitas sambaran petir. Tapi, ini semua masih dalam tahap riset yang sangat awal dan belum ada bukti keberhasilan yang jelas di lapangan.</text:p>
            <text:p text:style-name="Text_20_body">Jadi, kesimpulan pentingnya hingga saat ini (ingat, sekarang April 2025): <text:span text:style-name="Strong_20_Emphasis">Belum ada metode yang terbukti efektif dan aman untuk melemahkan badai besar (baik badai tropis maupun badai petir hebat) secara signifikan.</text:span> Tantangannya luar biasa besar. Pertama, <text:span text:style-name="Strong_20_Emphasis">skala energi</text:span> badai itu raksasa. Kedua, <text:span text:style-name="Strong_20_Emphasis">proses fisika</text:span> di dalamnya sangat rumit dan belum sepenuhnya kita pahami. Ketiga, ada <text:span text:style-name="Strong_20_Emphasis">risiko besar</text:span> kalau intervensi kita malah membuat badai jadi lebih buruk atau mengubah jalurnya ke arah wilayah padat penduduk yang tadinya aman. Bermain-main dengan 'raksasa' seperti badai ini bisa sangat berbahaya!</text:p>
            <text:p text:style-name="Horizontal_20_Line"/>
            <text:p text:style-name="Text_20_body"><text:span text:style-name="Strong_20_Emphasis">(Prompt Saran Ilustrasi)</text:span></text:p>
            <text:p text:style-name="Quotations"><text:span text:style-name="Emphasis">Prompt Ilustrasi:</text:span> Buat gambar yang menunjukkan potongan melintang (cross-section) sederhana dari badai tropis/angin topan. Tunjukkan bagian mata badai (eyewall) yang asli. Kemudian, ilustrasikan ide <text:span text:style-name="Emphasis">Project Stormfury</text:span>: pesawat menyemai awan di luar <text:span text:style-name="Emphasis">eyewall</text:span>, lalu muncul <text:span text:style-name="Emphasis">eyewall</text:span> baru yang lebih lebar dengan panah menunjukkan <text:soft-page-break/>angin maksimum yang (diharapkan) lebih lemah. Beri keterangan singkat "Teori Project Stormfury (Belum Terbukti)". Di sudut lain, mungkin ada ikon petir dengan tanda tanya besar di atasnya, mewakili upaya menjinakkan badai petir yang masih spekulatif.</text:p>
            <text:p text:style-name="Horizontal_20_Line"/>
            <text:p text:style-name="Text_20_body">Subbab 2.3 selesai. Silakan berikan perintah "YAX" untuk melanjutkan ke subbab terakhir di Bab 2.</text:p>
          </text:section>
          <text:section text:style-name="Sect1" text:name="feedback-form-28">
            <text:p text:style-name="P88"/>
          </text:section>
        </text:section>
        <text:section text:style-name="Sect1" text:name="3f595a3e11134d1d">
          <text:p text:style-name="Text_20_body"/>
          <text:section text:style-name="Sect1" text:name="user-query-content-29">
            <text:p text:style-name="P125">YAX </text:p>
          </text:section>
          <text:p text:style-name="P88">Tampilkan alur berpikir</text:p>
          <text:section text:style-name="Sect2" text:name="model-response-message-contentr_3f595a3e11134d1d">
            <text:p text:style-name="Text_20_body">Oke, kita sampai di subbab terakhir Bab 2, yaitu <text:span text:style-name="Strong_20_Emphasis">Subbab 2.4</text:span>, yang membahas teknik modifikasi cuaca skala kecil lainnya.</text:p>
            <text:p text:style-name="Horizontal_20_Line"/>
            <text:p text:style-name="Text_20_body"><text:span text:style-name="Strong_20_Emphasis">(Menjawab Prompt 14: Subbab 2.4 - Menghalau Kabut dan Hujan Es: Teknologi Lain dalam Modifikasi Cuaca Skala Kecil)</text:span></text:p>
            <text:p text:style-name="Text_20_body">Selain usaha membuat hujan atau (yang belum berhasil) menjinakkan badai, ternyata ada juga lho, teknologi modifikasi cuaca yang fokusnya lebih spesifik untuk mengatasi masalah cuaca skala lokal yang mengganggu aktivitas manusia. Dua contoh utamanya adalah menghalau kabut dan menekan hujan es.</text:p>
            <text:p text:style-name="Text_20_body"><text:span text:style-name="Strong_20_Emphasis">1. Menghalau Kabut (Fog Dispersal):</text:span> Kamu pernah dengar berita penerbangan ditunda atau dibatalkan karena kabut tebal di bandara? Nah, kabut ini memang bisa jadi masalah serius karena mengurangi jarak pandang drastis. Karena itulah, dikembangkan teknologi untuk 'menghalau' kabut, terutama di bandara-bandara sibuk. Caranya ternyata tergantung jenis kabutnya:</text:p>
            <text:list xml:id="list4609638028164365410" text:style-name="L34">
              <text:list-item>
                <text:p text:style-name="P102"><text:span text:style-name="Strong_20_Emphasis">Kabut Dingin (Supercooled Fog):</text:span> Ini adalah kabut yang terdiri dari titik-titik air cair super dingin (suhunya di bawah 0°C tapi belum beku). Kabut jenis ini ternyata <text:span text:style-name="Emphasis">relatif lebih mudah</text:span> diatasi. Caranya mirip <text:span text:style-name="Emphasis">cloud seeding</text:span> untuk awan dingin: menyemai kabut dengan serpihan kecil <text:span text:style-name="Strong_20_Emphasis">es kering</text:span> atau semprotan <text:span text:style-name="Strong_20_Emphasis">propan cair</text:span>, biasanya dari alat di darat sekitar landasan pacu. Bahan-bahan ini akan memicu titik-titik air super dingin untuk cepat membeku jadi kristal es kecil. Kristal es ini lalu akan jatuh ke tanah (seperti debu es halus), sehingga kabutnya menipis dan jarak pandang membaik. Teknik ini <text:span text:style-name="Strong_20_Emphasis">terbukti cukup efektif</text:span> dan sudah digunakan secara operasional di banyak bandara di negara-negara bercuaca dingin. </text:p>
              </text:list-item>
              <text:list-item>
                <text:p text:style-name="P62"><text:span text:style-name="Strong_20_Emphasis">Kabut Hangat (Warm Fog):</text:span> Ini kabut yang suhunya di atas 0°C. Mengatasinya ternyata <text:span text:style-name="Strong_20_Emphasis">lebih sulit dan mahal</text:span>. Beberapa metode yang pernah dicoba antara lain menggunakan helikopter untuk terbang rendah di atas area berkabut (harapannya baling-balingnya bisa 'mencampur' udara <text:soft-page-break/>berkabut dengan udara lebih kering di atasnya), atau mencoba <text:span text:style-name="Emphasis">seeding</text:span> higroskopis (pakai garam) untuk memperbesar tetesan kabut agar cepat jatuh. Tapi, metode untuk kabut hangat ini umumnya kurang efektif dan jarang digunakan secara luas. </text:p>
              </text:list-item>
            </text:list>
            <text:p text:style-name="Text_20_body"><text:span text:style-name="Strong_20_Emphasis">2. Menekan Hujan Es (Hail Suppression):</text:span> Kalau kamu tinggal di daerah yang kadang-kadang mengalami hujan es (walaupun mungkin tidak sering di Tapak Tuan dibandingkan daerah lain), kamu pasti tahu betapa merusaknya batu-batu es yang jatuh dari langit itu. Hujan es bisa menghancurkan tanaman pertanian dalam sekejap, merusak atap rumah, atau membuat mobil jadi penyok-penyok. Nah, tujuan <text:span text:style-name="Emphasis">hail suppression</text:span> ini adalah untuk <text:span text:style-name="Strong_20_Emphasis">mengurangi kerusakan</text:span> tersebut. Caranya bagaimana? Sekali lagi, pakai teknik <text:span text:style-name="Emphasis">cloud seeding</text:span>, biasanya menggunakan <text:span text:style-name="Strong_20_Emphasis">Perak Iodida (AgI)</text:span>. Tapi tujuannya agak unik: bukan menghilangkan es, tapi justru <text:span text:style-name="Strong_20_Emphasis">memperbanyak bibit es</text:span> di dalam awan badai (terutama di bagian <text:span text:style-name="Emphasis">updraft</text:span> atau arus naik yang kuat tempat batu es terbentuk). Biasanya AgI ini 'ditembakkan' ke bagian awan yang tepat menggunakan roket kecil atau disebarkan dari generator darat. Teorinya begini: dengan adanya JAUH LEBIH BANYAK bibit es buatan, mereka semua akan saling 'berebut' air super dingin yang ada di awan. Akibatnya, tidak ada satu bibit pun yang sempat tumbuh jadi batu es raksasa yang berbahaya. Hasil yang diharapkan adalah awan tersebut akan menjatuhkan <text:span text:style-name="Strong_20_Emphasis">banyak sekali batu es kecil-kecil</text:span> atau <text:span text:style-name="Strong_20_Emphasis">butiran es lunak (graupel)</text:span> yang tidak terlalu merusak, atau bahkan mungkin hanya jadi hujan biasa. Teknik ini cukup banyak dipakai di daerah-daerah pertanian di berbagai belahan dunia (Eropa, Amerika). Tapi, mirip seperti hujan buatan, <text:span text:style-name="Strong_20_Emphasis">efektivitas pastinya masih menjadi perdebatan</text:span> hangat di kalangan ilmuwan. Sulit membuktikan secara statistik apakah pengurangan kerusakan itu benar-benar karena <text:span text:style-name="Emphasis">seeding</text:span> atau faktor lain.</text:p>
            <text:p text:style-name="Horizontal_20_Line"/>
            <text:p text:style-name="Text_20_body"><text:span text:style-name="Strong_20_Emphasis">(Prompt Saran Ilustrasi)</text:span></text:p>
            <text:p text:style-name="Quotations"><text:span text:style-name="Emphasis">Prompt Ilustrasi:</text:span> Buat dua ilustrasi terpisah. Ilustrasi 1: Menunjukkan landasan pacu bandara yang berkabut tebal. Di satu sisi, ada alat di darat menyemprotkan sesuatu (misal CO2/propan), dan kabut di dekatnya terlihat menipis/ada kristal es jatuh. Label: "Fog Dispersal (Kabut Dingin)". Ilustrasi 2: Menunjukkan awan badai (Cumulonimbus) yang besar. Roket kecil ditembakkan ke arah bagian tengah awan. Dari bagian bawah awan, bukan jatuh batu es besar, tapi butiran es kecil yang banyak atau hujan. Label: "Hail Suppression (Teori Kompetisi Bibit Es)".</text:p>
            <text:p text:style-name="Horizontal_20_Line"/>
            <text:p text:style-name="Text_20_body">Bab 2 selesai. Kita sudah membahas sains dan teknologi di balik berbagai jenis modifikasi cuaca. Silakan berikan perintah "YAX" untuk masuk ke Bab 3, di mana kita akan membahas apakah teknologi ini benar-benar berhasil.</text:p>
          </text:section>
          <text:section text:style-name="Sect1" text:name="feedback-form-29">
            <text:p text:style-name="P88"><text:soft-page-break/></text:p>
          </text:section>
        </text:section>
        <text:section text:style-name="Sect1" text:name="74440aa9b796f4b6">
          <text:p text:style-name="Text_20_body"/>
          <text:section text:style-name="Sect1" text:name="user-query-content-30">
            <text:p text:style-name="P125">YAX </text:p>
          </text:section>
          <text:p text:style-name="P88">Tampilkan alur berpikir</text:p>
          <text:section text:style-name="Sect2" text:name="model-response-message-contentr_74440aa9b796f4b6">
            <text:p text:style-name="Text_20_body">Oke, kita lanjut ke <text:span text:style-name="Strong_20_Emphasis">Bab 3: Benarkah Berhasil? Menilai Efektivitas Teknologi</text:span>. Mari kita mulai dengan pengantarnya.</text:p>
            <text:p text:style-name="Horizontal_20_Line"/>
            <text:p text:style-name="Text_20_body"><text:span text:style-name="Strong_20_Emphasis">(Menjawab Prompt 15: Pengantar Bab 3)</text:span></text:p>
            <text:p text:style-name="Text_20_body">Di Bab 2 kemarin, kita sudah 'mengintip' dapur pacu modifikasi cuaca kan? Kita sudah lihat sains dan teori di balik hujan buatan, ide (walaupun sulit) menjinakkan badai, sampai cara menghalau kabut dan hujan es. Kedengarannya sih cukup logis dan menjanjikan ya? Tapi, tunggu dulu! Teori di laboratorium atau di atas kertas itu satu hal, kenyataan di lapangan itu hal lain. Pertanyaan super penting yang muncul sekarang adalah: Apakah semua teknologi itu <text:span text:style-name="Strong_20_Emphasis">benar-benar berhasil</text:span> saat diterapkan di dunia nyata? Efektif nggak sih?</text:p>
            <text:p text:style-name="Text_20_body">Nah, ternyata menjawab pertanyaan “berhasil atau tidak?” ini <text:span text:style-name="Strong_20_Emphasis">jauh lebih sulit</text:span> daripada yang kita bayangkan! Kenapa? Karena musuh utamanya adalah <text:span text:style-name="Strong_20_Emphasis">sifat alami cuaca yang sangat berubah-ubah</text:span>. Coba pikir, misalnya ada operasi hujan buatan hari ini di suatu daerah, terus sorenya hujan turun. Pertanyaannya, apakah hujan itu <text:span text:style-name="Emphasis">benar-benar</text:span> turun karena disemai? Atau jangan-jangan memang sudah mau hujan secara alami hari itu, meskipun nggak ada penyemaian? Susah kan bedainnya? Ini tantangan terbesar dalam menilai keberhasilan modifikasi cuaca.</text:p>
            <text:p text:style-name="Text_20_body">Karena itu, di Bab 3 ini, kita akan berperan jadi semacam <text:span text:style-name="Strong_20_Emphasis">detektif ilmiah</text:span>. Kita akan selidiki bareng-bareng: Apa saja sih kesulitan dalam mengukur keberhasilan teknologi ini? Gimana cara ilmuwan mencoba membuktikannya? Kita juga akan lihat beberapa <text:span text:style-name="Strong_20_Emphasis">studi kasus</text:span> atau contoh proyek modifikasi cuaca nyata yang pernah dilakukan di berbagai negara – ada yang diklaim sukses besar, tapi ada juga yang hasilnya diragukan atau bahkan dianggap gagal. Dan terakhir, kita akan dengarkan <text:span text:style-name="Strong_20_Emphasis">'perdebatan'</text:span> yang masih sering terjadi di kalangan para ilmuwan sendiri: Seberapa yakin sih mereka kalau teknologi ini memang efektif? Siap untuk mulai mencari bukti dan memisahkan klaim dari kenyataan (per April 2025 ini)?</text:p>
            <text:p text:style-name="Horizontal_20_Line"/>
            <text:p text:style-name="Text_20_body"><text:span text:style-name="Strong_20_Emphasis">(Prompt Saran Ilustrasi)</text:span></text:p>
            <text:p text:style-name="Quotations"><text:span text:style-name="Emphasis">Prompt Ilustrasi:</text:span> Buat gambar yang menggambarkan tantangan evaluasi. Mungkin gambar dua awan yang terlihat mirip, satu diberi label "Disemai (Seeded)" dan satu lagi "Alami (Natural)", keduanya menghasilkan hujan. Di bawahnya ada gambar ilmuwan (karakter remaja) menggaruk kepala sambil melihat data/grafik yang rumit di layar, dengan tanda tanya besar di atas kepalanya. Atau, gambar <text:soft-page-break/>timbangan yang tidak seimbang, satu sisi bertuliskan "Klaim Sukses" dan sisi lain bertuliskan "Bukti Ilmiah?". Judul "Bab 3: Benarkah Berhasil?" diletakkan dengan jelas.</text:p>
            <text:p text:style-name="Horizontal_20_Line"/>
            <text:p text:style-name="Text_20_body">Pengantar Bab 3 selesai. Silakan berikan perintah "YAX" untuk melanjutkan ke subbab pertama di Bab 3.</text:p>
          </text:section>
          <text:section text:style-name="Sect1" text:name="feedback-form-30">
            <text:p text:style-name="P88"/>
          </text:section>
        </text:section>
        <text:section text:style-name="Sect1" text:name="ac95722a77f094ff">
          <text:p text:style-name="Text_20_body"/>
          <text:section text:style-name="Sect1" text:name="user-query-content-31">
            <text:p text:style-name="P125">YAX </text:p>
          </text:section>
          <text:p text:style-name="P88">Tampilkan alur berpikir</text:p>
          <text:section text:style-name="Sect2" text:name="model-response-message-contentr_ac95722a77f094ff">
            <text:p text:style-name="Text_20_body">Oke, kita dalami lebih lanjut mengapa menilai keberhasilan modifikasi cuaca itu susah banget di <text:span text:style-name="Strong_20_Emphasis">Subbab 3.1</text:span>.</text:p>
            <text:p text:style-name="Horizontal_20_Line"/>
            <text:p text:style-name="Text_20_body"><text:span text:style-name="Strong_20_Emphasis">(Menjawab Prompt 16: Subbab 3.1 - Mengukur Keberhasilan: Tantangan Membuktikan Hujan Buatan Benar-benar Bekerja)</text:span></text:p>
            <text:p text:style-name="Text_20_body">Jadi, kenapa sih susah banget buat bilang dengan pasti, "Operasi hujan buatan kemarin sukses menambah hujan 20%!"? Masalah utamanya, seperti yang sudah disinggung, adalah <text:span text:style-name="Strong_20_Emphasis">cuaca itu sifatnya berubah-ubah banget secara alami</text:span>. Hujan bisa turun deras hari ini, besok gerimis, lusa cerah sama sekali, tanpa campur tangan manusia. Nah, kalau kita melakukan <text:span text:style-name="Emphasis">cloud seeding</text:span> terus turun hujan, gimana kita bisa yakin berapa banyak hujan yang <text:span text:style-name="Emphasis">benar-benar tambahan</text:span> akibat <text:span text:style-name="Emphasis">seeding</text:span>, dan berapa banyak yang memang <text:span text:style-name="Emphasis">sudah jatahnya</text:span> turun hari itu? Ini mirip kayak kamu mencoba pupuk baru di satu pot tanaman. Kalau tanamannya tumbuh subur, apakah itu pasti karena pupuk baru itu? Atau karena memang lagi musim bagus, atau kamu pas lagi rajin menyiram? Susah kan kalau nggak ada pot tanaman lain yang <text:span text:style-name="Emphasis">tidak</text:span> diberi pupuk baru sebagai pembanding?</text:p>
            <text:p text:style-name="Text_20_body">Dalam sains, cara terbaik untuk membuktikan sebab-akibat adalah dengan eksperimen terkontrol. Tapi, di atmosfer yang super luas dan dinamis ini, bikin 'eksperimen terkontrol' itu susah banget! Ini beberapa tantangan utamanya:</text:p>
            <text:list xml:id="list3803331304919503764" text:style-name="L35">
              <text:list-item>
                <text:p text:style-name="P103"><text:span text:style-name="Strong_20_Emphasis">Nggak Ada 'Bumi Kembaran':</text:span> Idealnya, kita pengen punya dua awan yang identik persis, atau dua daerah yang kondisi atmosfernya sama persis. Lalu, yang satu kita <text:span text:style-name="Emphasis">seed</text:span>, yang satu lagi kita biarkan alami sebagai 'kontrol' atau pembanding. Tapi di dunia nyata, nggak ada dua awan atau dua daerah yang 100% sama persis pada waktu yang bersamaan. Selalu ada perbedaan kecil yang bisa mempengaruhi hasil. </text:p>
              </text:list-item>
              <text:list-item>
                <text:p text:style-name="P103"><text:span text:style-name="Strong_20_Emphasis">Butuh Waktu Super Lama:</text:span> Efek <text:span text:style-name="Emphasis">cloud seeding</text:span> itu seringkali diharapkan nggak terlalu besar, mungkin cuma menambah hujan sekitar 5-15% (itu pun kalau berhasil). Untuk bisa mendeteksi 'sinyal' peningkatan sekecil itu di tengah 'kebisingan' variasi hujan alami yang jauh lebih besar, kita butuh <text:soft-page-break/>data pengamatan yang dikumpulkan selama bertahun-tahun, bahkan puluhan tahun! Nggak bisa cuma dari satu atau dua kali operasi. </text:p>
              </text:list-item>
              <text:list-item>
                <text:p text:style-name="P103"><text:span text:style-name="Strong_20_Emphasis">Eksperimen Acak (Itu pun Sulit):</text:span> Metode terbaik yang coba dilakukan ilmuwan adalah <text:span text:style-name="Emphasis">eksperimen acak</text:span> (<text:span text:style-name="Emphasis">randomized experiment</text:span>). Caranya: mereka menentukan dulu kriteria awan atau hari yang cocok untuk disemai. Lalu, setiap kali kondisi cocok itu muncul, mereka akan mengundi secara acak (pakai komputer) apakah akan melakukan penyemaian atau tidak. Setelah bertahun-tahun, baru data hujan dari hari/awan yang 'disemai' dibandingkan secara statistik dengan yang 'tidak disemai'. Ini dianggap metode paling objektif. Tapi, ya itu tadi, butuh biaya sangat mahal (pesawat, bahan, analisis), waktu super lama, dan kadang sulit diterapkan kalau tujuannya operasional (misalnya lagi darurat butuh hujan segera). </text:p>
              </text:list-item>
              <text:list-item>
                <text:p text:style-name="P103"><text:span text:style-name="Strong_20_Emphasis">Metode Lain (Target vs Kontrol):</text:span> Cara lain yang lebih sering dipakai adalah membandingkan curah hujan di 'area target' (yang disemai) dengan 'area kontrol' (daerah tetangga yang tidak disemai dan dianggap punya iklim mirip). Tapi kelemahannya, kita nggak pernah yakin apakah kedua area itu benar-benar bisa dibandingkan. Jangan-jangan, area kontrol memang dasarnya lebih kering atau lebih basah dari area target? </text:p>
              </text:list-item>
              <text:list-item>
                <text:p text:style-name="P63"><text:span text:style-name="Strong_20_Emphasis">Alat Ukur Membantu, Tapi...:</text:span> Tentu kita punya alat canggih seperti radar cuaca (yang bisa 'melihat' sebaran hujan dari jauh) dan jaringan penakar hujan di darat. Alat ini sangat membantu untuk mengukur <text:span text:style-name="Emphasis">berapa banyak</text:span> hujan yang turun. Tapi, mereka tetap kesulitan untuk menjawab pertanyaan kunci: Dari total hujan yang terukur itu, berapa milimeter yang merupakan <text:span text:style-name="Emphasis">tambahan</text:span> murni akibat <text:span text:style-name="Emphasis">seeding</text:span>? </text:p>
              </text:list-item>
            </text:list>
            <text:p text:style-name="Text_20_body">Karena semua kesulitan ini, penting untuk dipahami: Membuktikan kalau <text:span text:style-name="Emphasis">seeding</text:span> bisa mengubah <text:span text:style-name="Emphasis">fisika mikro</text:span> di dalam awan (misalnya, membuat kristal es atau tetesan lebih besar) itu relatif lebih mudah dilakukan di laboratorium atau pengamatan pesawat. Tapi, membuktikan kalau perubahan mikro itu secara konsisten menghasilkan <text:span text:style-name="Strong_20_Emphasis">peningkatan curah hujan bersih yang signifikan, bisa diandalkan, dan bermanfaat secara ekonomis</text:span> di suatu wilayah – nah, itu tantangan yang jauh lebih besar dan masih jadi perdebatan sampai sekarang (April 2025).</text:p>
            <text:p text:style-name="Horizontal_20_Line"/>
            <text:p text:style-name="Text_20_body"><text:span text:style-name="Strong_20_Emphasis">(Prompt Saran Ilustrasi)</text:span></text:p>
            <text:p text:style-name="Quotations"><text:span text:style-name="Emphasis">Prompt Ilustrasi:</text:span> Buat diagram yang menggambarkan tantangan "signal vs noise". Gambar sebuah grafik garis yang sangat berfluktuasi naik-turun secara acak (mewakili curah hujan alami yang bervariasi/ 'noise'). Lalu, coba tambahkan garis lain yang sedikit lebih tinggi tapi polanya mirip (mewakili curah hujan dengan <text:span text:style-name="Emphasis">seeding</text:span>/ 'signal'). Tunjukkan betapa sulitnya membedakan kedua garis itu secara kasat mata. Beri judul "Sulit Membedakan Efek Kecil (Signal) di Tengah Variasi Alami yang Besar (Noise)".</text:p>
            <text:p text:style-name="Horizontal_20_Line"><text:soft-page-break/></text:p>
            <text:p text:style-name="Text_20_body">Subbab 3.1 tentang tantangan pengukuran selesai. Silakan berikan perintah "YAX" untuk melanjutkan ke subbab studi kasus.</text:p>
          </text:section>
          <text:section text:style-name="Sect1" text:name="feedback-form-31">
            <text:p text:style-name="P88"/>
          </text:section>
        </text:section>
        <text:section text:style-name="Sect1" text:name="b1e5864de44c0b5e">
          <text:p text:style-name="Text_20_body"/>
          <text:section text:style-name="Sect1" text:name="user-query-content-32">
            <text:p text:style-name="P125">YAX </text:p>
          </text:section>
          <text:p text:style-name="P88">Tampilkan alur berpikir</text:p>
          <text:section text:style-name="Sect2" text:name="model-response-message-contentr_b1e5864de44c0b5e">
            <text:p text:style-name="Text_20_body">Baik, kita lanjutkan ke <text:span text:style-name="Strong_20_Emphasis">Subbab 3.2</text:span>, di mana kita akan melihat contoh-contoh nyata proyek modifikasi cuaca. Saya mulai dengan pengantar singkat untuk subbab ini.</text:p>
            <text:p text:style-name="Horizontal_20_Line"/>
            <text:p text:style-name="Text_20_body"><text:span text:style-name="Strong_20_Emphasis">(Menjawab Prompt 17: Subbab 3.2 - Pengantar Studi Kasus)</text:span></text:p>
            <text:p text:style-name="Text_20_body">Oke, kita sudah tahu kan kalau membuktikan keberhasilan modifikasi cuaca secara ilmiah itu ribetnya minta ampun karena faktor cuaca alami yang berubah-ubah. Tapi, bukan berarti kita nggak bisa belajar apa-apa lho dari proyek-proyek yang sudah pernah atau sedang berjalan di dunia nyata. Melihat studi kasus ini ibarat kita mengintip 'catatan harian' para praktisi modifikasi cuaca.</text:p>
            <text:p text:style-name="Text_20_body">Memang sih, cerita dari satu atau dua proyek nggak bisa langsung kita pukul rata jadi kesimpulan 'pasti berhasil' atau 'pasti gagal' untuk semua situasi. Setiap tempat punya kondisi atmosfer dan tantangannya sendiri. Tapi, dengan melihat contoh-contoh nyata ini, kita bisa dapat gambaran yang lebih jelas: Bagaimana sih teknologi ini sebenarnya diterapkan di lapangan? Apa saja hasil yang biasanya diklaim oleh pelaksananya? Dan apa saja kendala atau masalah yang sering mereka hadapi? Nah, di subbab ini, kita akan lihat beberapa studi kasus menarik dari berbagai belahan dunia yang punya tujuan berbeda-beda: mulai dari yang ambisius banget seperti mencoba 'mengamankan' cuaca untuk acara super besar, proyek hujan buatan rutin untuk menambah pasokan air, sampai usaha melindungi hasil panen dari amukan hujan es. Yuk kita simak cerita mereka!</text:p>
            <text:p text:style-name="Horizontal_20_Line"/>
            <text:p text:style-name="Text_20_body">Pengantar untuk Subbab 3.2 selesai. Silakan berikan perintah "YAX" untuk melanjutkan ke contoh studi kasus pertama: Olimpiade Beijing.</text:p>
          </text:section>
          <text:section text:style-name="Sect1" text:name="feedback-form-32">
            <text:p text:style-name="P88"/>
          </text:section>
        </text:section>
        <text:section text:style-name="Sect1" text:name="18fbc9f4e79a06a9">
          <text:p text:style-name="Text_20_body"/>
          <text:section text:style-name="Sect1" text:name="user-query-content-33">
            <text:p text:style-name="P125">YAX </text:p>
          </text:section>
          <text:p text:style-name="P88">Tampilkan alur berpikir</text:p>
          <text:section text:style-name="Sect2" text:name="model-response-message-contentr_18fbc9f4e79a06a9">
            <text:p text:style-name="Text_20_body">Baik, mari kita bahas studi kasus pertama yang cukup terkenal di <text:span text:style-name="Strong_20_Emphasis">Subbab 3.2</text:span>.</text:p>
            <text:p text:style-name="Horizontal_20_Line"/>
            <text:p text:style-name="Text_20_body"><text:span text:style-name="Strong_20_Emphasis">(Menjawab Prompt 18: Subbab 3.2 - Contoh 1: Olimpiade Beijing (Menjamin </text:span><text:soft-page-break/><text:span text:style-name="Strong_20_Emphasis">Langit Cerah?))</text:span></text:p>
            <text:p text:style-name="Text_20_body">Kalau bicara soal proyek modifikasi cuaca yang paling ambisius dan bikin heboh dunia, mungkin Olimpiade Musim Panas Beijing tahun 2008 juaranya. Bayangkan, sebagai tuan rumah acara olahraga terbesar di dunia, Tiongkok tentu ingin semuanya berjalan sempurna, termasuk cuacanya! Terutama untuk acara pembukaan dan penutupan yang spektakuler di stadion terbuka "Sarang Burung" (Bird's Nest), mereka nggak mau dong acaranya keganggu hujan badai yang memang sering datang di Beijing pada bulan Agustus.</text:p>
            <text:p text:style-name="Text_20_body">Jadi, apa yang mereka lakukan? Pemerintah Tiongkok mengerahkan upaya modifikasi cuaca dalam skala yang belum pernah terjadi sebelumnya! Mereka menyiapkan armada pesawat terbang, bahkan peluncur roket, yang siaga penuh. Tujuannya: mencegat awan-awan hujan yang bergerak mendekati Beijing. Strateginya adalah melakukan <text:span text:style-name="Emphasis">cloud seeding</text:span> besar-besaran pada awan-awan tersebut <text:span text:style-name="Emphasis">sebelum</text:span> mereka sampai di atas kota. Harapannya, awan-awan itu akan 'dipaksa' menurunkan hujannya lebih awal di daerah pinggiran atau pegunungan, sehingga saat sampai di Beijing, awan itu sudah 'kering' atau setidaknya tidak menghasilkan hujan lebat. Selain itu, mereka kabarnya juga menjalankan operasi penekanan hujan es untuk mencegah potensi kerusakan.</text:p>
            <text:p text:style-name="Text_20_body">Hasilnya? Seperti yang kita lihat di siaran televisi waktu itu (atau mungkin kamu bisa cari videonya di internet sekarang), upacara pembukaan dan penutupan Olimpiade Beijing 2008 memang berlangsung megah dalam cuaca yang relatif kering dan baik! Banyak yang langsung menganggap ini sebagai bukti kesuksesan besar teknologi modifikasi cuaca Tiongkok. Tapi, tunggu dulu! Di sinilah letak perdebatan ilmiahnya.</text:p>
            <text:p text:style-name="Text_20_body">Para ilmuwan meteorologi di seluruh dunia (termasuk beberapa dari Tiongkok sendiri) langsung mengingatkan: <text:span text:style-name="Strong_20_Emphasis">Sangat sulit, bahkan hampir tidak mungkin, untuk membuktikan secara ilmiah bahwa cuaca bagus saat itu benar-benar disebabkan oleh operasi </text:span><text:span text:style-name="Strong_20_Emphasis"><text:span text:style-name="Emphasis">cloud seeding</text:span></text:span><text:span text:style-name="Strong_20_Emphasis"> mereka.</text:span> Kenapa? Ingat lagi tantangan yang kita bahas di Subbab 3.1. Bisa jadi, cuaca saat itu memang kebetulan sedang bagus secara alami. Bisa jadi juga, tim meteorologi Tiongkok punya ramalan cuaca yang sangat akurat, sehingga mereka tahu kapan awan hujan <text:span text:style-name="Emphasis">tidak</text:span> akan datang, atau mereka bisa melakukan penyemaian pencegahan di waktu yang paling tepat pada awan yang memang punya potensi hujan (tapi mungkin hujannya tidak akan selebat yang ditakutkan). Tanpa adanya 'Beijing kembaran' yang tidak dilakukan modifikasi cuaca sebagai pembanding, klaim keberhasilan 100% itu tidak bisa diverifikasi secara saintifik. Jadi, meskipun sering banget dikutip sebagai 'contoh sukses' modifikasi cuaca, kasus Olimpiade Beijing ini lebih menunjukkan ambisi besar dan klaim yang sulit dibuktikan secara ilmiah daripada bukti sahih keampuhan teknologinya. Ini contoh klasik betapa klaim keberhasilan di media bisa berbeda dengan pembuktian ilmiah yang ketat.</text:p>
            <text:p text:style-name="Horizontal_20_Line"/>
            <text:p text:style-name="Text_20_body"><text:soft-page-break/><text:span text:style-name="Strong_20_Emphasis">(Prompt Saran Ilustrasi)</text:span></text:p>
            <text:p text:style-name="Quotations"><text:span text:style-name="Emphasis">Prompt Ilustrasi:</text:span> Buat gambar ilustrasi Stadion "Sarang Burung" (Bird's Nest) Beijing saat upacara pembukaan Olimpiade 2008 dengan kembang api meriah di langit yang cerah. Di bagian atas atau sudut gambar, tambahkan ilustrasi kecil skematis: awan gelap di luar kota ditembak roket/disemai pesawat, lalu awan 'tipis' yang sampai di atas kota. Beri tanda tanya (?) besar di samping ilustrasi skematis ini, dengan teks singkat: "Benarkah karena modifikasi cuaca?".</text:p>
            <text:p text:style-name="Horizontal_20_Line"/>
            <text:p text:style-name="Text_20_body">Studi kasus Olimpiade Beijing selesai. Silakan berikan perintah "YAX" untuk melanjutkan ke studi kasus berikutnya.</text:p>
          </text:section>
          <text:section text:style-name="Sect1" text:name="feedback-form-33">
            <text:p text:style-name="P88"/>
          </text:section>
        </text:section>
        <text:section text:style-name="Sect1" text:name="9d4bf1efe30797c7">
          <text:p text:style-name="Text_20_body"/>
          <text:section text:style-name="Sect1" text:name="user-query-content-34">
            <text:p text:style-name="P125">YAX </text:p>
          </text:section>
          <text:section text:style-name="Sect2" text:name="model-response-message-contentr_9d4bf1efe30797c7">
            <text:p text:style-name="Text_20_body">Oke, kita lanjut ke studi kasus kedua, yang lebih fokus pada hujan buatan untuk pertanian.</text:p>
            <text:p text:style-name="Horizontal_20_Line"/>
            <text:p text:style-name="Text_20_body"><text:span text:style-name="Strong_20_Emphasis">(Menjawab Prompt 19: Subbab 3.2 - Contoh 2: Proyek Hujan Buatan untuk Pertanian di Thailand)</text:span></text:p>
            <text:p text:style-name="Text_20_body">Berbeda dengan Olimpiade Beijing yang tujuannya prestisius dan jangka pendek, Thailand punya program modifikasi cuaca yang jauh lebih rutin dan fokus pada kebutuhan jangka panjang, yaitu <text:span text:style-name="Strong_20_Emphasis">menambah curah hujan untuk pertanian</text:span>. Negara ini sangat bergantung pada sektor pertanian, terutama padi, dan kekeringan bisa jadi masalah serius. Jadi, sejak tahun 1950-an, Raja Bhumibol Adulyadej (yang sangat dihormati di Thailand) menggagas dan mengembangkan teknik <text:span text:style-name="Emphasis">cloud seeding</text:span> yang mereka sebut <text:span text:style-name="Strong_20_Emphasis">"Royal Rainmaking"</text:span> atau Hujan Buatan Kerajaan.</text:p>
            <text:p text:style-name="Text_20_body">Program Hujan Buatan Kerajaan ini cukup unik dan kompleks. Mereka punya beberapa tim yang bekerja sama: ada tim yang menganalisis data cuaca dan menentukan kapan dan di mana operasi <text:span text:style-name="Emphasis">seeding</text:span> perlu dilakukan, ada tim pilot yang menerbangkan pesawat untuk menyemai awan, dan ada tim di darat yang memantau hasilnya. Teknik <text:span text:style-name="Emphasis">seeding</text:span> yang mereka pakai juga cukup canggih, sering disebut <text:span text:style-name="Strong_20_Emphasis">"sandwich technique"</text:span> atau teknik lapis. Intinya, mereka mencoba 'membangun' awan secara bertahap: pertama, mereka menyemai awan di dekat pegunungan agar terbentuk awan yang lebih besar; lalu, mereka menyemai awan di bagian depan (yang menghadap angin) untuk 'memancing' udara naik dan memperkuat pembentukan awan; dan terakhir, mereka menyemai langsung awan target di daerah pertanian dengan bahan higroskopis (garam) agar hujan turun lebih banyak.</text:p>
            <text:p text:style-name="Text_20_body"><text:soft-page-break/>Pemerintah Thailand mengklaim bahwa program Hujan Buatan Kerajaan ini <text:span text:style-name="Strong_20_Emphasis">berhasil meningkatkan curah hujan</text:span> di daerah-daerah pertanian yang menjadi target operasi, dan memberikan manfaat ekonomi yang signifikan bagi para petani. Mereka juga mengklaim bahwa teknik <text:span text:style-name="Emphasis">seeding</text:span> mereka sudah dipatenkan dan dipelajari oleh negara-negara lain. Tapi, seperti kasus-kasus lainnya, klaim ini pun <text:span text:style-name="Strong_20_Emphasis">tidak luput dari perdebatan ilmiah</text:span>. Beberapa studi yang lebih independen (tidak dilakukan oleh pemerintah Thailand) menunjukkan bahwa peningkatan curah hujan akibat <text:span text:style-name="Emphasis">seeding</text:span> itu mungkin ada, tapi <text:span text:style-name="Strong_20_Emphasis">tidak sebesar</text:span> yang diklaim pemerintah, dan sulit dibuktikan secara statistik. Ada juga penelitian yang mempertanyakan apakah manfaat ekonominya sepadan dengan biaya operasionalnya.</text:p>
            <text:p text:style-name="Text_20_body">Meskipun efektivitas pastinya masih diperdebatkan, program Hujan Buatan Kerajaan di Thailand ini tetap menarik untuk dipelajari. Ini menunjukkan bagaimana teknologi modifikasi cuaca bisa diterapkan dalam skala nasional untuk mengatasi masalah kekeringan. Juga, program ini punya sejarah panjang, melibatkan banyak pihak, dan terus beradaptasi dengan kondisi dan teknologi yang ada.</text:p>
            <text:p text:style-name="Horizontal_20_Line"/>
            <text:p text:style-name="Text_20_body"><text:span text:style-name="Strong_20_Emphasis">(Prompt Saran Ilustrasi)</text:span></text:p>
            <text:p text:style-name="Quotations"><text:span text:style-name="Emphasis">Prompt Ilustrasi:</text:span> Buat gambar skematis yang menggambarkan "sandwich technique" Thailand. Tunjukkan pegunungan dengan awan di atasnya yang diberi panah dan label "Seeding Tahap 1", lalu awan yang sama bergerak ke arah dataran pertanian dan diberi panah "Seeding Tahap 2 &amp; 3" dengan ikon garam berjatuhan. Di bawahnya, gambar sawah padi yang hijau subur. Tambahkan teks singkat: "Hujan Buatan Kerajaan Thailand: Klaim Berhasil, Perdebatan Ilmiah".</text:p>
            <text:p text:style-name="Horizontal_20_Line"/>
            <text:p text:style-name="Text_20_body">Studi kasus Thailand selesai. Silakan berikan perintah "YAX" untuk melanjutkan ke studi kasus berikutnya, yaitu tentang penekanan hujan es di Amerika Serikat.</text:p>
          </text:section>
          <text:section text:style-name="Sect1" text:name="feedback-form-34">
            <text:p text:style-name="Text_20_body"/>
          </text:section>
        </text:section>
        <text:section text:style-name="Sect1" text:name="b592bc23e6dc6397">
          <text:p text:style-name="Text_20_body"/>
          <text:section text:style-name="Sect1" text:name="user-query-content-35">
            <text:p text:style-name="P125">YAX </text:p>
          </text:section>
          <text:p text:style-name="P88">Tampilkan alur berpikir</text:p>
          <text:section text:style-name="Sect2" text:name="model-response-message-contentr_b592bc23e6dc6397">
            <text:p text:style-name="Text_20_body">Oke, kita lanjutkan ke studi kasus ketiga di <text:span text:style-name="Strong_20_Emphasis">Subbab 3.2</text:span>, kali ini tentang usaha melawan hujan es.</text:p>
            <text:p text:style-name="Horizontal_20_Line"/>
            <text:p text:style-name="Text_20_body"><text:span text:style-name="Strong_20_Emphasis">(Menjawab Prompt 20: Subbab 3.2 - Contoh 3: Upaya Mengurangi Kerusakan Akibat Hujan Es)</text:span></text:p>
            <text:p text:style-name="Text_20_body"><text:soft-page-break/>Selain menambah hujan atau menghalau kabut, ada satu lagi 'jasa' modifikasi cuaca yang cukup banyak ditawarkan dan dipakai di berbagai belahan dunia, yaitu <text:span text:style-name="Strong_20_Emphasis">menekan atau mengurangi kerusakan akibat hujan es (hail suppression)</text:span>. Bayangkan kalau kamu punya kebun anggur atau apel yang siap panen, atau baru saja beli mobil baru, tiba-tiba dihantam hujan batu es sebesar kelereng atau bola pingpong! Rugi besar, kan? Nah, di daerah-daerah pertanian penting (seperti di beberapa wilayah Eropa, Amerika Utara dan Selatan, serta Afrika Selatan) yang sering banget dilanda hujan es merusak, program <text:span text:style-name="Emphasis">hail suppression</text:span> ini cukup populer.</text:p>
            <text:p text:style-name="Text_20_body">Seperti yang sudah kita singgung sedikit di Bab 2, cara kerjanya biasanya melibatkan <text:span text:style-name="Emphasis">cloud seeding</text:span> menggunakan <text:span text:style-name="Strong_20_Emphasis">Perak Iodida (AgI)</text:span>. Bahan ini 'ditembakkan' (seringkali pakai roket kecil) atau disebarkan (pakai generator darat) ke bagian awan badai (Cumulonimbus) yang sedang aktif membentuk batu es. Tujuannya bukan menghilangkan es sama sekali, tapi justru untuk <text:span text:style-name="Strong_20_Emphasis">menciptakan JAUH LEBIH BANYAK bibit es</text:span> di dalam awan. Teorinya, dengan banyaknya bibit es ini, mereka akan saling 'berebut' air super dingin yang tersedia. Akibatnya? Tidak ada satu bibit es pun yang sempat tumbuh jadi raksasa. Harapannya, yang jatuh ke bumi adalah <text:span text:style-name="Strong_20_Emphasis">banyak sekali butiran es kecil-kecil</text:span> atau <text:span text:style-name="Strong_20_Emphasis">es yang lebih lunak (graupel)</text:span>, yang tingkat kerusakannya jauh lebih rendah dibanding sedikit tapi batu es super besar.</text:p>
            <text:p text:style-name="Text_20_body">Nah, di sinilah letak 'seru'-nya studi kasus ini. Di satu sisi, banyak kelompok petani, perusahaan asuransi (yang menanggung kerugian akibat hujan es), dan perusahaan yang menjalankan operasi <text:span text:style-name="Emphasis">hail suppression</text:span> ini <text:span text:style-name="Strong_20_Emphasis">merasa cukup yakin</text:span> bahwa program mereka berhasil. Mereka sering melaporkan adanya penurunan klaim kerusakan atau melihat perbedaan nyata antara ladang yang 'dilindungi' dengan yang tidak saat terjadi badai es. Mereka terus mendanai dan menjalankan program ini dari tahun ke tahun karena percaya pada manfaatnya berdasarkan pengalaman di lapangan.</text:p>
            <text:p text:style-name="Text_20_body">Tapi, di sisi lain, kalau kita tanya para ilmuwan meteorologi atau ahli statistik yang mencoba menganalisis data secara objektif dan ketat, ceritanya jadi sedikit berbeda. Banyak sekali studi ilmiah jangka panjang yang mencoba mengevaluasi efektivitas program <text:span text:style-name="Emphasis">hail suppression</text:span> ini seringkali menghasilkan kesimpulan yang <text:span text:style-name="Strong_20_Emphasis">tidak meyakinkan secara statistik</text:span>. Artinya, mereka kesulitan membuktikan kalau penurunan kerusakan itu <text:span text:style-name="Emphasis">benar-benar</text:span> disebabkan oleh <text:span text:style-name="Emphasis">seeding</text:span>, bukan karena faktor keberuntungan atau variabilitas alami badai es itu sendiri. Mengapa begitu sulit dibuktikan? Karena hujan es itu sifatnya sangat <text:span text:style-name="Strong_20_Emphasis">lokal (patchy)</text:span> – dalam satu badai yang sama, satu desa bisa kena hujan es parah, sementara desa sebelahnya aman-aman saja. Ini membuat perbandingan antara area yang 'dilindungi' dan 'tidak dilindungi' menjadi sangat rumit secara statistik. Jadi, <text:span text:style-name="Emphasis">hail suppression</text:span> ini adalah contoh nyata di mana praktik di lapangan dan keyakinan penggunanya seringkali 'berjalan lebih dulu' dibandingkan bukti ilmiah kuat yang diterima secara universal (per April 2025).</text:p>
            <text:p text:style-name="Horizontal_20_Line"/>
            <text:p text:style-name="Text_20_body"><text:soft-page-break/><text:span text:style-name="Strong_20_Emphasis">(Prompt Saran Ilustrasi)</text:span></text:p>
            <text:p text:style-name="Quotations"><text:span text:style-name="Emphasis">Prompt Ilustrasi:</text:span> Buat gambar perbandingan "Sebelum vs Sesudah (Harapan)". Gambar "Sebelum": Awan badai menjatuhkan batu-batu es besar ke ladang jagung/anggur yang rusak. Gambar "Sesudah": Awan badai yang sama (dengan ikon roket kecil menuju ke sana) menjatuhkan banyak butiran es kecil/hujan ke ladang yang sama yang terlihat lebih utuh. Di bawah kedua gambar, beri teks besar: "Hail Suppression: Harapan Petani vs. Keraguan Ilmiah".</text:p>
            <text:p text:style-name="Horizontal_20_Line"/>
            <text:p text:style-name="Text_20_body">Studi kasus tentang hujan es selesai. Silakan berikan perintah "YAX" untuk melanjutkan ke subbab terakhir di Bab 3, yaitu tentang debat para ilmuwan.</text:p>
          </text:section>
          <text:section text:style-name="Sect1" text:name="feedback-form-35">
            <text:p text:style-name="P88"/>
          </text:section>
        </text:section>
        <text:section text:style-name="Sect1" text:name="38fa0d230c6aa2b1">
          <text:p text:style-name="Text_20_body"/>
          <text:section text:style-name="Sect1" text:name="user-query-content-36">
            <text:p text:style-name="P125">YAX </text:p>
          </text:section>
          <text:p text:style-name="P88">Tampilkan alur berpikir</text:p>
          <text:section text:style-name="Sect2" text:name="model-response-message-contentr_38fa0d230c6aa2b1">
            <text:p text:style-name="Text_20_body">Oke, kita sampai di bagian akhir Bab 3, yaitu <text:span text:style-name="Strong_20_Emphasis">Subbab 3.3</text:span> yang merangkum pandangan para ilmuwan tentang efektivitas teknologi ini.</text:p>
            <text:p text:style-name="Horizontal_20_Line"/>
            <text:p text:style-name="Text_20_body"><text:span text:style-name="Strong_20_Emphasis">(Menjawab Prompt 21: Subbab 3.3 - Debat Para Ilmuwan: Seberapa Yakin Kita Teknologi Ini Efektif?)</text:span></text:p>
            <text:p text:style-name="Text_20_body">Setelah kita melihat betapa sulitnya mengukur keberhasilan modifikasi cuaca dan melihat beberapa contoh kasus nyata dengan klaim dan keraguannya masing-masing, mungkin kamu bertanya: Jadi, apa sih kata mayoritas ilmuwan saat ini (ingat, sekarang hari Jumat, 25 April 2025) tentang keampuhan teknologi ini? Apakah mereka optimis, pesimis, atau fifty-fifty?</text:p>
            <text:p text:style-name="Text_20_body">Jawabannya ternyata <text:span text:style-name="Strong_20_Emphasis">tidak seragam</text:span>. Tingkat keyakinan para ilmuwan itu <text:span text:style-name="Strong_20_Emphasis">sangat bervariasi</text:span>, tergantung pada <text:span text:style-name="Strong_20_Emphasis">jenis</text:span> modifikasi cuaca yang dibicarakan. Kita bisa rangkum 'kesimpulan sementara' dari dunia sains seperti ini:</text:p>
            <text:list xml:id="list2314738408692435391" text:style-name="L36">
              <text:list-item>
                <text:p text:style-name="P104"><text:span text:style-name="Strong_20_Emphasis">Menghalau Kabut Dingin:</text:span> Untuk yang satu ini, para ilmuwan <text:span text:style-name="Strong_20_Emphasis">relatif paling sepakat</text:span>. Ada banyak bukti kuat dan konsisten dari berbagai operasi di seluruh dunia yang menunjukkan bahwa menyemai kabut super dingin (di bawah 0°C) dengan es kering atau propan cair itu <text:span text:style-name="Strong_20_Emphasis">efektif</text:span> untuk meningkatkan jarak pandang. Makanya teknik ini sudah dianggap operasional dan banyak dipakai di bandara-bandara tertentu. </text:p>
              </text:list-item>
              <text:list-item>
                <text:p text:style-name="P104"><text:span text:style-name="Strong_20_Emphasis">Cloud Seeding (Menambah Hujan/Salju):</text:span> Nah, ini bagian yang <text:span text:style-name="Strong_20_Emphasis">jauh lebih rumit dan penuh perdebatan</text:span>. Bukti ilmiah yang dianggap paling kuat (meskipun masih tetap ada yang meragukan) adalah untuk penyemaian awan di <text:span text:style-name="Strong_20_Emphasis">atas pegunungan</text:span> pada <text:span text:style-name="Strong_20_Emphasis">musim dingin</text:span> (<text:span text:style-name="Emphasis">orographic cloud seeding</text:span>), <text:soft-page-break/>terutama untuk menambah tumpukan salju (yang nanti mencair jadi sumber air). Beberapa studi jangka panjang dengan desain yang cukup baik menunjukkan adanya kemungkinan peningkatan presipitasi sekitar <text:span text:style-name="Strong_20_Emphasis">5% hingga 15%</text:span> dalam kondisi ideal. Tapi, untuk <text:span text:style-name="Strong_20_Emphasis">hujan dari awan Cumulus di musim panas</text:span> (seperti yang sering jadi target TMC di Indonesia) atau <text:span text:style-name="Strong_20_Emphasis">penyemaian higroskopis</text:span> (pakai garam), bukti keberhasilannya <text:span text:style-name="Strong_20_Emphasis">jauh lebih lemah, hasilnya sangat bervariasi</text:span> dari satu tempat ke tempat lain, dan <text:span text:style-name="Strong_20_Emphasis">sangat sulit dibuktikan</text:span> secara meyakinkan dengan metode statistik yang ketat. Kesimpulan umumnya? Mungkin <text:span text:style-name="Emphasis">ada</text:span> efeknya dalam kondisi awan dan atmosfer yang <text:span text:style-name="Emphasis">sangat spesifik</text:span>, tapi seberapa besar efeknya (magnitude) dan seberapa sering kita bisa mengandalkannya (reliability) masih jadi tanda tanya besar dan perdebatan hangat di kalangan ilmuwan. </text:p>
              </text:list-item>
              <text:list-item>
                <text:p text:style-name="P104"><text:span text:style-name="Strong_20_Emphasis">Menekan Hujan Es (Hail Suppression):</text:span> Seperti yang kita lihat di studi kasus, ini area yang <text:span text:style-name="Strong_20_Emphasis">sangat kontroversial</text:span>. Meskipun teknologinya banyak dipakai oleh petani atau komunitas tertentu yang merasa diuntungkan, sebagian besar studi ilmiah independen yang mencoba memverifikasi klaim keberhasilannya secara statistik <text:span text:style-name="Strong_20_Emphasis">belum menemukan bukti yang kuat dan konsisten</text:span>. Jadi, status ilmiahnya masih 'diragukan'. </text:p>
              </text:list-item>
              <text:list-item>
                <text:p text:style-name="P64"><text:span text:style-name="Strong_20_Emphasis">Mengurangi Intensitas Badai:</text:span> Untuk yang satu ini, <text:span text:style-name="Strong_20_Emphasis">mayoritas ilmuwan setuju</text:span> bahwa teknologinya <text:span text:style-name="Strong_20_Emphasis">belum terbukti efektif sama sekali</text:span>. Ide-idenya menarik, tapi eksperimennya gagal memberikan hasil meyakinkan, dan tantangannya dianggap terlalu besar dengan pemahaman dan teknologi kita saat ini. Riset di bidang ini sebagian besar sudah dihentikan atau berjalan sangat lambat. </text:p>
              </text:list-item>
            </text:list>
            <text:p text:style-name="Text_20_body">Organisasi meteorologi dunia, <text:span text:style-name="Strong_20_Emphasis">World Meteorological Organization (WMO)</text:span>, secara berkala mengeluarkan pernyataan atau laporan yang meninjau status ilmiah modifikasi cuaca. Dan kesimpulan mereka umumnya senada: mereka mengakui adanya potensi pada beberapa aplikasi, tapi juga <text:span text:style-name="Strong_20_Emphasis">selalu menekankan adanya ketidakpastian ilmiah yang signifikan</text:span> dan kebutuhan mendesak untuk melakukan lebih banyak <text:span text:style-name="Strong_20_Emphasis">riset berkualitas tinggi</text:span>, terutama eksperimen acak jangka panjang, untuk bisa memberikan jawaban yang lebih pasti.</text:p>
            <text:p text:style-name="Text_20_body">Jadi, apa kesimpulan akhir dari Bab 3 ini? Klaim bahwa manusia sudah bisa seenaknya 'mengendalikan cuaca' itu jelas <text:span text:style-name="Strong_20_Emphasis">berlebihan</text:span>. Beberapa teknik mungkin punya manfaat terbatas dalam situasi yang sangat spesifik (seperti kabut dingin atau mungkin sedikit tambahan salju di gunung). Tapi untuk sebagian besar aplikasi lainnya, terutama menambah hujan secara signifikan dan bisa diandalkan, bukti ilmiahnya masih goyah dan perdebatan terus berlanjut. Masih banyak misteri atmosfer yang harus kita pecahkan!</text:p>
            <text:p text:style-name="Horizontal_20_Line"/>
            <text:p text:style-name="Text_20_body"><text:span text:style-name="Strong_20_Emphasis">(Prompt Saran Ilustrasi)</text:span></text:p>
            <text:p text:style-name="Quotations"><text:span text:style-name="Emphasis">Prompt Ilustrasi:</text:span> Buat semacam 'Rapor Ilmiah Modifikasi Cuaca (2025)'. Tampilkan daftar jenis modifikasi cuaca (Kabut Dingin, <text:soft-page-break/>Hujan/Salju Orográfis, Hujan Konvektif/Higroskopis, Hujan Es, Badai). Di samping masing-masing, berikan 'nilai' atau 'status' berdasarkan keyakinan ilmiah: misal, Kabut Dingin = "Terbukti Efektif" (nilai A?), Hujan Orográfis = "Ada Bukti, tapi Diperdebatkan" (nilai C/B?), Hujan Konvektif/Higroskopis = "Bukti Lemah/Tidak Konsisten" (nilai D/C?), Hujan Es = "Sangat Kontroversial/Bukti Kurang" (nilai D?), Badai = "Belum Terbukti" (nilai E/F?). Gunakan ikon atau warna untuk memvisualisasikan tingkat keyakinan. Tambahkan logo WMO kecil di sudut dengan catatan "Perlu Riset Berkualitas Lebih Lanjut".</text:p>
            <text:p text:style-name="Horizontal_20_Line"/>
            <text:p text:style-name="Text_20_body">Bab 3 selesai. Kita sudah mengupas tuntas soal efektivitas. Silakan berikan perintah "YAX" untuk masuk ke Bab 4, di mana kita akan membahas risiko dan manfaatnya.</text:p>
          </text:section>
          <text:section text:style-name="Sect1" text:name="feedback-form-36">
            <text:p text:style-name="P88"/>
          </text:section>
        </text:section>
        <text:section text:style-name="Sect1" text:name="0b433549ef67fb7b">
          <text:p text:style-name="Text_20_body"/>
          <text:section text:style-name="Sect1" text:name="user-query-content-37">
            <text:p text:style-name="P125">YAX </text:p>
          </text:section>
          <text:p text:style-name="P88">Tampilkan alur berpikir</text:p>
          <text:section text:style-name="Sect2" text:name="model-response-message-contentr_0b433549ef67fb7b">
            <text:p text:style-name="Text_20_body">Baik, kita tinggalkan sejenak perdebatan soal 'berhasil atau tidak', dan masuk ke <text:span text:style-name="Strong_20_Emphasis">Bab 4: Pedang Bermata Dua: Risiko dan Manfaat</text:span>. Saya mulai dengan pengantar untuk bab ini.</text:p>
            <text:p text:style-name="Horizontal_20_Line"/>
            <text:p text:style-name="Text_20_body"><text:span text:style-name="Strong_20_Emphasis">(Menjawab Prompt 22: Pengantar Bab 4)</text:span></text:p>
            <text:p text:style-name="Text_20_body">Oke, di Bab 3 kita sudah lihat kan, kalau membuktikan modifikasi cuaca itu benar-benar efektif ternyata super sulit dan masih banyak perdebatannya hingga hari ini (Jumat, 25 April 2025). Tapi, coba deh kita berandai-andai sejenak. Anggap saja teknologi ini, dalam kondisi tertentu atau untuk tujuan tertentu, <text:span text:style-name="Emphasis">memang bisa</text:span> memberikan hasil seperti yang diharapkan, meskipun mungkin nggak selalu atau nggak sempurna. Pertanyaan penting berikutnya yang harus kita ajukan adalah: Terus, apa dampaknya? Apa konsekuensinya kalau kita benar-benar mulai 'mengutak-atik' cuaca?</text:p>
            <text:p text:style-name="Text_20_body">Nah, seperti banyak penemuan atau teknologi canggih lainnya dalam sejarah manusia, modifikasi cuaca ini bisa diibaratkan seperti <text:span text:style-name="Strong_20_Emphasis">pedang bermata dua</text:span>. Di satu sisi, mata pedang itu menawarkan harapan dan <text:span text:style-name="Strong_20_Emphasis">manfaat</text:span> yang menggiurkan – inilah alasan mengapa manusia terus mencoba mengembangkannya. Bayangan bisa mengatasi kekeringan, menyelamatkan panen, atau mengurangi bencana tentu sangat menarik. Tapi di sisi lainnya, mata pedang itu juga punya sisi tajam yang berbahaya, yaitu <text:span text:style-name="Strong_20_Emphasis">risiko</text:span> dan <text:span text:style-name="Strong_20_Emphasis">kekhawatiran</text:span> yang menyertainya. Mengubah sistem alam yang kompleks seperti atmosfer bisa jadi punya 'efek samping' yang tidak kita <text:soft-page-break/>duga atau tidak kita inginkan.</text:p>
            <text:p text:style-name="Text_20_body">Karena itu, di Bab 4 ini, kita akan mencoba menimbang kedua sisi mata pedang tersebut secara berimbang. Kita akan jelajahi lebih dalam: Apa saja sih 'janji-janji manis' atau manfaat besar yang diharapkan dari teknologi modifikasi cuaca ini? Mengapa orang rela mengeluarkan biaya dan tenaga untuk melakukannya? Dan sebaliknya, apa saja potensi bahaya, masalah, atau kekhawatiran yang perlu kita waspadai sebelum kita terlalu jauh 'bermain' dengan cuaca? Siap untuk melihat kedua sisi mata pedang ini dengan lebih jeli?</text:p>
            <text:p text:style-name="Horizontal_20_Line"/>
            <text:p text:style-name="Text_20_body"><text:span text:style-name="Strong_20_Emphasis">(Prompt Saran Ilustrasi)</text:span></text:p>
            <text:p text:style-name="Quotations"><text:span text:style-name="Emphasis">Prompt Ilustrasi:</text:span> Buat gambar visual utama untuk Bab 4 yang menggambarkan metafora "Pedang Bermata Dua". Gambar sebuah pedang besar berdiri tegak. Di satu sisi bilah pedang, terpantul gambar-gambar positif: ladang hijau subur, waduk penuh air, orang tersenyum di bawah langit cerah. Di sisi bilah pedang yang lain, terpantul gambar-gambar negatif: simbol bahaya kimia, awan gelap 'mencuri' hujan dari daerah lain, tanda tanya besar di atas ekosistem sungai/hutan, ikon kantong uang dengan tanda silang (biaya mahal). Judul "Bab 4: Pedang Bermata Dua: Risiko dan Manfaat" bisa diletakkan di bawah atau di atas pedang.</text:p>
            <text:p text:style-name="Horizontal_20_Line"/>
            <text:p text:style-name="Text_20_body">Pengantar Bab 4 selesai. Silakan berikan perintah "YAX" untuk melanjutkan ke subbab pertama di Bab 4, yang membahas manfaatnya.</text:p>
          </text:section>
          <text:section text:style-name="Sect1" text:name="feedback-form-37">
            <text:p text:style-name="P88"/>
          </text:section>
        </text:section>
        <text:section text:style-name="Sect1" text:name="f3bf9375e04f58f6">
          <text:p text:style-name="Text_20_body"/>
          <text:section text:style-name="Sect1" text:name="user-query-content-38">
            <text:p text:style-name="P125">YAX </text:p>
          </text:section>
          <text:p text:style-name="P88">Tampilkan alur berpikir</text:p>
          <text:section text:style-name="Sect2" text:name="model-response-message-contentr_f3bf9375e04f58f6">
            <text:p text:style-name="Text_20_body">Oke, kita mulai eksplorasi sisi pertama pedang di <text:span text:style-name="Strong_20_Emphasis">Subbab 4.1: Manfaat yang Diharapkan</text:span>. Saya awali dengan pengantar singkat untuk subbab ini.</text:p>
            <text:p text:style-name="Horizontal_20_Line"/>
            <text:p text:style-name="Text_20_body"><text:span text:style-name="Strong_20_Emphasis">(Menjawab Prompt 23: Subbab 4.1 - Pengantar Manfaat yang Diharapkan)</text:span></text:p>
            <text:p text:style-name="Text_20_body">Nah, sekarang mari kita fokus dulu pada sisi yang 'manis' dari pedang bermata dua tadi. Kalau teknologi modifikasi cuaca ini penuh tantangan dan ketidakpastian, kenapa sih manusia di berbagai belahan dunia, termasuk kadang-kadang di Indonesia, terus mencoba mengembangkan dan bahkan menggunakannya? Jawabannya simpel: karena ada <text:span text:style-name="Strong_20_Emphasis">harapan besar</text:span> akan manfaat yang bisa didapat. Teknologi ini dilihat sebagai salah satu alat potensial untuk membantu kita mengatasi beberapa masalah paling mendesak yang kita hadapi sebagai manusia, <text:soft-page-break/>mulai dari ancaman kekurangan air bersih, tantangan di bidang pertanian, hingga upaya mengurangi dampak bencana alam. Yuk, kita lihat lebih dekat apa saja 'janji-janji' atau manfaat utama yang diharapkan dari teknologi pengubah cuaca ini.</text:p>
            <text:p text:style-name="Horizontal_20_Line"/>
            <text:p text:style-name="Text_20_body">Pengantar untuk Subbab 4.1 selesai. Silakan berikan perintah "YAX" untuk melanjutkan ke pembahasan manfaat spesifik pertama: mengatasi kekeringan dan krisis air.</text:p>
          </text:section>
          <text:section text:style-name="Sect1" text:name="feedback-form-38">
            <text:p text:style-name="P88"/>
          </text:section>
        </text:section>
        <text:section text:style-name="Sect1" text:name="b6d7d9e13f96f24c">
          <text:p text:style-name="Text_20_body"/>
          <text:section text:style-name="Sect1" text:name="user-query-content-39">
            <text:p text:style-name="P125">YAX </text:p>
          </text:section>
          <text:p text:style-name="P88">Tampilkan alur berpikir</text:p>
          <text:section text:style-name="Sect2" text:name="model-response-message-contentr_b6d7d9e13f96f24c">
            <text:p text:style-name="Text_20_body">Siap, kita lanjut membahas manfaat spesifik pertama di <text:span text:style-name="Strong_20_Emphasis">Subbab 4.1</text:span>.</text:p>
            <text:p text:style-name="Horizontal_20_Line"/>
            <text:p text:style-name="Text_20_body"><text:span text:style-name="Strong_20_Emphasis">(Menjawab Prompt 24: Subbab 4.1 - Mengatasi Kekeringan dan Krisis Air)</text:span></text:p>
            <text:p text:style-name="Text_20_body">Salah satu 'janji' terbesar dari teknologi modifikasi cuaca, terutama <text:span text:style-name="Emphasis">cloud seeding</text:span>, adalah kemampuannya untuk membantu <text:span text:style-name="Strong_20_Emphasis">mengatasi kekeringan dan krisis air</text:span>. Kita tahu kan, air itu sumber kehidupan. Kalau musim kemarau datang terlalu panjang, atau fenomena seperti El Nino bikin curah hujan anjlok drastis (seperti yang kadang terjadi di berbagai wilayah Indonesia), dampaknya bisa parah banget. Masyarakat bisa kesulitan dapat air bersih untuk minum dan kebutuhan sehari-hari. Petani bisa gagal panen karena sawah atau ladangnya kering kerontang. Waduk-waduk penting yang jadi sumber air irigasi dan Pembangkit Listrik Tenaga Air (PLTA) bisa menyusut drastis, mengganggu pasokan listrik dan pertanian. Ekosistem sungai dan danau pun ikut menderita.</text:p>
            <text:p text:style-name="Text_20_body">Nah, di tengah situasi sulit seperti inilah, hujan buatan atau Teknologi Modifikasi Cuaca (TMC) sering dilihat sebagai salah satu harapan. Idenya adalah: dengan menyemai awan-awan potensial yang melintas di atas <text:span text:style-name="Strong_20_Emphasis">daerah tangkapan air (catchment area)</text:span> – yaitu wilayah hulu sungai atau sekitar danau/waduk – diharapkan curah hujan bisa <text:span text:style-name="Emphasis">ditingkatkan</text:span>. Tambahan air hujan inilah yang kemudian akan mengalir mengisi sungai, danau, dan waduk tersebut. Di negara-negara dengan musim dingin, tujuannya bisa juga untuk menambah tumpukan salju di pegunungan, yang nantinya akan mencair di musim semi dan jadi sumber air penting.</text:p>
            <text:p text:style-name="Text_20_body">Manfaat langsung yang diharapkan tentu saja sangat signifikan. Pasokan air untuk <text:span text:style-name="Strong_20_Emphasis">kebutuhan minum</text:span> masyarakat bisa lebih terjamin. Petani bisa mendapatkan tambahan <text:span text:style-name="Strong_20_Emphasis">air untuk irigasi</text:span> sawah dan ladang mereka, menyelamatkan tanaman dari kekeringan. Waduk-waduk <text:span text:style-name="Strong_20_Emphasis">PLTA</text:span> bisa tetap terisi cukup air untuk menghasilkan listrik yang kita butuhkan. Jadi, modifikasi cuaca dianggap sebagai salah satu 'alat' potensial dalam manajemen sumber daya air, terutama di wilayah <text:soft-page-break/>yang rawan kekeringan atau sangat bergantung pada ketersediaan air di waduk.</text:p>
            <text:p text:style-name="Text_20_body">Tapi, penting banget untuk diingat (seperti yang sudah kita bahas), <text:span text:style-name="Emphasis">cloud seeding</text:span> ini <text:span text:style-name="Strong_20_Emphasis">bukan tongkat sihir</text:span> yang bisa menyulap hujan kapan saja. Teknologi ini sangat bergantung pada <text:span text:style-name="Strong_20_Emphasis">keberadaan awan yang cocok</text:span> untuk disemai. Kalau langitnya biru cerah tanpa awan potensial, ya tidak ada yang bisa di-'seeding'. Selain itu, tambahan hujan yang dihasilkan (jika berhasil) mungkin juga tidak selalu cukup signifikan untuk mengatasi kekeringan yang sudah sangat parah dan meluas. Jadi, lebih tepat melihatnya sebagai salah satu <text:span text:style-name="Emphasis">upaya pendukung</text:span> dalam strategi pengelolaan air yang lebih besar, bukan sebagai satu-satunya solusi ajaib.</text:p>
            <text:p text:style-name="Horizontal_20_Line"/>
            <text:p text:style-name="Text_20_body"><text:span text:style-name="Strong_20_Emphasis">(Prompt Saran Ilustrasi)</text:span></text:p>
            <text:p text:style-name="Quotations"><text:span text:style-name="Emphasis">Prompt Ilustrasi:</text:span> Buat gambar perbandingan "Sebelum vs Sesudah (Harapan)". Gambar "Sebelum": Menunjukkan lanskap kering kerontang, sawah retak-retak, sungai/waduk terlihat dangkal dan menyusut. Gambar "Sesudah": Lanskap yang sama tapi terlihat lebih hijau, sawah terairi, sungai/waduk tampak lebih penuh, dengan awan di atasnya yang sedang 'disemai' oleh pesawat dan menurunkan hujan. Beri judul "Harapan Hujan Buatan untuk Atasi Kekeringan".</text:p>
            <text:p text:style-name="Horizontal_20_Line"/>
            <text:p text:style-name="Text_20_body">Pembahasan manfaat untuk krisis air selesai. Silakan berikan perintah "YAX" untuk melanjutkan ke manfaat berikutnya: meningkatkan hasil pertanian.</text:p>
          </text:section>
          <text:section text:style-name="Sect1" text:name="feedback-form-39">
            <text:p text:style-name="P88"/>
          </text:section>
        </text:section>
        <text:section text:style-name="Sect1" text:name="1ed5cd1b6e051a80">
          <text:p text:style-name="Text_20_body"/>
          <text:section text:style-name="Sect1" text:name="user-query-content-40">
            <text:p text:style-name="P125">YAX </text:p>
          </text:section>
          <text:p text:style-name="P88">Tampilkan alur berpikir</text:p>
          <text:section text:style-name="Sect2" text:name="model-response-message-contentr_1ed5cd1b6e051a80">
            <text:p text:style-name="Text_20_body">Oke, kita lanjut ke manfaat potensial berikutnya di <text:span text:style-name="Strong_20_Emphasis">Subbab 4.1</text:span>.</text:p>
            <text:p text:style-name="Horizontal_20_Line"/>
            <text:p text:style-name="Text_20_body"><text:span text:style-name="Strong_20_Emphasis">(Menjawab Prompt 25: Subbab 4.1 - Meningkatkan Hasil Pertanian)</text:span></text:p>
            <text:p text:style-name="Text_20_body">Manfaat lain yang sangat diharapkan dari modifikasi cuaca, dan erat kaitannya dengan ketersediaan air, adalah untuk <text:span text:style-name="Strong_20_Emphasis">meningkatkan hasil pertanian</text:span>. Kita tahu kan, Indonesia, termasuk daerah kita di Aceh ini, adalah negara agraris. Kehidupan banyak orang bergantung pada keberhasilan panen, entah itu padi di sawah, jagung di ladang, kopi di dataran tinggi, pala, atau tanaman perkebunan lainnya. Nah, salah satu kunci utama keberhasilan panen adalah ketersediaan air yang cukup dan <text:span text:style-name="Strong_20_Emphasis">turun pada waktu yang tepat</text:span>, terutama pada fase-fase pertumbuhan tanaman yang kritis. Kekurangan air sedikit saja di waktu yang salah bisa bikin hasil panen anjlok. Selain itu, meskipun mungkin tidak terlalu sering terjadi di sekitar Tapak Tuan dibandingkan daerah lain, ancaman hujan es juga bisa menghancurkan <text:soft-page-break/>tanaman bernilai tinggi dalam sekejap.</text:p>
            <text:p text:style-name="Text_20_body">Di sinilah modifikasi cuaca kembali menawarkan harapan. <text:span text:style-name="Emphasis">Cloud seeding</text:span> untuk menambah curah hujan diharapkan bisa menjadi 'penyelamat' bagi petani saat terjadi periode kering singkat di tengah musim tanam. Tambahan air hujan, meskipun mungkin tidak banyak, bisa sangat berarti untuk menjaga tanaman tetap hidup dan produktif. Sementara itu, di daerah lain yang rawan hujan es, teknologi <text:span text:style-name="Emphasis">hail suppression</text:span> (seperti yang kita bahas di Bab 2 dan studi kasus sebelumnya) diharapkan bisa mengurangi ukuran batu es yang jatuh, sehingga kerusakan pada tanaman buah-buahan, sayuran, atau tembakau bisa diminimalkan.</text:p>
            <text:p text:style-name="Text_20_body">Jadi, tujuan akhirnya jelas: dengan pasokan air yang lebih terjamin atau terlindung dari hujan es, diharapkan <text:span text:style-name="Strong_20_Emphasis">hasil panen bisa meningkat</text:span> dan <text:span text:style-name="Strong_20_Emphasis">lebih stabil</text:span> dari tahun ke tahun. Ini tentu saja akan membawa dampak positif bagi <text:span text:style-name="Strong_20_Emphasis">ketahanan pangan</text:span> kita (ketersediaan makanan yang cukup), serta <text:span text:style-name="Strong_20_Emphasis">meningkatkan pendapatan dan kesejahteraan para petani</text:span> dan masyarakat di sekitarnya. Jadi, nggak heran kalau sektor pertanian sering jadi 'pelanggan' utama atau pendorong utama program-program modifikasi cuaca di banyak negara.</text:p>
            <text:p text:style-name="Horizontal_20_Line"/>
            <text:p text:style-name="Text_20_body"><text:span text:style-name="Strong_20_Emphasis">(Prompt Saran Ilustrasi)</text:span></text:p>
            <text:p text:style-name="Quotations"><text:span text:style-name="Emphasis">Prompt Ilustrasi:</text:span> Buat gambar yang menunjukkan dua kondisi lahan pertanian yang sama. Gambar kiri: Tanaman (misal padi atau jagung) terlihat agak layu di bawah matahari terik, dengan awan tipis di atas. Gambar kanan: Tanaman yang sama terlihat lebih hijau dan subur, dengan awan yang sedang 'disemai' menurunkan hujan rintik-rintik. Beri judul "Harapan Modifikasi Cuaca untuk Pertanian Subur". Mungkin bisa ditambahkan ikon petani tersenyum di gambar kanan.</text:p>
            <text:p text:style-name="Horizontal_20_Line"/>
            <text:p text:style-name="Text_20_body">Pembahasan manfaat untuk pertanian selesai. Silakan berikan perintah "YAX" untuk melanjutkan ke manfaat berikutnya: mengurangi bencana alam.</text:p>
          </text:section>
          <text:section text:style-name="Sect1" text:name="feedback-form-40">
            <text:p text:style-name="P88"/>
          </text:section>
        </text:section>
        <text:section text:style-name="Sect1" text:name="877a598a0cebf570">
          <text:p text:style-name="Text_20_body"/>
          <text:section text:style-name="Sect1" text:name="user-query-content-41">
            <text:p text:style-name="P125">YAX </text:p>
          </text:section>
          <text:p text:style-name="P88">Tampilkan alur berpikir</text:p>
          <text:section text:style-name="Sect2" text:name="model-response-message-contentr_877a598a0cebf570">
            <text:p text:style-name="Text_20_body">Oke, kita lanjutkan ke manfaat berikutnya yang diharapkan di <text:span text:style-name="Strong_20_Emphasis">Subbab 4.1</text:span>, yaitu untuk membantu mengurangi bencana alam.</text:p>
            <text:p text:style-name="Horizontal_20_Line"/>
            <text:p text:style-name="Text_20_body"><text:span text:style-name="Strong_20_Emphasis">(Menjawab Prompt 26: Subbab 4.1 - Mengurangi Bencana Alam (Banjir, Badai, Hujan Es))</text:span></text:p>
            <text:p text:style-name="Text_20_body"><text:soft-page-break/>Selain urusan air dan pertanian, ada lagi nih harapan besar yang digantungkan pada teknologi modifikasi cuaca: yaitu potensinya untuk <text:span text:style-name="Strong_20_Emphasis">membantu mengurangi dampak bencana alam</text:span> yang sering merugikan kita. Tapi, perlu diingat kuat-kuat ya, untuk beberapa jenis bencana ini, kemampuan modifikasi cuaca untuk membantu itu <text:span text:style-name="Strong_20_Emphasis">masih sangat diragukan atau belum terbukti</text:span> secara ilmiah (seperti yang sudah kita bahas di Bab 3). Jadi, ini lebih banyak bicara soal <text:span text:style-name="Emphasis">tujuan</text:span> atau <text:span text:style-name="Emphasis">cita-cita</text:span> para pengembang teknologi ini, bukan sesuatu yang sudah pasti bisa dilakukan saat ini (per April 2025).</text:p>
            <text:list xml:id="list4226804624265783491" text:style-name="L37">
              <text:list-item>
                <text:p text:style-name="P105"><text:span text:style-name="Strong_20_Emphasis">Banjir:</text:span> Ada ide, yang sifatnya masih sangat <text:span text:style-name="Strong_20_Emphasis">teoritis dan spekulatif</text:span>, bahwa mungkin kita bisa mengurangi risiko banjir di suatu daerah (misalnya di hilir sungai yang rawan meluap seperti yang kadang terjadi di beberapa wilayah Aceh) dengan cara 'mencegat' awan hujan lebat <text:span text:style-name="Emphasis">sebelum</text:span> sampai di daerah itu. Caranya? Dengan menyemai awan tersebut lebih awal di daerah hulu atau di atas laut, agar intensitas hujannya saat sampai di daerah rawan banjir sudah berkurang. Sekali lagi, ini baru sebatas ide yang sangat sulit dibuktikan dan diterapkan. </text:p>
              </text:list-item>
              <text:list-item>
                <text:p text:style-name="P105"><text:span text:style-name="Strong_20_Emphasis">Badai Tropis (Siklon/Angin Topan):</text:span> Seperti yang kita bahas di Project Stormfury (Bab 2), <text:span text:style-name="Emphasis">tujuan</text:span> utama dari upaya memodifikasi badai tropis adalah untuk <text:span text:style-name="Strong_20_Emphasis">melemahkan kecepatan angin maksimumnya</text:span>. Harapannya, kalau anginnya tidak terlalu kencang dan gelombang pasang (<text:span text:style-name="Emphasis">storm surge</text:span>) tidak terlalu tinggi, kerusakan parah pada bangunan dan infrastruktur di wilayah pesisir bisa dikurangi, dan yang terpenting, korban jiwa bisa diminimalkan. Tapi ya itu tadi, sampai sekarang <text:span text:style-name="Strong_20_Emphasis">belum ada cara yang terbukti</text:span> bisa melakukannya. </text:p>
              </text:list-item>
              <text:list-item>
                <text:p text:style-name="P65"><text:span text:style-name="Strong_20_Emphasis">Hujan Es:</text:span> Ini sudah kita bahas. Tujuannya adalah <text:span text:style-name="Strong_20_Emphasis">mengubah batu es besar yang merusak menjadi butiran es kecil</text:span> yang dampaknya tidak terlalu parah, baik untuk pertanian maupun properti seperti rumah dan kendaraan. Meskipun efektivitasnya masih diperdebatkan, ini salah satu tujuan mitigasi bencana yang aktif diupayakan di beberapa tempat. </text:p>
              </text:list-item>
            </text:list>
            <text:p text:style-name="Text_20_body">Nah, ada satu lagi aplikasi untuk mengurangi bencana yang <text:span text:style-name="Strong_20_Emphasis">lebih sering dicoba dan dianggap lebih mungkin berhasil</text:span>, yaitu untuk membantu mengatasi <text:span text:style-name="Strong_20_Emphasis">kekeringan</text:span> dan <text:span text:style-name="Strong_20_Emphasis">kebakaran hutan/lahan (karhutla)</text:span>. Seperti yang sudah dibahas, hujan buatan diharapkan bisa menambah pasokan air untuk mengurangi dampak kekeringan. Selain itu, di Indonesia, Teknologi Modifikasi Cuaca (TMC) juga sering banget dipakai saat musim kemarau panjang untuk <text:span text:style-name="Strong_20_Emphasis">membantu memadamkan karhutla</text:span>, terutama di lahan gambut di Sumatera dan Kalimantan. Harapannya, hujan buatan bisa membasahi area yang terbakar atau area yang rawan terbakar, sehingga api lebih mudah dikendalikan atau dicegah penyebarannya.</text:p>
            <text:p text:style-name="Text_20_body">Jadi, intinya, motivasi di balik semua upaya ini sangat mulia: yaitu keinginan untuk melindungi nyawa manusia, harta benda, dan lingkungan dari amukan bencana alam. Hanya saja, untuk beberapa jenis bencana, harapan itu masih belum didukung oleh kemampuan teknologi dan bukti ilmiah yang kuat.</text:p>
            <text:p text:style-name="Horizontal_20_Line"/>
            <text:p text:style-name="Text_20_body"><text:soft-page-break/><text:span text:style-name="Strong_20_Emphasis">(Prompt Saran Ilustrasi)</text:span></text:p>
            <text:p text:style-name="Quotations"><text:span text:style-name="Emphasis">Prompt Ilustrasi:</text:span> Buat kolase gambar yang menunjukkan berbagai bencana alam. Di tengah, ada ikon besar berbentuk 'perisai' atau 'tangan melindungi'. Dari perisai itu, muncul panah-panah ke arah gambar bencana: panah ke arah gambar banjir (dengan tanda ?), panah ke arah gambar badai tropis (dengan tanda X atau ?), panah ke arah gambar hujan es (dengan tanda +/-), dan panah ke arah gambar kebakaran hutan (dengan tanda centang V atau +/-). Beri judul "Modifikasi Cuaca: Harapan (dan Keraguan) untuk Mitigasi Bencana".</text:p>
            <text:p text:style-name="Horizontal_20_Line"/>
            <text:p text:style-name="Text_20_body">Pembahasan manfaat untuk mengurangi bencana selesai. Silakan berikan perintah "YAX" untuk melanjutkan ke manfaat potensial lainnya.</text:p>
          </text:section>
          <text:section text:style-name="Sect1" text:name="feedback-form-41">
            <text:p text:style-name="P88"/>
          </text:section>
        </text:section>
        <text:section text:style-name="Sect1" text:name="798c1ec5b8820d24">
          <text:p text:style-name="Text_20_body"/>
          <text:section text:style-name="Sect1" text:name="user-query-content-42">
            <text:p text:style-name="P125">YAX </text:p>
          </text:section>
          <text:p text:style-name="P88">Tampilkan alur berpikir</text:p>
          <text:section text:style-name="Sect2" text:name="model-response-message-contentr_798c1ec5b8820d24">
            <text:p text:style-name="Text_20_body">Oke, kita bahas manfaat potensial terakhir di <text:span text:style-name="Strong_20_Emphasis">Subbab 4.1</text:span> ini, yaitu untuk keperluan lain di luar kebutuhan primer atau bencana.</text:p>
            <text:p text:style-name="Horizontal_20_Line"/>
            <text:p text:style-name="Text_20_body"><text:span text:style-name="Strong_20_Emphasis">(Menjawab Prompt 27: Subbab 4.1 - Potensi Lainnya (Pariwisata, Acara Khusus))</text:span></text:p>
            <text:p text:style-name="Text_20_body">Selain manfaat-manfaat 'serius' yang sudah kita bahas tadi, ternyata ada juga lho harapan atau penggunaan modifikasi cuaca untuk tujuan-tujuan lain yang mungkin lebih bersifat komersial atau demi kelancaran acara tertentu. Meskipun mungkin terlihat kurang vital dibandingkan mengatasi krisis air atau bencana, manfaat ini tetap bisa punya nilai ekonomi atau sosial bagi sebagian pihak.</text:p>
            <text:p text:style-name="Text_20_body">Salah satunya adalah di bidang <text:span text:style-name="Strong_20_Emphasis">pariwisata</text:span>. Di negara-negara yang punya resort ski, misalnya, kadang dilakukan <text:span text:style-name="Emphasis">cloud seeding</text:span> untuk menambah tumpukan salju agar musim ski bisa lebih panjang dan menarik lebih banyak wisatawan. Atau, teknologi penghalauan kabut (fog dispersal) tidak hanya berguna untuk bandara, tapi mungkin juga bisa dipakai untuk meningkatkan kenyamanan dan keamanan di objek-objek wisata pegunungan atau pesisir yang sering berkabut.</text:p>
            <text:p text:style-name="Text_20_body">Selain itu, seperti yang sudah kita lihat pada kasus Olimpiade Beijing, ada juga keinginan kuat untuk 'mengamankan' cuaca saat penyelenggaraan <text:span text:style-name="Strong_20_Emphasis">acara-acara khusus</text:span> berskala besar. Bayangkan konser musik outdoor idola kamu, festival budaya tahunan di daerahmu (mungkin ada festival unik di Aceh?), atau bahkan upacara peringatan Hari Kemerdekaan 17 Agustus di lapangan terbuka. Penyelenggara acara-acara seperti ini tentu berharap cuaca akan bersahabat. Nah, di <text:soft-page-break/>beberapa negara atau untuk event tertentu yang sangat penting, kadang muncul wacana atau bahkan upaya (meskipun seringkali tidak dipublikasikan luas dan efektivitasnya dipertanyakan) untuk menggunakan modifikasi cuaca demi mencegah hujan atau badai datang mengganggu.</text:p>
            <text:p text:style-name="Text_20_body">Ada juga satu potensi lain yang kadang disebut-sebut, yaitu untuk <text:span text:style-name="Strong_20_Emphasis">memperbaiki kualitas udara</text:span>, terutama di kota-kota besar yang sering dilanda polusi asap atau <text:span text:style-name="Emphasis">smog</text:span> (seperti Jakarta pada waktu-waktu tertentu). Idenya adalah dengan memicu hujan buatan, polutan-polutan di udara bisa 'tercuci' dan turun bersama air hujan, sehingga udara jadi lebih bersih. Tapi, perlu dicatat bahwa efektivitas dan dampak samping dari penggunaan hujan buatan untuk tujuan ini masih perlu dikaji lebih dalam lagi.</text:p>
            <text:p text:style-name="Horizontal_20_Line"/>
            <text:p text:style-name="Text_20_body"><text:span text:style-name="Strong_20_Emphasis">(Prompt Saran Ilustrasi)</text:span></text:p>
            <text:p text:style-name="Quotations"><text:span text:style-name="Emphasis">Prompt Ilustrasi:</text:span> Buat beberapa ikon kecil dalam satu baris yang mewakili potensi lain: ikon gunung salju dengan tanda '+' (snow enhancement), ikon panggung konser outdoor dengan matahari cerah di atasnya, ikon pesawat terbang di bandara berkabut yang kabutnya menipis, ikon kota berasap dengan awan hujan membersihkannya (beri tanda ?). Beri judul "Manfaat Potensial Lainnya".</text:p>
            <text:p text:style-name="Horizontal_20_Line"/>
            <text:p text:style-name="Text_20_body">Pembahasan mengenai manfaat yang diharapkan (Subbab 4.1) selesai. Silakan berikan perintah "YAX" untuk melanjutkan ke Subbab 4.2, yang akan membahas sisi lain pedang: risiko dan kekhawatiran.</text:p>
          </text:section>
          <text:section text:style-name="Sect1" text:name="feedback-form-42">
            <text:p text:style-name="P88"/>
          </text:section>
        </text:section>
        <text:section text:style-name="Sect1" text:name="555254f909b27a39">
          <text:p text:style-name="Text_20_body"/>
          <text:section text:style-name="Sect1" text:name="user-query-content-43">
            <text:p text:style-name="P125">YAX </text:p>
          </text:section>
          <text:p text:style-name="P88">Tampilkan alur berpikir</text:p>
          <text:section text:style-name="Sect2" text:name="model-response-message-contentr_555254f909b27a39">
            <text:p text:style-name="Text_20_body">Oke, kita sudah melihat sisi manfaat atau harapan dari modifikasi cuaca. Sekarang, sesuai janji, kita akan membalik pedang dan melihat sisi tajam lainnya di <text:span text:style-name="Strong_20_Emphasis">Subbab 4.2: Risiko dan Kekhawatiran</text:span>. Saya mulai dengan pengantar singkat untuk subbab ini.</text:p>
            <text:p text:style-name="Horizontal_20_Line"/>
            <text:p text:style-name="Text_20_body"><text:span text:style-name="Strong_20_Emphasis">(Menjawab Prompt 28: Subbab 4.2 - Pengantar Risiko dan Kekhawatiran)</text:span></text:p>
            <text:p text:style-name="Text_20_body">Baiklah, setelah melihat berbagai 'janji manis' dan harapan yang ditawarkan oleh teknologi modifikasi cuaca, sekarang saatnya kita benar-benar waspada dan melihat sisi lain dari mata pedang ini. Harus kita sadari, secanggih apa pun klaim atau teorinya, teknologi modifikasi cuaca ini <text:span text:style-name="Strong_20_Emphasis">bukanlah tanpa risiko</text:span> atau potensi masalah. Ingat, kita ini sedang mencoba 'mengutak-atik' sistem yang luar biasa <text:soft-page-break/>kompleks dan dinamis, yaitu atmosfer bumi kita. 'Bermain-main' dengan sistem serumit ini, meskipun dengan niat baik, selalu punya kemungkinan menimbulkan <text:span text:style-name="Strong_20_Emphasis">konsekuensi yang tidak terduga</text:span> atau bahkan tidak diinginkan. Karena itulah, di bagian ini, kita akan mengupas lebih dalam: Apa saja sih sebenarnya kekhawatiran, potensi bahaya, atau 'efek samping' negatif yang perlu kita pertimbangkan masak-masak sebelum terlalu bersemangat untuk 'mengendalikan' cuaca?</text:p>
            <text:p text:style-name="Horizontal_20_Line"/>
            <text:p text:style-name="Text_20_body">Pengantar untuk Subbab 4.2 selesai. Silakan berikan perintah "YAX" untuk melanjutkan ke pembahasan risiko spesifik pertama: dampak lingkungan.</text:p>
          </text:section>
          <text:section text:style-name="Sect1" text:name="feedback-form-43">
            <text:p text:style-name="P88"/>
          </text:section>
        </text:section>
        <text:section text:style-name="Sect1" text:name="01105e8d78b73496">
          <text:p text:style-name="Text_20_body"/>
          <text:section text:style-name="Sect1" text:name="user-query-content-44">
            <text:p text:style-name="P125">YAX </text:p>
          </text:section>
          <text:p text:style-name="P88">Tampilkan alur berpikir</text:p>
          <text:section text:style-name="Sect2" text:name="model-response-message-contentr_01105e8d78b73496">
            <text:p text:style-name="Text_20_body">Oke, mari kita bahas risiko pertama di <text:span text:style-name="Strong_20_Emphasis">Subbab 4.2</text:span>, yaitu soal dampak terhadap lingkungan.</text:p>
            <text:p text:style-name="Horizontal_20_Line"/>
            <text:p text:style-name="Text_20_body"><text:span text:style-name="Strong_20_Emphasis">(Menjawab Prompt 29: Subbab 4.2 - Dampak Lingkungan: Apa Efek Bahan Kimia ke Ekosistem?)</text:span></text:p>
            <text:p text:style-name="Text_20_body">Salah satu kekhawatiran utama saat kita 'menyebar' bahan kimia ke atmosfer adalah: Apa dampaknya bagi lingkungan saat bahan itu akhirnya jatuh kembali ke bumi? Kita akan fokus pada dua aspek: efek bahan kimia itu sendiri dan efek dari perubahan pola cuaca yang mungkin ditimbulkannya.</text:p>
            <text:p text:style-name="Text_20_body">Pertama, soal <text:span text:style-name="Strong_20_Emphasis">bahan kimia</text:span> yang dipakai. Mari kita lihat lagi <text:span text:style-name="Strong_20_Emphasis">Perak Iodida (AgI)</text:span>, si 'bibit' es populer. Seperti dibahas sebelumnya, konsentrasi AgI yang sampai ke tanah atau air dari satu kali <text:span text:style-name="Emphasis">seeding</text:span> memang umumnya dianggap sangat rendah dan tidak berbahaya langsung bagi manusia. Tapi, para ahli lingkungan punya kekhawatiran lain: bagaimana kalau <text:span text:style-name="Emphasis">cloud seeding</text:span> pakai AgI dilakukan <text:span text:style-name="Strong_20_Emphasis">berulang kali di tempat yang sama selama bertahun-tahun</text:span>? Apakah perak ini akan <text:span text:style-name="Strong_20_Emphasis">menumpuk (terakumulasi)</text:span> di dalam tanah, di dasar sungai atau danau? Perak, meskipun dalam kadar rendah, diketahui bisa punya efek toksik pada beberapa makhluk hidup. Ada penelitian yang menunjukkan bahwa organisme air tertentu (seperti ikan kecil, plankton, atau serangga air) dan juga mikroorganisme penting di dalam tanah bisa sensitif atau terganggu pertumbuhannya jika kadar perak di lingkungannya meningkat, meskipun sedikit. Hasil penelitian tentang ini memang masih bervariasi, tapi potensi risiko jangka panjang akibat akumulasi perak ini tetap jadi perhatian serius.</text:p>
            <text:p text:style-name="Text_20_body">Bagaimana dengan bahan lain seperti <text:span text:style-name="Strong_20_Emphasis">garam</text:span> (NaCl, CaCl2) yang sering dipakai di Indonesia untuk TMC? Garam memang secara umum dianggap kurang toksik dibanding perak. Tapi, kalau digunakan dalam jumlah sangat besar dan terus-<text:soft-page-break/>menerus di suatu wilayah daratan (misalnya untuk membasahi lahan gambut saat karhutla), ada potensi garam ini bisa <text:span text:style-name="Strong_20_Emphasis">meningkatkan kadar salinitas (keasinan) tanah</text:span> atau <text:span text:style-name="Strong_20_Emphasis">kualitas air tawar</text:span> di sungai atau danau setempat. Peningkatan kadar garam ini bisa jadi masalah bagi tanaman-tanaman asli atau hewan air tawar yang tidak tahan kondisi agak asin.</text:p>
            <text:p text:style-name="Text_20_body">Kedua, selain efek bahan kimianya, <text:span text:style-name="Strong_20_Emphasis">perubahan pola cuaca</text:span> itu sendiri juga bisa punya dampak ekologis. Bayangkan tumbuhan dan hewan di suatu ekosistem (misalnya hutan tropis atau kawasan pesisir di sekitar Aceh) yang sudah beradaptasi selama ribuan tahun dengan pola curah hujan, kelembapan, dan suhu tertentu. Kalau kita secara sengaja mengubah pola hujan di situ – entah membuatnya lebih basah atau mungkin (secara tidak sengaja) membuatnya lebih kering di tempat lain – bagaimana nasib komunitas tumbuhan dan hewan tersebut? Apakah mereka bisa cepat beradaptasi? Mungkinkah ada spesies tertentu yang akan sangat diuntungkan sementara spesies lain justru terancam? Mengubah satu elemen cuaca bisa jadi memicu 'efek riak' pada keseimbangan ekosistem yang rumit. Pertanyaan-pertanyaan ini menunjukkan betapa kompleksnya dampak lingkungan dari modifikasi cuaca dan mengapa masih banyak penelitian jangka panjang yang dibutuhkan.</text:p>
            <text:p text:style-name="Horizontal_20_Line"/>
            <text:p text:style-name="Text_20_body"><text:span text:style-name="Strong_20_Emphasis">(Prompt Saran Ilustrasi)</text:span></text:p>
            <text:p text:style-name="Quotations"><text:span text:style-name="Emphasis">Prompt Ilustrasi:</text:span> Buat gambar yang menunjukkan penampang tanah dan sungai/danau. Di atas, awan sedang disemai (misal dengan AgI). Panah kecil menunjukkan partikel AgI turun dan menumpuk (digambarkan sebagai titik-titik kecil yang makin banyak) di lapisan tanah dan sedimen dasar sungai/danau. Di dalam air, ada ikon ikan kecil dan plankton dengan ekspresi 'sedih' atau tanda tanya. Di darat, ada ikon tanaman dengan tanda tanya. Beri judul "Potensi Dampak Lingkungan Jangka Panjang".</text:p>
            <text:p text:style-name="Horizontal_20_Line"/>
            <text:p text:style-name="Text_20_body">Pembahasan dampak lingkungan selesai. Silakan berikan perintah "YAX" untuk melanjutkan ke risiko berikutnya: perubahan pola cuaca yang tidak diinginkan.</text:p>
          </text:section>
          <text:section text:style-name="Sect1" text:name="feedback-form-44">
            <text:p text:style-name="P88"/>
          </text:section>
        </text:section>
        <text:section text:style-name="Sect1" text:name="f2ab970a971984ea">
          <text:p text:style-name="Text_20_body"/>
          <text:section text:style-name="Sect1" text:name="user-query-content-45">
            <text:p text:style-name="P125">YAX </text:p>
          </text:section>
          <text:p text:style-name="P88">Tampilkan alur berpikir</text:p>
          <text:section text:style-name="Sect2" text:name="model-response-message-contentr_f2ab970a971984ea">
            <text:p text:style-name="Text_20_body">Baik, mari kita bahas risiko berikutnya di <text:span text:style-name="Strong_20_Emphasis">Subbab 4.2</text:span>, yang sering jadi kekhawatiran paling besar dan sumber perdebatan paling sengit.</text:p>
            <text:p text:style-name="Horizontal_20_Line"/>
            <text:p text:style-name="Text_20_body"><text:soft-page-break/><text:span text:style-name="Strong_20_Emphasis">(Menjawab Prompt 30: Subbab 4.2 - Perubahan Pola Cuaca yang Tidak Diinginkan (Memindahkan Masalah ke Tempat Lain?))</text:span></text:p>
            <text:p text:style-name="Text_20_body">Ini dia salah satu pertanyaan paling pelik dan mengkhawatirkan dalam dunia modifikasi cuaca: Kalau kita berhasil 'memaksa' awan menurunkan hujannya di tempat kita, <text:span text:style-name="Strong_20_Emphasis">jangan-jangan kita malah 'mencuri' jatah hujan milik daerah lain?</text:span> Bayangkan begini: awan itu kan seperti 'truk tangki air' raksasa yang bergerak di langit, membawa sejumlah uap air. Kalau kita 'menyedot' air dari truk itu di Wilayah A (tempat kita melakukan <text:span text:style-name="Emphasis">cloud seeding</text:span>), apakah itu berarti saat truk itu sampai di Wilayah B (daerah tetangga searah angin atau <text:span text:style-name="Emphasis">downwind</text:span>), isi tangkinya jadi lebih sedikit atau bahkan kosong, sehingga Wilayah B yang seharusnya dapat hujan jadi nggak kebagian?</text:p>
            <text:p text:style-name="Text_20_body">Konsep ini sering disebut <text:span text:style-name="Strong_20_Emphasis">'efek downwind'</text:span> atau ada juga yang mengistilahkannya seperti peribahasa "Merampok Peter untuk membayar Paul" (<text:span text:style-name="Emphasis">robbing Peter to pay Paul</text:span>). Apakah menambah hujan di satu provinsi bisa menyebabkan kekeringan di provinsi sebelahnya? Atau apakah menambah hujan di satu negara bisa mengurangi jatah hujan negara tetangga? Ini adalah <text:span text:style-name="Strong_20_Emphasis">isu ilmiah sekaligus etis yang sangat besar</text:span> dan sering memicu ketegangan antar wilayah atau bahkan antar negara. Masalahnya, membuktikan secara ilmiah apakah 'pencurian hujan' ini benar-benar terjadi atau tidak itu <text:span text:style-name="Strong_20_Emphasis">luar biasa sulit</text:span>. Atmosfer terlalu kompleks untuk dilacak alirannya secara pasti. Tapi, potensi bahwa kita bisa 'memindahkan masalah' dari satu tempat ke tempat lain ini adalah risiko yang sangat nyata dan harus dipikirkan matang-matang.</text:p>
            <text:p text:style-name="Text_20_body">Selain risiko 'mencuri hujan', ada juga kekhawatiran akan <text:span text:style-name="Strong_20_Emphasis">konsekuensi tak terduga lainnya</text:span>. Misalnya, bagaimana kalau niatnya mau menambah hujan sedikit saja, tapi karena kondisi atmosfer yang sulit diprediksi, hasilnya malah hujan super lebat yang menyebabkan <text:span text:style-name="Strong_20_Emphasis">banjir bandang atau tanah longsor</text:span> lokal (sesuatu yang rawan terjadi di daerah perbukitan atau DAS yang curam)? Atau sebaliknya, usaha untuk menekan badai (jika suatu saat teknologinya ada) malah secara tidak sengaja mengubah jalur badai tersebut ke arah yang justru lebih padat penduduk?</text:p>
            <text:p text:style-name="Text_20_body">Intinya, atmosfer bumi kita ini adalah sebuah sistem raksasa yang saling terhubung dan sangat rumit. Mengubah satu bagian kecil saja bisa menimbulkan <text:span text:style-name="Strong_20_Emphasis">'efek domino'</text:span> atau <text:span text:style-name="Strong_20_Emphasis">'efek riak'</text:span> yang menjalar ke bagian lain dengan cara yang mungkin tidak pernah kita bayangkan sebelumnya. Sulit sekali untuk memprediksi semua akibat dari intervensi kita. Inilah mengapa banyak ilmuwan menyerukan kehati-hatian yang luar biasa sebelum kita melakukan modifikasi cuaca dalam skala besar.</text:p>
            <text:p text:style-name="Horizontal_20_Line"/>
            <text:p text:style-name="Text_20_body"><text:span text:style-name="Strong_20_Emphasis">(Prompt Saran Ilustrasi)</text:span></text:p>
            <text:p text:style-name="Quotations"><text:span text:style-name="Emphasis">Prompt Ilustrasi:</text:span> Buat gambar skematis. Tunjukkan sebuah awan besar bergerak dari kiri ke kanan melintasi batas dua wilayah (Wilayah A dan Wilayah B). Di atas Wilayah A, ada pesawat melakukan <text:span text:style-name="Emphasis">seeding</text:span>, dan hujan turun deras. Saat awan yang sama sampai di atas Wilayah B, <text:soft-page-break/>awan itu terlihat lebih 'tipis' dan hanya menurunkan gerimis sedikit atau tidak sama sekali. Beri panah besar melengkung dari Wilayah A ke Wilayah B dengan tanda tanya (?) besar dan label "Efek Downwind? 'Mencuri Hujan'?".</text:p>
            <text:p text:style-name="Horizontal_20_Line"/>
            <text:p text:style-name="Text_20_body">Pembahasan risiko perubahan pola cuaca tak diinginkan selesai. Silakan berikan perintah "YAX" untuk melanjutkan ke risiko berikutnya: masalah kesehatan.</text:p>
          </text:section>
          <text:section text:style-name="Sect1" text:name="feedback-form-45">
            <text:p text:style-name="P88"/>
          </text:section>
        </text:section>
        <text:section text:style-name="Sect1" text:name="0e1114b4be019d1f">
          <text:p text:style-name="Text_20_body"/>
          <text:section text:style-name="Sect1" text:name="user-query-content-46">
            <text:p text:style-name="P125">YAX </text:p>
          </text:section>
          <text:p text:style-name="P88">Tampilkan alur berpikir</text:p>
          <text:section text:style-name="Sect2" text:name="model-response-message-contentr_0e1114b4be019d1f">
            <text:p text:style-name="Text_20_body">Oke, mari kita bahas kekhawatiran berikutnya di <text:span text:style-name="Strong_20_Emphasis">Subbab 4.2</text:span>, yaitu soal potensi masalah kesehatan.</text:p>
            <text:p text:style-name="Horizontal_20_Line"/>
            <text:p text:style-name="Text_20_body"><text:span text:style-name="Strong_20_Emphasis">(Menjawab Prompt 31: Subbab 4.2 - Masalah Kesehatan (Apakah Ada?))</text:span></text:p>
            <text:p text:style-name="Text_20_body">Selain dampak ke lingkungan atau pola cuaca, pertanyaan yang juga sering muncul adalah: Apakah bahan kimia yang dipakai untuk modifikasi cuaca ini bisa berbahaya bagi <text:span text:style-name="Strong_20_Emphasis">kesehatan manusia</text:span> secara langsung? Apakah kita bisa sakit kalau tidak sengaja menghirup udaranya atau meminum air hujannya?</text:p>
            <text:p text:style-name="Text_20_body">Seperti yang sudah kita bahas sedikit di bagian bahan kimia (Subbab 2.2 dan awal Subbab 4.2), berdasarkan penelitian ilmiah yang ada hingga saat ini (Jumat, 25 April 2025), risiko <text:span text:style-name="Strong_20_Emphasis">langsung</text:span> bagi kesehatan manusia dari bahan kimia yang biasa dipakai dalam operasi modifikasi cuaca (seperti Perak Iodida atau garam NaCl) dalam <text:span text:style-name="Strong_20_Emphasis">konsentrasi yang biasanya sampai ke permukaan bumi</text:span> itu umumnya dianggap <text:span text:style-name="Strong_20_Emphasis">sangat rendah</text:span>. Jumlahnya terlalu kecil untuk bisa menyebabkan keracunan akut atau masalah kesehatan serius pada populasi umum.</text:p>
            <text:p text:style-name="Text_20_body">Meskipun begitu, kadang kita dengar ada isu-isu atau ketakutan yang beredar di masyarakat, misalnya menghubung-hubungkan penyemaian awan dengan munculnya penyakit-penyakit aneh atau misterius (kadang dikaitkan juga dengan teori konspirasi 'chemtrails'). Penting untuk diketahui bahwa klaim-klaim semacam ini <text:span text:style-name="Strong_20_Emphasis">tidak didukung oleh bukti-bukti ilmiah yang kuat</text:span>. Badan-badan kesehatan dunia maupun penelitian ilmiah independen belum menemukan adanya hubungan sebab-akibat antara operasi modifikasi cuaca standar dengan masalah kesehatan publik yang meluas. Fokus utama kekhawatiran ilmiah lebih pada dampak <text:span text:style-name="Emphasis">ekologi jangka panjang</text:span> seperti yang kita bahas sebelumnya, bukan pada ancaman kesehatan manusia secara langsung dan segera.</text:p>
            <text:p text:style-name="Text_20_body">Tentu saja, ini tidak berarti kita boleh lengah sama sekali. Prinsip kehati-hatian tetap penting. Penggunaan bahan kimia apa pun di lingkungan memang sebaiknya <text:soft-page-break/>terus dipantau dan diteliti dampaknya. Namun, berdasarkan pemahaman ilmiah saat ini, kekhawatiran akan ancaman kesehatan langsung yang besar dari praktik modifikasi cuaca yang lazim dilakukan tampaknya belum terbukti secara ilmiah.</text:p>
            <text:p text:style-name="Horizontal_20_Line"/>
            <text:p text:style-name="Text_20_body"><text:span text:style-name="Strong_20_Emphasis">(Prompt Saran Ilustrasi)</text:span></text:p>
            <text:p text:style-name="Quotations"><text:span text:style-name="Emphasis">Prompt Ilustrasi:</text:span> Buat gambar ikon orang tersenyum sehat menghirup udara segar dan minum segelas air di bawah awan yang (secara samar) disemai di kejauhan. Beri tanda centang (V) hijau besar. Di sebelahnya, mungkin bisa ditambahkan ikon kecil bergambar 'monster' atau 'hantu' bertuliskan "Mitos Penyakit Aneh" yang diberi tanda silang (X) merah. Beri judul "Kesehatan Manusia: Risiko Langsung Dianggap Rendah (Menurut Sains Saat Ini)".</text:p>
            <text:p text:style-name="Horizontal_20_Line"/>
            <text:p text:style-name="Text_20_body">Pembahasan risiko masalah kesehatan selesai. Silakan berikan perintah "YAX" untuk melanjutkan ke risiko terakhir: biaya yang mahal.</text:p>
          </text:section>
          <text:section text:style-name="Sect1" text:name="feedback-form-46">
            <text:p text:style-name="P88"/>
          </text:section>
        </text:section>
        <text:section text:style-name="Sect1" text:name="f120746c09bf167b">
          <text:p text:style-name="Text_20_body"/>
          <text:section text:style-name="Sect1" text:name="user-query-content-47">
            <text:p text:style-name="P125">YAX </text:p>
          </text:section>
          <text:p text:style-name="P88">Tampilkan alur berpikir</text:p>
          <text:section text:style-name="Sect2" text:name="model-response-message-contentr_f120746c09bf167b">
            <text:p text:style-name="Text_20_body">Oke, kita bahas risiko atau kendala terakhir di <text:span text:style-name="Strong_20_Emphasis">Subbab 4.2</text:span>, yaitu soal biaya.</text:p>
            <text:p text:style-name="Horizontal_20_Line"/>
            <text:p text:style-name="Text_20_body"><text:span text:style-name="Strong_20_Emphasis">(Menjawab Prompt 32: Subbab 4.2 - Biaya yang Mahal: Siapa yang Membayar?)</text:span></text:p>
            <text:p text:style-name="Text_20_body">Satu hal lagi yang sering jadi pertimbangan serius dalam modifikasi cuaca, selain soal efektivitas dan dampak lingkungan, adalah <text:span text:style-name="Strong_20_Emphasis">biayanya yang tidak murah</text:span>. Menjalankan program 'mengutak-atik' cuaca ini butuh investasi yang lumayan besar lho. Coba kita rinci apa saja sih yang bikin mahal?</text:p>
            <text:p text:style-name="Text_20_body">Pertama, kalau menggunakan metode <text:span text:style-name="Strong_20_Emphasis">penyemaian dari udara</text:span>, tentu butuh <text:span text:style-name="Strong_20_Emphasis">pesawat terbang khusus</text:span> yang sudah dimodifikasi, lengkap dengan <text:span text:style-name="Strong_20_Emphasis">pilot terlatih</text:span> yang bisa terbang dalam kondisi cuaca menantang. Belum lagi biaya bahan bakar dan perawatannya. Kedua, baik metode udara maupun darat, butuh <text:span text:style-name="Strong_20_Emphasis">peralatan pendukung</text:span> yang canggih, seperti <text:span text:style-name="Strong_20_Emphasis">radar cuaca</text:span> untuk memantau pergerakan awan dan hujan, stasiun pengamatan cuaca di darat, serta sistem komunikasi. Ketiga, <text:span text:style-name="Strong_20_Emphasis">bahan penyemai</text:span> itu sendiri juga ada biayanya. Perak Iodida (AgI) misalnya, harganya relatif mahal. Garam (NaCl) memang lebih murah, tapi biasanya dibutuhkan dalam jumlah yang lebih banyak. Keempat, butuh <text:span text:style-name="Strong_20_Emphasis">tenaga ahli</text:span> seperti ahli meteorologi untuk menganalisis data dan merencanakan operasi, serta teknisi untuk menjalankan dan merawat peralatan. Terakhir, idealnya perlu juga biaya <text:soft-page-break/>untuk <text:span text:style-name="Strong_20_Emphasis">riset, pemantauan, dan evaluasi</text:span> terus-menerus untuk menilai dampak dan efektivitas program. Kalau dijumlahkan semua, angkanya bisa jadi sangat besar!</text:p>
            <text:p text:style-name="Text_20_body">Nah, karena biayanya yang mahal inilah, muncul pertanyaan penting soal <text:span text:style-name="Strong_20_Emphasis">efektivitas biaya (</text:span><text:span text:style-name="Strong_20_Emphasis"><text:span text:style-name="Emphasis">cost-effectiveness</text:span></text:span><text:span text:style-name="Strong_20_Emphasis">)</text:span>. Apakah manfaat ekonomi yang (diharapkan) didapat dari modifikasi cuaca ini – misalnya tambahan hasil panen atau tambahan volume air di waduk – benar-benar <text:span text:style-name="Strong_20_Emphasis">lebih besar</text:span> daripada semua biaya yang sudah dikeluarkan? Mengingat hasil dari modifikasi cuaca itu seringkali masih <text:span text:style-name="Strong_20_Emphasis">tidak pasti</text:span> dan sulit diukur (seperti dibahas di Bab 3), menjawab pertanyaan ini jadi sangat penting tapi juga sulit. Jangan sampai kita sudah keluar uang banyak, tapi hasilnya ternyata tidak sepadan atau bahkan merugikan.</text:p>
            <text:p text:style-name="Text_20_body">Lalu, siapa yang biasanya menanggung biaya mahal ini? Seringnya sih <text:span text:style-name="Strong_20_Emphasis">pemerintah</text:span>, yang artinya menggunakan uang pajak dari masyarakat. Di Indonesia misalnya, operasi Teknologi Modifikasi Cuaca (TMC) untuk mengisi waduk atau mengatasi karhutla biasanya didanai oleh anggaran negara melalui lembaga seperti BMKG, BRIN, atau BNPB. Di beberapa negara lain, kadang ada juga kelompok swasta yang patungan membiayai program ini, misalnya asosiasi petani anggur, perusahaan pengelola resort ski, atau perusahaan pembangkit listrik tenaga air.</text:p>
            <text:p text:style-name="Text_20_body">Pertanyaan terakhir yang juga penting terkait biaya adalah soal <text:span text:style-name="Strong_20_Emphasis">biaya peluang (</text:span><text:span text:style-name="Strong_20_Emphasis"><text:span text:style-name="Emphasis">opportunity cost</text:span></text:span><text:span text:style-name="Strong_20_Emphasis">)</text:span>. Artinya begini: kalau uang sebesar itu tidak dipakai untuk modifikasi cuaca, bisa dipakai untuk apa lagi? Apakah ada alternatif solusi lain yang mungkin lebih murah, lebih efektif, atau hasilnya lebih pasti? Misalnya, daripada keluar biaya besar untuk hujan buatan yang hasilnya belum tentu signifikan, mungkin lebih baik uangnya dipakai untuk memperbaiki saluran irigasi agar air tidak banyak terbuang, atau untuk mengembangkan varietas padi yang lebih tahan kekeringan, atau untuk membangun lebih banyak embung (waduk kecil) penampung air hujan, atau memperkuat sistem peringatan dini banjir dan longsor di daerah rawan seperti Aceh ini. Memikirkan alternatif penggunaan dana ini juga bagian penting dari pertimbangan sebelum memutuskan menjalankan program modifikasi cuaca.</text:p>
            <text:p text:style-name="Horizontal_20_Line"/>
            <text:p text:style-name="Text_20_body"><text:span text:style-name="Strong_20_Emphasis">(Prompt Saran Ilustrasi)</text:span></text:p>
            <text:p text:style-name="Quotations"><text:span text:style-name="Emphasis">Prompt Ilustrasi:</text:span> Buat gambar infografis berbentuk diagram lingkaran (pie chart) atau batang yang menunjukkan komponen biaya modifikasi cuaca: ikon pesawat (biaya operasional udara), ikon radar (peralatan), ikon tabung kimia (bahan seeding), ikon orang (personel ahli), ikon buku/grafik (riset &amp; evaluasi). Di sampingnya, ada gambar timbangan dengan satu sisi berisi ikon 'Rp' (Rupiah) atau '$' (Dolar) yang banyak, dan sisi lain berisi ikon tanda tanya (?) besar dengan label "Manfaat Sebanding?". Di bawahnya, ada gambar persimpangan jalan dengan satu arah bertuliskan "Modifikasi Cuaca" dan arah lain bertuliskan "Solusi Alternatif (Irigasi, Konservasi, dll.)", dengan judul "Pertanyaan <text:soft-page-break/>Biaya &amp; Alternatif".</text:p>
            <text:p text:style-name="Horizontal_20_Line"/>
            <text:p text:style-name="Text_20_body">Bab 4 selesai. Kita sudah membahas kedua sisi mata pedang: manfaat dan risiko. Silakan berikan perintah "YAX" untuk masuk ke Bab 5, yang akan membahas aspek etika dan hukumnya.</text:p>
          </text:section>
          <text:section text:style-name="Sect1" text:name="feedback-form-47">
            <text:p text:style-name="P88"/>
          </text:section>
        </text:section>
        <text:section text:style-name="Sect1" text:name="02293ecf8bf53414">
          <text:p text:style-name="Text_20_body"/>
          <text:section text:style-name="Sect1" text:name="user-query-content-48">
            <text:p text:style-name="P125">YAX </text:p>
          </text:section>
          <text:p text:style-name="P88">Tampilkan alur berpikir</text:p>
          <text:section text:style-name="Sect2" text:name="model-response-message-contentr_02293ecf8bf53414">
            <text:p text:style-name="Text_20_body">Oke, kita masuk ke ranah yang lebih filosofis dan mendasar di <text:span text:style-name="Strong_20_Emphasis">Bab 5: Bermain Tuhan? Etika dan Aturan Main</text:span>. Saya mulai dengan pengantar untuk bab ini.</text:p>
            <text:p text:style-name="Horizontal_20_Line"/>
            <text:p text:style-name="Text_20_body"><text:span text:style-name="Strong_20_Emphasis">(Menjawab Prompt 33: Pengantar Bab 5)</text:span></text:p>
            <text:p text:style-name="Text_20_body">Setelah kita menimbang-nimbang potensi manfaat yang menggiurkan versus risiko yang juga bikin ngeri di Bab 4, rasanya ada pertanyaan yang lebih dalam lagi yang menggantung di benak kita, kan? Kemampuan (atau bahkan sekadar keinginan) manusia untuk bisa mengubah hujan, menghilangkan kabut, atau bahkan suatu saat nanti mungkin meredakan badai, ini memunculkan satu pertanyaan besar yang sering dilontarkan, kadang dengan nada khawatir: <text:span text:style-name="Strong_20_Emphasis">"Apakah kita ini sedang mencoba 'bermain Tuhan'?"</text:span></text:p>
            <text:p text:style-name="Text_20_body">Ungkapan 'bermain Tuhan' ini sebenarnya mewakili sebuah kegelisahan <text:span text:style-name="Strong_20_Emphasis">etis</text:span> yang mendalam. Apakah kita sebagai manusia, sebagai salah satu makhluk ciptaan di bumi ini, punya hak untuk ikut campur dan 'mengatur ulang' sistem alam yang begitu besar, agung, dan kompleks seperti atmosfer dan cuaca? Bukankah cuaca itu bagian dari keseimbangan alam yang mungkin sudah diatur oleh Sang Pencipta (sesuatu yang mungkin sangat kita rasakan dalam kehidupan kita di Aceh yang religius ini)? Di mana batas wewenang kita sebagai manusia?</text:p>
            <text:p text:style-name="Text_20_body">Tenang, Bab 5 ini tidak akan memberikan jawaban 'ya' atau 'tidak' yang gampang untuk pertanyaan serumit itu. Tapi, bab ini akan mengajak kamu untuk masuk ke dalam labirin <text:span text:style-name="Strong_20_Emphasis">pertanyaan-pertanyaan etis</text:span> (soal mana yang benar dan salah, baik dan buruk) dan juga membahas pentingnya <text:span text:style-name="Strong_20_Emphasis">'aturan main'</text:span> (berupa hukum atau sistem tata kelola) yang jelas seputar teknologi modifikasi cuaca ini. Kita akan coba pikirkan bersama: Siapa sih sebenarnya yang paling berhak atau punya wewenang untuk memutuskan kapan, di mana, dan bagaimana cuaca boleh diubah? Apakah teknologi ini nantinya akan membawa keadilan bagi semua orang, atau justru memperparah kesenjangan? Sudah adakah hukum di Indonesia atau di dunia yang mengatur 'permainan' ini? Dan, apakah suara kita sebagai masyarakat biasa perlu didengarkan dalam pengambilan keputusan penting ini? Bersiaplah untuk memikirkan pertanyaan-pertanyaan besar yang mungkin jawabannya tidak selalu <text:soft-page-break/>mudah!</text:p>
            <text:p text:style-name="Horizontal_20_Line"/>
            <text:p text:style-name="Text_20_body"><text:span text:style-name="Strong_20_Emphasis">(Prompt Saran Ilustrasi)</text:span></text:p>
            <text:p text:style-name="Quotations"><text:span text:style-name="Emphasis">Prompt Ilustrasi:</text:span> Buat gambar siluet tangan manusia yang ragu-ragu hendak 'menyentuh' atau 'mengatur' awan-awan di langit. Di atas awan, bisa ditambahkan simbol-simbol yang mewakili kompleksitas: timbangan (keadilan), buku hukum (aturan), tanda tanya (ketidakpastian/etika), mungkin juga simbol mata rantai (keterkaitan alam). Beri judul "Bab 5: Bermain Tuhan? Etika dan Aturan Main" dengan gaya font yang sedikit serius namun tetap menarik.</text:p>
            <text:p text:style-name="Horizontal_20_Line"/>
            <text:p text:style-name="Text_20_body">Pengantar Bab 5 selesai. Silakan berikan perintah "YAX" untuk melanjutkan ke subbab pertama di Bab 5.</text:p>
          </text:section>
          <text:section text:style-name="Sect1" text:name="feedback-form-48">
            <text:p text:style-name="P88"/>
          </text:section>
        </text:section>
        <text:section text:style-name="Sect1" text:name="9c6acbdfacb0364b">
          <text:p text:style-name="Text_20_body"/>
          <text:section text:style-name="Sect1" text:name="user-query-content-49">
            <text:p text:style-name="P125">YAX </text:p>
          </text:section>
          <text:p text:style-name="P88">Tampilkan alur berpikir</text:p>
          <text:section text:style-name="Sect2" text:name="model-response-message-contentr_9c6acbdfacb0364b">
            <text:p text:style-name="Text_20_body">Baik, mari kita mulai menggali pertanyaan etis mendasar di <text:span text:style-name="Strong_20_Emphasis">Subbab 5.1</text:span>.</text:p>
            <text:p text:style-name="Horizontal_20_Line"/>
            <text:p text:style-name="Text_20_body"><text:span text:style-name="Strong_20_Emphasis">(Menjawab Prompt 34: Subbab 5.1 - Siapa yang Berhak Mengubah Cuaca? Pertanyaan Etis Mendasar)</text:span></text:p>
            <text:p text:style-name="Text_20_body">Pertanyaan pertama yang langsung muncul saat kita bicara soal 'mengatur' cuaca adalah: <text:span text:style-name="Strong_20_Emphasis">Siapa sih yang punya hak untuk melakukannya?</text:span> Atmosfer dan cuaca ini kan milik bersama, nggak ada batas negaranya di langit sana. Dampak dari mengubah cuaca di satu tempat bisa saja terasa sampai ke tempat lain, bahkan mungkin dirasakan oleh orang-orang yang tidak pernah setuju atau tahu-menahu soal itu. Jadi, atas dasar apa sebuah negara, sebuah perusahaan, atau sekelompok orang merasa berhak mengambil keputusan sebesar itu? Ini pertanyaan etis yang fundamental banget.</text:p>
            <text:p text:style-name="Text_20_body">Untuk mencoba menjawabnya, kita bisa melihat dari dua sudut pandang etika lingkungan yang agak berbeda:</text:p>
            <text:list xml:id="list927737028969735134" text:style-name="L38">
              <text:list-item>
                <text:p text:style-name="P66"><text:span text:style-name="Strong_20_Emphasis">Pandangan Antroposentris (Berpusat pada Manusia):</text:span> Sudut pandang ini melihat bahwa alam semesta ini, termasuk cuaca, pada dasarnya ada untuk <text:span text:style-name="Strong_20_Emphasis">memenuhi kebutuhan dan kesejahteraan manusia</text:span>. Jadi, kalau teknologi modifikasi cuaca bisa memberikan manfaat besar bagi manusia – misalnya menyelamatkan jutaan orang dari kelaparan akibat kekeringan, atau melindungi kota dari bencana – maka tindakan itu bisa dibenarkan secara <text:soft-page-break/>etis, <text:span text:style-name="Emphasis">asalkan</text:span> risikonya bisa dikelola dengan baik dan manfaatnya jelas lebih besar daripada kerugiannya. Fokus utamanya adalah kemaslahatan umat manusia.</text:p>
              </text:list-item>
              <text:list-item>
                <text:p text:style-name="P66"><text:span text:style-name="Strong_20_Emphasis">Pandangan Ekosentris (Berpusat pada Ekosistem/Alam):</text:span> Sudut pandang ini punya pandangan berbeda. Kaum ekosentris percaya bahwa alam (termasuk hewan, tumbuhan, sungai, gunung, dan juga atmosfer) punya <text:span text:style-name="Strong_20_Emphasis">nilai pada dirinya sendiri (nilai intrinsik)</text:span>, bukan hanya karena berguna bagi manusia. Alam punya hak untuk 'hidup' dan berjalan sesuai proses alaminya. Dari kacamata ini, muncul pertanyaan besar: Apakah kita sebagai manusia <text:span text:style-name="Emphasis">berhak</text:span> untuk ikut campur dan mengintervensi sistem alam yang begitu kompleks dan sudah berjalan miliaran tahun seperti cuaca? Bahkan jika niat kita baik, apakah tindakan ini tidak menunjukkan <text:span text:style-name="Strong_20_Emphasis">kesombongan manusia (</text:span><text:span text:style-name="Strong_20_Emphasis"><text:span text:style-name="Emphasis">hubris</text:span></text:span><text:span text:style-name="Strong_20_Emphasis">)</text:span> yang merasa bisa mengontrol segalanya tanpa menimbulkan masalah baru? Pandangan ini seringkali sejalan dengan nilai-nilai budaya atau ajaran agama di banyak tempat (termasuk mungkin yang kita anut di Aceh sini) yang menekankan pentingnya menjaga keharmonisan dan menghormati alam sebagai ciptaan Tuhan.</text:p>
              </text:list-item>
            </text:list>
            <text:p text:style-name="Text_20_body">Di tengah dua pandangan ini, muncul juga sebuah prinsip penting dalam pengambilan keputusan terkait lingkungan dan teknologi baru, yaitu <text:span text:style-name="Strong_20_Emphasis">Prinsip Kehati-hatian (Precautionary Principle)</text:span>. Prinsip ini bilang: Kalau suatu tindakan atau teknologi punya potensi menimbulkan bahaya yang serius atau kerusakan yang tidak bisa diperbaiki pada lingkungan atau kesehatan manusia (meskipun bukti ilmiahnya belum 100% pasti), maka sebaiknya kita mengambil sikap <text:span text:style-name="Strong_20_Emphasis">sangat berhati-hati</text:span>. Artinya, kita tidak boleh gegabah melakukannya hanya karena teknologinya ada. Kita harus benar-benar yakin risikonya bisa diterima sebelum melangkah lebih jauh. Mengingat banyaknya ketidakpastian dampak modifikasi cuaca yang sudah kita bahas, prinsip kehati-hatian ini jadi sangat relevan.</text:p>
            <text:p text:style-name="Text_20_body">Pertanyaan "siapa yang berhak" ini juga menjadi semakin rumit karena potensi <text:span text:style-name="Strong_20_Emphasis">konflik</text:span>. Bayangkan jika negara A melakukan modifikasi cuaca yang ternyata (diduga) menyebabkan kekeringan di negara B. Siapa yang benar? Siapa yang harus bertanggung jawab? Perebutan 'hak' atas awan dan hujan ini bisa jadi sumber masalah baru di masa depan jika tidak diatur dengan bijaksana.</text:p>
            <text:p text:style-name="Horizontal_20_Line"/>
            <text:p text:style-name="Text_20_body"><text:span text:style-name="Strong_20_Emphasis">(Prompt Saran Ilustrasi)</text:span></text:p>
            <text:p text:style-name="Quotations"><text:span text:style-name="Emphasis">Prompt Ilustrasi:</text:span> Buat gambar dua ikon kepala manusia (atau karakter remaja) saling berhadapan dengan balon pikiran yang berbeda. Balon pikiran pertama (Antroposentris): berisi ikon manusia tersenyum, rumah, makanan, dengan panah dari ikon awan/hujan menuju ke sana. Balon pikiran kedua (Ekosentris): berisi ikon pohon, hewan, sungai, gunung yang 'utuh', dengan tanda 'stop' atau 'hati-hati' pada ikon awan yang dimanipulasi. Di tengah, mungkin ada ikon palu hakim atau <text:soft-page-break/>timbangan dengan tanda tanya besar.</text:p>
            <text:p text:style-name="Horizontal_20_Line"/>
            <text:p text:style-name="Text_20_body">Pembahasan pertanyaan etis mendasar selesai. Silakan berikan perintah "YAX" untuk melanjutkan ke subbab berikutnya tentang keadilan iklim.</text:p>
          </text:section>
          <text:section text:style-name="Sect1" text:name="feedback-form-49">
            <text:p text:style-name="P88"/>
          </text:section>
        </text:section>
        <text:section text:style-name="Sect1" text:name="4a0a5f3f57f2e4ce">
          <text:p text:style-name="Text_20_body"/>
          <text:section text:style-name="Sect1" text:name="user-query-content-50">
            <text:p text:style-name="P125">YAX </text:p>
          </text:section>
          <text:p text:style-name="P88">Tampilkan alur berpikir</text:p>
          <text:section text:style-name="Sect2" text:name="model-response-message-contentr_4a0a5f3f57f2e4ce">
            <text:p text:style-name="P88"/>
          </text:section>
          <text:section text:style-name="Sect1" text:name="feedback-form-50">
            <text:p text:style-name="P88"/>
          </text:section>
        </text:section>
        <text:section text:style-name="Sect1" text:name="9a37da64ab296719">
          <text:p text:style-name="Text_20_body"/>
          <text:section text:style-name="Sect1" text:name="user-query-content-51">
            <text:p text:style-name="P125">PRESENT IT </text:p>
          </text:section>
          <text:p text:style-name="P88">Tampilkan alur berpikir</text:p>
          <text:section text:style-name="Sect2" text:name="model-response-message-contentr_9a37da64ab296719">
            <text:p text:style-name="Text_20_body">Oke, mari kita bahas isu keadilan dalam <text:span text:style-name="Strong_20_Emphasis">Subbab 5.2</text:span>.</text:p>
            <text:p text:style-name="Horizontal_20_Line"/>
            <text:p text:style-name="Text_20_body"><text:span text:style-name="Strong_20_Emphasis">(Menjawab Prompt 35: Subbab 5.2 - Keadilan Iklim: Apakah Modifikasi Cuaca Menguntungkan Semua Orang?)</text:span></text:p>
            <text:p text:style-name="Text_20_body">Selain pertanyaan mendasar soal hak untuk mengubah cuaca, ada lagi nih isu etis yang nggak kalah penting: yaitu soal <text:span text:style-name="Strong_20_Emphasis">keadilan</text:span>, atau lebih spesifik lagi, <text:span text:style-name="Strong_20_Emphasis">keadilan iklim</text:span>. Apa sih maksudnya? Sederhananya, keadilan iklim itu bicara soal <text:span text:style-name="Emphasis">fairness</text:span>. Siapa sih yang secara historis paling banyak menghasilkan emisi gas rumah kaca penyebab perubahan iklim? (Biasanya negara-negara industri maju). Lalu, siapa yang sekarang paling parah merasakan dampaknya? (Seringkali negara-negara berkembang atau komunitas miskin yang justru kontribusi emisinya kecil, termasuk mungkin kita di Indonesia yang rentan bencana terkait iklim). Nah, keadilan iklim juga mempertanyakan: Apakah solusi-solusi untuk mengatasi perubahan iklim atau dampaknya (termasuk teknologi seperti modifikasi cuaca) akan dibagikan secara adil? Atau jangan-jangan malah menciptakan ketidakadilan baru?</text:p>
            <text:p text:style-name="Text_20_body">Mari kita coba terapkan kacamata keadilan iklim ini pada modifikasi cuaca:</text:p>
            <text:list xml:id="list7903512079459086549" text:style-name="L39">
              <text:list-item>
                <text:p text:style-name="P67"><text:span text:style-name="Strong_20_Emphasis">Siapa yang Paling Mungkin Diuntungkan?</text:span> Mengingat teknologi ini butuh biaya mahal, riset canggih, dan infrastruktur pendukung, siapa yang paling mungkin bisa mengakses dan memanfaatkannya? Apakah negara-negara kaya? Perusahaan-perusahaan multinasional raksasa (misalnya agribisnis skala besar atau perusahaan energi)? Bagaimana dengan negara-negara berkembang atau komunitas lokal seperti petani kecil di pedalaman Aceh atau nelayan tradisional di pesisir yang mungkin paling membutuhkan bantuan untuk beradaptasi dengan perubahan pola hujan, tapi tidak punya sumber daya atau kekuatan politik untuk meminta atau menjalankan <text:soft-page-break/>program modifikasi cuaca? Jangan-jangan, teknologi ini hanya akan menguntungkan segelintir pihak yang sudah kuat saja.</text:p>
              </text:list-item>
              <text:list-item>
                <text:p text:style-name="P67"><text:span text:style-name="Strong_20_Emphasis">Siapa yang Paling Mungkin Menanggung Risikonya?</text:span> Sebaliknya, jika ada dampak negatif dari modifikasi cuaca – misalnya pencemaran lingkungan jangka panjang, atau perubahan pola hujan yang tidak diinginkan di daerah lain (<text:span text:style-name="Emphasis">downwind effect</text:span> atau 'pencurian hujan') – siapa yang paling mungkin terkena getahnya? Seringkali, yang paling rentan adalah komunitas miskin yang tidak punya pilihan tempat tinggal lain, ekosistem alam yang sensitif, atau daerah-daerah yang berada 'di arah angin' dari lokasi proyek tapi tidak punya suara dalam pengambilan keputusan. Belum lagi risiko yang mungkin baru muncul puluhan tahun lagi dan harus ditanggung oleh generasi mendatang, yaitu kita-kita ini dan anak cucu kita nanti.</text:p>
              </text:list-item>
            </text:list>
            <text:p text:style-name="Text_20_body">Ada kekhawatiran serius bahwa teknologi modifikasi cuaca ini, jika tidak diatur dengan sangat hati-hati dan adil, justru bisa <text:span text:style-name="Strong_20_Emphasis">memperparah ketidakadilan</text:span> yang sudah ada di dunia. Bayangkan skenario ini: Negara A yang kaya dan punya industri pertanian besar melakukan <text:span text:style-name="Emphasis">cloud seeding</text:span> secara masif untuk menjamin pasokan air bagi ladang-ladang ekspor mereka. Tapi, ada dugaan kuat bahwa tindakan ini menyebabkan curah hujan di Negara B (tetangga mereka yang lebih miskin dan sangat bergantung pada pertanian tadah hujan untuk pangan lokal) menjadi berkurang drastis, memicu kekeringan dan kelaparan. Apakah situasi ini bisa dibenarkan atas nama 'kemajuan teknologi' atau 'kepentingan ekonomi' Negara A saja?</text:p>
            <text:p text:style-name="Text_20_body">Ini membawa kita pada pertanyaan etis mendasar: <text:span text:style-name="Strong_20_Emphasis">Adilkah jika suatu pihak memaksakan risiko</text:span> – sekecil atau setidakpasti apa pun itu – <text:span text:style-name="Strong_20_Emphasis">kepada pihak lain (manusia maupun alam) yang tidak memberikan persetujuan</text:span> dan mungkin tidak mendapatkan manfaat apa pun dari tindakan tersebut? Rasanya, ini bertentangan dengan prinsip dasar keadilan dan hak untuk menentukan nasib sendiri, bukan? Pertanyaan-pertanyaan keadilan inilah yang membuat diskusi tentang modifikasi cuaca menjadi semakin kompleks dan penting.</text:p>
            <text:p text:style-name="Horizontal_20_Line"/>
            <text:p text:style-name="Text_20_body"><text:span text:style-name="Strong_20_Emphasis">(Prompt Saran Ilustrasi)</text:span></text:p>
            <text:p text:style-name="Quotations"><text:span text:style-name="Emphasis">Prompt Ilustrasi:</text:span> Buat gambar peta dunia yang disederhanakan. Di satu bagian (mewakili negara kaya/kuat), ada ikon pabrik/perkebunan besar dengan awan di atasnya yang disemai dan menghasilkan hujan lebat. Panah angin bertiup dari sana ke bagian lain peta (mewakili negara berkembang/kurang kuat) yang terlihat kering kerontang dengan ikon petani sedih. Beri judul "Potensi Ketidakadilan: Siapa Untung, Siapa Rugi?". Atau, gambar timbangan yang berat sebelah: satu sisi berisi ikon 'Manfaat bagi Sedikit Pihak', sisi lain berisi ikon 'Risiko bagi Banyak Pihak/Alam'.</text:p>
            <text:p text:style-name="Horizontal_20_Line"><text:soft-page-break/></text:p>
            <text:p text:style-name="Text_20_body">Pembahasan tentang keadilan iklim selesai. Silakan berikan perintah "YAX" untuk melanjutkan ke subbab berikutnya tentang aturan hukum.</text:p>
          </text:section>
          <text:section text:style-name="Sect1" text:name="feedback-form-51">
            <text:p text:style-name="P88"/>
          </text:section>
        </text:section>
        <text:section text:style-name="Sect1" text:name="1f3878487a423c22">
          <text:p text:style-name="Text_20_body"/>
          <text:section text:style-name="Sect1" text:name="user-query-content-52">
            <text:p text:style-name="P125">yax </text:p>
          </text:section>
          <text:p text:style-name="P88">Tampilkan alur berpikir</text:p>
          <text:section text:style-name="Sect2" text:name="model-response-message-contentr_1f3878487a423c22">
            <text:p text:style-name="Text_20_body">Oke, setelah membahas etika dan keadilan, sekarang kita beralih ke 'aturan main' formalnya di <text:span text:style-name="Strong_20_Emphasis">Subbab 5.3</text:span>: Adakah hukum yang mengatur modifikasi cuaca?</text:p>
            <text:p text:style-name="Horizontal_20_Line"/>
            <text:p text:style-name="Text_20_body"><text:span text:style-name="Strong_20_Emphasis">(Menjawab Prompt 36: Subbab 5.3 - Aturan Hukum: Adakah Hukum Nasional atau Internasional yang Mengatur? (Bagian Utama))</text:span></text:p>
            <text:p text:style-name="Text_20_body">Kalau kita sudah sepakat (atau setidaknya mempertimbangkan) bahwa 'mengutak-atik' cuaca itu punya potensi manfaat tapi juga risiko dan dilema etis, langkah logis berikutnya adalah bertanya: Adakah <text:span text:style-name="Strong_20_Emphasis">aturan hukum</text:span> yang jelas untuk memandu atau mengendalikan aktivitas ini? Aturan hukum itu penting banget, lho. Fungsinya antara lain untuk memberikan kepastian (siapa boleh melakukan apa, dengan syarat apa), menetapkan standar keamanan minimum, mengatur tanggung jawab jika terjadi kerugian atau kerusakan, dan menyediakan mekanisme kalau sampai terjadi sengketa. Ibarat main sepak bola, harus ada wasit dan aturan yang jelas biar permainannya adil dan nggak kacau, kan?</text:p>
            <text:p text:style-name="Text_20_body">Nah, bagaimana dengan aturan main modifikasi cuaca? Mari kita lihat di dua level:</text:p>
            <text:list xml:id="list6806060725903660262" text:style-name="L40">
              <text:list-item>
                <text:p text:style-name="P68"><text:span text:style-name="Strong_20_Emphasis">Di Tingkat Nasional (Contoh di Indonesia):</text:span> Apakah di Indonesia ada satu Undang-Undang (UU) khusus yang dari A sampai Z mengatur tentang Teknologi Modifikasi Cuaca (TMC)? Sejauh ini (per Sabtu, 26 April 2025), tampaknya <text:span text:style-name="Strong_20_Emphasis">belum ada satu UU khusus</text:span> yang didedikasikan sepenuhnya untuk TMC. Namun, bukan berarti aktivitas TMC yang sering dilakukan oleh lembaga pemerintah seperti BMKG, BRIN, atau BNPB itu ilegal atau tanpa dasar hukum sama sekali. Pelaksanaannya biasanya didasarkan pada <text:span text:style-name="Strong_20_Emphasis">kombinasi beberapa UU dan peraturan yang sudah ada</text:span>, misalnya:</text:p>
                <text:list>
                  <text:list-item>
                    <text:p text:style-name="P106">UU No. 31 Tahun 2009 tentang Meteorologi, Klimatologi, dan Geofisika (yang memberi tugas pada BMKG terkait info cuaca dan iklim, mungkin juga terkait modifikasinya). </text:p>
                  </text:list-item>
                  <text:list-item>
                    <text:p text:style-name="P106">UU No. 32 Tahun 2009 tentang Perlindungan dan Pengelolaan Lingkungan Hidup (yang mensyaratkan upaya pencegahan pencemaran dan kerusakan lingkungan, mungkin relevan untuk analisis dampak bahan kimia <text:span text:style-name="Emphasis">seeding</text:span>). </text:p>
                  </text:list-item>
                  <text:list-item>
                    <text:p text:style-name="P106">UU No. 24 Tahun 2007 tentang Penanggulangan Bencana (karena TMC sering dipakai untuk tujuan mitigasi bencana seperti karhutla <text:soft-page-break/>atau kekeringan). </text:p>
                  </text:list-item>
                  <text:list-item>
                    <text:p text:style-name="P106">Serta peraturan pelaksana di bawahnya (seperti Peraturan Pemerintah, Peraturan Presiden, atau aturan internal lembaga pelaksana) yang mungkin mengatur prosedur standar operasi (SOP), izin, atau koordinasi antar lembaga. Meskipun ada dasar hukumnya, kerangka hukum yang 'tambal sulam' seperti ini mungkin masih menyisakan beberapa 'wilayah abu-abu', misalnya soal ganti rugi atau tanggung jawab jika terjadi dampak negatif yang tidak diinginkan, atau pengaturan yang jelas jika ada potensi dampak lintas provinsi. </text:p>
                  </text:list-item>
                </text:list>
              </text:list-item>
              <text:list-item>
                <text:p text:style-name="P68"><text:span text:style-name="Strong_20_Emphasis">Di Tingkat Internasional:</text:span> Bagaimana kalau di level global? Apakah ada perjanjian internasional (traktat) yang mengatur modifikasi cuaca antar negara? Jawabannya: <text:span text:style-name="Strong_20_Emphasis">Tidak ada satu perjanjian internasional pun yang secara khusus dan komprehensif mengatur modifikasi cuaca untuk tujuan damai.</text:span> Yang ada hanyalah <text:span text:style-name="Strong_20_Emphasis">Konvensi ENMOD tahun 1977</text:span> (<text:span text:style-name="Emphasis">Convention on the Prohibition of Military or Any Other Hostile Use of Environmental Modification Techniques</text:span>). Sesuai namanya, konvensi ini <text:span text:style-name="Strong_20_Emphasis">hanya melarang</text:span> penggunaan teknik modifikasi lingkungan (termasuk cuaca) sebagai <text:span text:style-name="Strong_20_Emphasis">senjata perang</text:span> atau untuk tujuan permusuhan lainnya. Jadi, konvensi ini tidak berlaku untuk penggunaan modifikasi cuaca yang tujuannya damai, seperti menambah hujan atau menghilangkan kabut. Selain ENMOD, memang ada beberapa prinsip umum dalam hukum lingkungan internasional yang mungkin relevan, seperti <text:span text:style-name="Strong_20_Emphasis">kewajiban untuk tidak menyebabkan kerusakan lingkungan lintas batas yang signifikan</text:span> (<text:span text:style-name="Emphasis">no-harm rule</text:span>), kewajiban untuk bekerja sama, dan melakukan kajian dampak lingkungan. Tapi, menerapkan prinsip-prinsip umum ini secara spesifik pada kasus modifikasi cuaca itu sulit karena masalah pembuktian dampak lintas batasnya yang rumit.</text:p>
              </text:list-item>
            </text:list>
            <text:p text:style-name="Text_20_body">Jadi, kesimpulannya? Baik di tingkat nasional (seperti Indonesia) maupun internasional, aturan hukum yang secara khusus dan jelas mengatur segala aspek modifikasi cuaca (terutama yang bersifat damai namun berpotensi lintas batas) bisa dibilang <text:span text:style-name="Strong_20_Emphasis">masih kurang lengkap atau bahkan belum ada</text:span>. Masih banyak 'lubang' dan ketidakpastian hukum yang perlu diatasi jika teknologi ini ingin dikembangkan dan digunakan secara lebih luas dan bertanggung jawab di masa depan.</text:p>
            <text:p text:style-name="Horizontal_20_Line"/>
            <text:p text:style-name="Text_20_body"><text:span text:style-name="Strong_20_Emphasis">(Prompt Saran Ilustrasi)</text:span></text:p>
            <text:p text:style-name="Quotations"><text:span text:style-name="Emphasis">Prompt Ilustrasi:</text:span> Buat gambar dua pilar hukum. Pilar 1 diberi label "Hukum Nasional (Indonesia)", di bawahnya ada ikon beberapa buku UU (UU MKG, UU Lingkungan, UU Bencana) yang saling menopang tapi terlihat ada celah/retakan kecil. Pilar 2 diberi label "Hukum Internasional", di bawahnya ada ikon Perjanjian ENMOD dengan tanda silang (X) di atasnya (menunjukkan tidak berlaku untuk tujuan damai) <text:soft-page-break/>dan ikon buku hukum internasional yang tipis dengan tanda tanya (?). Di antara kedua pilar, ada ikon awan dengan tanda tanya besar. Judul: "Aturan Hukum Modifikasi Cuaca: Masih Banyak 'Wilayah Abu-abu'".</text:p>
            <text:p text:style-name="Horizontal_20_Line"/>
            <text:p text:style-name="Text_20_body">Pembahasan aturan hukum (bagian utama) selesai. Silakan berikan perintah "YAX" untuk melanjutkan ke subbab tentang tantangan membuat peraturan lintas batas.</text:p>
          </text:section>
          <text:section text:style-name="Sect1" text:name="feedback-form-52">
            <text:p text:style-name="P88"/>
          </text:section>
        </text:section>
        <text:section text:style-name="Sect1" text:name="fd1caad7312c8af1">
          <text:p text:style-name="Text_20_body"/>
          <text:section text:style-name="Sect1" text:name="user-query-content-53">
            <text:p text:style-name="P125">YAX </text:p>
          </text:section>
          <text:p text:style-name="P88">Tampilkan alur berpikir</text:p>
          <text:section text:style-name="Sect2" text:name="model-response-message-contentr_fd1caad7312c8af1">
            <text:p text:style-name="Text_20_body">Oke, mari kita perdalam mengapa membuat aturan internasional untuk modifikasi cuaca itu sulit banget, di bagian akhir <text:span text:style-name="Strong_20_Emphasis">Subbab 5.3</text:span>.</text:p>
            <text:p text:style-name="Horizontal_20_Line"/>
            <text:p text:style-name="Text_20_body"><text:span text:style-name="Strong_20_Emphasis">(Menjawab Prompt 37: Subbab 5.3 - Tantangan Membuat Peraturan Lintas Batas Negara)</text:span></text:p>
            <text:p text:style-name="Text_20_body">Seperti yang kita bahas tadi, aturan hukum internasional yang jelas untuk modifikasi cuaca damai itu masih minim banget. Kenapa sih susah banget bikin aturan main global untuk urusan ini? Padahal, jelas-jelas dibutuhkan karena dampaknya bisa menyeberang batas negara. Nah, ini dia beberapa tantangan utamanya:</text:p>
            <text:list xml:id="list1213770191447988458" text:style-name="L41">
              <text:list-item>
                <text:p text:style-name="P107"><text:span text:style-name="Strong_20_Emphasis">Awan Nggak Punya KTP atau Paspor:</text:span> Masalah paling mendasar adalah sifat atmosfer dan cuaca itu sendiri yang <text:span text:style-name="Strong_20_Emphasis">tidak kenal batas negara</text:span>. Angin bertiup bebas membawa awan dari satu negara ke negara lain. Jadi, apa yang dilakukan oleh satu negara di wilayah udaranya (misalnya melakukan <text:span text:style-name="Emphasis">cloud seeding</text:span> besar-besaran) sangat mungkin mempengaruhi cuaca di negara tetangganya (seperti negara-negara tetangga Indonesia: Malaysia, Singapura, Papua Nugini, atau Australia), atau bahkan antar provinsi di dalam negara kepulauan besar seperti Indonesia sendiri. Siapa yang bisa menghentikan awan di perbatasan? </text:p>
              </text:list-item>
              <text:list-item>
                <text:p text:style-name="P107"><text:span text:style-name="Strong_20_Emphasis">Susahnya Membuktikan 'Siapa Salah Apa':</text:span> Ini masalah klasik yang sudah kita bahas di Bab 3. Kalaupun negara B merasa dirugikan (misalnya jadi kekeringan) karena negara A melakukan modifikasi cuaca, <text:span text:style-name="Strong_20_Emphasis">membuktikan secara ilmiah</text:span> bahwa kerugian itu <text:span text:style-name="Emphasis">disebabkan langsung</text:span> oleh tindakan negara A itu <text:span text:style-name="Strong_20_Emphasis">susah banget</text:span>. Variabilitas cuaca alami terlalu besar. Tanpa bukti sebab-akibat yang kuat, bagaimana bisa hukum internasional ditegakkan atau ganti rugi diminta? </text:p>
              </text:list-item>
              <text:list-item>
                <text:p text:style-name="P107"><text:span text:style-name="Strong_20_Emphasis">Beda Kepala, Beda Keinginan:</text:span> Setiap negara punya kondisi geografis, iklim, tingkat ekonomi, dan kepentingan nasional yang berbeda-beda. Negara yang sering kekeringan mungkin sangat ingin mengembangkan <text:soft-page-break/>teknologi hujan buatan. Sementara negara tetangganya yang curah hujannya sudah cukup mungkin khawatir 'jatah hujannya' berkurang atau malah takut kebanjiran akibat ulah tetangganya. Mencapai <text:span text:style-name="Strong_20_Emphasis">kesepakatan (konsensus) global</text:span> tentang apa yang boleh dan tidak boleh dilakukan, serta bagaimana risikonya harus dibagi, menjadi sangat sulit kalau kepentingannya berbeda-beda. </text:p>
              </text:list-item>
              <text:list-item>
                <text:p text:style-name="P107"><text:span text:style-name="Strong_20_Emphasis">Prinsip Kedaulatan Negara:</text:span> Dalam hubungan internasional, ada prinsip penting yaitu <text:span text:style-name="Strong_20_Emphasis">kedaulatan negara</text:span>, artinya setiap negara berhak mengatur urusan dalam negerinya sendiri, termasuk wilayah udara di atasnya. Banyak negara mungkin akan <text:span text:style-name="Strong_20_Emphasis">enggan atau menolak</text:span> adanya aturan internasional yang terlalu 'ikut campur' atau membatasi aktivitas yang mereka anggap perlu dilakukan di dalam wilayah mereka sendiri. </text:p>
              </text:list-item>
              <text:list-item>
                <text:p text:style-name="P69"><text:span text:style-name="Strong_20_Emphasis">Siapa yang Mengawasi dan Menghukum?</text:span> Anggaplah suatu saat nanti berhasil dibuat aturan internasional. Pertanyaan berikutnya: Siapa yang akan <text:span text:style-name="Strong_20_Emphasis">memantau</text:span> semua aktivitas modifikasi cuaca di seluruh dunia untuk memastikan tidak ada pelanggaran? Dan kalau ada yang melanggar, siapa yang punya wewenang untuk memberikan <text:span text:style-name="Strong_20_Emphasis">sanksi</text:span> atau menegakkan aturan tersebut? Sampai saat ini (Sabtu, 26 April 2025), belum ada badan 'polisi cuaca' atau 'pengadilan cuaca' internasional yang punya kekuatan seperti itu. </text:p>
              </text:list-item>
            </text:list>
            <text:p text:style-name="Text_20_body">Semua tantangan ini membuat pembentukan aturan main global yang efektif untuk modifikasi cuaca menjadi proses yang sangat lambat dan penuh hambatan. Padahal, jika tidak diatur dengan baik, potensi <text:span text:style-name="Strong_20_Emphasis">konflik</text:span> atau ketegangan antar negara akibat 'perang cuaca' atau saling tuduh 'mencuri hujan' bisa saja meningkat di masa depan.</text:p>
            <text:p text:style-name="Horizontal_20_Line"/>
            <text:p text:style-name="Text_20_body"><text:span text:style-name="Strong_20_Emphasis">(Prompt Saran Ilustrasi)</text:span></text:p>
            <text:p text:style-name="Quotations"><text:span text:style-name="Emphasis">Prompt Ilustrasi:</text:span> Buat gambar peta sederhana yang menunjukkan beberapa negara bertetangga. Awan bergerak dari Negara A ke Negara B dan C. Di Negara A, ada ikon pesawat <text:span text:style-name="Emphasis">seeding</text:span>. Di Negara B, ada ikon hujan deras/banjir. Di Negara C, ada ikon matahari terik/tanah retak. Beri panah dengan tanda tanya (?) dari Negara A ke B dan C. Di atas peta, ada ikon orang-orang (mewakili pemimpin negara) duduk di meja bundar dengan ekspresi bingung atau tidak setuju, serta ikon buku hukum internasional yang kosong atau penuh tanda tanya. Judul: "Tantangan Aturan Lintas Batas".</text:p>
            <text:p text:style-name="Horizontal_20_Line"/>
            <text:p text:style-name="Text_20_body">Subbab 5.3 selesai. Silakan berikan perintah "YAX" untuk melanjutkan ke subbab terakhir di Bab 5, yaitu tentang transparansi dan partisipasi publik.</text:p>
          </text:section>
          <text:section text:style-name="Sect1" text:name="feedback-form-53">
            <text:p text:style-name="P88"/>
          </text:section>
        </text:section>
        <text:section text:style-name="Sect1" text:name="8b5310f8fedafc4d">
          <text:p text:style-name="Text_20_body"/>
          <text:section text:style-name="Sect1" text:name="user-query-content-54">
            <text:p text:style-name="P125">YAX </text:p>
          </text:section>
          <text:p text:style-name="P88"><text:soft-page-break/>Tampilkan alur berpikir</text:p>
          <text:section text:style-name="Sect2" text:name="model-response-message-contentr_8b5310f8fedafc4d">
            <text:p text:style-name="Text_20_body">Oke, kita sampai di subbab terakhir Bab 5, membahas dua hal yang sangat penting dalam pengelolaan teknologi apa pun yang berpotensi berdampak luas: <text:span text:style-name="Strong_20_Emphasis">Transparansi dan Partisipasi Publik</text:span>.</text:p>
            <text:p text:style-name="Horizontal_20_Line"/>
            <text:p text:style-name="Text_20_body"><text:span text:style-name="Strong_20_Emphasis">(Menjawab Prompt 38: Subbab 5.4 - Transparansi dan Partisipasi Publik: Perlukah Masyarakat Dilibatkan?)</text:span></text:p>
            <text:p text:style-name="Text_20_body">Setelah kita membahas soal hak, keadilan, dan aturan hukum yang masih banyak tanda tanyanya, ada dua prinsip lagi yang jadi kunci kalau kita mau mengembangkan atau menggunakan teknologi modifikasi cuaca secara lebih bertanggung jawab: yaitu <text:span text:style-name="Strong_20_Emphasis">transparansi</text:span> dan <text:span text:style-name="Strong_20_Emphasis">partisipasi publik</text:span>. Apa sih artinya?</text:p>
            <text:p text:style-name="Text_20_body"><text:span text:style-name="Strong_20_Emphasis">Transparansi</text:span> itu artinya <text:span text:style-name="Strong_20_Emphasis">keterbukaan informasi</text:span>. Maksudnya, pihak yang melakukan modifikasi cuaca – entah itu lembaga pemerintah seperti BMKG/BRIN/BNPB di Indonesia, atau mungkin perusahaan swasta di negara lain – harus <text:span text:style-name="Strong_20_Emphasis">jujur dan terbuka</text:span> kepada masyarakat tentang apa yang mereka lakukan. Informasi apa saja? Ya, idealnya semua yang relevan: Apa tujuan sebenarnya dari proyek ini? Kapan dan di wilayah mana saja operasinya akan dilakukan? Bahan kimia apa yang akan dipakai dan berapa banyak? Apa saja potensi risiko yang sudah diketahui? Bagaimana mereka akan memantau dampak lingkungan dan kesehatannya? Dan yang tidak kalah penting, apa hasil evaluasi dari operasi yang sudah dilakukan? Informasi ini seharusnya mudah diakses oleh siapa saja yang ingin tahu.</text:p>
            <text:p text:style-name="Text_20_body">Sementara itu, <text:span text:style-name="Strong_20_Emphasis">Partisipasi Publik</text:span> artinya <text:span text:style-name="Strong_20_Emphasis">melibatkan masyarakat</text:span> dalam prosesnya. Ini lebih dari sekadar 'sosialisasi' satu arah di mana pemerintah atau perusahaan hanya memberitahu apa yang akan mereka lakukan. Partisipasi publik yang bermakna berarti <text:span text:style-name="Strong_20_Emphasis">mendengarkan dan benar-benar mempertimbangkan</text:span> suara, masukan, kekhawatiran, harapan, dan bahkan pengetahuan lokal dari masyarakat yang mungkin akan terkena dampak langsung (misalnya petani atau nelayan di daerah target) serta masyarakat luas secara umum. Keterlibatan ini idealnya terjadi <text:span text:style-name="Strong_20_Emphasis">sejak tahap perencanaan</text:span>, bukan hanya setelah keputusan dibuat.</text:p>
            <text:p text:style-name="Text_20_body">Kenapa sih transparansi dan partisipasi publik ini penting banget, terutama untuk teknologi seperti modifikasi cuaca? Ada beberapa alasan kuat:</text:p>
            <text:list xml:id="list8349226057360450038" text:style-name="L42">
              <text:list-item>
                <text:p text:style-name="P108"><text:span text:style-name="Strong_20_Emphasis">Membangun Kepercayaan:</text:span> Kalau semuanya dilakukan secara terbuka dan masyarakat merasa didengarkan, kecurigaan, rumor, atau teori konspirasi (seperti 'chemtrails' atau tuduhan ada agenda tersembunyi) bisa diminimalisir. Ini penting untuk menjaga kepercayaan antara pemerintah/pelaksana proyek dengan warganya, apalagi di negara demokratis seperti Indonesia. </text:p>
              </text:list-item>
              <text:list-item>
                <text:p text:style-name="P108"><text:span text:style-name="Strong_20_Emphasis">Menghargai Pengetahuan &amp; Nilai Lokal:</text:span> Masyarakat lokal, seperti komunitas adat atau petani/nelayan yang sudah turun-temurun tinggal di suatu daerah (misalnya di berbagai wilayah Aceh), seringkali punya <text:soft-page-break/>pengetahuan tradisional tentang pola cuaca atau kondisi lingkungan setempat yang sangat berharga, yang mungkin tidak dimiliki oleh para ahli dari luar. Nilai-nilai budaya atau spiritual mereka terkait alam juga perlu dihormati dan dipertimbangkan. </text:p>
              </text:list-item>
              <text:list-item>
                <text:p text:style-name="P108"><text:span text:style-name="Strong_20_Emphasis">Meningkatkan Akuntabilitas:</text:span> Kalau semua informasi terbuka dan publik ikut mengawasi, pihak pelaksana proyek akan lebih berhati-hati dan lebih bertanggung jawab atas tindakan serta dampak yang ditimbulkannya. </text:p>
              </text:list-item>
              <text:list-item>
                <text:p text:style-name="P108"><text:span text:style-name="Strong_20_Emphasis">Mendeteksi Masalah Lebih Awal:</text:span> Masukan atau kekhawatiran dari publik kadang bisa membantu mengidentifikasi potensi masalah atau risiko yang mungkin terlewat oleh para ahli dalam perencanaan awal. </text:p>
              </text:list-item>
              <text:list-item>
                <text:p text:style-name="P70"><text:span text:style-name="Strong_20_Emphasis">Sesuai Prinsip Demokrasi:</text:span> Atmosfer dan cuaca adalah milik kita bersama. Keputusan besar yang berpotensi mempengaruhinya idealnya tidak diambil oleh segelintir elit atau ahli saja, tapi melalui proses diskusi publik yang melibatkan berbagai pemangku kepentingan. </text:p>
              </text:list-item>
            </text:list>
            <text:p text:style-name="Text_20_body">Sayangnya, dalam praktiknya di banyak tempat di dunia (dan mungkin juga kadang di Indonesia), proyek-proyek modifikasi cuaca masih sering kurang transparan dan partisipasi publiknya minim atau hanya formalitas. Keputusan sering diambil secara 'top-down' oleh pemerintah atau lembaga teknis. Pendekatan seperti ini justru sering menimbulkan ketidakpercayaan atau bahkan penolakan dari masyarakat. Karena itu, ke depan, sangat penting untuk mendorong adanya mekanisme yang lebih baik untuk transparansi (misalnya melalui website informasi publik, laporan berkala yang mudah dipahami) dan partisipasi publik yang lebih bermakna (seperti konsultasi publik yang dialogis, dengar pendapat dengan kelompok terdampak, atau pembentukan komite pengawas independen).</text:p>
            <text:p text:style-name="Horizontal_20_Line"/>
            <text:p text:style-name="Text_20_body"><text:span text:style-name="Strong_20_Emphasis">(Prompt Saran Ilustrasi)</text:span></text:p>
            <text:p text:style-name="Quotations"><text:span text:style-name="Emphasis">Prompt Ilustrasi:</text:span> Buat gambar yang menunjukkan dua skenario. Skenario 1 (Negatif): Gambar sekelompok pejabat/ilmuwan berdiskusi di ruang tertutup, sementara di luar jendela ada masyarakat dengan tanda tanya (?) dan ekspresi bingung/marah. Beri label "Tanpa Transparansi &amp; Partisipasi". Skenario 2 (Positif): Gambar pejabat/ilmuwan duduk bersama perwakilan masyarakat (petani, nelayan, warga biasa) dalam sebuah forum diskusi terbuka, saling berbagi informasi (ada ikon grafik/data di meja). Beri label "Dengan Transparansi &amp; Partisipasi". Judul: "Pentingnya Keterbukaan &amp; Suara Publik".</text:p>
            <text:p text:style-name="Horizontal_20_Line"/>
            <text:p text:style-name="Text_20_body">Bab 5 selesai. Kita sudah mengupas aspek etika, hukum, dan partisipasi. Silakan berikan perintah "YAX" untuk masuk ke Bab 6, yang akan menghubungkan modifikasi cuaca dengan krisis iklim global.</text:p>
          </text:section>
          <text:section text:style-name="Sect1" text:name="feedback-form-54">
            <text:p text:style-name="P88"><text:soft-page-break/></text:p>
          </text:section>
        </text:section>
        <text:section text:style-name="Sect1" text:name="39840101ea8dd434">
          <text:p text:style-name="Text_20_body"/>
          <text:section text:style-name="Sect1" text:name="user-query-content-55">
            <text:p text:style-name="P125">YAX </text:p>
          </text:section>
          <text:p text:style-name="P88">Tampilkan alur berpikir</text:p>
          <text:section text:style-name="Sect2" text:name="model-response-message-contentr_39840101ea8dd434">
            <text:p text:style-name="Text_20_body">Oke, kita masuk ke bab yang melihat gambaran lebih besar, <text:span text:style-name="Strong_20_Emphasis">Bab 6: Modifikasi Cuaca dan Krisis Iklim Global</text:span>. Saya mulai dengan pengantar untuk bab ini.</text:p>
            <text:p text:style-name="Horizontal_20_Line"/>
            <text:p text:style-name="Text_20_body"><text:span text:style-name="Strong_20_Emphasis">(Menjawab Prompt 39: Pengantar Bab 6)</text:span></text:p>
            <text:p text:style-name="Text_20_body">Kita sudah menempuh perjalanan cukup jauh nih, dari menelusuri mimpi kuno manusia 'mengatur' langit di Bab 1, membongkar sains dan teknologinya di Bab 2, menilai keberhasilannya yang ternyata penuh tanda tanya di Bab 3, menimbang manfaat versus risikonya di Bab 4, hingga merenungkan dilema etika dan aturan mainnya di Bab 5. Semua itu fokus pada upaya manusia mengubah <text:span text:style-name="Strong_20_Emphasis">cuaca</text:span> dalam skala yang relatif terbatas (lokal atau regional) dan jangka waktu pendek.</text:p>
            <text:p text:style-name="Text_20_body">Sekarang, mari kita coba tarik persoalan ini ke isu lingkungan terbesar yang sedang dihadapi seluruh umat manusia di planet ini, termasuk kita di Indonesia, pada hari Sabtu, 26 April 2025 ini: yaitu <text:span text:style-name="Strong_20_Emphasis">krisis perubahan iklim global</text:span>. Kita semua pasti sudah merasakan atau setidaknya mendengar dampaknya kan? Musim hujan dan kemarau yang polanya makin sulit ditebak, cuaca ekstrem seperti banjir bandang atau kekeringan parah yang rasanya makin sering terjadi di berbagai daerah, belum lagi ancaman kenaikan permukaan air laut yang mengintai wilayah-wilayah pesisir kita. Pertanyaan besarnya kemudian muncul: Mungkinkah teknologi modifikasi cuaca yang selama ini kita bahas (seperti TMC hujan buatan) punya peran untuk ikut <text:span text:style-name="Strong_20_Emphasis">mengatasi masalah pemanasan global</text:span> ini? Bisakah 'mengendalikan' cuaca lokal membantu 'menyembuhkan' iklim planet kita secara keseluruhan?</text:p>
            <text:p text:style-name="Text_20_body">Bab 6 ini akan mencoba menjawab pertanyaan krusial tersebut. Kita akan selidiki bersama hubungan antara modifikasi cuaca dengan perubahan iklim. (Sedikit bocoran: jawabannya kemungkinan besar adalah 'tidak bisa' jadi solusi utama!). Tapi, pembahasan kita nggak berhenti di situ. Kita juga akan berkenalan dengan 'saudara tua' atau 'kakak'-nya modifikasi cuaca yang konsepnya jauh lebih radikal, lebih ambisius, sekaligus <text:span text:style-name="Strong_20_Emphasis">jauh lebih kontroversial</text:span>: yaitu <text:span text:style-name="Strong_20_Emphasis">Geoengineering</text:span> atau rekayasa iklim. Ini adalah ide-ide (yang sebagian terdengar seperti fiksi ilmiah!) untuk sengaja memanipulasi sistem iklim bumi dalam skala <text:span text:style-name="Strong_20_Emphasis">global</text:span> demi melawan pemanasan. Kita akan bedah apa sih bedanya antara modifikasi cuaca biasa dengan geoengineering ini, apa saja contoh-contoh idenya yang bikin heboh, dan mengapa konsep geoengineering ini memicu perdebatan super panas di seluruh dunia. Siap untuk melihat isu ini dalam skala planet?</text:p>
            <text:p text:style-name="Horizontal_20_Line"/>
            <text:p text:style-name="Text_20_body"><text:span text:style-name="Strong_20_Emphasis">(Prompt Saran Ilustrasi)</text:span></text:p>
            <text:p text:style-name="Quotations"><text:soft-page-break/><text:span text:style-name="Emphasis">Prompt Ilustrasi:</text:span> Buat gambar yang kontras. Di satu sisi (mewakili modifikasi cuaca), ada ikon kecil pesawat menyemai awan di atas satu wilayah daratan/kota saja. Di sisi lain (mewakili geoengineering), ada gambar Bumi secara keseluruhan dengan ikon-ikon besar yang 'memanipulasinya' (misalnya 'payung' raksasa menghalangi matahari, atau 'penyedot debu' raksasa menyedot CO2 dari atmosfer). Beri judul "Bab 6: Dari Cuaca Lokal ke Iklim Global (&amp; Geoengineering?)".</text:p>
            <text:p text:style-name="Horizontal_20_Line"/>
            <text:p text:style-name="Text_20_body">Pengantar Bab 6 selesai. Silakan berikan perintah "YAX" untuk melanjutkan ke subbab pertama di Bab 6.</text:p>
          </text:section>
          <text:section text:style-name="Sect1" text:name="feedback-form-55">
            <text:p text:style-name="P88"/>
          </text:section>
        </text:section>
        <text:section text:style-name="Sect1" text:name="f3eb52cef323ecd9">
          <text:p text:style-name="Text_20_body"/>
          <text:section text:style-name="Sect1" text:name="user-query-content-56">
            <text:p text:style-name="P125">YAX </text:p>
          </text:section>
          <text:p text:style-name="P88">Tampilkan alur berpikir</text:p>
          <text:section text:style-name="Sect2" text:name="model-response-message-contentr_f3eb52cef323ecd9">
            <text:p text:style-name="P88"/>
          </text:section>
          <text:section text:style-name="Sect1" text:name="feedback-form-56">
            <text:p text:style-name="P88"/>
          </text:section>
        </text:section>
        <text:section text:style-name="Sect1" text:name="2baff0c15c3037fb">
          <text:p text:style-name="Text_20_body"/>
          <text:section text:style-name="Sect1" text:name="user-query-content-57">
            <text:p text:style-name="P125">present it </text:p>
          </text:section>
          <text:p text:style-name="P88">Tampilkan alur berpikir</text:p>
          <text:section text:style-name="Sect2" text:name="model-response-message-contentr_2baff0c15c3037fb">
            <text:p text:style-name="Text_20_body">Oke, mari kita jawab pertanyaan penting di <text:span text:style-name="Strong_20_Emphasis">Subbab 6.1</text:span>: Apakah modifikasi cuaca bisa jadi solusi untuk perubahan iklim?</text:p>
            <text:p text:style-name="Horizontal_20_Line"/>
            <text:p text:style-name="Text_20_body"><text:span text:style-name="Strong_20_Emphasis">(Menjawab Prompt 40: Subbab 6.1 - Apakah Modifikasi Cuaca Solusi untuk Perubahan Iklim?)</text:span></text:p>
            <text:p text:style-name="Text_20_body">Sebelum menjawab, kita ingat lagi yuk apa itu <text:span text:style-name="Strong_20_Emphasis">perubahan iklim global</text:span>. Secara sederhana, ini adalah pergeseran jangka panjang dalam pola cuaca rata-rata di seluruh dunia. Penyebab utamanya yang disepakati oleh mayoritas ilmuwan adalah meningkatnya kadar <text:span text:style-name="Strong_20_Emphasis">gas rumah kaca (GRK)</text:span> – seperti karbon dioksida (CO2) – di atmosfer kita. Gas-gas ini berasal dari aktivitas manusia, terutama pembakaran bahan bakar fosil (batu bara, minyak bumi, gas alam) untuk energi dan transportasi, serta penggundulan hutan. GRK ini bekerja seperti selimut yang memerangkap panas matahari di bumi, membuat suhu planet kita secara keseluruhan terus meningkat. Dampaknya sudah mulai kita rasakan di mana-mana, termasuk di Indonesia, dalam bentuk cuaca yang makin ekstrem, musim yang sulit diprediksi, hingga ancaman kenaikan permukaan laut bagi pulau-pulau dan pesisir kita.</text:p>
            <text:p text:style-name="Text_20_body">Nah, pertanyaannya sekarang: Bisakah teknologi modifikasi cuaca 'biasa' yang sudah kita pelajari – seperti Teknologi Modifikasi Cuaca (TMC) hujan buatan yang kadang dipakai di Indonesia – menjadi <text:span text:style-name="Strong_20_Emphasis">solusi</text:span> untuk masalah sebesar perubahan <text:soft-page-break/>iklim global ini? Jawabannya, dengan tegas, adalah: <text:span text:style-name="Strong_20_Emphasis">TIDAK BISA</text:span>. Modifikasi cuaca konvensional bukanlah jawaban untuk krisis iklim. Kenapa? Ada beberapa alasan mendasar:</text:p>
            <text:list xml:id="list6344408631256663948" text:style-name="L43">
              <text:list-item>
                <text:p text:style-name="P109"><text:span text:style-name="Strong_20_Emphasis">Skalanya Beda Jauh (Scale Mismatch):</text:span> Operasi modifikasi cuaca seperti TMC itu sifatnya <text:span text:style-name="Strong_20_Emphasis">lokal</text:span> (misalnya hanya mencakup satu daerah aliran sungai, satu provinsi, atau bahkan hanya sekitar bandara) dan efeknya <text:span text:style-name="Strong_20_Emphasis">sementara</text:span> (hitungan jam atau hari). Sedangkan perubahan iklim adalah masalah <text:span text:style-name="Strong_20_Emphasis">global</text:span> yang mempengaruhi seluruh planet dan berlangsung dalam skala waktu <text:span text:style-name="Strong_20_Emphasis">puluhan hingga ratusan tahun</text:span>. Membuat hujan turun lebih banyak di satu wilayah tidak akan bisa mendinginkan suhu rata-rata seluruh bumi atau menghentikan pencairan es di Kutub Utara dan Selatan. </text:p>
              </text:list-item>
              <text:list-item>
                <text:p text:style-name="P109"><text:span text:style-name="Strong_20_Emphasis">Tidak Menyentuh Akar Masalah (Doesn't Address Root Cause):</text:span> Akar masalah dari perubahan iklim adalah <text:span text:style-name="Strong_20_Emphasis">terlalu banyaknya GRK di atmosfer</text:span>. Modifikasi cuaca sama sekali <text:span text:style-name="Strong_20_Emphasis">tidak melakukan apa pun untuk mengurangi jumlah GRK tersebut</text:span>. Melakukan hujan buatan tidak akan menyedot CO2 dari udara. Ibaratnya, kalau kita sedang demam tinggi karena infeksi bakteri, modifikasi cuaca itu seperti kita hanya dikipasi agar badan terasa sedikit lebih sejuk sesaat, tapi sumber penyakitnya (infeksi bakteri atau dalam kasus iklim: emisi GRK) tidak diobati sama sekali. </text:p>
              </text:list-item>
              <text:list-item>
                <text:p text:style-name="P109"><text:span text:style-name="Strong_20_Emphasis">Efeknya Sangat Terbatas (Limited Effect):</text:span> Kalaupun operasi hujan buatan berhasil 100% (sesuatu yang sulit terjadi), efeknya hanya terbatas pada penambahan jumlah <text:span text:style-name="Strong_20_Emphasis">curah hujan</text:span> di lokasi target. Teknologi ini tidak bisa mengatasi dampak-dampak utama lain dari perubahan iklim, seperti <text:span text:style-name="Strong_20_Emphasis">kenaikan suhu global</text:span>, <text:span text:style-name="Strong_20_Emphasis">kenaikan muka air laut</text:span>, atau <text:span text:style-name="Strong_20_Emphasis">pengasaman lautan</text:span> (<text:span text:style-name="Emphasis">ocean acidification</text:span>) yang mengancam kehidupan laut seperti terumbu karang. </text:p>
              </text:list-item>
              <text:list-item>
                <text:p text:style-name="P71"><text:span text:style-name="Strong_20_Emphasis">Berpotensi Jadi Pengalih Perhatian (Potential Distraction):</text:span> Ada juga kekhawatiran di kalangan ilmuwan dan aktivis lingkungan bahwa terlalu banyak fokus atau harapan pada solusi teknologi seperti modifikasi cuaca bisa mengalihkan perhatian, dana, dan kemauan politik dari tindakan yang <text:span text:style-name="Strong_20_Emphasis">benar-benar dibutuhkan</text:span> untuk mengatasi krisis iklim. Tindakan itu adalah: <text:span text:style-name="Strong_20_Emphasis">Mitigasi</text:span>, yaitu mengurangi emisi GRK secara drastis dan secepat mungkin (misalnya dengan beralih dari energi fosil ke energi terbarukan seperti tenaga surya atau panas bumi yang potensinya besar di Indonesia), dan <text:span text:style-name="Strong_20_Emphasis">Adaptasi</text:span>, yaitu membantu masyarakat (terutama yang paling rentan) untuk bisa bertahan dan menyesuaikan diri dengan dampak perubahan iklim yang sudah tidak bisa kita hindari lagi. </text:p>
              </text:list-item>
            </text:list>
            <text:p text:style-name="Text_20_body">Jadi, kesimpulannya jelas: modifikasi cuaca konvensional bukanlah jalan keluar dari krisis iklim global. Kita perlu solusi yang jauh lebih mendasar dan berskala global.</text:p>
            <text:p text:style-name="Horizontal_20_Line"/>
            <text:p text:style-name="Text_20_body"><text:span text:style-name="Strong_20_Emphasis">(Prompt Saran Ilustrasi)</text:span></text:p>
            <text:p text:style-name="Quotations"><text:soft-page-break/><text:span text:style-name="Emphasis">Prompt Ilustrasi:</text:span> Buat gambar Bumi yang terlihat 'demam' (ada termometer besar menempel menunjukkan suhu tinggi, sebagian daratan berwarna merah). Di satu sisi, ada ikon kecil pesawat melakukan TMC hujan buatan di atas satu area kecil saja. Di sisi lain, ada ikon besar cerobong asap pabrik dan knalpot mobil mengeluarkan banyak GRK (CO2) ke atmosfer menyelimuti bumi. Beri judul "Modifikasi Cuaca vs. Akar Masalah Iklim" dan mungkin teks singkat "Mengobati Gejala Lokal ≠ Menyembuhkan Penyakit Global".</text:p>
            <text:p text:style-name="Horizontal_20_Line"/>
            <text:p text:style-name="Text_20_body">Subbab 6.1 selesai. Silakan berikan perintah "YAX" untuk melanjutkan ke subbab berikutnya yang akan memperkenalkan konsep Geoengineering.</text:p>
          </text:section>
          <text:section text:style-name="Sect1" text:name="feedback-form-57">
            <text:p text:style-name="P88"/>
          </text:section>
        </text:section>
        <text:section text:style-name="Sect1" text:name="5c864ea9aed00736">
          <text:p text:style-name="Text_20_body"/>
          <text:section text:style-name="Sect1" text:name="user-query-content-58">
            <text:p text:style-name="P125">YAX </text:p>
          </text:section>
          <text:p text:style-name="P88">Tampilkan alur berpikir</text:p>
          <text:section text:style-name="Sect2" text:name="model-response-message-contentr_5c864ea9aed00736">
            <text:p text:style-name="Text_20_body">Baik, karena modifikasi cuaca biasa ternyata bukan solusi iklim, mari kita kenalan dengan 'kakak'-nya yang jauh lebih ekstrem di <text:span text:style-name="Strong_20_Emphasis">Subbab 6.2</text:span>.</text:p>
            <text:p text:style-name="Horizontal_20_Line"/>
            <text:p text:style-name="Text_20_body"><text:span text:style-name="Strong_20_Emphasis">(Menjawab Prompt 41: Subbab 6.2 - Mengenal Geoengineering: Ide Lebih Ekstrem untuk Mendinginkan Bumi (Contoh: Manajemen Radiasi Matahari))</text:span></text:p>
            <text:p text:style-name="Text_20_body">Jika modifikasi cuaca itu ibarat mencoba 'mengatur' keran air di rumah kita agar alirannya pas, maka ada lagi nih ide yang jauh lebih besar: mencoba 'mengatur' pipa induk atau bahkan sumber air utama seluruh kompleks perumahan! Inilah analogi untuk <text:span text:style-name="Strong_20_Emphasis">Geoengineering</text:span> atau <text:span text:style-name="Strong_20_Emphasis">Rekayasa Iklim</text:span>. Secara definisi, geoengineering adalah <text:span text:style-name="Strong_20_Emphasis">ide untuk melakukan intervensi atau campur tangan </text:span><text:span text:style-name="Strong_20_Emphasis"><text:span text:style-name="Emphasis">sengaja</text:span></text:span><text:span text:style-name="Strong_20_Emphasis"> dalam skala </text:span><text:span text:style-name="Strong_20_Emphasis"><text:span text:style-name="Emphasis">sangat besar</text:span></text:span><text:span text:style-name="Strong_20_Emphasis"> (skala planet!) pada sistem iklim Bumi dengan tujuan utama untuk melawan atau mengurangi dampak perubahan iklim.</text:span> Bedanya jelas ya dengan modifikasi cuaca biasa? Skalanya <text:span text:style-name="Strong_20_Emphasis">global</text:span>, bukan lokal/regional. Tujuannya <text:span text:style-name="Strong_20_Emphasis">mengubah iklim global</text:span>, bukan sekadar cuaca sesaat. Ini adalah ide yang jauh lebih radikal dan ambisius.</text:p>
            <text:p text:style-name="Text_20_body">Secara umum, ada dua 'keluarga besar' ide dalam geoengineering ini:</text:p>
            <text:list xml:id="list5254804174219768510" text:style-name="L44">
              <text:list-item>
                <text:p text:style-name="P110"><text:span text:style-name="Strong_20_Emphasis">Pengurangan Karbon Dioksida (Carbon Dioxide Removal / CDR):</text:span> Sesuai namanya, ini adalah berbagai cara untuk 'menyedot' gas CO2 yang sudah terlanjur menumpuk di atmosfer kita. Contohnya seperti menanam hutan kembali secara masif (karena pohon menyerap CO2), atau mengembangkan teknologi mesin canggih yang bisa menyaring CO2 langsung dari udara (<text:span text:style-name="Emphasis">Direct Air Capture</text:span>). Tujuannya bagus, yaitu mengurangi akar masalah perubahan iklim. Tapi, teknologi CDR ini umumnya masih mahal dan butuh waktu sangat lama untuk bisa <text:soft-page-break/>memberikan dampak signifikan pada iklim global. (Kita tidak akan bahas CDR terlalu detail di sini ya). </text:p>
              </text:list-item>
              <text:list-item>
                <text:p text:style-name="P72"><text:span text:style-name="Strong_20_Emphasis">Manajemen Radiasi Matahari (Solar Radiation Management / SRM):</text:span> Nah, ini dia 'kakak' modifikasi cuaca yang paling kontroversial dan sering dibicarakan. Kalau CDR itu ibarat 'membersihkan sampah' GRK, SRM ini ibarat <text:span text:style-name="Strong_20_Emphasis">mencoba 'mendinginkan' planet kita secara paksa</text:span> dengan cara <text:span text:style-name="Strong_20_Emphasis">mengurangi jumlah energi atau panas matahari yang masuk dan diserap oleh Bumi.</text:span> Jadi, bukan mengatasi penyebabnya (GRK), tapi lebih ke 'mengakali' dampaknya (pemanasan). Analoginya seperti memakai kacamata hitam super besar atau memasang payung raksasa untuk melindungi Bumi dari sengatan matahari yang berlebih. </text:p>
              </text:list-item>
            </text:list>
            <text:p text:style-name="Text_20_body">Bagaimana cara 'meredupkan' matahari ini? Ide SRM yang paling banyak diteliti dan diperdebatkan adalah <text:span text:style-name="Strong_20_Emphasis">Injeksi Aerosol Stratosfer (Stratospheric Aerosol Injection / SAI)</text:span>. Kedengarannya rumit, tapi konsepnya meniru alam. Ingat nggak letusan gunung berapi dahsyat seperti Krakatau atau Tambora di Indonesia dulu, atau Pinatubo di Filipina tahun 1991? Setelah letusan besar itu, suhu global sempat turun sedikit selama beberapa tahun. Kenapa? Karena letusan itu menyemburkan jutaan ton partikel sulfur (belerang) ke lapisan atmosfer yang sangat tinggi, yaitu <text:span text:style-name="Strong_20_Emphasis">stratosfer</text:span> (jauh di atas awan biasa, sekitar 15-50 km). Partikel-partikel ini bertahan lama di sana dan bekerja seperti cermin-cermin kecil yang memantulkan sebagian sinar matahari kembali ke angkasa, sehingga bumi jadi sedikit lebih sejuk. Nah, ide SAI ini adalah meniru efek tersebut: kita sengaja 'menyemprotkan' partikel aerosol (mungkin senyawa sulfat atau bahan lain yang reflektif) ke stratosfer secara terus-menerus menggunakan armada pesawat terbang ketinggian tinggi, balon raksasa, atau metode lainnya. Harapannya, lapisan aerosol buatan ini bisa mendinginkan planet dan melawan efek pemanasan dari GRK. Ada juga ide SRM lain seperti <text:span text:style-name="Emphasis">Marine Cloud Brightening</text:span> (menyemprot garam laut ke awan di atas lautan agar awan itu jadi lebih putih dan lebih memantulkan cahaya matahari) atau <text:span text:style-name="Emphasis">Cirrus Cloud Thinning</text:span> (mencoba mengurangi awan tipis jenis Sirus di ketinggian agar panas bumi lebih mudah lepas ke angkasa).</text:p>
            <text:p text:style-name="Text_20_body">Tapi, <text:span text:style-name="Strong_20_Emphasis">PERLU DICATAT BESAR-BESAR</text:span>: Semua ide SRM ini, per hari ini (Sabtu, 26 April 2025), sebagian besar masih berupa <text:span text:style-name="Strong_20_Emphasis">proposal di atas kertas, hasil simulasi model komputer, atau paling jauh baru riset skala sangat kecil</text:span> di laboratorium atau lingkungan terbatas. Ini <text:span text:style-name="Strong_20_Emphasis">BUKAN</text:span> teknologi yang sudah matang, teruji, apalagi siap untuk diterapkan dalam skala global. Masih terlalu banyak ketidakpastian dan risiko besar yang menyelimutinya, yang akan kita bahas nanti.</text:p>
            <text:p text:style-name="Horizontal_20_Line"/>
            <text:p text:style-name="Text_20_body"><text:span text:style-name="Strong_20_Emphasis">(Prompt Saran Ilustrasi)</text:span></text:p>
            <text:p text:style-name="Quotations"><text:span text:style-name="Emphasis">Prompt Ilustrasi:</text:span> Buat diagram sederhana yang membedakan CDR dan SRM. Bagian CDR: ikon pohon menyerap CO2, ikon mesin 'menyedot' CO2 dari udara. Bagian SRM: ikon Bumi dengan 'payung' atau 'lapisan cermin' di atasnya yang memantulkan sebagian sinar matahari (ikon <text:soft-page-break/>matahari). Fokuskan ilustrasi lebih besar pada SRM, tunjukkan skema SAI: ikon pesawat/balon terbang tinggi di stratosfer menyemprotkan partikel aerosol (titik-titik kecil), partikel itu membentuk lapisan tipis yang memantulkan panah sinar matahari. Beri keterangan "Meniru Efek Letusan Gunung Berapi" dengan ikon gunung berapi kecil. Tambahkan teks besar "GEOENGINEERING (SRM): MASIH TEORI/RISET!".</text:p>
            <text:p text:style-name="Horizontal_20_Line"/>
            <text:p text:style-name="Text_20_body">Pengenalan konsep Geoengineering dan SRM selesai. Silakan berikan perintah "YAX" untuk melanjutkan ke subbab yang memperjelas perbedaan antara modifikasi cuaca dan geoengineering.</text:p>
          </text:section>
          <text:section text:style-name="Sect1" text:name="feedback-form-58">
            <text:p text:style-name="P88"/>
          </text:section>
        </text:section>
        <text:section text:style-name="Sect1" text:name="c0de9c8fcdb2a7a3">
          <text:p text:style-name="Text_20_body"/>
          <text:section text:style-name="Sect1" text:name="user-query-content-59">
            <text:p text:style-name="P125">YAX </text:p>
          </text:section>
          <text:p text:style-name="P88">Tampilkan alur berpikir</text:p>
          <text:section text:style-name="Sect2" text:name="model-response-message-contentr_c0de9c8fcdb2a7a3">
            <text:p text:style-name="Text_20_body">Oke, biar nggak bingung antara modifikasi cuaca biasa dengan geoengineering yang baru kita kenal, mari kita perjelas lagi perbedaan mendasarnya di <text:span text:style-name="Strong_20_Emphasis">Subbab 6.3</text:span>.</text:p>
            <text:p text:style-name="Horizontal_20_Line"/>
            <text:p text:style-name="Text_20_body"><text:span text:style-name="Strong_20_Emphasis">(Menjawab Prompt 42: Subbab 6.3 - Perbedaan Antara Modifikasi Cuaca Skala Lokal dan Geoengineering Skala Global)</text:span></text:p>
            <text:p text:style-name="Text_20_body">Meskipun sama-sama melibatkan campur tangan manusia pada atmosfer, penting banget untuk kita pahami bahwa <text:span text:style-name="Strong_20_Emphasis">Modifikasi Cuaca (WM)</text:span> yang sudah kita bahas di bab-bab awal (seperti TMC hujan buatan di Indonesia) itu <text:span text:style-name="Strong_20_Emphasis">SANGAT BERBEDA</text:span> dengan <text:span text:style-name="Strong_20_Emphasis">Geoengineering (Geo)</text:span>, terutama jenis Manajemen Radiasi Matahari (SRM) seperti Injeksi Aerosol Stratosfer (SAI). Jangan sampai tertukar ya! Ini dia perbedaan utamanya:</text:p>
            <text:list xml:id="list9043334173570557627" text:style-name="L45">
              <text:list-item>
                <text:p text:style-name="P73"><text:span text:style-name="Strong_20_Emphasis">Beda Tujuan:</text:span></text:p>
                <text:list>
                  <text:list-item>
                    <text:p text:style-name="P111"><text:span text:style-name="Strong_20_Emphasis">WM:</text:span> Tujuannya sangat spesifik, yaitu mengubah fenomena <text:span text:style-name="Strong_20_Emphasis">cuaca</text:span> (seperti hujan, kabut, atau hujan es) di area yang <text:span text:style-name="Strong_20_Emphasis">terbatas (lokal/regional)</text:span> untuk kebutuhan <text:span text:style-name="Strong_20_Emphasis">jangka pendek</text:span>. Contoh: menambah hujan untuk mengisi waduk yang mulai kering, membasahi lahan gambut agar tidak mudah terbakar saat musim kemarau, menghilangkan kabut di bandara agar penerbangan lancar. </text:p>
                  </text:list-item>
                  <text:list-item>
                    <text:p text:style-name="P111"><text:span text:style-name="Strong_20_Emphasis">Geo (SRM):</text:span> Tujuannya jauh lebih ambisius, yaitu mencoba mengubah sistem <text:span text:style-name="Strong_20_Emphasis">iklim</text:span> dalam skala <text:span text:style-name="Strong_20_Emphasis">global</text:span> untuk melawan efek <text:span text:style-name="Strong_20_Emphasis">pemanasan global</text:span> dalam <text:span text:style-name="Strong_20_Emphasis">jangka panjang</text:span>. Contoh: mendinginkan suhu rata-rata seluruh planet dengan memantulkan sinar matahari. </text:p>
                  </text:list-item>
                </text:list>
              </text:list-item>
              <text:list-item>
                <text:p text:style-name="P73"><text:span text:style-name="Strong_20_Emphasis">Beda Skala Operasi:</text:span></text:p>
                <text:list>
                  <text:list-item>
                    <text:p text:style-name="P111"><text:span text:style-name="Strong_20_Emphasis">WM:</text:span> Dilakukan di area yang relatif kecil, mungkin hanya seluas <text:soft-page-break/>satu daerah aliran sungai, satu provinsi, atau sekitar kota/bandara (puluhan hingga ratusan kilometer persegi). </text:p>
                  </text:list-item>
                  <text:list-item>
                    <text:p text:style-name="P111"><text:span text:style-name="Strong_20_Emphasis">Geo (SRM):</text:span> Dirancang untuk mempengaruhi seluruh planet atau setidaknya satu belahan bumi (skala ribuan hingga puluhan ribu kilometer). Efeknya diharapkan terasa secara global. </text:p>
                  </text:list-item>
                </text:list>
              </text:list-item>
              <text:list-item>
                <text:p text:style-name="P73"><text:span text:style-name="Strong_20_Emphasis">Beda Durasi Efek:</text:span></text:p>
                <text:list>
                  <text:list-item>
                    <text:p text:style-name="P111"><text:span text:style-name="Strong_20_Emphasis">WM:</text:span> Efeknya biasanya bersifat <text:span text:style-name="Strong_20_Emphasis">sementara</text:span> atau jangka pendek, hanya berlangsung selama beberapa jam hingga beberapa hari setelah operasi dilakukan. </text:p>
                  </text:list-item>
                  <text:list-item>
                    <text:p text:style-name="P111"><text:span text:style-name="Strong_20_Emphasis">Geo (SRM):</text:span> Agar efektif mendinginkan planet, operasinya dirancang untuk <text:span text:style-name="Strong_20_Emphasis">jangka panjang</text:span> (bertahun-tahun, bahkan mungkin puluhan atau ratusan tahun) dan kemungkinan besar harus dilakukan <text:span text:style-name="Strong_20_Emphasis">secara terus-menerus</text:span>. Jika dihentikan, efek pendinginannya akan hilang dengan cepat. </text:p>
                  </text:list-item>
                </text:list>
              </text:list-item>
              <text:list-item>
                <text:p text:style-name="P73"><text:span text:style-name="Strong_20_Emphasis">Beda Teknologi &amp; Lapisan Atmosfer:</text:span></text:p>
                <text:list>
                  <text:list-item>
                    <text:p text:style-name="P111"><text:span text:style-name="Strong_20_Emphasis">WM:</text:span> Umumnya menggunakan teknik <text:span text:style-name="Emphasis">cloud seeding</text:span> (menyemai awan) yang operasinya dilakukan di lapisan <text:span text:style-name="Strong_20_Emphasis">troposfer</text:span> (lapisan atmosfer paling bawah tempat cuaca sehari-hari terjadi). </text:p>
                  </text:list-item>
                  <text:list-item>
                    <text:p text:style-name="P111"><text:span text:style-name="Strong_20_Emphasis">Geo (SRM/SAI):</text:span> Menggunakan teknik seperti injeksi aerosol yang targetnya adalah lapisan <text:span text:style-name="Strong_20_Emphasis">stratosfer</text:span> (lapisan atmosfer yang jauh lebih tinggi di atas troposfer). Metodenya sangat berbeda. </text:p>
                  </text:list-item>
                </text:list>
              </text:list-item>
              <text:list-item>
                <text:p text:style-name="P73"><text:span text:style-name="Strong_20_Emphasis">Beda Hubungan dengan Akar Masalah Iklim:</text:span></text:p>
                <text:list>
                  <text:list-item>
                    <text:p text:style-name="P111"><text:span text:style-name="Strong_20_Emphasis">WM:</text:span> Sama sekali <text:span text:style-name="Strong_20_Emphasis">tidak mengatasi</text:span> akar penyebab perubahan iklim, yaitu emisi gas rumah kaca (GRK). </text:p>
                  </text:list-item>
                  <text:list-item>
                    <text:p text:style-name="P111"><text:span text:style-name="Strong_20_Emphasis">Geo (SRM):</text:span> Juga <text:span text:style-name="Strong_20_Emphasis">tidak mengatasi</text:span> akar penyebabnya (emisi GRK), melainkan hanya mencoba 'menutupi' atau 'memasker' gejala pemanasannya. Berbeda dengan Geo jenis CDR yang memang bertujuan mengurangi GRK di atmosfer. </text:p>
                  </text:list-item>
                </text:list>
              </text:list-item>
              <text:list-item>
                <text:p text:style-name="P73"><text:span text:style-name="Strong_20_Emphasis">Beda Tantangan Tata Kelola (Hukum, Etika, Politik):</text:span></text:p>
                <text:list>
                  <text:list-item>
                    <text:p text:style-name="P111"><text:span text:style-name="Strong_20_Emphasis">WM:</text:span> Masalah hukum, etika, dan politiknya cenderung bersifat lokal atau regional (misalnya sengketa antar provinsi atau antar negara tetangga). </text:p>
                  </text:list-item>
                  <text:list-item>
                    <text:p text:style-name="P73"><text:span text:style-name="Strong_20_Emphasis">Geo:</text:span> Karena dampaknya global, tantangan hukum, etika, dan politiknya bersifat <text:span text:style-name="Strong_20_Emphasis">inheren global</text:span>, melibatkan seluruh negara di dunia, dan <text:span text:style-name="Strong_20_Emphasis">jauh lebih kompleks serta sulit</text:span> untuk dipecahkan. Siapa yang boleh memutuskan nasib iklim seluruh planet? </text:p>
                  </text:list-item>
                </text:list>
              </text:list-item>
            </text:list>
            <text:p text:style-name="Text_20_body">Jadi, jelas ya? Walaupun sama-sama 'mengutak-atik' atmosfer, Modifikasi Cuaca dan Geoengineering (khususnya SRM) adalah dua hal yang berbeda kelas, baik dari niat, skala, cara kerja, maupun potensi konsekuensinya. Memahami perbedaan ini sangat penting agar kita tidak salah kaprah dalam diskusi selanjutnya.</text:p>
            <text:p text:style-name="Horizontal_20_Line"/>
            <text:p text:style-name="Text_20_body"><text:soft-page-break/><text:span text:style-name="Strong_20_Emphasis">(Prompt Saran Ilustrasi)</text:span></text:p>
            <text:p text:style-name="Quotations"><text:span text:style-name="Emphasis">Prompt Ilustrasi:</text:span> Buat tabel perbandingan sederhana dengan dua kolom: "Modifikasi Cuaca (WM)" dan "Geoengineering (SRM)". Baris-barisnya berisi poin perbedaan utama: Tujuan (Ikon cuaca lokal vs Ikon iklim global), Skala (Peta wilayah kecil vs Peta dunia), Durasi (Ikon jam/hari vs Ikon kalender/tahun), Lokasi (Ikon awan rendah/troposfer vs Ikon lapisan stratosfer tinggi), Akar Masalah (Ikon CO2 disilang vs Ikon CO2 tidak disilang/ditutupi), Tata Kelola (Ikon orang berdebat di level lokal vs Ikon orang berdebat di level global/PBB). Gunakan visual yang jelas dan teks singkat.</text:p>
            <text:p text:style-name="Horizontal_20_Line"/>
            <text:p text:style-name="Text_20_body">Perbedaan antara WM dan Geoengineering selesai dibahas. Silakan berikan perintah "YAX" untuk melanjutkan ke subbab terakhir Bab 6 tentang kontroversi geoengineering.</text:p>
          </text:section>
          <text:section text:style-name="Sect1" text:name="feedback-form-59">
            <text:p text:style-name="P88"/>
          </text:section>
        </text:section>
        <text:section text:style-name="Sect1" text:name="9582981602087813">
          <text:p text:style-name="Text_20_body"/>
          <text:section text:style-name="Sect1" text:name="user-query-content-60">
            <text:p text:style-name="P125">YAX </text:p>
          </text:section>
          <text:p text:style-name="P88">Tampilkan alur berpikir</text:p>
          <text:section text:style-name="Sect2" text:name="model-response-message-contentr_9582981602087813">
            <text:p text:style-name="Text_20_body">Oke, kita sampai di bagian paling 'panas' dan penuh perdebatan dalam bab ini, yaitu <text:span text:style-name="Strong_20_Emphasis">Subbab 6.4</text:span> yang membahas kontroversi seputar geoengineering.</text:p>
            <text:p text:style-name="Horizontal_20_Line"/>
            <text:p text:style-name="Text_20_body"><text:span text:style-name="Strong_20_Emphasis">(Menjawab Prompt 43: Subbab 6.4 - Kontroversi Geoengineering: Harapan atau Ancaman Baru?)</text:span></text:p>
            <text:p text:style-name="Text_20_body">Setelah tahu ide-ide geoengineering yang kedengarannya 'canggih' seperti Manajemen Radiasi Matahari (SRM) untuk mendinginkan bumi, mungkin ada yang berpikir, "Wah, keren dong! Kenapa nggak segera kita lakukan aja?" Eits, tunggu dulu! Ternyata, ide-ide geoengineering ini, khususnya SRM, memicu <text:span text:style-name="Strong_20_Emphasis">kontroversi yang luar biasa hebat</text:span> di seluruh dunia. Banyak ilmuwan, pemerintah, aktivis lingkungan, dan masyarakat yang sangat khawatir dan bahkan menentang keras pengembangan teknologi ini. Kenapa bisa begitu? Apa yang bikin geoengineering ini begitu menakutkan sekaligus (bagi sebagian kecil orang) dianggap sebagai harapan? Mari kita bedah beberapa alasan utamanya:</text:p>
            <text:list xml:id="list7199486542676066131" text:style-name="L46">
              <text:list-item>
                <text:p text:style-name="P74"><text:span text:style-name="Strong_20_Emphasis">Risiko Efek Samping yang Misterius dan Berbahaya:</text:span> Ini mungkin kekhawatiran terbesar. Mencoba 'mengatur' sistem iklim global itu ibarat kita melakukan eksperimen raksasa pada <text:span text:style-name="Strong_20_Emphasis">satu-satunya planet yang kita tinggali ini</text:span>, tanpa kita tahu pasti apa semua akibatnya. Bagaimana kalau SRM secara tidak sengaja mengacaukan pola sirkulasi atmosfer global? Mungkin saja ini bisa <text:span text:style-name="Strong_20_Emphasis">mengganggu pola musim hujan (monsun)</text:span> yang sangat vital bagi pertanian di Asia, termasuk Indonesia. Atau malah <text:soft-page-break/>menyebabkan kekeringan parah di satu benua dan banjir bandang di benua lain? Bagaimana dampaknya pada <text:span text:style-name="Strong_20_Emphasis">lapisan ozon</text:span> yang melindungi kita dari radiasi UV? Bagaimana ekosistem laut dan darat akan bereaksi terhadap perubahan suhu dan sinar matahari yang 'direkayasa'? Sistem iklim kita terlalu kompleks, banyak hal yang belum kita pahami sepenuhnya, sehingga memprediksi semua efek sampingnya dengan akurat itu hampir mustahil. Risikonya bisa jadi bencana baru yang lebih parah.</text:p>
              </text:list-item>
              <text:list-item>
                <text:p text:style-name="P74"><text:span text:style-name="Strong_20_Emphasis">Ancaman 'Syok Penghentian' (Termination Shock):</text:span> Bayangkan jika SRM berhasil diterapkan selama, katakanlah, 50 tahun ke depan dan berhasil menahan kenaikan suhu global. Apa yang terjadi kalau tiba-tiba sistem SRM ini harus dihentikan? Mungkin karena perang, bencana alam dahsyat, krisis ekonomi global, atau bahkan perselisihan politik antar negara yang menjalankannya. Jika 'payung' aerosol di stratosfer ini hilang, maka pemanasan global yang selama ini 'tersembunyi' akan 'meledak' kembali dengan sangat cepat! Suhu bumi bisa melonjak drastis hanya dalam beberapa tahun, jauh lebih cepat daripada laju pemanasan yang kita alami sekarang. Perubahan secepat itu kemungkinan besar akan melampaui kemampuan adaptasi manusia dan ekosistem alam, memicu kekacauan global.</text:p>
              </text:list-item>
              <text:list-item>
                <text:p text:style-name="P74"><text:span text:style-name="Strong_20_Emphasis">Godaan 'Jalan Pintas' yang Menyesatkan (Moral Hazard):</text:span> Ada ketakutan psikologis dan politis yang disebut <text:span text:style-name="Emphasis">moral hazard</text:span>. Maksudnya, kalau para pemimpin dunia atau masyarakat umum merasa bahwa 'toh nanti ada solusi teknologi canggih seperti SRM untuk mendinginkan bumi', maka <text:span text:style-name="Strong_20_Emphasis">kemauan untuk melakukan hal yang sulit tapi paling penting – yaitu mengurangi emisi gas rumah kaca secara drastis – bisa jadi melemah.</text:span> SRM bisa disalahgunakan sebagai 'alasan' untuk menunda transisi energi bersih, terus bergantung pada bahan bakar fosil, dan tidak serius mengatasi akar masalah perubahan iklim. Ini sangat berbahaya karena SRM tidak menyelesaikan masalah utama (penumpukan GRK dan pengasaman laut).</text:p>
              </text:list-item>
              <text:list-item>
                <text:p text:style-name="P74"><text:span text:style-name="Strong_20_Emphasis">Mimpi Buruk Tata Kelola Global (Governance Nightmare):</text:span> Ini masalah politik dan hukum yang super rumit. Siapa yang berhak memutuskan untuk menerapkan teknologi yang akan mempengaruhi seluruh planet? Apakah satu negara adidaya boleh melakukannya sendiri? Haruskah PBB yang memutuskan? Bagaimana cara mendapatkan persetujuan dari hampir 200 negara di dunia yang punya kepentingan berbeda-beda? Siapa yang akan mengontrol 'termostat' global ini? Bagaimana jika terjadi efek samping negatif, siapa yang bertanggung jawab dan bagaimana sistem kompensasinya? Bagaimana mencegah teknologi ini disalahgunakan sebagai senjata? Belum ada jawaban yang jelas untuk semua pertanyaan ini, dan potensi konflik internasionalnya sangat besar.</text:p>
              </text:list-item>
              <text:list-item>
                <text:p text:style-name="P74"><text:span text:style-name="Strong_20_Emphasis">Dilema Etika dan Keadilan yang Mendalam:</text:span> Pertanyaan 'bermain Tuhan' kembali muncul, tapi kali ini dalam skala planet. Apakah generasi kita <text:soft-page-break/>berhak mengambil risiko sebesar ini dan mewariskan planet yang iklimnya 'dikelola secara artifisial' kepada generasi mendatang? Apakah adil jika manfaatnya mungkin lebih dirasakan oleh negara kaya, sementara risikonya (misalnya perubahan pola hujan) mungkin lebih parah menimpa negara berkembang atau komunitas rentan yang tidak punya suara dalam pengambilan keputusan?</text:p>
              </text:list-item>
            </text:list>
            <text:p text:style-name="Text_20_body">Tentu saja, ada juga sebagian kecil ilmuwan atau pemikir yang berpendapat (dengan sangat hati-hati) bahwa <text:span text:style-name="Emphasis">riset</text:span> tentang SRM (bukan penerapannya ya!) tetap perlu dilakukan. Alasannya, untuk memahami lebih baik potensi dan risikonya, siapa tahu suatu saat nanti dampak perubahan iklim menjadi benar-benar katastrofik dan tidak terkendali, sehingga SRM (dengan segala risikonya) terpaksa dipertimbangkan sebagai 'pilihan darurat terakhir' atau 'obat pahit' yang harus diminum.</text:p>
            <text:p text:style-name="Text_20_body">Namun, secara umum, perdebatan tentang geoengineering ini (per Sabtu, 26 April 2025) masih <text:span text:style-name="Strong_20_Emphasis">sangat panas dan terpolarisasi</text:span>. Banyak sekali seruan dari berbagai kelompok masyarakat sipil, ilmuwan, bahkan beberapa negara, untuk memberlakukan <text:span text:style-name="Strong_20_Emphasis">moratorium</text:span> (penghentian sementara atau larangan) terhadap eksperimen SRM di luar ruangan karena risikonya yang terlalu besar dan belum adanya aturan main global. Ini adalah salah satu dilema paling kompleks yang dihadapi peradaban kita di abad ke-21 ini: bagaimana kita merespons krisis iklim tanpa menciptakan masalah baru yang mungkin lebih berbahaya?</text:p>
            <text:p text:style-name="Horizontal_20_Line"/>
            <text:p text:style-name="Text_20_body"><text:span text:style-name="Strong_20_Emphasis">(Prompt Saran Ilustrasi)</text:span></text:p>
            <text:p text:style-name="Quotations"><text:span text:style-name="Emphasis">Prompt Ilustrasi:</text:span> Buat gambar yang menunjukkan bola dunia (Bumi) di tengah. Di sekelilingnya, muncul berbagai ikon yang mewakili kontroversi: ikon tanda bahaya (risiko tak terduga), ikon termometer melompat naik (termination shock), ikon orang mengangkat bahu/malas di depan panel surya (moral hazard), ikon palu hakim/gedung PBB dengan tanda tanya besar (tata kelola), ikon timbangan keadilan yang miring (ketidakadilan). Beri judul besar "Kontroversi Geoengineering: Harapan Semu atau Ancaman Nyata?".</text:p>
            <text:p text:style-name="Horizontal_20_Line"/>
            <text:p text:style-name="Text_20_body">Bab 6 selesai. Kita sudah melihat hubungan (atau ketiadaan hubungan) modifikasi cuaca dengan solusi iklim, serta berkenalan dengan konsep geoengineering yang penuh kontroversi. Silakan berikan perintah "YAX" untuk masuk ke Bab 7, bab penutup buku ini.</text:p>
          </text:section>
          <text:section text:style-name="Sect1" text:name="feedback-form-60">
            <text:p text:style-name="P88"/>
          </text:section>
        </text:section>
        <text:section text:style-name="Sect1" text:name="3bde62e61797094b">
          <text:p text:style-name="Text_20_body"/>
          <text:section text:style-name="Sect1" text:name="user-query-content-61">
            <text:p text:style-name="P125">YAX </text:p>
          </text:section>
          <text:p text:style-name="P88"><text:soft-page-break/>Tampilkan alur berpikir</text:p>
          <text:section text:style-name="Sect2" text:name="model-response-message-contentr_3bde62e61797094b">
            <text:p text:style-name="Text_20_body">Baik, kita sudah sampai di penghujung perjalanan kita, yaitu <text:span text:style-name="Strong_20_Emphasis">Bab 7: Masa Depan Pengendalian Cuaca: Kembali ke Pertanyaan Awal</text:span>. Ini adalah bab penutup kita.</text:p>
            <text:p text:style-name="Horizontal_20_Line"/>
            <text:p text:style-name="Text_20_body"><text:span text:style-name="Strong_20_Emphasis">(Menjawab Prompt 44: Pengantar Bab 7)</text:span></text:p>
            <text:p text:style-name="Text_20_body">Wah, nggak terasa ya, kita sudah melakukan perjalanan panjang banget bareng-bareng! Kita sudah menjelajahi mimpi ribuan tahun manusia untuk bisa 'mengatur' langit (Bab 1). Kita sudah membongkar sains di balik awan dan cara kerja teknologi modifikasi cuaca (Bab 2). Kita sudah jadi detektif ilmiah yang mencoba menilai apakah teknologi ini benar-benar berhasil atau tidak (Bab 3). Kita sudah menimbang-nimbang sisi manfaat dan juga sisi risikonya yang seperti pedang bermata dua (Bab 4). Kita juga sudah merenungkan pertanyaan-pertanyaan etika, keadilan, dan aturan main yang rumit di baliknya (Bab 5). Bahkan, kita sudah melihat kaitannya (atau ketiadaan kaitannya) dengan krisis iklim global dan berkenalan dengan ide geoengineering yang kontroversial (Bab 6). Lengkap sudah petualangan kita sejauh ini!</text:p>
            <text:p text:style-name="Text_20_body">Nah, di bab terakhir ini, saatnya kita mencoba sedikit 'mengintip' ke <text:span text:style-name="Strong_20_Emphasis">masa depan</text:span>. Kira-kira, akan seperti apa ya perkembangan teknologi modifikasi cuaca ini selanjutnya? Adakah teknologi baru yang sedang dikembangkan oleh para ilmuwan saat ini (per Sabtu, 26 April 2025 ini)? Apa kata para ahli tentang arah perkembangannya di tahun-tahun mendatang? Dan, yang paling penting, setelah semua diskusi kita dari awal sampai akhir, kita akan kembali lagi ke pertanyaan mendasar yang menjadi judul buku ini: Jadi, <text:span text:style-name="Strong_20_Emphasis">sejauh mana sih 'mengendalikan cuaca' itu cuma mitos, dan sejauh mana itu sudah jadi kenyataan?</text:span> Kita akan coba merangkum jawabannya. Terakhir, dan ini nggak kalah penting, kita akan pikirkan bersama: Sebagai generasi muda Indonesia yang akan mewarisi planet ini, <text:span text:style-name="Strong_20_Emphasis">apa sih peran yang bisa kita ambil</text:span> dalam menghadapi isu serumit ini? Yuk, kita tuntaskan petualangan ini dan tarik kesimpulan bersama!</text:p>
            <text:p text:style-name="Horizontal_20_Line"/>
            <text:p text:style-name="Text_20_body"><text:span text:style-name="Strong_20_Emphasis">(Prompt Saran Ilustrasi)</text:span></text:p>
            <text:p text:style-name="Quotations"><text:span text:style-name="Emphasis">Prompt Ilustrasi:</text:span> Buat gambar untuk pembuka Bab 7 yang bernuansa masa depan tapi juga reflektif. Mungkin gambar siluet seorang remaja berdiri di persimpangan jalan, satu jalan menuju langit dengan ikon teknologi modifikasi cuaca futuristik (drone, laser?), jalan lain menuju ikon Bumi yang lebih 'alami' atau 'sehat'. Di langit di atas persimpangan, ada tanda tanya besar dan mungkin ikon jam atau kalender. Judul "Bab 7: Masa Depan &amp; Kesimpulan" diletakkan dengan jelas.</text:p>
            <text:p text:style-name="Horizontal_20_Line"/>
            <text:p text:style-name="Text_20_body"><text:soft-page-break/>Pengantar Bab 7 selesai. Silakan berikan perintah "YAX" untuk melanjutkan ke subbab pertama di Bab 7 tentang teknologi terbaru dan riset.</text:p>
          </text:section>
          <text:section text:style-name="Sect1" text:name="feedback-form-61">
            <text:p text:style-name="P88"/>
          </text:section>
        </text:section>
        <text:section text:style-name="Sect1" text:name="c7c3858199afec95">
          <text:p text:style-name="Text_20_body"/>
          <text:section text:style-name="Sect1" text:name="user-query-content-62">
            <text:p text:style-name="P125">YAX </text:p>
          </text:section>
          <text:p text:style-name="P88">Tampilkan alur berpikir</text:p>
          <text:section text:style-name="Sect2" text:name="model-response-message-contentr_c7c3858199afec95">
            <text:p text:style-name="Text_20_body">Baik, mari kita intip perkembangan terbaru di dunia modifikasi cuaca dalam <text:span text:style-name="Strong_20_Emphasis">Subbab 7.1</text:span>.</text:p>
            <text:p text:style-name="Horizontal_20_Line"/>
            <text:p text:style-name="Text_20_body"><text:span text:style-name="Strong_20_Emphasis">(Menjawab Prompt 45: Subbab 7.1 - Teknologi Terbaru dan Riset yang Sedang Berjalan)</text:span></text:p>
            <text:p text:style-name="Text_20_body">Meskipun konsep dasar <text:span text:style-name="Emphasis">cloud seeding</text:span> (pakai perak iodida atau garam) itu sudah ditemukan sejak pertengahan abad ke-20, bukan berarti penelitian di bidang ini berhenti begitu saja lho. Para ilmuwan dan insinyur di seluruh dunia terus berusaha untuk membuat teknologi modifikasi cuaca ini jadi lebih <text:span text:style-name="Strong_20_Emphasis">efektif</text:span>, lebih <text:span text:style-name="Strong_20_Emphasis">efisien</text:span>, dan yang paling penting, lebih <text:span text:style-name="Strong_20_Emphasis">bisa diprediksi</text:span> hasilnya. Nah, apa saja sih area perkembangan atau riset yang sedang berjalan saat ini (per Sabtu, 26 April 2025)?</text:p>
            <text:list xml:id="list7837779922474814914" text:style-name="L47">
              <text:list-item>
                <text:p text:style-name="P112"><text:span text:style-name="Strong_20_Emphasis">Penargetan Awan yang Makin 'Pintar':</text:span> Salah satu fokus utama riset saat ini adalah bagaimana caranya memilih awan target yang paling 'pas' untuk disemai. Karena nggak semua awan akan merespons <text:span text:style-name="Emphasis">seeding</text:span> dengan baik. Di sinilah teknologi modern berperan! Para ilmuwan kini menggunakan <text:span text:style-name="Strong_20_Emphasis">model komputer atmosfer</text:span> yang jauh lebih canggih, data dari <text:span text:style-name="Strong_20_Emphasis">satelit cuaca generasi terbaru</text:span> yang resolusinya makin tinggi, serta <text:span text:style-name="Strong_20_Emphasis">radar cuaca Doppler</text:span> yang bisa 'melihat' struktur internal awan dengan lebih detail. Bahkan, ada juga eksplorasi penggunaan <text:span text:style-name="Strong_20_Emphasis">kecerdasan buatan (AI) atau </text:span><text:span text:style-name="Strong_20_Emphasis"><text:span text:style-name="Emphasis">machine learning</text:span></text:span> untuk menganalisis semua data ini dan membantu memutuskan kapan, di mana, dan bagaimana sebaiknya operasi <text:span text:style-name="Emphasis">seeding</text:span> dilakukan agar peluang berhasilnya paling optimal. Harapannya, operasi seperti TMC di Indonesia bisa jadi lebih efektif dan efisien. </text:p>
              </text:list-item>
              <text:list-item>
                <text:p text:style-name="P112"><text:span text:style-name="Strong_20_Emphasis">Metode Penyampaian yang Lebih Fleksibel?</text:span> Selain penargetan, cara 'mengantar' bibit ke awan juga terus dikembangkan. Salah satu yang cukup banyak dibicarakan adalah potensi penggunaan <text:span text:style-name="Strong_20_Emphasis">pesawat tanpa awak (drone atau UAV)</text:span>. Drone dianggap punya beberapa kelebihan potensial: mungkin bisa lebih murah biaya operasinya dibanding pesawat besar berawak, bisa terbang lebih lama, dan mungkin bisa mencapai area awan yang sulit atau berbahaya bagi pesawat biasa. Riset penggunaan drone untuk <text:span text:style-name="Emphasis">cloud seeding</text:span> ini sedang berjalan di beberapa tempat. </text:p>
              </text:list-item>
              <text:list-item>
                <text:p text:style-name="P112"><text:span text:style-name="Strong_20_Emphasis">Mencari 'Bibit' Alternatif:</text:span> Meskipun perak iodida (AgI) dan garam (NaCl) masih jadi bahan utama, terus ada upaya (walaupun mungkin tidak secepat yang diharapkan) untuk mencari atau mengembangkan <text:span text:style-name="Strong_20_Emphasis">bahan penyemai alternatif</text:span>. Tujuannya bisa untuk mencari bahan yang secara <text:soft-page-break/>ilmiah terbukti <text:span text:style-name="Strong_20_Emphasis">lebih ramah lingkungan</text:span> dalam jangka panjang dibanding AgI, atau mungkin bahan baru yang <text:span text:style-name="Strong_20_Emphasis">lebih efektif</text:span> memicu hujan dalam kondisi awan tertentu. </text:p>
              </text:list-item>
              <text:list-item>
                <text:p text:style-name="P112"><text:span text:style-name="Strong_20_Emphasis">Evaluasi Hasil yang Lebih Akurat:</text:span> Mengingat betapa sulitnya membuktikan keberhasilan <text:span text:style-name="Emphasis">cloud seeding</text:span> (seperti dibahas di Bab 3), para ilmuwan juga terus mengembangkan <text:span text:style-name="Strong_20_Emphasis">metode observasi dan analisis statistik</text:span> yang lebih canggih. Penggunaan radar dual-polarisasi yang bisa membedakan bentuk partikel di awan (air atau es), data satelit yang lebih detail, dan teknik statistik yang lebih kuat diharapkan bisa membantu 'memisahkan' efek <text:span text:style-name="Emphasis">seeding</text:span> dari variasi cuaca alami dengan lebih baik, meskipun tantangannya tetap besar. </text:p>
              </text:list-item>
              <text:list-item>
                <text:p text:style-name="P112"><text:span text:style-name="Strong_20_Emphasis">Ide-ide Eksploratif Lainnya:</text:span> Ada juga beberapa jalur riset yang sifatnya masih sangat <text:span text:style-name="Strong_20_Emphasis">eksploratif</text:span> atau bahkan spekulatif. Misalnya, penelitian skala kecil di laboratorium untuk melihat apakah <text:span text:style-name="Strong_20_Emphasis">muatan listrik</text:span> bisa dipakai untuk mempengaruhi pembentukan tetesan hujan, atau apakah <text:span text:style-name="Strong_20_Emphasis">gelombang suara (akustik)</text:span> punya efek pada awan. Tapi, perlu diingat, ide-ide seperti ini masih sangat jauh dari penerapan praktis di lapangan. Untuk teknologi yang lebih mapan seperti penghalauan kabut atau penekanan hujan es, perkembangannya cenderung bersifat perbaikan kecil-kecilan pada metode yang sudah ada. </text:p>
              </text:list-item>
              <text:list-item>
                <text:p text:style-name="P75"><text:span text:style-name="Strong_20_Emphasis">Riset Geoengineering (Tetap Berjalan, Tetap Kontroversial):</text:span> Seperti disinggung di Bab 6, riset di bidang geoengineering juga terus berjalan di beberapa pusat penelitian global. Fokusnya terutama pada <text:span text:style-name="Strong_20_Emphasis">pemodelan komputer</text:span> untuk memahami potensi dampak dan risiko SRM (seperti SAI), serta pengembangan teknologi <text:span text:style-name="Strong_20_Emphasis">CDR</text:span> (penangkapan karbon). Namun, karena kontroversi etika, politik, dan tata kelola yang sangat besar, eksperimen SRM di atmosfer terbuka masih sangat terbatas dan ditentang banyak pihak. Implementasi skala besar masih terlihat sangat jauh. </text:p>
              </text:list-item>
            </text:list>
            <text:p text:style-name="Text_20_body">Jadi, kalau kita lihat trennya, kemajuan dalam modifikasi cuaca konvensional saat ini lebih bersifat <text:span text:style-name="Strong_20_Emphasis">penyempurnaan bertahap (inkremental)</text:span> pada teknik yang sudah ada – membuatnya sedikit lebih pintar, sedikit lebih terukur – daripada penemuan revolusioner yang tiba-tiba mengubah segalanya.</text:p>
            <text:p text:style-name="Horizontal_20_Line"/>
            <text:p text:style-name="Text_20_body"><text:span text:style-name="Strong_20_Emphasis">(Prompt Saran Ilustrasi)</text:span></text:p>
            <text:p text:style-name="Quotations"><text:span text:style-name="Emphasis">Prompt Ilustrasi:</text:span> Buat infografis modern dengan ikon-ikon yang mewakili area riset terbaru. Misalnya: ikon otak/chip AI di atas awan (penargetan pintar), ikon drone terbang menuju awan (metode baru), ikon daun hijau di samping tabung kimia (bahan ramah lingkungan), ikon grafik statistik yang lebih jelas (evaluasi akurat), ikon tanda petir/gelombang suara dengan tanda ? (ide eksploratif). Beri judul "Riset Modifikasi Cuaca Terkini: Penyempurnaan Bertahap".</text:p>
            <text:p text:style-name="Horizontal_20_Line"/>
            <text:p text:style-name="Text_20_body"><text:soft-page-break/>Pembahasan teknologi terbaru dan riset selesai. Silakan berikan perintah "YAX" untuk melanjutkan ke subbab berikutnya tentang prediksi para ahli.</text:p>
          </text:section>
          <text:section text:style-name="Sect1" text:name="feedback-form-62">
            <text:p text:style-name="P88"/>
          </text:section>
        </text:section>
        <text:section text:style-name="Sect1" text:name="9431b3c8884c437e">
          <text:p text:style-name="Text_20_body"/>
          <text:section text:style-name="Sect1" text:name="user-query-content-63">
            <text:p text:style-name="P125">YAX </text:p>
          </text:section>
          <text:p text:style-name="P88">Tampilkan alur berpikir</text:p>
          <text:section text:style-name="Sect2" text:name="model-response-message-contentr_9431b3c8884c437e">
            <text:p text:style-name="Text_20_body">Oke, mari kita coba teropong masa depan di <text:span text:style-name="Strong_20_Emphasis">Subbab 7.2</text:span>: Akan seperti apa ya modifikasi cuaca nanti?</text:p>
            <text:p text:style-name="Horizontal_20_Line"/>
            <text:p text:style-name="Text_20_body"><text:span text:style-name="Strong_20_Emphasis">(Menjawab Prompt 46: Subbab 7.2 - Prediksi Para Ahli: Akan Seperti Apa Modifikasi Cuaca di Masa Depan?)</text:span></text:p>
            <text:p text:style-name="Text_20_body">Memprediksi masa depan itu tentu saja sulit, apalagi untuk teknologi yang serumit dan sekontroversial modifikasi cuaca ini. Tidak ada bola kristal yang bisa memberi kita jawaban pasti. Tapi, dengan melihat tren saat ini (ingat, sekarang Sabtu, 26 April 2025), perkembangan riset, dan tantangan global yang kita hadapi, kita bisa coba meraba-raba beberapa kemungkinan arah atau prediksi dari para ahli tentang masa depan 'pengaturan' cuaca ini, katakanlah dalam 10 hingga 30 tahun ke depan:</text:p>
            <text:list xml:id="list2727444754124891264" text:style-name="L48">
              <text:list-item>
                <text:p text:style-name="P113"><text:span text:style-name="Strong_20_Emphasis">Makin Dibutuhkan (atau Diinginkan) karena Tekanan Iklim?</text:span> Ini prediksi yang cukup banyak muncul. Seiring dampak perubahan iklim yang makin nyata – seperti musim kemarau yang makin kering di beberapa wilayah Indonesia, pola hujan yang tak menentu, atau risiko kebakaran hutan dan lahan (karhutla) yang terus mengintai – ada kemungkinan <text:span text:style-name="Strong_20_Emphasis">permintaan terhadap teknologi modifikasi cuaca (khususnya TMC hujan buatan) justru akan meningkat</text:span>. Teknologi ini mungkin akan semakin dilihat sebagai salah satu ‘alat bantu’ penting dalam strategi <text:span text:style-name="Strong_20_Emphasis">adaptasi</text:span> terhadap perubahan iklim, terutama untuk mengamankan sumber daya air atau mengurangi risiko bencana tertentu, meskipun para ahli tetap mengingatkan soal keterbatasan dan ketidakpastiannya. </text:p>
              </text:list-item>
              <text:list-item>
                <text:p text:style-name="P113"><text:span text:style-name="Strong_20_Emphasis">Operasi yang Lebih 'Cerdas' dan Terukur?</text:span> Sejalan dengan perkembangan teknologi pemantauan dan pemodelan (seperti dibahas di 7.1), ada harapan bahwa operasi modifikasi cuaca di masa depan akan menjadi lebih <text:span text:style-name="Strong_20_Emphasis">strategis dan terukur</text:span>. Bukan lagi sekadar 'menyemai sebanyak mungkin', tapi lebih ke intervensi yang <text:span text:style-name="Strong_20_Emphasis">tepat sasaran</text:span>, dilakukan hanya pada waktu dan lokasi di mana model prediksi (mungkin dibantu AI) menunjukkan peluang keberhasilan paling tinggi untuk mencapai tujuan spesifik (misalnya, mengisi waduk X sekian persen). Evaluasi hasilnya pun diharapkan bisa lebih kuantitatif. </text:p>
              </text:list-item>
              <text:list-item>
                <text:p text:style-name="P113"><text:span text:style-name="Strong_20_Emphasis">Fokus pada Aplikasi Niche yang Lebih Jelas?</text:span> Mungkin juga penggunaan modifikasi cuaca akan lebih terkonsentrasi pada aplikasi-aplikasi yang manfaatnya relatif lebih jelas, risikonya lebih terkendali, dan lebih bisa diterima masyarakat luas. Contohnya seperti <text:span text:style-name="Strong_20_Emphasis">manajemen air untuk </text:span><text:soft-page-break/><text:span text:style-name="Strong_20_Emphasis">waduk-waduk vital</text:span> (PLTA, air minum), <text:span text:style-name="Strong_20_Emphasis">penghalauan kabut</text:span> di bandara-bandara penting, atau mungkin <text:span text:style-name="Strong_20_Emphasis">penekanan hujan es</text:span> di daerah pertanian bernilai ekonomi sangat tinggi (jika efektivitasnya bisa lebih dibuktikan). Aplikasi yang lebih spekulatif atau kontroversial mungkin akan kurang diminati. </text:p>
              </text:list-item>
              <text:list-item>
                <text:p text:style-name="P113"><text:span text:style-name="Strong_20_Emphasis">Kerja Sama Regional/Global atau Malah Konflik?</text:span> Ini pertanyaan besar. Jika penggunaan modifikasi cuaca makin marak, terutama di kawasan padat seperti Asia Tenggara, akankah negara-negara (termasuk Indonesia dan tetangganya) berhasil duduk bersama dan menyepakati <text:span text:style-name="Strong_20_Emphasis">aturan main yang adil</text:span> untuk mencegah dampak negatif lintas batas dan potensi konflik 'perebutan hujan'? Atau sebaliknya, ketiadaan aturan yang jelas justru akan <text:span text:style-name="Strong_20_Emphasis">meningkatkan kecurigaan dan ketegangan</text:span> antar negara? Ini akan jadi ujian penting bagi diplomasi regional dan internasional. </text:p>
              </text:list-item>
              <text:list-item>
                <text:p text:style-name="P113"><text:span text:style-name="Strong_20_Emphasis">Tuntutan Transparansi dan Pengawasan Publik Makin Kuat?</text:span> Seiring meningkatnya kesadaran masyarakat akan isu lingkungan dan iklim, kemungkinan besar <text:span text:style-name="Strong_20_Emphasis">tekanan publik untuk transparansi, partisipasi, dan tata kelola yang lebih baik</text:span> dalam setiap proyek modifikasi cuaca juga akan semakin kuat. Pemerintah atau pihak pelaksana tidak bisa lagi melakukan operasi secara diam-diam tanpa penjelasan yang memadai kepada publik. Pengawasan yang lebih ketat mungkin akan dituntut. </text:p>
              </text:list-item>
              <text:list-item>
                <text:p text:style-name="P76"><text:span text:style-name="Strong_20_Emphasis">Bagaimana Nasib Geoengineering (SRM)?</text:span> Ini mungkin prediksi yang paling sulit. Sebagian ahli sangat pesimis SRM akan pernah diterapkan karena risiko dan masalah tata kelolanya terlalu besar. Mereka yakin fokus dunia akan (dan harus) tetap pada pengurangan emisi. Tapi, ada juga ahli lain yang khawatir jika upaya mitigasi global terus gagal dan dampak pemanasan global menjadi benar-benar katastrofik, tekanan politik untuk setidaknya <text:span text:style-name="Strong_20_Emphasis">mencoba SRM dalam skala terbatas</text:span> sebagai 'rem darurat' mungkin akan muncul di dekade-dekade mendatang, meskipun dengan pertentangan hebat. Masa depan SRM masih jadi tanda tanya besar yang menggantung di atas perdebatan iklim global. </text:p>
              </text:list-item>
            </text:list>
            <text:p text:style-name="Text_20_body">Jadi, masa depan modifikasi cuaca ini tampaknya akan sangat dinamis. Perkembangannya tidak hanya ditentukan oleh kemajuan teknologi semata, tapi juga oleh seberapa parah krisis iklim yang kita hadapi, bagaimana keputusan politik dibuat di tingkat nasional dan global, pertimbangan ekonomi, serta nilai-nilai etika dan keadilan yang dianut oleh masyarakat dunia.</text:p>
            <text:p text:style-name="Horizontal_20_Line"/>
            <text:p text:style-name="Text_20_body"><text:span text:style-name="Strong_20_Emphasis">(Prompt Saran Ilustrasi)</text:span></text:p>
            <text:p text:style-name="Quotations"><text:span text:style-name="Emphasis">Prompt Ilustrasi:</text:span> Buat gambar 'peta pikiran' atau 'jaring laba-laba' dengan judul "Masa Depan Modifikasi Cuaca?" di tengah. Cabang-cabangnya menunjukkan berbagai kemungkinan: "Makin Dibutuhkan (karena Iklim)?", "Lebih Cerdas &amp; Terukur (AI?)", "Fokus Aplikasi Niche?", "Kerja Sama Global (Ikon Jabat Tangan)" vs "Konflik <text:soft-page-break/>Regional (Ikon Pedang Bersilang?)", "Tuntutan Publik Meningkat (Ikon Megafon)", "Geoengineering (SRM): Tetap Tabu atau Jadi Pilihan Terpaksa? (Ikon Tanda Tanya Besar)". Gunakan ikon-ikon kecil yang relevan untuk setiap cabang.</text:p>
            <text:p text:style-name="Horizontal_20_Line"/>
            <text:p text:style-name="Text_20_body">Pembahasan prediksi masa depan selesai. Silakan berikan perintah "YAX" untuk melanjutkan ke subbab berikutnya yang akan merangkum jawaban "Mitos atau Kenyataan?".</text:p>
          </text:section>
          <text:section text:style-name="Sect1" text:name="feedback-form-63">
            <text:p text:style-name="P88"/>
          </text:section>
        </text:section>
        <text:section text:style-name="Sect1" text:name="d1b3fcec7fd4148a">
          <text:p text:style-name="Text_20_body"/>
          <text:section text:style-name="Sect1" text:name="user-query-content-64">
            <text:p text:style-name="P125">YAX </text:p>
          </text:section>
          <text:p text:style-name="P88">Tampilkan alur berpikir</text:p>
          <text:section text:style-name="Sect2" text:name="model-response-message-contentr_d1b3fcec7fd4148a">
            <text:p text:style-name="Text_20_body">Oke, sampailah kita pada momen untuk menjawab pertanyaan kunci yang menjadi judul buku ini di <text:span text:style-name="Strong_20_Emphasis">Subbab 7.3</text:span>.</text:p>
            <text:p text:style-name="Horizontal_20_Line"/>
            <text:p text:style-name="Text_20_body"><text:span text:style-name="Strong_20_Emphasis">(Menjawab Prompt 47: Subbab 7.3 - Jadi, Mitos atau Kenyataan? Merangkum Temuan Kita)</text:span></text:p>
            <text:p text:style-name="Text_20_body">Jadi, setelah kita menjelajahi begitu banyak aspek – dari sejarah, sains, bukti lapangan, risiko, manfaat, etika, hukum, hingga kaitannya dengan iklim – sekarang saatnya kita kembali ke pertanyaan paling mendasar: <text:span text:style-name="Strong_20_Emphasis">Mengendalikan cuaca itu sebenarnya MITOS atau KENYATAAN?</text:span></text:p>
            <text:p text:style-name="Text_20_body">Kalau kamu mengharapkan jawaban sederhana "ya" atau "tidak", mungkin kamu akan sedikit kecewa. Karena, seperti banyak hal rumit lainnya di dunia ini, jawabannya ternyata <text:span text:style-name="Strong_20_Emphasis">tidak hitam-putih</text:span>, melainkan berada di <text:span text:style-name="Strong_20_Emphasis">wilayah abu-abu di antara keduanya</text:span>. Mari kita rangkum apa yang membuatnya terasa seperti 'kenyataan' dan apa yang membuatnya masih terasa seperti 'mitos' (atau setidaknya, klaim yang berlebihan), berdasarkan apa yang kita ketahui hingga hari ini (Sabtu, 26 April 2025):</text:p>
            <text:p text:style-name="Text_20_body"><text:span text:style-name="Strong_20_Emphasis">Sisi KENYATAAN-nya:</text:span></text:p>
            <text:list xml:id="list1390504909644202839" text:style-name="L49">
              <text:list-item>
                <text:p text:style-name="P114"><text:span text:style-name="Strong_20_Emphasis">Bukan Sihir, Ada Sainsnya:</text:span> Upaya modifikasi cuaca itu bukan praktik klenik atau fiksi ilmiah murni. Ada dasar <text:span text:style-name="Strong_20_Emphasis">ilmu pengetahuan atmosfer (fisika awan)</text:span> yang melandasinya, seperti yang kita pelajari di Bab 2. </text:p>
              </text:list-item>
              <text:list-item>
                <text:p text:style-name="P114"><text:span text:style-name="Strong_20_Emphasis">Beberapa Aplikasi Terbukti Berhasil:</text:span> Untuk beberapa tujuan yang sangat spesifik dan kondisi tertentu, modifikasi cuaca memang <text:span text:style-name="Strong_20_Emphasis">terbukti efektif</text:span>. Contoh paling jelas adalah <text:span text:style-name="Strong_20_Emphasis">penghalauan kabut dingin</text:span> di bandara menggunakan es kering atau propan cair. Ini sudah jadi teknologi operasional di banyak tempat. </text:p>
              </text:list-item>
              <text:list-item>
                <text:p text:style-name="P77"><text:span text:style-name="Strong_20_Emphasis">Secara Fisik BISA Mempengaruhi Awan:</text:span> Eksperimen di laboratorium <text:soft-page-break/>maupun pengamatan langsung di atmosfer menunjukkan bahwa teknik <text:span text:style-name="Emphasis">cloud seeding</text:span> (misalnya menggunakan AgI atau garam seperti pada TMC di Indonesia) <text:span text:style-name="Strong_20_Emphasis">memang bisa</text:span> mempengaruhi proses fisika mikro di dalam awan – seperti memicu pembentukan kristal es atau mempercepat penggabungan tetesan air – <text:span text:style-name="Emphasis">jika</text:span> kondisi awannya tepat. </text:p>
              </text:list-item>
            </text:list>
            <text:p text:style-name="Text_20_body"><text:span text:style-name="Strong_20_Emphasis">Sisi MITOS-nya (atau Klaim yang Berlebihan):</text:span></text:p>
            <text:list xml:id="list8745832648511127781" text:style-name="L50">
              <text:list-item>
                <text:p text:style-name="P115"><text:span text:style-name="Strong_20_Emphasis">Kontrol Penuh Itu Mustahil (Saat Ini):</text:span> Gagasan bahwa manusia bisa <text:span text:style-name="Strong_20_Emphasis">mengendalikan cuaca sepenuhnya</text:span> seperti menyetel AC – misalnya, 'memesan' cuaca cerah kapan saja, menghentikan badai apa pun sesuka hati, atau membuat hujan turun di padang pasir yang kering kerontang – itu masih masuk kategori <text:span text:style-name="Strong_20_Emphasis">mitos</text:span>. Kemampuan kita sangat jauh dari level 'pengendalian' semacam itu. </text:p>
              </text:list-item>
              <text:list-item>
                <text:p text:style-name="P115"><text:span text:style-name="Strong_20_Emphasis">Efektivitas Sering Tidak Pasti &amp; Terbatas:</text:span> Untuk aplikasi yang paling umum dan paling diharapkan, yaitu <text:span text:style-name="Strong_20_Emphasis">menambah curah hujan atau salju</text:span>, bukti keberhasilannya <text:span text:style-name="Strong_20_Emphasis">masih sering diperdebatkan</text:span>. Kalaupun ada efeknya, seringkali dianggap <text:span text:style-name="Strong_20_Emphasis">kecil atau moderat</text:span> (misalnya tambahan 5-15% dalam kondisi ideal), <text:span text:style-name="Strong_20_Emphasis">sangat bergantung pada kondisi atmosfer</text:span> yang tepat (tidak bisa dipaksakan), dan <text:span text:style-name="Strong_20_Emphasis">luar biasa sulit dibuktikan</text:span> secara ilmiah karena variabilitas cuaca alami. </text:p>
              </text:list-item>
              <text:list-item>
                <text:p text:style-name="P78"><text:span text:style-name="Strong_20_Emphasis">Klaim Konspirasi Tidak Berdasar:</text:span> Cerita-cerita atau teori konspirasi tentang adanya program rahasia pemerintah yang mengendalikan cuaca global atau menyemprotkan 'chemtrails' untuk tujuan jahat <text:span text:style-name="Strong_20_Emphasis">tidak didukung oleh bukti ilmiah</text:span> yang kredibel. </text:p>
              </text:list-item>
            </text:list>
            <text:p text:style-name="Text_20_body"><text:span text:style-name="Strong_20_Emphasis">Kesimpulannya?</text:span> Jawaban untuk "Mitos atau Kenyataan?" adalah <text:span text:style-name="Strong_20_Emphasis">keduanya, tapi tidak sepenuhnya</text:span>. Modifikasi cuaca adalah <text:span text:style-name="Strong_20_Emphasis">kenyataan</text:span> dalam arti bahwa itu adalah bidang teknologi yang nyata dengan dasar ilmiah dan beberapa aplikasi terbatas yang berhasil. Tapi, gagasan tentang <text:span text:style-name="Strong_20_Emphasis">'pengendalian cuaca'</text:span> dalam arti yang sesungguhnya (penuh kuasa, bisa diandalkan, skala besar) sebagian besar masih merupakan <text:span text:style-name="Strong_20_Emphasis">mitos</text:span> atau setidaknya harapan yang jauh dari kemampuan kita saat ini. Kenyataannya jauh lebih kompleks, lebih terbatas, dan lebih penuh ketidakpastian daripada yang sering kita bayangkan.</text:p>
            <text:p text:style-name="Horizontal_20_Line"/>
            <text:p text:style-name="Text_20_body"><text:span text:style-name="Strong_20_Emphasis">(Prompt Saran Ilustrasi)</text:span></text:p>
            <text:p text:style-name="Quotations"><text:span text:style-name="Emphasis">Prompt Ilustrasi:</text:span> Buat gambar Timbangan Keadilan yang besar. Satu sisi timbangan diberi label "MITOS" dengan ikon di atasnya seperti tongkat sihir, perisai anti-badai, tombol 'ON/OFF' cuaca. Sisi lain timbangan diberi label "KENYATAAN" dengan ikon seperti tabung reaksi (sains), awan disemai (teknik ada), grafik hasil yang naik sedikit tapi tidak pasti (efek terbatas/tak pasti). Buat posisi timbangan agak sedikit lebih berat ke sisi "MITOS" atau setidaknya tidak terlalu condong ke "KENYATAAN", untuk menunjukkan bahwa klaim <text:soft-page-break/>'pengendalian' itu lebih banyak mitosnya. Judul: "Mengendalikan Cuaca: Di Antara Mitos &amp; Kenyataan".</text:p>
            <text:p text:style-name="Horizontal_20_Line"/>
            <text:p text:style-name="Text_20_body">Rangkuman jawaban "Mitos atau Kenyataan" selesai. Silakan berikan perintah "YAX" untuk melanjutkan ke subbab terakhir buku ini: apa yang bisa kamu lakukan?</text:p>
          </text:section>
          <text:section text:style-name="Sect1" text:name="feedback-form-64">
            <text:p text:style-name="P88"/>
          </text:section>
        </text:section>
        <text:section text:style-name="Sect1" text:name="5767e30658082f4c">
          <text:p text:style-name="Text_20_body"/>
          <text:section text:style-name="Sect1" text:name="user-query-content-65">
            <text:p text:style-name="P125">YAX </text:p>
          </text:section>
          <text:p text:style-name="P88">Tampilkan alur berpikir</text:p>
          <text:section text:style-name="Sect2" text:name="model-response-message-contentr_5767e30658082f4c">
            <text:p text:style-name="Text_20_body">Baik, ini dia bagian terakhir dari Bab 7 dan juga bagian isi terakhir dari buku kita. Di <text:span text:style-name="Strong_20_Emphasis">Subbab 7.4</text:span> ini, fokusnya adalah pada kamu, sang pembaca.</text:p>
            <text:p text:style-name="Horizontal_20_Line"/>
            <text:p text:style-name="Text_20_body"><text:span text:style-name="Strong_20_Emphasis">(Menjawab Prompt 48: Subbab 7.4 - Apa yang Bisa Kamu Lakukan? Menjadi Generasi yang Kritis dan Peduli)</text:span></text:p>
            <text:p text:style-name="Text_20_body">Setelah membaca semua pembahasan yang mungkin terasa rumit dan penuh tanda tanya ini, kamu mungkin berpikir, "Terus, aku bisa ngapain dong? Aku kan cuma remaja?" Jangan salah! Justru sebagai generasi muda yang cerdas dan penuh energi, ada banyak hal penting yang bisa kamu lakukan terkait isu modifikasi cuaca, iklim, dan masa depan planet kita ini. Apa saja?</text:p>
            <text:list xml:id="list145319410647129394" text:style-name="L51">
              <text:list-item>
                <text:p text:style-name="P116"><text:span text:style-name="Strong_20_Emphasis">Jadi 'Filter' Informasi yang Andal (Berpikir Kritis):</text:span> Di zaman serba digital ini, informasi (dan juga hoaks!) menyebar cepat banget. Jangan mudah percaya begitu saja dengan berita heboh, video viral, atau postingan media sosial tentang 'chemtrails', 'senjata pengendali cuaca', atau klaim ajaib lainnya. Latih dirimu untuk selalu <text:span text:style-name="Strong_20_Emphasis">berpikir kritis</text:span>: Tanyakan, "Siapa sih yang menyebarkan info ini? Apa buktinya? Apakah sumbernya bisa dipercaya? Jangan-jangan ada kepentingan tersembunyi di baliknya?" Selalu coba cari informasi pembanding dari sumber-sumber yang kredibel, terutama dari lembaga ilmiah resmi (seperti BMKG untuk info cuaca dan TMC di Indonesia, atau WMO untuk skala global) atau media sains terpercaya. Belajarlah membedakan antara fakta ilmiah, opini, dan berita bohong. </text:p>
              </text:list-item>
              <text:list-item>
                <text:p text:style-name="P116"><text:span text:style-name="Strong_20_Emphasis">Tetap 'Kepo' dan Terus Belajar (Stay Informed):</text:span> Dunia sains dan teknologi itu berkembang terus. Isu iklim dan lingkungan juga sangat dinamis. Buku ini hanyalah 'pintu gerbang' awal. Jangan berhenti belajar di sini! Terus ikuti perkembangan terbaru tentang ilmu iklim, teknologi modifikasi cuaca (termasuk evaluasi proyek TMC di Indonesia jika ada berita resmi), dan juga perdebatan sengit seputar geoengineering. Semakin banyak kamu tahu dari sumber yang benar, semakin kuat pemahamanmu. </text:p>
              </text:list-item>
              <text:list-item>
                <text:p text:style-name="P116"><text:soft-page-break/><text:span text:style-name="Strong_20_Emphasis">Jangan Takut Berdiskusi (Engage in Discussion):</text:span> Isu-isu ini memang kompleks, tapi bukan berarti tidak bisa didiskusikan. Coba deh obrolin apa yang sudah kamu baca dan pelajari ini dengan teman-temanmu, keluargamu, atau guru di sekolah. Bertukar pikiran bisa membuka wawasan baru. Mungkin kamu bisa angkat topik ini untuk diskusi di kelas, atau di kegiatan ekstrakurikuler seperti klub sains, KIR (Kelompok Ilmiah Remaja), atau kelompok peduli lingkungan (mungkin di bawah OSIS ada Seksi Lingkungan Hidup?). Berbagi pengetahuan secara bertanggung jawab itu penting. </text:p>
              </text:list-item>
              <text:list-item>
                <text:p text:style-name="P116"><text:span text:style-name="Strong_20_Emphasis">Ingat Solusi Utamanya: Aksi Iklim Nyata! (Focus on Real Climate Action):</text:span> Ini mungkin pesan paling penting dari semua. Ingat ya, modifikasi cuaca itu <text:span text:style-name="Strong_20_Emphasis">bukan solusi utama</text:span> untuk krisis iklim. Teknologi ini paling banter hanya alat bantu yang sangat terbatas dan punya banyak risiko. Solusi yang <text:span text:style-name="Strong_20_Emphasis">benar-benar mendesak dan fundamental</text:span> adalah mengatasi akar masalahnya: <text:span text:style-name="Strong_20_Emphasis">pemanasan global akibat emisi gas rumah kaca</text:span>. Jadi, fokuskan energimu pada <text:span text:style-name="Strong_20_Emphasis">aksi iklim nyata</text:span>: Mulai dari diri sendiri (hemat listrik dan air, kurangi sampah plastik, pilih jalan kaki/sepeda/transportasi umum jika memungkinkan), hingga ikut mendorong perubahan yang lebih besar (mendukung penggunaan energi terbarukan seperti tenaga surya atau panas bumi di Indonesia, ikut kampanye menjaga hutan dan laut kita, menyuarakan pentingnya kebijakan pro-lingkungan). Membantu masyarakat di sekitarmu untuk beradaptasi dengan dampak iklim yang sudah terasa juga bagian dari aksi nyata. </text:p>
              </text:list-item>
              <text:list-item>
                <text:p text:style-name="P79"><text:span text:style-name="Strong_20_Emphasis">Mungkin Ini Jalan Masa Depanmu? (Future Careers):</text:span> Kalau kamu merasa isu atmosfer, iklim, lingkungan, dan teknologi ini sangat menarik, siapa tahu ini bisa jadi jalan karirmu di masa depan! Indonesia dan dunia butuh banyak banget ahli di bidang-bidang terkait: mulai dari ilmuwan atmosfer dan iklim, insinyur lingkungan, ahli hukum dan kebijakan lingkungan, pakar etika sains dan teknologi, hingga komunikator sains yang bisa menjelaskan hal rumit jadi mudah dipahami publik. Kontribusimu akan sangat berarti! </text:p>
              </text:list-item>
            </text:list>
            <text:p text:style-name="Text_20_body">Intinya, jangan pernah merasa kamu tidak bisa berbuat apa-apa. Dengan menjadi generasi yang <text:span text:style-name="Strong_20_Emphasis">kritis dalam berpikir, terus ingin belajar, berani berdiskusi, fokus pada aksi nyata, dan peduli pada nasib planet ini</text:span>, kamu sudah mengambil peran yang sangat penting. Masa depan bumi, termasuk atmosfer dan iklimnya yang berharga ini, ada di tangan generasi kalian!</text:p>
            <text:p text:style-name="Horizontal_20_Line"/>
            <text:p text:style-name="Text_20_body"><text:span text:style-name="Strong_20_Emphasis">(Prompt Saran Ilustrasi)</text:span></text:p>
            <text:p text:style-name="Quotations"><text:span text:style-name="Emphasis">Prompt Ilustrasi:</text:span> Buat gambar penutup buku yang positif dan memberdayakan. Tampilkan sekelompok remaja (beragam etnis/gender) sedang berdiskusi, membaca buku/tablet (mencari info), menanam pohon, atau melihat ke arah matahari terbit dengan ekspresi <text:soft-page-break/>optimis. Latar belakangnya bisa berupa Bumi yang terlihat lebih 'sehat' atau ikon-ikon energi terbarukan. Beri judul atau teks inspiratif seperti "Generasi Kritis &amp; Peduli untuk Masa Depan Bumi" atau "Pengetahuan adalah Kekuatan Aksi!".</text:p>
            <text:p text:style-name="Horizontal_20_Line"/>
            <text:p text:style-name="Text_20_body">Bab 7 dan seluruh bagian isi utama buku selesai. Jika Anda ingin melanjutkan ke bagian tambahan seperti Glosarium atau Daftar Pustaka, silakan beri tahu saya. Jika tidak, tugas penyusunan isi berdasarkan prompt sudah selesai.</text:p>
          </text:section>
          <text:section text:style-name="Sect1" text:name="feedback-form-65">
            <text:p text:style-name="P88"/>
          </text:section>
        </text:section>
        <text:section text:style-name="Sect1" text:name="08ad699704b72a1c">
          <text:p text:style-name="Text_20_body"/>
          <text:section text:style-name="Sect1" text:name="user-query-content-66">
            <text:p text:style-name="P125">YAX </text:p>
          </text:section>
          <text:p text:style-name="P88">Tampilkan alur berpikir</text:p>
          <text:section text:style-name="Sect2" text:name="model-response-message-contentr_08ad699704b72a1c">
            <text:p text:style-name="Text_20_body">Baik, kita sudah menyelesaikan seluruh bab isi utama dari buku "Mengendalikan Cuaca: Mitos atau Kenyataan?".</text:p>
            <text:p text:style-name="Text_20_body">Sesuai kerangka awal, bagian selanjutnya adalah <text:span text:style-name="Strong_20_Emphasis">Glosarium</text:span> atau daftar istilah penting yang mungkin baru bagi pembaca remaja, lengkap dengan penjelasan sederhananya. Berikut adalah contoh isi untuk Glosarium:</text:p>
            <text:p text:style-name="Horizontal_20_Line"/>
            <text:p text:style-name="Text_20_body"><text:span text:style-name="Strong_20_Emphasis">(Menjawab untuk Bagian: Glosarium)</text:span></text:p>
            <text:p text:style-name="Text_20_body"><text:span text:style-name="Strong_20_Emphasis">GLOSARIUM: Kamus Mini Istilah Cuaca &amp; Iklim</text:span></text:p>
            <text:p text:style-name="Text_20_body">Bingung dengan beberapa istilah 'aneh' yang muncul di buku ini? Tenang! Ini kamus mini untuk membantumu:</text:p>
            <text:list xml:id="list1766422026359245770" text:style-name="L52">
              <text:list-item>
                <text:p text:style-name="P117"><text:span text:style-name="Strong_20_Emphasis">Adaptasi Cuaca/Iklim:</text:span> Upaya manusia untuk menyesuaikan diri atau mengurangi dampak negatif dari kondisi cuaca atau perubahan iklim yang terjadi (contoh: membangun tanggul banjir, memakai payung, menanam tanaman tahan kekeringan). Beda ya sama modifikasi cuaca! </text:p>
              </text:list-item>
              <text:list-item>
                <text:p text:style-name="P117"><text:span text:style-name="Strong_20_Emphasis">Aerosol:</text:span> Partikel padat atau cair super kecil yang melayang-layang di atmosfer. Bisa berasal dari alam (debu, garam laut, abu vulkanik) atau aktivitas manusia (polusi asap). Berperan penting dalam pembentukan awan dan juga jadi fokus dalam ide geoengineering SAI. </text:p>
              </text:list-item>
              <text:list-item>
                <text:p text:style-name="P117"><text:span text:style-name="Strong_20_Emphasis">Atmosfer:</text:span> Lapisan gas tebal yang menyelimuti planet Bumi. Tempat terjadinya semua fenomena cuaca dan iklim. Terdiri dari beberapa lapisan (Troposfer, Stratosfer, dll.). </text:p>
              </text:list-item>
              <text:list-item>
                <text:p text:style-name="P117"><text:span text:style-name="Strong_20_Emphasis">Cloud Seeding (Penyemaian Awan):</text:span> Teknik modifikasi cuaca paling umum, yaitu 'menebar' bahan kimia tertentu (seperti perak iodida atau garam) ke dalam awan untuk mencoba memicu atau meningkatkan hujan/salju. Di Indonesia sering disebut TMC (Teknologi Modifikasi Cuaca). </text:p>
              </text:list-item>
              <text:list-item>
                <text:p text:style-name="P117"><text:soft-page-break/><text:span text:style-name="Strong_20_Emphasis">Contrails (Jejak Kondensasi):</text:span> Jejak putih seperti garis lurus yang ditinggalkan pesawat terbang tinggi di langit. Terbentuk dari uap air mesin pesawat yang membeku jadi kristal es di udara dingin. BUKAN 'chemtrails' (teori konspirasi). </text:p>
              </text:list-item>
              <text:list-item>
                <text:p text:style-name="P117"><text:span text:style-name="Strong_20_Emphasis">CDR (Carbon Dioxide Removal / Pengurangan Karbon Dioksida):</text:span> Salah satu kategori geoengineering yang bertujuan 'menyedot' atau mengurangi jumlah gas CO2 langsung dari atmosfer. </text:p>
              </text:list-item>
              <text:list-item>
                <text:p text:style-name="P117"><text:span text:style-name="Strong_20_Emphasis">ENMOD (Environmental Modification Convention):</text:span> Perjanjian internasional tahun 1977 yang melarang penggunaan teknik modifikasi lingkungan (termasuk cuaca) untuk tujuan <text:span text:style-name="Emphasis">perang</text:span> atau permusuhan. Tidak mengatur penggunaan damai. </text:p>
              </text:list-item>
              <text:list-item>
                <text:p text:style-name="P117"><text:span text:style-name="Strong_20_Emphasis">Garam Higroskopis (Hygroscopic Salts):</text:span> Jenis garam (seperti NaCl atau CaCl2) yang punya sifat 'rakus' menyerap uap air dari udara. Digunakan dalam <text:span text:style-name="Emphasis">cloud seeding</text:span> untuk awan hangat. </text:p>
              </text:list-item>
              <text:list-item>
                <text:p text:style-name="P117"><text:span text:style-name="Strong_20_Emphasis">Gas Rumah Kaca (GRK / Greenhouse Gases):</text:span> Gas-gas di atmosfer (terutama CO2, Metana, Dinitrogen Oksida) yang memerangkap panas matahari dan menyebabkan efek rumah kaca. Peningkatan konsentrasinya akibat aktivitas manusia adalah penyebab utama pemanasan global. </text:p>
              </text:list-item>
              <text:list-item>
                <text:p text:style-name="P117"><text:span text:style-name="Strong_20_Emphasis">Geoengineering (Rekayasa Iklim):</text:span> Ide intervensi atau campur tangan <text:span text:style-name="Emphasis">sengaja</text:span> dalam skala <text:span text:style-name="Emphasis">sangat besar</text:span> (global) pada sistem iklim Bumi untuk melawan perubahan iklim. Jauh lebih ekstrem dan kontroversial dibanding modifikasi cuaca biasa. </text:p>
              </text:list-item>
              <text:list-item>
                <text:p text:style-name="P117"><text:span text:style-name="Strong_20_Emphasis">Inti Kondensasi (Condensation Nuclei):</text:span> Partikel super kecil di atmosfer (debu, garam, polusi) yang menjadi 'tempat menempel' bagi uap air untuk berubah menjadi titik-titik air cair pembentuk awan. </text:p>
              </text:list-item>
              <text:list-item>
                <text:p text:style-name="P117"><text:span text:style-name="Strong_20_Emphasis">Keadilan Iklim (Climate Justice):</text:span> Konsep tentang <text:span text:style-name="Emphasis">fairness</text:span> atau keadilan terkait siapa yang menyebabkan perubahan iklim, siapa yang paling menderita dampaknya, dan siapa yang diuntungkan/dirugikan oleh solusi yang ditawarkan. </text:p>
              </text:list-item>
              <text:list-item>
                <text:p text:style-name="P117"><text:span text:style-name="Strong_20_Emphasis">Kondensasi:</text:span> Proses perubahan wujud zat dari gas (uap air) menjadi cair (titik air). Kunci pembentukan awan. </text:p>
              </text:list-item>
              <text:list-item>
                <text:p text:style-name="P117"><text:span text:style-name="Strong_20_Emphasis">Mitigasi Perubahan Iklim:</text:span> Upaya untuk <text:span text:style-name="Emphasis">mengurangi</text:span> atau <text:span text:style-name="Emphasis">mencegah</text:span> penyebab perubahan iklim, terutama dengan cara memotong emisi gas rumah kaca (misalnya beralih ke energi bersih, menghentikan penggundulan hutan). </text:p>
              </text:list-item>
              <text:list-item>
                <text:p text:style-name="P117"><text:span text:style-name="Strong_20_Emphasis">Modifikasi Cuaca (Weather Modification):</text:span> Usaha <text:span text:style-name="Emphasis">sengaja</text:span> manusia untuk mengubah kondisi cuaca (hujan, kabut, es) di suatu tempat (lokal/regional) dan waktu tertentu (jangka pendek). </text:p>
              </text:list-item>
              <text:list-item>
                <text:p text:style-name="P117"><text:span text:style-name="Strong_20_Emphasis">Perak Iodida (AgI / Silver Iodide):</text:span> Bahan kimia berbentuk kristal yang sering dipakai sebagai 'bibit' es dalam <text:span text:style-name="Emphasis">cloud seeding</text:span> untuk awan dingin, karena strukturnya mirip kristal es alami. </text:p>
              </text:list-item>
              <text:list-item>
                <text:p text:style-name="P117"><text:span text:style-name="Strong_20_Emphasis">Perubahan Iklim (Climate Change):</text:span> Pergeseran jangka panjang dalam pola statistik cuaca rata-rata global atau regional, terutama disebabkan oleh <text:soft-page-break/>pemanasan global akibat peningkatan GRK. </text:p>
              </text:list-item>
              <text:list-item>
                <text:p text:style-name="P117"><text:span text:style-name="Strong_20_Emphasis">Prinsip Kehati-hatian (Precautionary Principle):</text:span> Prinsip etika yang menyatakan bahwa jika suatu tindakan punya potensi bahaya serius (meskipun belum pasti), sebaiknya diambil tindakan pencegahan atau tidak dilakukan sampai ada bukti lebih kuat bahwa itu aman. </text:p>
              </text:list-item>
              <text:list-item>
                <text:p text:style-name="P117"><text:span text:style-name="Strong_20_Emphasis">SAI (Stratospheric Aerosol Injection / Injeksi Aerosol Stratosfer):</text:span> Metode geoengineering SRM yang paling banyak dibicarakan, yaitu ide menyemprotkan partikel aerosol pemantul cahaya ke lapisan stratosfer untuk mendinginkan bumi. Masih sangat teoritis dan kontroversial. </text:p>
              </text:list-item>
              <text:list-item>
                <text:p text:style-name="P117"><text:span text:style-name="Strong_20_Emphasis">SRM (Solar Radiation Management / Manajemen Radiasi Matahari):</text:span> Salah satu kategori geoengineering yang bertujuan mengurangi jumlah energi matahari yang diserap Bumi untuk mendinginkan planet. Contohnya SAI. </text:p>
              </text:list-item>
              <text:list-item>
                <text:p text:style-name="P117"><text:span text:style-name="Strong_20_Emphasis">Stratosfer:</text:span> Lapisan atmosfer Bumi yang berada di atas Troposfer (sekitar 10-50 km di atas permukaan laut). Lapisan ozon berada di sini. Target untuk metode geoengineering SAI. </text:p>
              </text:list-item>
              <text:list-item>
                <text:p text:style-name="P117"><text:span text:style-name="Strong_20_Emphasis">Termination Shock (Syok Penghentian):</text:span> Potensi bahaya dari geoengineering SRM: jika SRM dijalankan lama lalu tiba-tiba dihentikan, suhu global bisa melonjak naik sangat cepat. </text:p>
              </text:list-item>
              <text:list-item>
                <text:p text:style-name="P80"><text:span text:style-name="Strong_20_Emphasis">Troposfer:</text:span> Lapisan atmosfer paling bawah (dari permukaan laut hingga sekitar 10-15 km), tempat terjadinya sebagian besar fenomena cuaca (awan, hujan, badai) dan tempat kita hidup. Target operasi modifikasi cuaca biasa (<text:span text:style-name="Emphasis">cloud seeding</text:span>). </text:p>
              </text:list-item>
            </text:list>
            <text:p text:style-name="Horizontal_20_Line"/>
            <text:p text:style-name="Text_20_body"><text:span text:style-name="Strong_20_Emphasis">(Prompt Saran Ilustrasi)</text:span></text:p>
            <text:p text:style-name="Quotations"><text:span text:style-name="Emphasis">Prompt Ilustrasi:</text:span> Buat halaman glosarium yang menarik secara visual. Gunakan ikon-ikon kecil yang relevan di samping setiap istilah (misalnya ikon awan untuk 'Atmosfer', ikon tetesan air untuk 'Kondensasi', ikon partikel garam untuk 'Garam Higroskopis', ikon Bumi dengan payung untuk 'SRM', dll.). Gunakan layout dua kolom atau format kamus yang mudah dibaca.</text:p>
            <text:p text:style-name="Horizontal_20_Line"/>
            <text:p text:style-name="Text_20_body">Bagian Glosarium selesai. Apakah Anda ingin saya membuatkan prompt atau contoh isi untuk bagian terakhir, yaitu <text:span text:style-name="Strong_20_Emphasis">Daftar Pustaka/Sumber Bacaan Lanjutan</text:span>? Atau apakah tugas ini sudah selesai?</text:p>
          </text:section>
          <text:section text:style-name="Sect1" text:name="feedback-form-66">
            <text:p text:style-name="P88"/>
          </text:section>
        </text:section>
        <text:section text:style-name="Sect1" text:name="4ca534fa2a10bffd">
          <text:p text:style-name="Text_20_body"/>
          <text:section text:style-name="Sect1" text:name="user-query-content-67">
            <text:p text:style-name="P125">YAX </text:p>
          </text:section>
          <text:p text:style-name="P88">Tampilkan alur berpikir</text:p>
          <text:section text:style-name="Sect2" text:name="model-response-message-contentr_4ca534fa2a10bffd">
            <text:p text:style-name="Text_20_body"><text:soft-page-break/>Oke, kita sampai di bagian paling akhir dari struktur buku kita, yaitu <text:span text:style-name="Strong_20_Emphasis">Daftar Pustaka/Sumber Bacaan Lanjutan</text:span>.</text:p>
            <text:p text:style-name="Horizontal_20_Line"/>
            <text:p text:style-name="Text_20_body"><text:span text:style-name="Strong_20_Emphasis">(Menjawab untuk Bagian: Daftar Pustaka/Sumber Bacaan Lanjutan)</text:span></text:p>
            <text:p text:style-name="Text_20_body"><text:span text:style-name="Strong_20_Emphasis">MAU TAHU LEBIH BANYAK?</text:span></text:p>
            <text:p text:style-name="Text_20_body">Buku ini hanyalah pengantar singkat ke dunia modifikasi cuaca, perubahan iklim, dan geoengineering yang sangat luas dan terus berkembang. Kalau kamu masih penasaran dan ingin menggali lebih dalam, berikut adalah beberapa jenis sumber atau lembaga yang bisa kamu jadikan titik awal pencarian informasi lebih lanjut. Ingat ya, selalu periksa tanggal publikasi (usahakan cari yang terbaru) dan kredibilitas sumbernya!</text:p>
            <text:p text:style-name="Text_20_body"><text:span text:style-name="Strong_20_Emphasis">1. Organisasi Internasional:</text:span></text:p>
            <text:list xml:id="list417638381701331447" text:style-name="L53">
              <text:list-item>
                <text:p text:style-name="P118"><text:span text:style-name="Strong_20_Emphasis">World Meteorological Organization (WMO):</text:span> Ini adalah badan PBB khusus untuk urusan cuaca, iklim, dan air. Mereka sering mengeluarkan laporan atau pernyataan resmi tentang status ilmiah modifikasi cuaca dan isu terkait. Coba cari publikasi mereka di website resminya (wmo.int). </text:p>
              </text:list-item>
              <text:list-item>
                <text:p text:style-name="P81"><text:span text:style-name="Strong_20_Emphasis">Intergovernmental Panel on Climate Change (IPCC):</text:span> Meskipun fokus utamanya adalah perubahan iklim secara umum (penyebab, dampak, mitigasi, adaptasi), laporan-laporan IPCC (tersedia di ipcc.ch) adalah sumber paling otoritatif dan komprehensif untuk memahami dasar-dasar ilmu iklim yang sangat penting dalam konteks ini. Mereka juga kadang menyinggung tentang geoengineering. </text:p>
              </text:list-item>
            </text:list>
            <text:p text:style-name="Text_20_body"><text:span text:style-name="Strong_20_Emphasis">2. Lembaga Nasional di Indonesia:</text:span></text:p>
            <text:list xml:id="list6003924279028916031" text:style-name="L54">
              <text:list-item>
                <text:p text:style-name="P119"><text:span text:style-name="Strong_20_Emphasis">Badan Meteorologi, Klimatologi, dan Geofisika (BMKG):</text:span> Sebagai lembaga pemerintah utama untuk urusan cuaca dan iklim di Indonesia, website resmi BMKG (bmkg.go.id) adalah sumber terpercaya untuk informasi cuaca terkini, analisis iklim, dan kadang juga berita atau penjelasan tentang operasi Teknologi Modifikasi Cuaca (TMC) yang mereka lakukan. </text:p>
              </text:list-item>
              <text:list-item>
                <text:p text:style-name="P119"><text:span text:style-name="Strong_20_Emphasis">Badan Riset dan Inovasi Nasional (BRIN):</text:span> BRIN (brin.go.id) kini menjadi induk bagi banyak lembaga riset pemerintah, termasuk yang mungkin melakukan penelitian terkait atmosfer, iklim, atau teknologi modifikasi cuaca/lingkungan. Publikasi atau siaran pers dari peneliti BRIN bisa jadi sumber informasi penting. </text:p>
              </text:list-item>
              <text:list-item>
                <text:p text:style-name="P119"><text:span text:style-name="Strong_20_Emphasis">Badan Nasional Penanggulangan Bencana (BNPB):</text:span> Karena TMC sering dikaitkan dengan upaya mitigasi bencana (karhutla, kekeringan), website BNPB (bnpb.go.id) kadang memuat informasi terkait operasi TMC dalam konteks penanggulangan bencana. </text:p>
              </text:list-item>
              <text:list-item>
                <text:p text:style-name="P82"><text:span text:style-name="Strong_20_Emphasis">Kementerian Lingkungan Hidup dan Kehutanan (KLHK):</text:span> Untuk isu dampak lingkungan atau kebijakan terkait iklim dan lingkungan secara <text:soft-page-break/>umum, website KLHK (menlhk.go.id) adalah rujukan resmi pemerintah. </text:p>
              </text:list-item>
            </text:list>
            <text:p text:style-name="Text_20_body"><text:span text:style-name="Strong_20_Emphasis">3. Website Sains Populer &amp; Media Terpercaya:</text:span></text:p>
            <text:list xml:id="list3574387030416996460" text:style-name="L55">
              <text:list-item>
                <text:p text:style-name="P120">Cari artikel-artikel penjelasan tentang cuaca, iklim, atau teknologi di bagian sains dari media berita nasional terpercaya (misalnya Kompas Sains, Tempo.co, DetikEdu, dll.) atau media internasional bereputasi baik (seperti National Geographic Indonesia, BBC News Indonesia bagian Sains &amp; Teknologi). </text:p>
              </text:list-item>
              <text:list-item>
                <text:p text:style-name="P83">Website majalah atau organisasi sains populer internasional seperti <text:span text:style-name="Emphasis">National Geographic</text:span>, <text:span text:style-name="Emphasis">Scientific American</text:span>, <text:span text:style-name="Emphasis">New Scientist</text:span>, <text:span text:style-name="Emphasis">BBC Science Focus</text:span> juga sering membahas topik ini dengan bahasa yang relatif mudah dipahami. </text:p>
              </text:list-item>
            </text:list>
            <text:p text:style-name="Text_20_body"><text:span text:style-name="Strong_20_Emphasis">4. Buku dan Artikel Ilmiah (Untuk Pendalaman):</text:span></text:p>
            <text:list xml:id="list3023141668893625839" text:style-name="L56">
              <text:list-item>
                <text:p text:style-name="P121"><text:span text:style-name="Strong_20_Emphasis">Buku Pengantar:</text:span> Cari buku-buku teks atau buku populer sains tentang pengantar meteorologi, klimatologi, atau ilmu lingkungan untuk mendapatkan pemahaman dasar yang lebih kuat. Pergi ke perpustakaan sekolah atau daerahmu! </text:p>
              </text:list-item>
              <text:list-item>
                <text:p text:style-name="P121"><text:span text:style-name="Strong_20_Emphasis">Artikel Jurnal Ilmiah:</text:span> Kalau kamu benar-benar ingin tahu detail penelitian terbaru, kamu bisa mencoba mencari artikel di jurnal-jurnal ilmiah yang sudah melalui proses <text:span text:style-name="Emphasis">peer-review</text:span> (ditelaah oleh ahli lain). Beberapa database pencarian artikel ilmiah yang bisa diakses (kadang perlu langganan atau akses dari perpustakaan) misalnya Google Scholar, Scopus, atau Web of Science. Cari kata kunci seperti "cloud seeding evaluation", "weather modification impacts", "geoengineering ethics", "stratospheric aerosol injection risks", dll. (Mungkin perlu bantuan guru atau kakak mahasiswa untuk menavigasi ini). </text:p>
              </text:list-item>
              <text:list-item>
                <text:p text:style-name="P84"><text:span text:style-name="Strong_20_Emphasis">Laporan Lembaga Akademik:</text:span> Lembaga-lembaga akademik terkemuka di dunia (seperti National Academies of Sciences di AS atau Royal Society di Inggris) kadang mengeluarkan laporan mendalam yang mengkaji status ilmu pengetahuan dan rekomendasi kebijakan tentang topik seperti modifikasi cuaca atau geoengineering. Laporan ini biasanya sangat komprehensif. </text:p>
              </text:list-item>
            </text:list>
            <text:p text:style-name="Text_20_body">Selamat melanjutkan penjelajahanmu di dunia sains atmosfer dan isu-isu lingkungan yang menarik ini! Jangan pernah berhenti belajar dan bertanya.</text:p>
            <text:p text:style-name="Horizontal_20_Line"/>
            <text:p text:style-name="Text_20_body">Dengan ini, semua bagian dari kerangka buku yang Anda minta, mulai dari Pendahuluan hingga Daftar Bacaan Lanjutan, telah saya coba jawab berdasarkan prompt yang telah kita sepakati. Tugas penyusunan isi buku berdasarkan prompt ini sudah selesai.</text:p>
            <text:p text:style-name="Text_20_body">Apakah ada hal lain yang bisa saya bantu terkait proyek buku Anda ini?</text:p>
          </text:section>
          <text:section text:style-name="Sect1" text:name="feedback-form-67">
            <text:p text:style-name="P88"/>
          </text:section>
        </text:section>
        <text:section text:style-name="Sect1" text:name="a1279e97d6f83085">
          <text:p text:style-name="Text_20_body"/>
          <text:section text:style-name="Sect1" text:name="user-query-content-68">
            <text:p text:style-name="P125"><text:soft-page-break/>Buat Prompt Pembuatan Sampul Buku ini </text:p>
          </text:section>
          <text:p text:style-name="P88">Tampilkan alur berpikir</text:p>
          <text:section text:style-name="Sect2" text:name="model-response-message-contentr_a1279e97d6f83085">
            <text:p text:style-name="Text_20_body">Tentu, ini adalah draf <text:span text:style-name="Emphasis">prompt</text:span> yang bisa Anda gunakan sebagai inspirasi atau diberikan kepada desainer grafis atau AI generator gambar untuk membuat sampul buku "Mengendalikan Cuaca: Mitos atau Kenyataan?":</text:p>
            <text:p text:style-name="Horizontal_20_Line"/>
            <text:p text:style-name="Text_20_body"><text:span text:style-name="Strong_20_Emphasis">Prompt Pembuatan Sampul Buku</text:span></text:p>
            <text:p text:style-name="Text_20_body"><text:span text:style-name="Strong_20_Emphasis">1. Judul Buku (Harus Jelas &amp; Menonjol):</text:span> Mengendalikan Cuaca: Mitos atau Kenyataan?</text:p>
            <text:p text:style-name="Text_20_body"><text:span text:style-name="Strong_20_Emphasis">2. Nama Penulis (Ukuran Lebih Kecil):</text:span> [Nama Penulis Anda]</text:p>
            <text:p text:style-name="Text_20_body"><text:span text:style-name="Strong_20_Emphasis">3. Target Pembaca &amp; Genre:</text:span> Remaja Usia 13-22 Tahun, Buku Non-Fiksi (Sains Populer / Sains Futuristik).</text:p>
            <text:p text:style-name="Text_20_body"><text:span text:style-name="Strong_20_Emphasis">4. Mood &amp; Atmosfer:</text:span> Modern, Menarik Perhatian (Eye-catching), Membuat Penasaran (Intriguing), Sedikit Misterius, Thought-provoking (Memancing Pemikiran), Energetik.</text:p>
            <text:p text:style-name="Text_20_body"><text:span text:style-name="Strong_20_Emphasis">5. Konsep Utama yang Ingin Disampaikan:</text:span> Menggambarkan <text:span text:style-name="Strong_20_Emphasis">ketegangan</text:span> atau <text:span text:style-name="Strong_20_Emphasis">pertanyaan</text:span> antara kekuatan dahsyat <text:span text:style-name="Strong_20_Emphasis">alam (cuaca)</text:span> yang sulit diprediksi dengan <text:span text:style-name="Strong_20_Emphasis">upaya ambisius manusia (teknologi/sains)</text:span> untuk mencoba memahaminya, memodifikasinya, atau bahkan mengendalikannya. Menekankan dualisme <text:span text:style-name="Strong_20_Emphasis">mitos vs. kenyataan</text:span> yang menjadi judul.</text:p>
            <text:p text:style-name="Text_20_body"><text:span text:style-name="Strong_20_Emphasis">6. Ide Visual (Pilih salah satu atau kombinasi yang paling disuka):</text:span></text:p>
            <text:list xml:id="list4193106680425863999" text:style-name="L57">
              <text:list-item>
                <text:p text:style-name="P85"><text:span text:style-name="Strong_20_Emphasis">Ide A (Kontras Dramatis):</text:span></text:p>
                <text:list>
                  <text:list-item>
                    <text:p text:style-name="P122">Latar belakang utama adalah langit dengan formasi awan yang sangat dramatis, mungkin sebagian awan badai gelap (warna biru tua, abu-abu pekat, dengan kilatan petir samar) dan sebagian lagi awan cerah atau awan Cumulus biasa (warna biru cerah, putih). </text:p>
                  </text:list-item>
                  <text:list-item>
                    <text:p text:style-name="P122">Di atas atau 'memotong' awan tersebut, tambahkan elemen <text:span text:style-name="Strong_20_Emphasis">teknologi</text:span> yang kontras: bisa berupa garis-garis <text:span text:style-name="Emphasis">blueprint</text:span> atau diagram skematis tentang proses awan, pola <text:span text:style-name="Emphasis">circuit board</text:span> (papan sirkuit elektronik) yang transparan, atau siluet <text:span text:style-name="Emphasis">stylized</text:span> dari pesawat/drone yang sedang melakukan <text:span text:style-name="Emphasis">seeding</text:span>. </text:p>
                  </text:list-item>
                  <text:list-item>
                    <text:p text:style-name="P122">Elemen <text:span text:style-name="Strong_20_Emphasis">tanda tanya (?)</text:span> yang besar dan <text:span text:style-name="Emphasis">stylized</text:span> (mungkin semi-transparan atau terbentuk dari efek cahaya/listrik) ditempatkan secara menonjol, menyatu dengan komposisi awan dan teknologi. </text:p>
                  </text:list-item>
                </text:list>
              </text:list-item>
              <text:list-item>
                <text:p text:style-name="P85"><text:span text:style-name="Strong_20_Emphasis">Ide B (Tangan 'Mengendalikan'):</text:span></text:p>
                <text:list>
                  <text:list-item>
                    <text:p text:style-name="P122">Fokus pada gambar tangan (bisa tangan manusia biasa, tangan robotik, atau tangan yang terbentuk dari energi/cahaya/data digital) yang terlihat sedang 'menyentuh', 'mengatur', atau 'mengarahkan' <text:soft-page-break/>formasi awan yang dinamis (bisa awan hujan, badai, atau kabut). </text:p>
                  </text:list-item>
                  <text:list-item>
                    <text:p text:style-name="P122">Ekspresi tangan bisa ambigu: antara mengendalikan, melindungi, atau justru ragu-ragu. </text:p>
                  </text:list-item>
                  <text:list-item>
                    <text:p text:style-name="P122">Latar belakang bisa langit luas dengan gradasi warna yang menarik. Tanda tanya (?) bisa diintegrasikan di dekat tangan atau awan. </text:p>
                  </text:list-item>
                </text:list>
              </text:list-item>
              <text:list-item>
                <text:p text:style-name="P85"><text:span text:style-name="Strong_20_Emphasis">Ide C (Wajah Bertanya di Langit):</text:span></text:p>
                <text:list>
                  <text:list-item>
                    <text:p text:style-name="P122">Langit luas dengan berbagai fenomena cuaca (awan, matahari, hujan, petir) sebagai latar belakang. </text:p>
                  </text:list-item>
                  <text:list-item>
                    <text:p text:style-name="P122">Di tengah, ada siluet wajah seorang remaja (bisa laki-laki atau perempuan) yang sedang menatap ke langit dengan ekspresi penuh rasa ingin tahu dan pertanyaan. Mungkin wajah ini terbentuk dari awan atau efek cahaya. </text:p>
                  </text:list-item>
                  <text:list-item>
                    <text:p text:style-name="P85">Tanda tanya (?) besar ditempatkan di dekat atau menyatu dengan siluet wajah tersebut. </text:p>
                  </text:list-item>
                </text:list>
              </text:list-item>
            </text:list>
            <text:p text:style-name="Text_20_body"><text:span text:style-name="Strong_20_Emphasis">7. Palet Warna:</text:span> Bisa menggunakan kontras kuat (misal: biru tua/abu vs oranye/kuning terang atau warna neon untuk elemen teknologi) ATAU palet warna yang lebih harmonis namun tetap modern dan menarik (misal: gradasi biru, ungu, putih, dengan sedikit aksen warna cerah).</text:p>
            <text:p text:style-name="Text_20_body"><text:span text:style-name="Strong_20_Emphasis">8. Gaya Desain:</text:span> Digital Illustration (Ilustrasi Digital), Gaya Komik/Manga Sains yang Modern, Photorealistic Composite (Komposisi Foto Realistis dengan Efek Digital), atau Gaya Grafis Abstrak/Minimalis (jika ingin tampil beda). (Pilih yang paling sesuai dengan selera dan target pembaca). Harus terlihat profesional sebagai sampul buku.</text:p>
            <text:p text:style-name="Text_20_body"><text:span text:style-name="Strong_20_Emphasis">9. Catatan Tambahan:</text:span></text:p>
            <text:list xml:id="list9151910725369019377" text:style-name="L58">
              <text:list-item>
                <text:p text:style-name="P123">Pastikan ada ruang yang cukup dan jelas untuk penempatan <text:span text:style-name="Strong_20_Emphasis">Judul</text:span> (font besar, mudah dibaca) dan <text:span text:style-name="Strong_20_Emphasis">Nama Penulis</text:span> (font lebih kecil). </text:p>
              </text:list-item>
              <text:list-item>
                <text:p text:style-name="P123">Format/Aspek Rasio standar untuk sampul buku. </text:p>
              </text:list-item>
              <text:list-item>
                <text:p text:style-name="P123">Desain harus terlihat menarik baik dalam ukuran besar maupun kecil (thumbnail online). </text:p>
              </text:list-item>
              <text:list-item>
                <text:p text:style-name="P86">Keseluruhan desain harus mengundang rasa penasaran remaja untuk mengambil dan membuka buku ini. </text:p>
              </text:list-item>
            </text:list>
            <text:p text:style-name="Horizontal_20_Line"/>
            <text:p text:style-name="Text_20_body">Semoga prompt ini bisa membantu menghasilkan desain sampul buku yang keren dan sesuai dengan isi buku Anda!</text:p>
          </text:section>
          <text:section text:style-name="Sect1" text:name="feedback-form-68">
            <text:p text:style-name="P88"/>
          </text:section>
        </text:section>
        <text:section text:style-name="Sect1" text:name="594334680b9a65ce">
          <text:p text:style-name="P87"/>
          <text:section text:style-name="Sect1" text:name="user-query-content-69">
            <text:p text:style-name="P126">Buat Cerita Lucu yang mewakili Isi buku </text:p>
          </text:section>
          <text:p text:style-name="P124">Tampilkan alur berpikir</text:p>
          <text:section text:style-name="Sect2" text:name="model-response-message-contentr_594334680b9a65ce">
            <text:p text:style-name="P87"><text:soft-page-break/>Oke, ini dia cerita lucu yang mencoba merangkum isi buku "Mengendalikan Cuaca: Mitos atau Kenyataan?" dengan gaya remaja dan sedikit sentuhan lokal (anggap saja kejadiannya di sekitar Medan!):</text:p>
            <text:p text:style-name="P2"/>
            <text:p text:style-name="Text_20_body"><text:span text:style-name="Strong_20_Emphasis"><text:span text:style-name="T1">Judul Cerita:</text:span></text:span><text:span text:style-name="T1"> Operasi Langit Rasa Es Campur di Stadion Teladan</text:span></text:p>
            <text:p text:style-name="P87">Alkisah, di kota Medan yang cuacanya kadang suka labil kayak mood gebetan, dua SMA paling bebuyutan, sebut saja SMA Durian Runtuh dan SMA Sambal Andaliman, akan bertanding di final liga bola paling bergengsi se-kota. Pertandingan akan digelar di Stadion Teladan yang legendaris. Masalahnya? BMKG (Badan Meteorologi, Klimatologi, dan Geofisika, bukan Badan Makanan Khas Gaul ya!) memprediksi sore itu bakal ada potensi hujan badai lokal plus angin kencang yang bisa bikin bola nyasar ke warung Mi Aceh sebelah.</text:p>
            <text:p text:style-name="Text_20_body"><text:span text:style-name="T1">Paniklah kedua kubu siswa. Budi, ketua supporter SMA Durian Runtuh yang nggak mau tim kesayangannya main di lapangan becek, diam-diam menghubungi "Pak Jono Weather Solution". Pak Jono ini ngakunya pakar modifikasi cuaca partikelir lulusan Universitas Google Search, dengan tarif promo khusus pelajar. "Tenang, Dik Budi! Saya akan 'keringkan' langit di atas Teladan pakai teknologi </text:span><text:span text:style-name="Emphasis"><text:span text:style-name="T1">Cloud Busting Ionizer</text:span></text:span><text:span text:style-name="T1"> terbaru saya!" kata Pak Jono meyakinkan, padahal alatnya cuma kipas angin bekas yang ditempeli aluminium foil dan disemprot pewangi ruangan aroma pinus.</text:span></text:p>
            <text:p text:style-name="P87">Di sisi lain, Siti, pentolan cheerleader SMA Sambal Andaliman yang licik, punya ide berbeda. Dia ingin tim lawan main di bawah hujan rintik-rintik biar stamina mereka terkuras. Diam-diam dia mengontak "Bang Ucok Awan Digital", yang mengklaim bisa 'memanggil' hujan spesifik menggunakan aplikasi ponsel canggih dan 'serbuk awan nano higroskopis' racikannya (yang sebenarnya cuma campuran garam dapur, micin, dan bubuk es teh sachet rasa leci).</text:p>
            <text:p text:style-name="P87">Singkat cerita, di hari H, satu jam sebelum tanding, Pak Jono menyalakan 'Ionizer'-nya dari atap ruko dekat stadion, sementara Bang Ucok melempar 'serbuk awan nano'-nya dari atas jembatan penyeberangan pakai ketapel super. Apa yang terjadi?</text:p>
            <text:p text:style-name="P87">Bukannya langit jadi cerah atau hujan rintik-rintik biasa, yang ada malah <text:soft-page-break/>kekacauan cuaca mini! Tiba-tiba, angin bertiup kencang membawa aroma pinus yang menyengat (efek kipas Pak Jono?). Lalu, turun gerimis aneh yang rasanya agak manis-manis lengket (efek micin dan bubuk es teh Bang Ucok?). Tak lama kemudian, muncul kabut tipis tapi baunya... kayak durian matang! (Mungkin Pak Jono salah ambil pewangi ruangan?). Para pemain dan penonton pun bingung tujuh keliling. Wasit meniup peluit panjang, pertandingan ditunda karena kondisi cuaca absurd dan lapangan jadi lengket kayak dodol!</text:p>
            <text:p text:style-name="P87">Budi dan Siti saling tatap dengan kesal di tribun, sadar kalau 'investasi' mereka pada 'ahli' cuaca abal-abal itu gagal total. Pak Jono dan Bang Ucok? Mereka sudah ngacir duluan sambil menyalahkan "anomali lapisan atmosfer akibat pemanasan global dan kurangnya dana riset".</text:p>
            <text:p text:style-name="Text_20_body"><text:span text:style-name="Strong_20_Emphasis"><text:span text:style-name="T1">Moral cerita:</text:span></text:span><text:span text:style-name="T1"> Mengendalikan cuaca itu ternyata nggak segampang update status atau pesan ojek online. Ada sainsnya, ada teknologinya, tapi hasilnya sering nggak pasti, biayanya bisa mahal (apalagi kalau ketipu 'ahli' kayak Pak Jono &amp; Bang Ucok!), dan kadang malah bikin masalah baru yang lebih aneh bin ajaib. Jadi, daripada berharap bisa ngontrol langit, mungkin lebih baik kita siapkan payung, jas hujan, atau kacamata hitam saja, sambil belajar lebih banyak tentang cuaca dan iklim kita yang luar biasa tapi juga penuh misteri ini! Siapa tahu, mungkin memang lebih gampang ngatur jadwal les daripada ngatur awan, kan?</text:span></text:p>
            <text:p text:style-name="P2"/>
            <text:p text:style-name="P87">Semoga cerita ini cukup mewakili isi buku dengan cara yang ringan dan menghibur!</text:p>
          </text:section>
          <text:section text:style-name="Sect1" text:name="feedback-form-69">
            <text:p text:style-name="P124"/>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6T17:49:51.91</meta:creation-date>
    <meta:document-statistic meta:table-count="0" meta:image-count="0" meta:object-count="0" meta:page-count="132" meta:paragraph-count="1089" meta:word-count="40024" meta:character-count="283750"/>
    <dc:date>2025-04-26T17:51:04.95</dc:date>
    <dc:creator>OJie </dc:creator>
    <meta:editing-duration>PT1M13S</meta:editing-duration>
    <meta:editing-cycles>1</meta:editing-cycles>
    <meta:generator>OpenOffice/4.1.15$Win32 OpenOffice.org_project/4115m2$Build-9813</meta:generator>
  </office:meta>
</office:document-meta>
</file>